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5.3618in"/>
    </style:style>
    <style:style style:name="co3" style:family="table-column">
      <style:table-column-properties fo:break-before="auto" style:column-width="1.0917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1.6575in"/>
    </style:style>
    <style:style style:name="co6" style:family="table-column">
      <style:table-column-properties fo:break-before="auto" style:column-width="1.38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anguag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6" table:default-cell-style-name="Default"/>
        <table:table-column table:style-name="co7" table:number-columns-repeated="1637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ttps://www.loc.gov/standards/iso639-2/php/code_list.php</text:p>
          </table:table-cell>
          <table:covered-table-cell table:style-name="ce1"/>
          <table:covered-table-cell table:style-name="ce4"/>
          <table:table-cell table:style-name="ce6" office:value-type="string" calcext:value-type="string" table:number-columns-spanned="2" table:number-rows-spanned="1">
            <text:p>languages OJS</text:p>
          </table:table-cell>
          <table:covered-table-cell table:style-name="ce1"/>
          <table:table-cell table:style-name="ce7"/>
          <table:table-cell table:style-name="ce1"/>
          <table:table-cell table:style-name="ce4"/>
          <table:table-cell table:style-name="ce7"/>
          <table:table-cell table:style-name="ce1" table:number-columns-repeated="16375"/>
        </table:table-row>
        <table:table-row table:style-name="ro1">
          <table:table-cell table:style-name="ce1" office:value-type="string" calcext:value-type="string">
            <text:p>iso-639-2</text:p>
          </table:table-cell>
          <table:table-cell table:style-name="ce1" office:value-type="string" calcext:value-type="string">
            <text:p>iso-639-1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ojs330</text:p>
          </table:table-cell>
          <table:table-cell table:style-name="ce1" office:value-type="string" calcext:value-type="string">
            <text:p>ojs340</text:p>
          </table:table-cell>
          <table:table-cell table:style-name="ce7" table:formula="of:=[.D2]" office:value-type="string" office:string-value="ojs330" calcext:value-type="string">
            <text:p>ojs330</text:p>
          </table:table-cell>
          <table:table-cell table:style-name="ce1" table:formula="of:=[.E2]" office:value-type="string" office:string-value="ojs340" calcext:value-type="string">
            <text:p>ojs340</text:p>
          </table:table-cell>
          <table:table-cell table:style-name="ce4" table:formula="of:=[.B2]" office:value-type="string" office:string-value="iso-639-1" calcext:value-type="string">
            <text:p>iso-639-1</text:p>
          </table:table-cell>
          <table:table-cell table:style-name="ce7" office:value-type="string" calcext:value-type="string">
            <text:p>ojs330</text:p>
          </table:table-cell>
          <table:table-cell table:style-name="ce1" office:value-type="string" calcext:value-type="string">
            <text:p>ojs340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table:number-columns-repeated="2"/>
          <table:table-cell table:formula="of:=IF(LEN([.D3])=0;IF(LEN([.B3])=0;&quot;&quot;;[.B3]);[.D3])" office:value-type="string" office:string-value="ab" calcext:value-type="string">
            <text:p>ab</text:p>
          </table:table-cell>
          <table:table-cell table:formula="of:=IF(LEN([.E3])=0;IF(LEN([.B3])=0;&quot;&quot;;[.B3]);[.E3])" office:value-type="string" office:string-value="ab" calcext:value-type="string">
            <text:p>ab</text:p>
          </table:table-cell>
          <table:table-cell table:formula="of:=IF(LEN([.B3])&gt;0;[.B3];&quot;&quot;)" office:value-type="string" office:string-value="ab" calcext:value-type="string">
            <text:p>ab</text:p>
          </table:table-cell>
          <table:table-cell table:formula="of:=IF(LEN([.H3])=0;&quot;&quot;;CONCATENATE(&quot;'&quot;;[.F3];&quot;' =&gt; '&quot;;[.H3];&quot;',&quot;))" office:value-type="string" office:string-value="'ab' =&gt; 'ab'," calcext:value-type="string">
            <text:p>'ab' =&gt; 'ab',</text:p>
          </table:table-cell>
          <table:table-cell table:formula="of:=IF(LEN([.H3])=0;&quot;&quot;;CONCATENATE(&quot;'&quot;;[.G3];&quot;' =&gt; '&quot;;[.H3];&quot;',&quot;))" office:value-type="string" office:string-value="'ab' =&gt; 'ab'," calcext:value-type="string">
            <text:p>'ab' =&gt; 'ab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e</text:p>
          </table:table-cell>
          <table:table-cell/>
          <table:table-cell office:value-type="string" calcext:value-type="string">
            <text:p>Achinese</text:p>
          </table:table-cell>
          <table:table-cell table:number-columns-repeated="2"/>
          <table:table-cell table:formula="of:=IF(LEN([.D4])=0;IF(LEN([.B4])=0;&quot;&quot;;[.B4]);[.D4])">
            <text:p/>
          </table:table-cell>
          <table:table-cell table:formula="of:=IF(LEN([.E4])=0;IF(LEN([.B4])=0;&quot;&quot;;[.B4]);[.E4])">
            <text:p/>
          </table:table-cell>
          <table:table-cell table:formula="of:=IF(LEN([.B4])&gt;0;[.B4];&quot;&quot;)">
            <text:p/>
          </table:table-cell>
          <table:table-cell table:formula="of:=IF(LEN([.H4])=0;&quot;&quot;;CONCATENATE(&quot;'&quot;;[.F4];&quot;' =&gt; '&quot;;[.H4];&quot;',&quot;))">
            <text:p/>
          </table:table-cell>
          <table:table-cell table:formula="of:=IF(LEN([.H4])=0;&quot;&quot;;CONCATENATE(&quot;'&quot;;[.G4];&quot;' =&gt; '&quot;;[.H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Acoli</text:p>
          </table:table-cell>
          <table:table-cell table:number-columns-repeated="2"/>
          <table:table-cell table:formula="of:=IF(LEN([.D5])=0;IF(LEN([.B5])=0;&quot;&quot;;[.B5]);[.D5])">
            <text:p/>
          </table:table-cell>
          <table:table-cell table:formula="of:=IF(LEN([.E5])=0;IF(LEN([.B5])=0;&quot;&quot;;[.B5]);[.E5])">
            <text:p/>
          </table:table-cell>
          <table:table-cell table:formula="of:=IF(LEN([.B5])&gt;0;[.B5];&quot;&quot;)">
            <text:p/>
          </table:table-cell>
          <table:table-cell table:formula="of:=IF(LEN([.H5])=0;&quot;&quot;;CONCATENATE(&quot;'&quot;;[.F5];&quot;' =&gt; '&quot;;[.H5];&quot;',&quot;))">
            <text:p/>
          </table:table-cell>
          <table:table-cell table:formula="of:=IF(LEN([.H5])=0;&quot;&quot;;CONCATENATE(&quot;'&quot;;[.G5];&quot;' =&gt; '&quot;;[.H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da</text:p>
          </table:table-cell>
          <table:table-cell/>
          <table:table-cell office:value-type="string" calcext:value-type="string">
            <text:p>Adangme</text:p>
          </table:table-cell>
          <table:table-cell table:number-columns-repeated="2"/>
          <table:table-cell table:formula="of:=IF(LEN([.D6])=0;IF(LEN([.B6])=0;&quot;&quot;;[.B6]);[.D6])">
            <text:p/>
          </table:table-cell>
          <table:table-cell table:formula="of:=IF(LEN([.E6])=0;IF(LEN([.B6])=0;&quot;&quot;;[.B6]);[.E6])">
            <text:p/>
          </table:table-cell>
          <table:table-cell table:formula="of:=IF(LEN([.B6])&gt;0;[.B6];&quot;&quot;)">
            <text:p/>
          </table:table-cell>
          <table:table-cell table:formula="of:=IF(LEN([.H6])=0;&quot;&quot;;CONCATENATE(&quot;'&quot;;[.F6];&quot;' =&gt; '&quot;;[.H6];&quot;',&quot;))">
            <text:p/>
          </table:table-cell>
          <table:table-cell table:formula="of:=IF(LEN([.H6])=0;&quot;&quot;;CONCATENATE(&quot;'&quot;;[.G6];&quot;' =&gt; '&quot;;[.H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dy</text:p>
          </table:table-cell>
          <table:table-cell/>
          <table:table-cell office:value-type="string" calcext:value-type="string">
            <text:p>Adyghe; Adygei</text:p>
          </table:table-cell>
          <table:table-cell table:number-columns-repeated="2"/>
          <table:table-cell table:formula="of:=IF(LEN([.D7])=0;IF(LEN([.B7])=0;&quot;&quot;;[.B7]);[.D7])">
            <text:p/>
          </table:table-cell>
          <table:table-cell table:formula="of:=IF(LEN([.E7])=0;IF(LEN([.B7])=0;&quot;&quot;;[.B7]);[.E7])">
            <text:p/>
          </table:table-cell>
          <table:table-cell table:formula="of:=IF(LEN([.B7])&gt;0;[.B7];&quot;&quot;)">
            <text:p/>
          </table:table-cell>
          <table:table-cell table:formula="of:=IF(LEN([.H7])=0;&quot;&quot;;CONCATENATE(&quot;'&quot;;[.F7];&quot;' =&gt; '&quot;;[.H7];&quot;',&quot;))">
            <text:p/>
          </table:table-cell>
          <table:table-cell table:formula="of:=IF(LEN([.H7])=0;&quot;&quot;;CONCATENATE(&quot;'&quot;;[.G7];&quot;' =&gt; '&quot;;[.H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table:number-columns-repeated="2"/>
          <table:table-cell table:formula="of:=IF(LEN([.D8])=0;IF(LEN([.B8])=0;&quot;&quot;;[.B8]);[.D8])" office:value-type="string" office:string-value="aa" calcext:value-type="string">
            <text:p>aa</text:p>
          </table:table-cell>
          <table:table-cell table:formula="of:=IF(LEN([.E8])=0;IF(LEN([.B8])=0;&quot;&quot;;[.B8]);[.E8])" office:value-type="string" office:string-value="aa" calcext:value-type="string">
            <text:p>aa</text:p>
          </table:table-cell>
          <table:table-cell table:formula="of:=IF(LEN([.B8])&gt;0;[.B8];&quot;&quot;)" office:value-type="string" office:string-value="aa" calcext:value-type="string">
            <text:p>aa</text:p>
          </table:table-cell>
          <table:table-cell table:formula="of:=IF(LEN([.H8])=0;&quot;&quot;;CONCATENATE(&quot;'&quot;;[.F8];&quot;' =&gt; '&quot;;[.H8];&quot;',&quot;))" office:value-type="string" office:string-value="'aa' =&gt; 'aa'," calcext:value-type="string">
            <text:p>'aa' =&gt; 'aa',</text:p>
          </table:table-cell>
          <table:table-cell table:formula="of:=IF(LEN([.H8])=0;&quot;&quot;;CONCATENATE(&quot;'&quot;;[.G8];&quot;' =&gt; '&quot;;[.H8];&quot;',&quot;))" office:value-type="string" office:string-value="'aa' =&gt; 'aa'," calcext:value-type="string">
            <text:p>'aa' =&gt; 'a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fh</text:p>
          </table:table-cell>
          <table:table-cell/>
          <table:table-cell office:value-type="string" calcext:value-type="string">
            <text:p>Afrihili</text:p>
          </table:table-cell>
          <table:table-cell table:number-columns-repeated="2"/>
          <table:table-cell table:formula="of:=IF(LEN([.D9])=0;IF(LEN([.B9])=0;&quot;&quot;;[.B9]);[.D9])">
            <text:p/>
          </table:table-cell>
          <table:table-cell table:formula="of:=IF(LEN([.E9])=0;IF(LEN([.B9])=0;&quot;&quot;;[.B9]);[.E9])">
            <text:p/>
          </table:table-cell>
          <table:table-cell table:formula="of:=IF(LEN([.B9])&gt;0;[.B9];&quot;&quot;)">
            <text:p/>
          </table:table-cell>
          <table:table-cell table:formula="of:=IF(LEN([.H9])=0;&quot;&quot;;CONCATENATE(&quot;'&quot;;[.F9];&quot;' =&gt; '&quot;;[.H9];&quot;',&quot;))">
            <text:p/>
          </table:table-cell>
          <table:table-cell table:formula="of:=IF(LEN([.H9])=0;&quot;&quot;;CONCATENATE(&quot;'&quot;;[.G9];&quot;' =&gt; '&quot;;[.H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table:number-columns-repeated="2"/>
          <table:table-cell table:formula="of:=IF(LEN([.D10])=0;IF(LEN([.B10])=0;&quot;&quot;;[.B10]);[.D10])" office:value-type="string" office:string-value="af" calcext:value-type="string">
            <text:p>af</text:p>
          </table:table-cell>
          <table:table-cell table:formula="of:=IF(LEN([.E10])=0;IF(LEN([.B10])=0;&quot;&quot;;[.B10]);[.E10])" office:value-type="string" office:string-value="af" calcext:value-type="string">
            <text:p>af</text:p>
          </table:table-cell>
          <table:table-cell table:formula="of:=IF(LEN([.B10])&gt;0;[.B10];&quot;&quot;)" office:value-type="string" office:string-value="af" calcext:value-type="string">
            <text:p>af</text:p>
          </table:table-cell>
          <table:table-cell table:formula="of:=IF(LEN([.H10])=0;&quot;&quot;;CONCATENATE(&quot;'&quot;;[.F10];&quot;' =&gt; '&quot;;[.H10];&quot;',&quot;))" office:value-type="string" office:string-value="'af' =&gt; 'af'," calcext:value-type="string">
            <text:p>'af' =&gt; 'af',</text:p>
          </table:table-cell>
          <table:table-cell table:formula="of:=IF(LEN([.H10])=0;&quot;&quot;;CONCATENATE(&quot;'&quot;;[.G10];&quot;' =&gt; '&quot;;[.H10];&quot;',&quot;))" office:value-type="string" office:string-value="'af' =&gt; 'af'," calcext:value-type="string">
            <text:p>'af' =&gt; 'af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fa</text:p>
          </table:table-cell>
          <table:table-cell/>
          <table:table-cell office:value-type="string" calcext:value-type="string">
            <text:p>Afro-Asiatic languages</text:p>
          </table:table-cell>
          <table:table-cell table:number-columns-repeated="2"/>
          <table:table-cell table:formula="of:=IF(LEN([.D11])=0;IF(LEN([.B11])=0;&quot;&quot;;[.B11]);[.D11])">
            <text:p/>
          </table:table-cell>
          <table:table-cell table:formula="of:=IF(LEN([.E11])=0;IF(LEN([.B11])=0;&quot;&quot;;[.B11]);[.E11])">
            <text:p/>
          </table:table-cell>
          <table:table-cell table:formula="of:=IF(LEN([.B11])&gt;0;[.B11];&quot;&quot;)">
            <text:p/>
          </table:table-cell>
          <table:table-cell table:formula="of:=IF(LEN([.H11])=0;&quot;&quot;;CONCATENATE(&quot;'&quot;;[.F11];&quot;' =&gt; '&quot;;[.H11];&quot;',&quot;))">
            <text:p/>
          </table:table-cell>
          <table:table-cell table:formula="of:=IF(LEN([.H11])=0;&quot;&quot;;CONCATENATE(&quot;'&quot;;[.G11];&quot;' =&gt; '&quot;;[.H1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Ainu</text:p>
          </table:table-cell>
          <table:table-cell table:number-columns-repeated="2"/>
          <table:table-cell table:formula="of:=IF(LEN([.D12])=0;IF(LEN([.B12])=0;&quot;&quot;;[.B12]);[.D12])">
            <text:p/>
          </table:table-cell>
          <table:table-cell table:formula="of:=IF(LEN([.E12])=0;IF(LEN([.B12])=0;&quot;&quot;;[.B12]);[.E12])">
            <text:p/>
          </table:table-cell>
          <table:table-cell table:formula="of:=IF(LEN([.B12])&gt;0;[.B12];&quot;&quot;)">
            <text:p/>
          </table:table-cell>
          <table:table-cell table:formula="of:=IF(LEN([.H12])=0;&quot;&quot;;CONCATENATE(&quot;'&quot;;[.F12];&quot;' =&gt; '&quot;;[.H12];&quot;',&quot;))">
            <text:p/>
          </table:table-cell>
          <table:table-cell table:formula="of:=IF(LEN([.H12])=0;&quot;&quot;;CONCATENATE(&quot;'&quot;;[.G12];&quot;' =&gt; '&quot;;[.H1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table:number-columns-repeated="2"/>
          <table:table-cell table:formula="of:=IF(LEN([.D13])=0;IF(LEN([.B13])=0;&quot;&quot;;[.B13]);[.D13])" office:value-type="string" office:string-value="ak" calcext:value-type="string">
            <text:p>ak</text:p>
          </table:table-cell>
          <table:table-cell table:formula="of:=IF(LEN([.E13])=0;IF(LEN([.B13])=0;&quot;&quot;;[.B13]);[.E13])" office:value-type="string" office:string-value="ak" calcext:value-type="string">
            <text:p>ak</text:p>
          </table:table-cell>
          <table:table-cell table:formula="of:=IF(LEN([.B13])&gt;0;[.B13];&quot;&quot;)" office:value-type="string" office:string-value="ak" calcext:value-type="string">
            <text:p>ak</text:p>
          </table:table-cell>
          <table:table-cell table:formula="of:=IF(LEN([.H13])=0;&quot;&quot;;CONCATENATE(&quot;'&quot;;[.F13];&quot;' =&gt; '&quot;;[.H13];&quot;',&quot;))" office:value-type="string" office:string-value="'ak' =&gt; 'ak'," calcext:value-type="string">
            <text:p>'ak' =&gt; 'ak',</text:p>
          </table:table-cell>
          <table:table-cell table:formula="of:=IF(LEN([.H13])=0;&quot;&quot;;CONCATENATE(&quot;'&quot;;[.G13];&quot;' =&gt; '&quot;;[.H13];&quot;',&quot;))" office:value-type="string" office:string-value="'ak' =&gt; 'ak'," calcext:value-type="string">
            <text:p>'ak' =&gt; 'a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kk</text:p>
          </table:table-cell>
          <table:table-cell/>
          <table:table-cell office:value-type="string" calcext:value-type="string">
            <text:p>Akkadian</text:p>
          </table:table-cell>
          <table:table-cell table:number-columns-repeated="2"/>
          <table:table-cell table:formula="of:=IF(LEN([.D14])=0;IF(LEN([.B14])=0;&quot;&quot;;[.B14]);[.D14])">
            <text:p/>
          </table:table-cell>
          <table:table-cell table:formula="of:=IF(LEN([.E14])=0;IF(LEN([.B14])=0;&quot;&quot;;[.B14]);[.E14])">
            <text:p/>
          </table:table-cell>
          <table:table-cell table:formula="of:=IF(LEN([.B14])&gt;0;[.B14];&quot;&quot;)">
            <text:p/>
          </table:table-cell>
          <table:table-cell table:formula="of:=IF(LEN([.H14])=0;&quot;&quot;;CONCATENATE(&quot;'&quot;;[.F14];&quot;' =&gt; '&quot;;[.H14];&quot;',&quot;))">
            <text:p/>
          </table:table-cell>
          <table:table-cell table:formula="of:=IF(LEN([.H14])=0;&quot;&quot;;CONCATENATE(&quot;'&quot;;[.G14];&quot;' =&gt; '&quot;;[.H1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/>
          <table:table-cell office:value-type="string" calcext:value-type="string">
            <text:p>sq</text:p>
          </table:table-cell>
          <table:table-cell table:formula="of:=IF(LEN([.D15])=0;IF(LEN([.B15])=0;&quot;&quot;;[.B15]);[.D15])" office:value-type="string" office:string-value="sq" calcext:value-type="string">
            <text:p>sq</text:p>
          </table:table-cell>
          <table:table-cell table:formula="of:=IF(LEN([.E15])=0;IF(LEN([.B15])=0;&quot;&quot;;[.B15]);[.E15])" office:value-type="string" office:string-value="sq" calcext:value-type="string">
            <text:p>sq</text:p>
          </table:table-cell>
          <table:table-cell table:formula="of:=IF(LEN([.B15])&gt;0;[.B15];&quot;&quot;)" office:value-type="string" office:string-value="sq" calcext:value-type="string">
            <text:p>sq</text:p>
          </table:table-cell>
          <table:table-cell table:formula="of:=IF(LEN([.H15])=0;&quot;&quot;;CONCATENATE(&quot;'&quot;;[.F15];&quot;' =&gt; '&quot;;[.H15];&quot;',&quot;))" office:value-type="string" office:string-value="'sq' =&gt; 'sq'," calcext:value-type="string">
            <text:p>'sq' =&gt; 'sq',</text:p>
          </table:table-cell>
          <table:table-cell table:formula="of:=IF(LEN([.H15])=0;&quot;&quot;;CONCATENATE(&quot;'&quot;;[.G15];&quot;' =&gt; '&quot;;[.H15];&quot;',&quot;))" office:value-type="string" office:string-value="'sq' =&gt; 'sq'," calcext:value-type="string">
            <text:p>'sq' =&gt; 'sq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/>
          <table:table-cell office:value-type="string" calcext:value-type="string">
            <text:p>sq</text:p>
          </table:table-cell>
          <table:table-cell table:formula="of:=IF(LEN([.D16])=0;IF(LEN([.B16])=0;&quot;&quot;;[.B16]);[.D16])" office:value-type="string" office:string-value="sq" calcext:value-type="string">
            <text:p>sq</text:p>
          </table:table-cell>
          <table:table-cell table:formula="of:=IF(LEN([.E16])=0;IF(LEN([.B16])=0;&quot;&quot;;[.B16]);[.E16])" office:value-type="string" office:string-value="sq" calcext:value-type="string">
            <text:p>sq</text:p>
          </table:table-cell>
          <table:table-cell table:formula="of:=IF(LEN([.B16])&gt;0;[.B16];&quot;&quot;)" office:value-type="string" office:string-value="sq" calcext:value-type="string">
            <text:p>sq</text:p>
          </table:table-cell>
          <table:table-cell table:formula="of:=IF(LEN([.H16])=0;&quot;&quot;;CONCATENATE(&quot;'&quot;;[.F16];&quot;' =&gt; '&quot;;[.H16];&quot;',&quot;))" office:value-type="string" office:string-value="'sq' =&gt; 'sq'," calcext:value-type="string">
            <text:p>'sq' =&gt; 'sq',</text:p>
          </table:table-cell>
          <table:table-cell table:formula="of:=IF(LEN([.H16])=0;&quot;&quot;;CONCATENATE(&quot;'&quot;;[.G16];&quot;' =&gt; '&quot;;[.H16];&quot;',&quot;))" office:value-type="string" office:string-value="'sq' =&gt; 'sq'," calcext:value-type="string">
            <text:p>'sq' =&gt; 'sq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e</text:p>
          </table:table-cell>
          <table:table-cell/>
          <table:table-cell office:value-type="string" calcext:value-type="string">
            <text:p>Aleut</text:p>
          </table:table-cell>
          <table:table-cell table:number-columns-repeated="2"/>
          <table:table-cell table:formula="of:=IF(LEN([.D17])=0;IF(LEN([.B17])=0;&quot;&quot;;[.B17]);[.D17])">
            <text:p/>
          </table:table-cell>
          <table:table-cell table:formula="of:=IF(LEN([.E17])=0;IF(LEN([.B17])=0;&quot;&quot;;[.B17]);[.E17])">
            <text:p/>
          </table:table-cell>
          <table:table-cell table:formula="of:=IF(LEN([.B17])&gt;0;[.B17];&quot;&quot;)">
            <text:p/>
          </table:table-cell>
          <table:table-cell table:formula="of:=IF(LEN([.H17])=0;&quot;&quot;;CONCATENATE(&quot;'&quot;;[.F17];&quot;' =&gt; '&quot;;[.H17];&quot;',&quot;))">
            <text:p/>
          </table:table-cell>
          <table:table-cell table:formula="of:=IF(LEN([.H17])=0;&quot;&quot;;CONCATENATE(&quot;'&quot;;[.G17];&quot;' =&gt; '&quot;;[.H1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g</text:p>
          </table:table-cell>
          <table:table-cell/>
          <table:table-cell office:value-type="string" calcext:value-type="string">
            <text:p>Algonquian languages</text:p>
          </table:table-cell>
          <table:table-cell table:number-columns-repeated="2"/>
          <table:table-cell table:formula="of:=IF(LEN([.D18])=0;IF(LEN([.B18])=0;&quot;&quot;;[.B18]);[.D18])">
            <text:p/>
          </table:table-cell>
          <table:table-cell table:formula="of:=IF(LEN([.E18])=0;IF(LEN([.B18])=0;&quot;&quot;;[.B18]);[.E18])">
            <text:p/>
          </table:table-cell>
          <table:table-cell table:formula="of:=IF(LEN([.B18])&gt;0;[.B18];&quot;&quot;)">
            <text:p/>
          </table:table-cell>
          <table:table-cell table:formula="of:=IF(LEN([.H18])=0;&quot;&quot;;CONCATENATE(&quot;'&quot;;[.F18];&quot;' =&gt; '&quot;;[.H18];&quot;',&quot;))">
            <text:p/>
          </table:table-cell>
          <table:table-cell table:formula="of:=IF(LEN([.H18])=0;&quot;&quot;;CONCATENATE(&quot;'&quot;;[.G18];&quot;' =&gt; '&quot;;[.H1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ut</text:p>
          </table:table-cell>
          <table:table-cell/>
          <table:table-cell office:value-type="string" calcext:value-type="string">
            <text:p>Altaic languages</text:p>
          </table:table-cell>
          <table:table-cell table:number-columns-repeated="2"/>
          <table:table-cell table:formula="of:=IF(LEN([.D19])=0;IF(LEN([.B19])=0;&quot;&quot;;[.B19]);[.D19])">
            <text:p/>
          </table:table-cell>
          <table:table-cell table:formula="of:=IF(LEN([.E19])=0;IF(LEN([.B19])=0;&quot;&quot;;[.B19]);[.E19])">
            <text:p/>
          </table:table-cell>
          <table:table-cell table:formula="of:=IF(LEN([.B19])&gt;0;[.B19];&quot;&quot;)">
            <text:p/>
          </table:table-cell>
          <table:table-cell table:formula="of:=IF(LEN([.H19])=0;&quot;&quot;;CONCATENATE(&quot;'&quot;;[.F19];&quot;' =&gt; '&quot;;[.H19];&quot;',&quot;))">
            <text:p/>
          </table:table-cell>
          <table:table-cell table:formula="of:=IF(LEN([.H19])=0;&quot;&quot;;CONCATENATE(&quot;'&quot;;[.G19];&quot;' =&gt; '&quot;;[.H1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table:number-columns-repeated="2"/>
          <table:table-cell table:formula="of:=IF(LEN([.D20])=0;IF(LEN([.B20])=0;&quot;&quot;;[.B20]);[.D20])" office:value-type="string" office:string-value="am" calcext:value-type="string">
            <text:p>am</text:p>
          </table:table-cell>
          <table:table-cell table:formula="of:=IF(LEN([.E20])=0;IF(LEN([.B20])=0;&quot;&quot;;[.B20]);[.E20])" office:value-type="string" office:string-value="am" calcext:value-type="string">
            <text:p>am</text:p>
          </table:table-cell>
          <table:table-cell table:formula="of:=IF(LEN([.B20])&gt;0;[.B20];&quot;&quot;)" office:value-type="string" office:string-value="am" calcext:value-type="string">
            <text:p>am</text:p>
          </table:table-cell>
          <table:table-cell table:formula="of:=IF(LEN([.H20])=0;&quot;&quot;;CONCATENATE(&quot;'&quot;;[.F20];&quot;' =&gt; '&quot;;[.H20];&quot;',&quot;))" office:value-type="string" office:string-value="'am' =&gt; 'am'," calcext:value-type="string">
            <text:p>'am' =&gt; 'am',</text:p>
          </table:table-cell>
          <table:table-cell table:formula="of:=IF(LEN([.H20])=0;&quot;&quot;;CONCATENATE(&quot;'&quot;;[.G20];&quot;' =&gt; '&quot;;[.H20];&quot;',&quot;))" office:value-type="string" office:string-value="'am' =&gt; 'am'," calcext:value-type="string">
            <text:p>'am' =&gt; 'am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p</text:p>
          </table:table-cell>
          <table:table-cell/>
          <table:table-cell office:value-type="string" calcext:value-type="string">
            <text:p>Angika</text:p>
          </table:table-cell>
          <table:table-cell table:number-columns-repeated="2"/>
          <table:table-cell table:formula="of:=IF(LEN([.D21])=0;IF(LEN([.B21])=0;&quot;&quot;;[.B21]);[.D21])">
            <text:p/>
          </table:table-cell>
          <table:table-cell table:formula="of:=IF(LEN([.E21])=0;IF(LEN([.B21])=0;&quot;&quot;;[.B21]);[.E21])">
            <text:p/>
          </table:table-cell>
          <table:table-cell table:formula="of:=IF(LEN([.B21])&gt;0;[.B21];&quot;&quot;)">
            <text:p/>
          </table:table-cell>
          <table:table-cell table:formula="of:=IF(LEN([.H21])=0;&quot;&quot;;CONCATENATE(&quot;'&quot;;[.F21];&quot;' =&gt; '&quot;;[.H21];&quot;',&quot;))">
            <text:p/>
          </table:table-cell>
          <table:table-cell table:formula="of:=IF(LEN([.H21])=0;&quot;&quot;;CONCATENATE(&quot;'&quot;;[.G21];&quot;' =&gt; '&quot;;[.H2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a</text:p>
          </table:table-cell>
          <table:table-cell/>
          <table:table-cell office:value-type="string" calcext:value-type="string">
            <text:p>Apache languages</text:p>
          </table:table-cell>
          <table:table-cell table:number-columns-repeated="2"/>
          <table:table-cell table:formula="of:=IF(LEN([.D22])=0;IF(LEN([.B22])=0;&quot;&quot;;[.B22]);[.D22])">
            <text:p/>
          </table:table-cell>
          <table:table-cell table:formula="of:=IF(LEN([.E22])=0;IF(LEN([.B22])=0;&quot;&quot;;[.B22]);[.E22])">
            <text:p/>
          </table:table-cell>
          <table:table-cell table:formula="of:=IF(LEN([.B22])&gt;0;[.B22];&quot;&quot;)">
            <text:p/>
          </table:table-cell>
          <table:table-cell table:formula="of:=IF(LEN([.H22])=0;&quot;&quot;;CONCATENATE(&quot;'&quot;;[.F22];&quot;' =&gt; '&quot;;[.H22];&quot;',&quot;))">
            <text:p/>
          </table:table-cell>
          <table:table-cell table:formula="of:=IF(LEN([.H22])=0;&quot;&quot;;CONCATENATE(&quot;'&quot;;[.G22];&quot;' =&gt; '&quot;;[.H2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_IQ</text:p>
          </table:table-cell>
          <table:table-cell office:value-type="string" calcext:value-type="string">
            <text:p>ar</text:p>
          </table:table-cell>
          <table:table-cell table:formula="of:=IF(LEN([.D23])=0;IF(LEN([.B23])=0;&quot;&quot;;[.B23]);[.D23])" office:value-type="string" office:string-value="ar_IQ" calcext:value-type="string">
            <text:p>ar_IQ</text:p>
          </table:table-cell>
          <table:table-cell table:formula="of:=IF(LEN([.E23])=0;IF(LEN([.B23])=0;&quot;&quot;;[.B23]);[.E23])" office:value-type="string" office:string-value="ar" calcext:value-type="string">
            <text:p>ar</text:p>
          </table:table-cell>
          <table:table-cell table:formula="of:=IF(LEN([.B23])&gt;0;[.B23];&quot;&quot;)" office:value-type="string" office:string-value="ar" calcext:value-type="string">
            <text:p>ar</text:p>
          </table:table-cell>
          <table:table-cell table:formula="of:=IF(LEN([.H23])=0;&quot;&quot;;CONCATENATE(&quot;'&quot;;[.F23];&quot;' =&gt; '&quot;;[.H23];&quot;',&quot;))" office:value-type="string" office:string-value="'ar_IQ' =&gt; 'ar'," calcext:value-type="string">
            <text:p>'ar_IQ' =&gt; 'ar',</text:p>
          </table:table-cell>
          <table:table-cell table:formula="of:=IF(LEN([.H23])=0;&quot;&quot;;CONCATENATE(&quot;'&quot;;[.G23];&quot;' =&gt; '&quot;;[.H23];&quot;',&quot;))" office:value-type="string" office:string-value="'ar' =&gt; 'ar'," calcext:value-type="string">
            <text:p>'ar' =&gt; 'a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table:number-columns-repeated="2"/>
          <table:table-cell table:formula="of:=IF(LEN([.D24])=0;IF(LEN([.B24])=0;&quot;&quot;;[.B24]);[.D24])" office:value-type="string" office:string-value="an" calcext:value-type="string">
            <text:p>an</text:p>
          </table:table-cell>
          <table:table-cell table:formula="of:=IF(LEN([.E24])=0;IF(LEN([.B24])=0;&quot;&quot;;[.B24]);[.E24])" office:value-type="string" office:string-value="an" calcext:value-type="string">
            <text:p>an</text:p>
          </table:table-cell>
          <table:table-cell table:formula="of:=IF(LEN([.B24])&gt;0;[.B24];&quot;&quot;)" office:value-type="string" office:string-value="an" calcext:value-type="string">
            <text:p>an</text:p>
          </table:table-cell>
          <table:table-cell table:formula="of:=IF(LEN([.H24])=0;&quot;&quot;;CONCATENATE(&quot;'&quot;;[.F24];&quot;' =&gt; '&quot;;[.H24];&quot;',&quot;))" office:value-type="string" office:string-value="'an' =&gt; 'an'," calcext:value-type="string">
            <text:p>'an' =&gt; 'an',</text:p>
          </table:table-cell>
          <table:table-cell table:formula="of:=IF(LEN([.H24])=0;&quot;&quot;;CONCATENATE(&quot;'&quot;;[.G24];&quot;' =&gt; '&quot;;[.H24];&quot;',&quot;))" office:value-type="string" office:string-value="'an' =&gt; 'an'," calcext:value-type="string">
            <text:p>'an' =&gt; 'a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p</text:p>
          </table:table-cell>
          <table:table-cell/>
          <table:table-cell office:value-type="string" calcext:value-type="string">
            <text:p>Arapaho</text:p>
          </table:table-cell>
          <table:table-cell table:number-columns-repeated="2"/>
          <table:table-cell table:formula="of:=IF(LEN([.D25])=0;IF(LEN([.B25])=0;&quot;&quot;;[.B25]);[.D25])">
            <text:p/>
          </table:table-cell>
          <table:table-cell table:formula="of:=IF(LEN([.E25])=0;IF(LEN([.B25])=0;&quot;&quot;;[.B25]);[.E25])">
            <text:p/>
          </table:table-cell>
          <table:table-cell table:formula="of:=IF(LEN([.B25])&gt;0;[.B25];&quot;&quot;)">
            <text:p/>
          </table:table-cell>
          <table:table-cell table:formula="of:=IF(LEN([.H25])=0;&quot;&quot;;CONCATENATE(&quot;'&quot;;[.F25];&quot;' =&gt; '&quot;;[.H25];&quot;',&quot;))">
            <text:p/>
          </table:table-cell>
          <table:table-cell table:formula="of:=IF(LEN([.H25])=0;&quot;&quot;;CONCATENATE(&quot;'&quot;;[.G25];&quot;' =&gt; '&quot;;[.H2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w</text:p>
          </table:table-cell>
          <table:table-cell/>
          <table:table-cell office:value-type="string" calcext:value-type="string">
            <text:p>Arawak</text:p>
          </table:table-cell>
          <table:table-cell table:number-columns-repeated="2"/>
          <table:table-cell table:formula="of:=IF(LEN([.D26])=0;IF(LEN([.B26])=0;&quot;&quot;;[.B26]);[.D26])">
            <text:p/>
          </table:table-cell>
          <table:table-cell table:formula="of:=IF(LEN([.E26])=0;IF(LEN([.B26])=0;&quot;&quot;;[.B26]);[.E26])">
            <text:p/>
          </table:table-cell>
          <table:table-cell table:formula="of:=IF(LEN([.B26])&gt;0;[.B26];&quot;&quot;)">
            <text:p/>
          </table:table-cell>
          <table:table-cell table:formula="of:=IF(LEN([.H26])=0;&quot;&quot;;CONCATENATE(&quot;'&quot;;[.F26];&quot;' =&gt; '&quot;;[.H26];&quot;',&quot;))">
            <text:p/>
          </table:table-cell>
          <table:table-cell table:formula="of:=IF(LEN([.H26])=0;&quot;&quot;;CONCATENATE(&quot;'&quot;;[.G26];&quot;' =&gt; '&quot;;[.H2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hy_AM</text:p>
          </table:table-cell>
          <table:table-cell office:value-type="string" calcext:value-type="string">
            <text:p>hy</text:p>
          </table:table-cell>
          <table:table-cell table:formula="of:=IF(LEN([.D27])=0;IF(LEN([.B27])=0;&quot;&quot;;[.B27]);[.D27])" office:value-type="string" office:string-value="hy_AM" calcext:value-type="string">
            <text:p>hy_AM</text:p>
          </table:table-cell>
          <table:table-cell table:formula="of:=IF(LEN([.E27])=0;IF(LEN([.B27])=0;&quot;&quot;;[.B27]);[.E27])" office:value-type="string" office:string-value="hy" calcext:value-type="string">
            <text:p>hy</text:p>
          </table:table-cell>
          <table:table-cell table:formula="of:=IF(LEN([.B27])&gt;0;[.B27];&quot;&quot;)" office:value-type="string" office:string-value="hy" calcext:value-type="string">
            <text:p>hy</text:p>
          </table:table-cell>
          <table:table-cell table:formula="of:=IF(LEN([.H27])=0;&quot;&quot;;CONCATENATE(&quot;'&quot;;[.F27];&quot;' =&gt; '&quot;;[.H27];&quot;',&quot;))" office:value-type="string" office:string-value="'hy_AM' =&gt; 'hy'," calcext:value-type="string">
            <text:p>'hy_AM' =&gt; 'hy',</text:p>
          </table:table-cell>
          <table:table-cell table:formula="of:=IF(LEN([.H27])=0;&quot;&quot;;CONCATENATE(&quot;'&quot;;[.G27];&quot;' =&gt; '&quot;;[.H27];&quot;',&quot;))" office:value-type="string" office:string-value="'hy' =&gt; 'hy'," calcext:value-type="string">
            <text:p>'hy' =&gt; 'h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hy_AM</text:p>
          </table:table-cell>
          <table:table-cell office:value-type="string" calcext:value-type="string">
            <text:p>hy</text:p>
          </table:table-cell>
          <table:table-cell table:formula="of:=IF(LEN([.D28])=0;IF(LEN([.B28])=0;&quot;&quot;;[.B28]);[.D28])" office:value-type="string" office:string-value="hy_AM" calcext:value-type="string">
            <text:p>hy_AM</text:p>
          </table:table-cell>
          <table:table-cell table:formula="of:=IF(LEN([.E28])=0;IF(LEN([.B28])=0;&quot;&quot;;[.B28]);[.E28])" office:value-type="string" office:string-value="hy" calcext:value-type="string">
            <text:p>hy</text:p>
          </table:table-cell>
          <table:table-cell table:formula="of:=IF(LEN([.B28])&gt;0;[.B28];&quot;&quot;)" office:value-type="string" office:string-value="hy" calcext:value-type="string">
            <text:p>hy</text:p>
          </table:table-cell>
          <table:table-cell table:formula="of:=IF(LEN([.H28])=0;&quot;&quot;;CONCATENATE(&quot;'&quot;;[.F28];&quot;' =&gt; '&quot;;[.H28];&quot;',&quot;))" office:value-type="string" office:string-value="'hy_AM' =&gt; 'hy'," calcext:value-type="string">
            <text:p>'hy_AM' =&gt; 'hy',</text:p>
          </table:table-cell>
          <table:table-cell table:formula="of:=IF(LEN([.H28])=0;&quot;&quot;;CONCATENATE(&quot;'&quot;;[.G28];&quot;' =&gt; '&quot;;[.H28];&quot;',&quot;))" office:value-type="string" office:string-value="'hy' =&gt; 'hy'," calcext:value-type="string">
            <text:p>'hy' =&gt; 'h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p</text:p>
          </table:table-cell>
          <table:table-cell/>
          <table:table-cell office:value-type="string" calcext:value-type="string">
            <text:p>Aromanian; Arumanian; Macedo-Romanian</text:p>
          </table:table-cell>
          <table:table-cell table:number-columns-repeated="2"/>
          <table:table-cell table:formula="of:=IF(LEN([.D29])=0;IF(LEN([.B29])=0;&quot;&quot;;[.B29]);[.D29])">
            <text:p/>
          </table:table-cell>
          <table:table-cell table:formula="of:=IF(LEN([.E29])=0;IF(LEN([.B29])=0;&quot;&quot;;[.B29]);[.E29])">
            <text:p/>
          </table:table-cell>
          <table:table-cell table:formula="of:=IF(LEN([.B29])&gt;0;[.B29];&quot;&quot;)">
            <text:p/>
          </table:table-cell>
          <table:table-cell table:formula="of:=IF(LEN([.H29])=0;&quot;&quot;;CONCATENATE(&quot;'&quot;;[.F29];&quot;' =&gt; '&quot;;[.H29];&quot;',&quot;))">
            <text:p/>
          </table:table-cell>
          <table:table-cell table:formula="of:=IF(LEN([.H29])=0;&quot;&quot;;CONCATENATE(&quot;'&quot;;[.G29];&quot;' =&gt; '&quot;;[.H2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Artificial languages</text:p>
          </table:table-cell>
          <table:table-cell table:number-columns-repeated="2"/>
          <table:table-cell table:formula="of:=IF(LEN([.D30])=0;IF(LEN([.B30])=0;&quot;&quot;;[.B30]);[.D30])">
            <text:p/>
          </table:table-cell>
          <table:table-cell table:formula="of:=IF(LEN([.E30])=0;IF(LEN([.B30])=0;&quot;&quot;;[.B30]);[.E30])">
            <text:p/>
          </table:table-cell>
          <table:table-cell table:formula="of:=IF(LEN([.B30])&gt;0;[.B30];&quot;&quot;)">
            <text:p/>
          </table:table-cell>
          <table:table-cell table:formula="of:=IF(LEN([.H30])=0;&quot;&quot;;CONCATENATE(&quot;'&quot;;[.F30];&quot;' =&gt; '&quot;;[.H30];&quot;',&quot;))">
            <text:p/>
          </table:table-cell>
          <table:table-cell table:formula="of:=IF(LEN([.H30])=0;&quot;&quot;;CONCATENATE(&quot;'&quot;;[.G30];&quot;' =&gt; '&quot;;[.H3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table:number-columns-repeated="2"/>
          <table:table-cell table:formula="of:=IF(LEN([.D31])=0;IF(LEN([.B31])=0;&quot;&quot;;[.B31]);[.D31])" office:value-type="string" office:string-value="as" calcext:value-type="string">
            <text:p>as</text:p>
          </table:table-cell>
          <table:table-cell table:formula="of:=IF(LEN([.E31])=0;IF(LEN([.B31])=0;&quot;&quot;;[.B31]);[.E31])" office:value-type="string" office:string-value="as" calcext:value-type="string">
            <text:p>as</text:p>
          </table:table-cell>
          <table:table-cell table:formula="of:=IF(LEN([.B31])&gt;0;[.B31];&quot;&quot;)" office:value-type="string" office:string-value="as" calcext:value-type="string">
            <text:p>as</text:p>
          </table:table-cell>
          <table:table-cell table:formula="of:=IF(LEN([.H31])=0;&quot;&quot;;CONCATENATE(&quot;'&quot;;[.F31];&quot;' =&gt; '&quot;;[.H31];&quot;',&quot;))" office:value-type="string" office:string-value="'as' =&gt; 'as'," calcext:value-type="string">
            <text:p>'as' =&gt; 'as',</text:p>
          </table:table-cell>
          <table:table-cell table:formula="of:=IF(LEN([.H31])=0;&quot;&quot;;CONCATENATE(&quot;'&quot;;[.G31];&quot;' =&gt; '&quot;;[.H31];&quot;',&quot;))" office:value-type="string" office:string-value="'as' =&gt; 'as'," calcext:value-type="string">
            <text:p>'as' =&gt; 'a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Asturian; Bable; Leonese; Asturleonese</text:p>
          </table:table-cell>
          <table:table-cell table:number-columns-repeated="2"/>
          <table:table-cell table:formula="of:=IF(LEN([.D32])=0;IF(LEN([.B32])=0;&quot;&quot;;[.B32]);[.D32])">
            <text:p/>
          </table:table-cell>
          <table:table-cell table:formula="of:=IF(LEN([.E32])=0;IF(LEN([.B32])=0;&quot;&quot;;[.B32]);[.E32])">
            <text:p/>
          </table:table-cell>
          <table:table-cell table:formula="of:=IF(LEN([.B32])&gt;0;[.B32];&quot;&quot;)">
            <text:p/>
          </table:table-cell>
          <table:table-cell table:formula="of:=IF(LEN([.H32])=0;&quot;&quot;;CONCATENATE(&quot;'&quot;;[.F32];&quot;' =&gt; '&quot;;[.H32];&quot;',&quot;))">
            <text:p/>
          </table:table-cell>
          <table:table-cell table:formula="of:=IF(LEN([.H32])=0;&quot;&quot;;CONCATENATE(&quot;'&quot;;[.G32];&quot;' =&gt; '&quot;;[.H3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h</text:p>
          </table:table-cell>
          <table:table-cell/>
          <table:table-cell office:value-type="string" calcext:value-type="string">
            <text:p>Athapascan languages</text:p>
          </table:table-cell>
          <table:table-cell table:number-columns-repeated="2"/>
          <table:table-cell table:formula="of:=IF(LEN([.D33])=0;IF(LEN([.B33])=0;&quot;&quot;;[.B33]);[.D33])">
            <text:p/>
          </table:table-cell>
          <table:table-cell table:formula="of:=IF(LEN([.E33])=0;IF(LEN([.B33])=0;&quot;&quot;;[.B33]);[.E33])">
            <text:p/>
          </table:table-cell>
          <table:table-cell table:formula="of:=IF(LEN([.B33])&gt;0;[.B33];&quot;&quot;)">
            <text:p/>
          </table:table-cell>
          <table:table-cell table:formula="of:=IF(LEN([.H33])=0;&quot;&quot;;CONCATENATE(&quot;'&quot;;[.F33];&quot;' =&gt; '&quot;;[.H33];&quot;',&quot;))">
            <text:p/>
          </table:table-cell>
          <table:table-cell table:formula="of:=IF(LEN([.H33])=0;&quot;&quot;;CONCATENATE(&quot;'&quot;;[.G33];&quot;' =&gt; '&quot;;[.H3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Australian languages</text:p>
          </table:table-cell>
          <table:table-cell table:number-columns-repeated="2"/>
          <table:table-cell table:formula="of:=IF(LEN([.D34])=0;IF(LEN([.B34])=0;&quot;&quot;;[.B34]);[.D34])">
            <text:p/>
          </table:table-cell>
          <table:table-cell table:formula="of:=IF(LEN([.E34])=0;IF(LEN([.B34])=0;&quot;&quot;;[.B34]);[.E34])">
            <text:p/>
          </table:table-cell>
          <table:table-cell table:formula="of:=IF(LEN([.B34])&gt;0;[.B34];&quot;&quot;)">
            <text:p/>
          </table:table-cell>
          <table:table-cell table:formula="of:=IF(LEN([.H34])=0;&quot;&quot;;CONCATENATE(&quot;'&quot;;[.F34];&quot;' =&gt; '&quot;;[.H34];&quot;',&quot;))">
            <text:p/>
          </table:table-cell>
          <table:table-cell table:formula="of:=IF(LEN([.H34])=0;&quot;&quot;;CONCATENATE(&quot;'&quot;;[.G34];&quot;' =&gt; '&quot;;[.H3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Austronesian languages</text:p>
          </table:table-cell>
          <table:table-cell table:number-columns-repeated="2"/>
          <table:table-cell table:formula="of:=IF(LEN([.D35])=0;IF(LEN([.B35])=0;&quot;&quot;;[.B35]);[.D35])">
            <text:p/>
          </table:table-cell>
          <table:table-cell table:formula="of:=IF(LEN([.E35])=0;IF(LEN([.B35])=0;&quot;&quot;;[.B35]);[.E35])">
            <text:p/>
          </table:table-cell>
          <table:table-cell table:formula="of:=IF(LEN([.B35])&gt;0;[.B35];&quot;&quot;)">
            <text:p/>
          </table:table-cell>
          <table:table-cell table:formula="of:=IF(LEN([.H35])=0;&quot;&quot;;CONCATENATE(&quot;'&quot;;[.F35];&quot;' =&gt; '&quot;;[.H35];&quot;',&quot;))">
            <text:p/>
          </table:table-cell>
          <table:table-cell table:formula="of:=IF(LEN([.H35])=0;&quot;&quot;;CONCATENATE(&quot;'&quot;;[.G35];&quot;' =&gt; '&quot;;[.H3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table:number-columns-repeated="2"/>
          <table:table-cell table:formula="of:=IF(LEN([.D36])=0;IF(LEN([.B36])=0;&quot;&quot;;[.B36]);[.D36])" office:value-type="string" office:string-value="av" calcext:value-type="string">
            <text:p>av</text:p>
          </table:table-cell>
          <table:table-cell table:formula="of:=IF(LEN([.E36])=0;IF(LEN([.B36])=0;&quot;&quot;;[.B36]);[.E36])" office:value-type="string" office:string-value="av" calcext:value-type="string">
            <text:p>av</text:p>
          </table:table-cell>
          <table:table-cell table:formula="of:=IF(LEN([.B36])&gt;0;[.B36];&quot;&quot;)" office:value-type="string" office:string-value="av" calcext:value-type="string">
            <text:p>av</text:p>
          </table:table-cell>
          <table:table-cell table:formula="of:=IF(LEN([.H36])=0;&quot;&quot;;CONCATENATE(&quot;'&quot;;[.F36];&quot;' =&gt; '&quot;;[.H36];&quot;',&quot;))" office:value-type="string" office:string-value="'av' =&gt; 'av'," calcext:value-type="string">
            <text:p>'av' =&gt; 'av',</text:p>
          </table:table-cell>
          <table:table-cell table:formula="of:=IF(LEN([.H36])=0;&quot;&quot;;CONCATENATE(&quot;'&quot;;[.G36];&quot;' =&gt; '&quot;;[.H36];&quot;',&quot;))" office:value-type="string" office:string-value="'av' =&gt; 'av'," calcext:value-type="string">
            <text:p>'av' =&gt; 'a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table:number-columns-repeated="2"/>
          <table:table-cell table:formula="of:=IF(LEN([.D37])=0;IF(LEN([.B37])=0;&quot;&quot;;[.B37]);[.D37])" office:value-type="string" office:string-value="ae" calcext:value-type="string">
            <text:p>ae</text:p>
          </table:table-cell>
          <table:table-cell table:formula="of:=IF(LEN([.E37])=0;IF(LEN([.B37])=0;&quot;&quot;;[.B37]);[.E37])" office:value-type="string" office:string-value="ae" calcext:value-type="string">
            <text:p>ae</text:p>
          </table:table-cell>
          <table:table-cell table:formula="of:=IF(LEN([.B37])&gt;0;[.B37];&quot;&quot;)" office:value-type="string" office:string-value="ae" calcext:value-type="string">
            <text:p>ae</text:p>
          </table:table-cell>
          <table:table-cell table:formula="of:=IF(LEN([.H37])=0;&quot;&quot;;CONCATENATE(&quot;'&quot;;[.F37];&quot;' =&gt; '&quot;;[.H37];&quot;',&quot;))" office:value-type="string" office:string-value="'ae' =&gt; 'ae'," calcext:value-type="string">
            <text:p>'ae' =&gt; 'ae',</text:p>
          </table:table-cell>
          <table:table-cell table:formula="of:=IF(LEN([.H37])=0;&quot;&quot;;CONCATENATE(&quot;'&quot;;[.G37];&quot;' =&gt; '&quot;;[.H37];&quot;',&quot;))" office:value-type="string" office:string-value="'ae' =&gt; 'ae'," calcext:value-type="string">
            <text:p>'ae' =&gt; 'a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Awadhi</text:p>
          </table:table-cell>
          <table:table-cell table:number-columns-repeated="2"/>
          <table:table-cell table:formula="of:=IF(LEN([.D38])=0;IF(LEN([.B38])=0;&quot;&quot;;[.B38]);[.D38])">
            <text:p/>
          </table:table-cell>
          <table:table-cell table:formula="of:=IF(LEN([.E38])=0;IF(LEN([.B38])=0;&quot;&quot;;[.B38]);[.E38])">
            <text:p/>
          </table:table-cell>
          <table:table-cell table:formula="of:=IF(LEN([.B38])&gt;0;[.B38];&quot;&quot;)">
            <text:p/>
          </table:table-cell>
          <table:table-cell table:formula="of:=IF(LEN([.H38])=0;&quot;&quot;;CONCATENATE(&quot;'&quot;;[.F38];&quot;' =&gt; '&quot;;[.H38];&quot;',&quot;))">
            <text:p/>
          </table:table-cell>
          <table:table-cell table:formula="of:=IF(LEN([.H38])=0;&quot;&quot;;CONCATENATE(&quot;'&quot;;[.G38];&quot;' =&gt; '&quot;;[.H3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table:number-columns-repeated="2"/>
          <table:table-cell table:formula="of:=IF(LEN([.D39])=0;IF(LEN([.B39])=0;&quot;&quot;;[.B39]);[.D39])" office:value-type="string" office:string-value="ay" calcext:value-type="string">
            <text:p>ay</text:p>
          </table:table-cell>
          <table:table-cell table:formula="of:=IF(LEN([.E39])=0;IF(LEN([.B39])=0;&quot;&quot;;[.B39]);[.E39])" office:value-type="string" office:string-value="ay" calcext:value-type="string">
            <text:p>ay</text:p>
          </table:table-cell>
          <table:table-cell table:formula="of:=IF(LEN([.B39])&gt;0;[.B39];&quot;&quot;)" office:value-type="string" office:string-value="ay" calcext:value-type="string">
            <text:p>ay</text:p>
          </table:table-cell>
          <table:table-cell table:formula="of:=IF(LEN([.H39])=0;&quot;&quot;;CONCATENATE(&quot;'&quot;;[.F39];&quot;' =&gt; '&quot;;[.H39];&quot;',&quot;))" office:value-type="string" office:string-value="'ay' =&gt; 'ay'," calcext:value-type="string">
            <text:p>'ay' =&gt; 'ay',</text:p>
          </table:table-cell>
          <table:table-cell table:formula="of:=IF(LEN([.H39])=0;&quot;&quot;;CONCATENATE(&quot;'&quot;;[.G39];&quot;' =&gt; '&quot;;[.H39];&quot;',&quot;))" office:value-type="string" office:string-value="'ay' =&gt; 'ay'," calcext:value-type="string">
            <text:p>'ay' =&gt; 'a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/>
          <table:table-cell office:value-type="string" calcext:value-type="string">
            <text:p>az</text:p>
          </table:table-cell>
          <table:table-cell table:formula="of:=IF(LEN([.D40])=0;IF(LEN([.B40])=0;&quot;&quot;;[.B40]);[.D40])" office:value-type="string" office:string-value="az" calcext:value-type="string">
            <text:p>az</text:p>
          </table:table-cell>
          <table:table-cell table:formula="of:=IF(LEN([.E40])=0;IF(LEN([.B40])=0;&quot;&quot;;[.B40]);[.E40])" office:value-type="string" office:string-value="az" calcext:value-type="string">
            <text:p>az</text:p>
          </table:table-cell>
          <table:table-cell table:formula="of:=IF(LEN([.B40])&gt;0;[.B40];&quot;&quot;)" office:value-type="string" office:string-value="az" calcext:value-type="string">
            <text:p>az</text:p>
          </table:table-cell>
          <table:table-cell table:formula="of:=IF(LEN([.H40])=0;&quot;&quot;;CONCATENATE(&quot;'&quot;;[.F40];&quot;' =&gt; '&quot;;[.H40];&quot;',&quot;))" office:value-type="string" office:string-value="'az' =&gt; 'az'," calcext:value-type="string">
            <text:p>'az' =&gt; 'az',</text:p>
          </table:table-cell>
          <table:table-cell table:formula="of:=IF(LEN([.H40])=0;&quot;&quot;;CONCATENATE(&quot;'&quot;;[.G40];&quot;' =&gt; '&quot;;[.H40];&quot;',&quot;))" office:value-type="string" office:string-value="'az' =&gt; 'az'," calcext:value-type="string">
            <text:p>'az' =&gt; 'az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</text:p>
          </table:table-cell>
          <table:table-cell/>
          <table:table-cell office:value-type="string" calcext:value-type="string">
            <text:p>Balinese</text:p>
          </table:table-cell>
          <table:table-cell table:number-columns-repeated="2"/>
          <table:table-cell table:formula="of:=IF(LEN([.D41])=0;IF(LEN([.B41])=0;&quot;&quot;;[.B41]);[.D41])">
            <text:p/>
          </table:table-cell>
          <table:table-cell table:formula="of:=IF(LEN([.E41])=0;IF(LEN([.B41])=0;&quot;&quot;;[.B41]);[.E41])">
            <text:p/>
          </table:table-cell>
          <table:table-cell table:formula="of:=IF(LEN([.B41])&gt;0;[.B41];&quot;&quot;)">
            <text:p/>
          </table:table-cell>
          <table:table-cell table:formula="of:=IF(LEN([.H41])=0;&quot;&quot;;CONCATENATE(&quot;'&quot;;[.F41];&quot;' =&gt; '&quot;;[.H41];&quot;',&quot;))">
            <text:p/>
          </table:table-cell>
          <table:table-cell table:formula="of:=IF(LEN([.H41])=0;&quot;&quot;;CONCATENATE(&quot;'&quot;;[.G41];&quot;' =&gt; '&quot;;[.H4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altic languages</text:p>
          </table:table-cell>
          <table:table-cell table:number-columns-repeated="2"/>
          <table:table-cell table:formula="of:=IF(LEN([.D42])=0;IF(LEN([.B42])=0;&quot;&quot;;[.B42]);[.D42])">
            <text:p/>
          </table:table-cell>
          <table:table-cell table:formula="of:=IF(LEN([.E42])=0;IF(LEN([.B42])=0;&quot;&quot;;[.B42]);[.E42])">
            <text:p/>
          </table:table-cell>
          <table:table-cell table:formula="of:=IF(LEN([.B42])&gt;0;[.B42];&quot;&quot;)">
            <text:p/>
          </table:table-cell>
          <table:table-cell table:formula="of:=IF(LEN([.H42])=0;&quot;&quot;;CONCATENATE(&quot;'&quot;;[.F42];&quot;' =&gt; '&quot;;[.H42];&quot;',&quot;))">
            <text:p/>
          </table:table-cell>
          <table:table-cell table:formula="of:=IF(LEN([.H42])=0;&quot;&quot;;CONCATENATE(&quot;'&quot;;[.G42];&quot;' =&gt; '&quot;;[.H4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Baluchi</text:p>
          </table:table-cell>
          <table:table-cell table:number-columns-repeated="2"/>
          <table:table-cell table:formula="of:=IF(LEN([.D43])=0;IF(LEN([.B43])=0;&quot;&quot;;[.B43]);[.D43])">
            <text:p/>
          </table:table-cell>
          <table:table-cell table:formula="of:=IF(LEN([.E43])=0;IF(LEN([.B43])=0;&quot;&quot;;[.B43]);[.E43])">
            <text:p/>
          </table:table-cell>
          <table:table-cell table:formula="of:=IF(LEN([.B43])&gt;0;[.B43];&quot;&quot;)">
            <text:p/>
          </table:table-cell>
          <table:table-cell table:formula="of:=IF(LEN([.H43])=0;&quot;&quot;;CONCATENATE(&quot;'&quot;;[.F43];&quot;' =&gt; '&quot;;[.H43];&quot;',&quot;))">
            <text:p/>
          </table:table-cell>
          <table:table-cell table:formula="of:=IF(LEN([.H43])=0;&quot;&quot;;CONCATENATE(&quot;'&quot;;[.G43];&quot;' =&gt; '&quot;;[.H4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table:number-columns-repeated="2"/>
          <table:table-cell table:formula="of:=IF(LEN([.D44])=0;IF(LEN([.B44])=0;&quot;&quot;;[.B44]);[.D44])" office:value-type="string" office:string-value="bm" calcext:value-type="string">
            <text:p>bm</text:p>
          </table:table-cell>
          <table:table-cell table:formula="of:=IF(LEN([.E44])=0;IF(LEN([.B44])=0;&quot;&quot;;[.B44]);[.E44])" office:value-type="string" office:string-value="bm" calcext:value-type="string">
            <text:p>bm</text:p>
          </table:table-cell>
          <table:table-cell table:formula="of:=IF(LEN([.B44])&gt;0;[.B44];&quot;&quot;)" office:value-type="string" office:string-value="bm" calcext:value-type="string">
            <text:p>bm</text:p>
          </table:table-cell>
          <table:table-cell table:formula="of:=IF(LEN([.H44])=0;&quot;&quot;;CONCATENATE(&quot;'&quot;;[.F44];&quot;' =&gt; '&quot;;[.H44];&quot;',&quot;))" office:value-type="string" office:string-value="'bm' =&gt; 'bm'," calcext:value-type="string">
            <text:p>'bm' =&gt; 'bm',</text:p>
          </table:table-cell>
          <table:table-cell table:formula="of:=IF(LEN([.H44])=0;&quot;&quot;;CONCATENATE(&quot;'&quot;;[.G44];&quot;' =&gt; '&quot;;[.H44];&quot;',&quot;))" office:value-type="string" office:string-value="'bm' =&gt; 'bm'," calcext:value-type="string">
            <text:p>'bm' =&gt; 'bm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i</text:p>
          </table:table-cell>
          <table:table-cell/>
          <table:table-cell office:value-type="string" calcext:value-type="string">
            <text:p>Bamileke languages</text:p>
          </table:table-cell>
          <table:table-cell table:number-columns-repeated="2"/>
          <table:table-cell table:formula="of:=IF(LEN([.D45])=0;IF(LEN([.B45])=0;&quot;&quot;;[.B45]);[.D45])">
            <text:p/>
          </table:table-cell>
          <table:table-cell table:formula="of:=IF(LEN([.E45])=0;IF(LEN([.B45])=0;&quot;&quot;;[.B45]);[.E45])">
            <text:p/>
          </table:table-cell>
          <table:table-cell table:formula="of:=IF(LEN([.B45])&gt;0;[.B45];&quot;&quot;)">
            <text:p/>
          </table:table-cell>
          <table:table-cell table:formula="of:=IF(LEN([.H45])=0;&quot;&quot;;CONCATENATE(&quot;'&quot;;[.F45];&quot;' =&gt; '&quot;;[.H45];&quot;',&quot;))">
            <text:p/>
          </table:table-cell>
          <table:table-cell table:formula="of:=IF(LEN([.H45])=0;&quot;&quot;;CONCATENATE(&quot;'&quot;;[.G45];&quot;' =&gt; '&quot;;[.H4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Banda languages</text:p>
          </table:table-cell>
          <table:table-cell table:number-columns-repeated="2"/>
          <table:table-cell table:formula="of:=IF(LEN([.D46])=0;IF(LEN([.B46])=0;&quot;&quot;;[.B46]);[.D46])">
            <text:p/>
          </table:table-cell>
          <table:table-cell table:formula="of:=IF(LEN([.E46])=0;IF(LEN([.B46])=0;&quot;&quot;;[.B46]);[.E46])">
            <text:p/>
          </table:table-cell>
          <table:table-cell table:formula="of:=IF(LEN([.B46])&gt;0;[.B46];&quot;&quot;)">
            <text:p/>
          </table:table-cell>
          <table:table-cell table:formula="of:=IF(LEN([.H46])=0;&quot;&quot;;CONCATENATE(&quot;'&quot;;[.F46];&quot;' =&gt; '&quot;;[.H46];&quot;',&quot;))">
            <text:p/>
          </table:table-cell>
          <table:table-cell table:formula="of:=IF(LEN([.H46])=0;&quot;&quot;;CONCATENATE(&quot;'&quot;;[.G46];&quot;' =&gt; '&quot;;[.H4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nt</text:p>
          </table:table-cell>
          <table:table-cell/>
          <table:table-cell office:value-type="string" calcext:value-type="string">
            <text:p>Bantu languages</text:p>
          </table:table-cell>
          <table:table-cell table:number-columns-repeated="2"/>
          <table:table-cell table:formula="of:=IF(LEN([.D47])=0;IF(LEN([.B47])=0;&quot;&quot;;[.B47]);[.D47])">
            <text:p/>
          </table:table-cell>
          <table:table-cell table:formula="of:=IF(LEN([.E47])=0;IF(LEN([.B47])=0;&quot;&quot;;[.B47]);[.E47])">
            <text:p/>
          </table:table-cell>
          <table:table-cell table:formula="of:=IF(LEN([.B47])&gt;0;[.B47];&quot;&quot;)">
            <text:p/>
          </table:table-cell>
          <table:table-cell table:formula="of:=IF(LEN([.H47])=0;&quot;&quot;;CONCATENATE(&quot;'&quot;;[.F47];&quot;' =&gt; '&quot;;[.H47];&quot;',&quot;))">
            <text:p/>
          </table:table-cell>
          <table:table-cell table:formula="of:=IF(LEN([.H47])=0;&quot;&quot;;CONCATENATE(&quot;'&quot;;[.G47];&quot;' =&gt; '&quot;;[.H4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s</text:p>
          </table:table-cell>
          <table:table-cell/>
          <table:table-cell office:value-type="string" calcext:value-type="string">
            <text:p>Basa</text:p>
          </table:table-cell>
          <table:table-cell table:number-columns-repeated="2"/>
          <table:table-cell table:formula="of:=IF(LEN([.D48])=0;IF(LEN([.B48])=0;&quot;&quot;;[.B48]);[.D48])">
            <text:p/>
          </table:table-cell>
          <table:table-cell table:formula="of:=IF(LEN([.E48])=0;IF(LEN([.B48])=0;&quot;&quot;;[.B48]);[.E48])">
            <text:p/>
          </table:table-cell>
          <table:table-cell table:formula="of:=IF(LEN([.B48])&gt;0;[.B48];&quot;&quot;)">
            <text:p/>
          </table:table-cell>
          <table:table-cell table:formula="of:=IF(LEN([.H48])=0;&quot;&quot;;CONCATENATE(&quot;'&quot;;[.F48];&quot;' =&gt; '&quot;;[.H48];&quot;',&quot;))">
            <text:p/>
          </table:table-cell>
          <table:table-cell table:formula="of:=IF(LEN([.H48])=0;&quot;&quot;;CONCATENATE(&quot;'&quot;;[.G48];&quot;' =&gt; '&quot;;[.H4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table:number-columns-repeated="2"/>
          <table:table-cell table:formula="of:=IF(LEN([.D49])=0;IF(LEN([.B49])=0;&quot;&quot;;[.B49]);[.D49])" office:value-type="string" office:string-value="ba" calcext:value-type="string">
            <text:p>ba</text:p>
          </table:table-cell>
          <table:table-cell table:formula="of:=IF(LEN([.E49])=0;IF(LEN([.B49])=0;&quot;&quot;;[.B49]);[.E49])" office:value-type="string" office:string-value="ba" calcext:value-type="string">
            <text:p>ba</text:p>
          </table:table-cell>
          <table:table-cell table:formula="of:=IF(LEN([.B49])&gt;0;[.B49];&quot;&quot;)" office:value-type="string" office:string-value="ba" calcext:value-type="string">
            <text:p>ba</text:p>
          </table:table-cell>
          <table:table-cell table:formula="of:=IF(LEN([.H49])=0;&quot;&quot;;CONCATENATE(&quot;'&quot;;[.F49];&quot;' =&gt; '&quot;;[.H49];&quot;',&quot;))" office:value-type="string" office:string-value="'ba' =&gt; 'ba'," calcext:value-type="string">
            <text:p>'ba' =&gt; 'ba',</text:p>
          </table:table-cell>
          <table:table-cell table:formula="of:=IF(LEN([.H49])=0;&quot;&quot;;CONCATENATE(&quot;'&quot;;[.G49];&quot;' =&gt; '&quot;;[.H49];&quot;',&quot;))" office:value-type="string" office:string-value="'ba' =&gt; 'ba'," calcext:value-type="string">
            <text:p>'ba' =&gt; 'b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q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u_ES</text:p>
          </table:table-cell>
          <table:table-cell office:value-type="string" calcext:value-type="string">
            <text:p>eu</text:p>
          </table:table-cell>
          <table:table-cell table:formula="of:=IF(LEN([.D50])=0;IF(LEN([.B50])=0;&quot;&quot;;[.B50]);[.D50])" office:value-type="string" office:string-value="eu_ES" calcext:value-type="string">
            <text:p>eu_ES</text:p>
          </table:table-cell>
          <table:table-cell table:formula="of:=IF(LEN([.E50])=0;IF(LEN([.B50])=0;&quot;&quot;;[.B50]);[.E50])" office:value-type="string" office:string-value="eu" calcext:value-type="string">
            <text:p>eu</text:p>
          </table:table-cell>
          <table:table-cell table:formula="of:=IF(LEN([.B50])&gt;0;[.B50];&quot;&quot;)" office:value-type="string" office:string-value="eu" calcext:value-type="string">
            <text:p>eu</text:p>
          </table:table-cell>
          <table:table-cell table:formula="of:=IF(LEN([.H50])=0;&quot;&quot;;CONCATENATE(&quot;'&quot;;[.F50];&quot;' =&gt; '&quot;;[.H50];&quot;',&quot;))" office:value-type="string" office:string-value="'eu_ES' =&gt; 'eu'," calcext:value-type="string">
            <text:p>'eu_ES' =&gt; 'eu',</text:p>
          </table:table-cell>
          <table:table-cell table:formula="of:=IF(LEN([.H50])=0;&quot;&quot;;CONCATENATE(&quot;'&quot;;[.G50];&quot;' =&gt; '&quot;;[.H50];&quot;',&quot;))" office:value-type="string" office:string-value="'eu' =&gt; 'eu'," calcext:value-type="string">
            <text:p>'eu' =&gt; 'e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u_ES</text:p>
          </table:table-cell>
          <table:table-cell office:value-type="string" calcext:value-type="string">
            <text:p>eu</text:p>
          </table:table-cell>
          <table:table-cell table:formula="of:=IF(LEN([.D51])=0;IF(LEN([.B51])=0;&quot;&quot;;[.B51]);[.D51])" office:value-type="string" office:string-value="eu_ES" calcext:value-type="string">
            <text:p>eu_ES</text:p>
          </table:table-cell>
          <table:table-cell table:formula="of:=IF(LEN([.E51])=0;IF(LEN([.B51])=0;&quot;&quot;;[.B51]);[.E51])" office:value-type="string" office:string-value="eu" calcext:value-type="string">
            <text:p>eu</text:p>
          </table:table-cell>
          <table:table-cell table:formula="of:=IF(LEN([.B51])&gt;0;[.B51];&quot;&quot;)" office:value-type="string" office:string-value="eu" calcext:value-type="string">
            <text:p>eu</text:p>
          </table:table-cell>
          <table:table-cell table:formula="of:=IF(LEN([.H51])=0;&quot;&quot;;CONCATENATE(&quot;'&quot;;[.F51];&quot;' =&gt; '&quot;;[.H51];&quot;',&quot;))" office:value-type="string" office:string-value="'eu_ES' =&gt; 'eu'," calcext:value-type="string">
            <text:p>'eu_ES' =&gt; 'eu',</text:p>
          </table:table-cell>
          <table:table-cell table:formula="of:=IF(LEN([.H51])=0;&quot;&quot;;CONCATENATE(&quot;'&quot;;[.G51];&quot;' =&gt; '&quot;;[.H51];&quot;',&quot;))" office:value-type="string" office:string-value="'eu' =&gt; 'eu'," calcext:value-type="string">
            <text:p>'eu' =&gt; 'e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tk</text:p>
          </table:table-cell>
          <table:table-cell/>
          <table:table-cell office:value-type="string" calcext:value-type="string">
            <text:p>Batak languages</text:p>
          </table:table-cell>
          <table:table-cell table:number-columns-repeated="2"/>
          <table:table-cell table:formula="of:=IF(LEN([.D52])=0;IF(LEN([.B52])=0;&quot;&quot;;[.B52]);[.D52])">
            <text:p/>
          </table:table-cell>
          <table:table-cell table:formula="of:=IF(LEN([.E52])=0;IF(LEN([.B52])=0;&quot;&quot;;[.B52]);[.E52])">
            <text:p/>
          </table:table-cell>
          <table:table-cell table:formula="of:=IF(LEN([.B52])&gt;0;[.B52];&quot;&quot;)">
            <text:p/>
          </table:table-cell>
          <table:table-cell table:formula="of:=IF(LEN([.H52])=0;&quot;&quot;;CONCATENATE(&quot;'&quot;;[.F52];&quot;' =&gt; '&quot;;[.H52];&quot;',&quot;))">
            <text:p/>
          </table:table-cell>
          <table:table-cell table:formula="of:=IF(LEN([.H52])=0;&quot;&quot;;CONCATENATE(&quot;'&quot;;[.G52];&quot;' =&gt; '&quot;;[.H5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j</text:p>
          </table:table-cell>
          <table:table-cell/>
          <table:table-cell office:value-type="string" calcext:value-type="string">
            <text:p>Beja; Bedawiyet</text:p>
          </table:table-cell>
          <table:table-cell table:number-columns-repeated="2"/>
          <table:table-cell table:formula="of:=IF(LEN([.D53])=0;IF(LEN([.B53])=0;&quot;&quot;;[.B53]);[.D53])">
            <text:p/>
          </table:table-cell>
          <table:table-cell table:formula="of:=IF(LEN([.E53])=0;IF(LEN([.B53])=0;&quot;&quot;;[.B53]);[.E53])">
            <text:p/>
          </table:table-cell>
          <table:table-cell table:formula="of:=IF(LEN([.B53])&gt;0;[.B53];&quot;&quot;)">
            <text:p/>
          </table:table-cell>
          <table:table-cell table:formula="of:=IF(LEN([.H53])=0;&quot;&quot;;CONCATENATE(&quot;'&quot;;[.F53];&quot;' =&gt; '&quot;;[.H53];&quot;',&quot;))">
            <text:p/>
          </table:table-cell>
          <table:table-cell table:formula="of:=IF(LEN([.H53])=0;&quot;&quot;;CONCATENATE(&quot;'&quot;;[.G53];&quot;' =&gt; '&quot;;[.H5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/>
          <table:table-cell office:value-type="string" calcext:value-type="string">
            <text:p>be@cyrillic</text:p>
          </table:table-cell>
          <table:table-cell table:formula="of:=IF(LEN([.D54])=0;IF(LEN([.B54])=0;&quot;&quot;;[.B54]);[.D54])" office:value-type="string" office:string-value="be" calcext:value-type="string">
            <text:p>be</text:p>
          </table:table-cell>
          <table:table-cell table:formula="of:=IF(LEN([.E54])=0;IF(LEN([.B54])=0;&quot;&quot;;[.B54]);[.E54])" office:value-type="string" office:string-value="be@cyrillic" calcext:value-type="string">
            <text:p>be@cyrillic</text:p>
          </table:table-cell>
          <table:table-cell table:formula="of:=IF(LEN([.B54])&gt;0;[.B54];&quot;&quot;)" office:value-type="string" office:string-value="be" calcext:value-type="string">
            <text:p>be</text:p>
          </table:table-cell>
          <table:table-cell table:formula="of:=IF(LEN([.H54])=0;&quot;&quot;;CONCATENATE(&quot;'&quot;;[.F54];&quot;' =&gt; '&quot;;[.H54];&quot;',&quot;))" office:value-type="string" office:string-value="'be' =&gt; 'be'," calcext:value-type="string">
            <text:p>'be' =&gt; 'be',</text:p>
          </table:table-cell>
          <table:table-cell table:formula="of:=IF(LEN([.H54])=0;&quot;&quot;;CONCATENATE(&quot;'&quot;;[.G54];&quot;' =&gt; '&quot;;[.H54];&quot;',&quot;))" office:value-type="string" office:string-value="'be@cyrillic' =&gt; 'be'," calcext:value-type="string">
            <text:p>'be@cyrillic' =&gt; 'b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m</text:p>
          </table:table-cell>
          <table:table-cell/>
          <table:table-cell office:value-type="string" calcext:value-type="string">
            <text:p>Bemba</text:p>
          </table:table-cell>
          <table:table-cell table:number-columns-repeated="2"/>
          <table:table-cell table:formula="of:=IF(LEN([.D55])=0;IF(LEN([.B55])=0;&quot;&quot;;[.B55]);[.D55])">
            <text:p/>
          </table:table-cell>
          <table:table-cell table:formula="of:=IF(LEN([.E55])=0;IF(LEN([.B55])=0;&quot;&quot;;[.B55]);[.E55])">
            <text:p/>
          </table:table-cell>
          <table:table-cell table:formula="of:=IF(LEN([.B55])&gt;0;[.B55];&quot;&quot;)">
            <text:p/>
          </table:table-cell>
          <table:table-cell table:formula="of:=IF(LEN([.H55])=0;&quot;&quot;;CONCATENATE(&quot;'&quot;;[.F55];&quot;' =&gt; '&quot;;[.H55];&quot;',&quot;))">
            <text:p/>
          </table:table-cell>
          <table:table-cell table:formula="of:=IF(LEN([.H55])=0;&quot;&quot;;CONCATENATE(&quot;'&quot;;[.G55];&quot;' =&gt; '&quot;;[.H5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table:number-columns-repeated="2"/>
          <table:table-cell table:formula="of:=IF(LEN([.D56])=0;IF(LEN([.B56])=0;&quot;&quot;;[.B56]);[.D56])" office:value-type="string" office:string-value="bn" calcext:value-type="string">
            <text:p>bn</text:p>
          </table:table-cell>
          <table:table-cell table:formula="of:=IF(LEN([.E56])=0;IF(LEN([.B56])=0;&quot;&quot;;[.B56]);[.E56])" office:value-type="string" office:string-value="bn" calcext:value-type="string">
            <text:p>bn</text:p>
          </table:table-cell>
          <table:table-cell table:formula="of:=IF(LEN([.B56])&gt;0;[.B56];&quot;&quot;)" office:value-type="string" office:string-value="bn" calcext:value-type="string">
            <text:p>bn</text:p>
          </table:table-cell>
          <table:table-cell table:formula="of:=IF(LEN([.H56])=0;&quot;&quot;;CONCATENATE(&quot;'&quot;;[.F56];&quot;' =&gt; '&quot;;[.H56];&quot;',&quot;))" office:value-type="string" office:string-value="'bn' =&gt; 'bn'," calcext:value-type="string">
            <text:p>'bn' =&gt; 'bn',</text:p>
          </table:table-cell>
          <table:table-cell table:formula="of:=IF(LEN([.H56])=0;&quot;&quot;;CONCATENATE(&quot;'&quot;;[.G56];&quot;' =&gt; '&quot;;[.H56];&quot;',&quot;))" office:value-type="string" office:string-value="'bn' =&gt; 'bn'," calcext:value-type="string">
            <text:p>'bn' =&gt; 'b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r</text:p>
          </table:table-cell>
          <table:table-cell/>
          <table:table-cell office:value-type="string" calcext:value-type="string">
            <text:p>Berber languages</text:p>
          </table:table-cell>
          <table:table-cell table:number-columns-repeated="2"/>
          <table:table-cell table:formula="of:=IF(LEN([.D57])=0;IF(LEN([.B57])=0;&quot;&quot;;[.B57]);[.D57])">
            <text:p/>
          </table:table-cell>
          <table:table-cell table:formula="of:=IF(LEN([.E57])=0;IF(LEN([.B57])=0;&quot;&quot;;[.B57]);[.E57])">
            <text:p/>
          </table:table-cell>
          <table:table-cell table:formula="of:=IF(LEN([.B57])&gt;0;[.B57];&quot;&quot;)">
            <text:p/>
          </table:table-cell>
          <table:table-cell table:formula="of:=IF(LEN([.H57])=0;&quot;&quot;;CONCATENATE(&quot;'&quot;;[.F57];&quot;' =&gt; '&quot;;[.H57];&quot;',&quot;))">
            <text:p/>
          </table:table-cell>
          <table:table-cell table:formula="of:=IF(LEN([.H57])=0;&quot;&quot;;CONCATENATE(&quot;'&quot;;[.G57];&quot;' =&gt; '&quot;;[.H5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ho</text:p>
          </table:table-cell>
          <table:table-cell/>
          <table:table-cell office:value-type="string" calcext:value-type="string">
            <text:p>Bhojpuri</text:p>
          </table:table-cell>
          <table:table-cell table:number-columns-repeated="2"/>
          <table:table-cell table:formula="of:=IF(LEN([.D58])=0;IF(LEN([.B58])=0;&quot;&quot;;[.B58]);[.D58])">
            <text:p/>
          </table:table-cell>
          <table:table-cell table:formula="of:=IF(LEN([.E58])=0;IF(LEN([.B58])=0;&quot;&quot;;[.B58]);[.E58])">
            <text:p/>
          </table:table-cell>
          <table:table-cell table:formula="of:=IF(LEN([.B58])&gt;0;[.B58];&quot;&quot;)">
            <text:p/>
          </table:table-cell>
          <table:table-cell table:formula="of:=IF(LEN([.H58])=0;&quot;&quot;;CONCATENATE(&quot;'&quot;;[.F58];&quot;' =&gt; '&quot;;[.H58];&quot;',&quot;))">
            <text:p/>
          </table:table-cell>
          <table:table-cell table:formula="of:=IF(LEN([.H58])=0;&quot;&quot;;CONCATENATE(&quot;'&quot;;[.G58];&quot;' =&gt; '&quot;;[.H5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table:number-columns-repeated="2"/>
          <table:table-cell table:formula="of:=IF(LEN([.D59])=0;IF(LEN([.B59])=0;&quot;&quot;;[.B59]);[.D59])" office:value-type="string" office:string-value="bh" calcext:value-type="string">
            <text:p>bh</text:p>
          </table:table-cell>
          <table:table-cell table:formula="of:=IF(LEN([.E59])=0;IF(LEN([.B59])=0;&quot;&quot;;[.B59]);[.E59])" office:value-type="string" office:string-value="bh" calcext:value-type="string">
            <text:p>bh</text:p>
          </table:table-cell>
          <table:table-cell table:formula="of:=IF(LEN([.B59])&gt;0;[.B59];&quot;&quot;)" office:value-type="string" office:string-value="bh" calcext:value-type="string">
            <text:p>bh</text:p>
          </table:table-cell>
          <table:table-cell table:formula="of:=IF(LEN([.H59])=0;&quot;&quot;;CONCATENATE(&quot;'&quot;;[.F59];&quot;' =&gt; '&quot;;[.H59];&quot;',&quot;))" office:value-type="string" office:string-value="'bh' =&gt; 'bh'," calcext:value-type="string">
            <text:p>'bh' =&gt; 'bh',</text:p>
          </table:table-cell>
          <table:table-cell table:formula="of:=IF(LEN([.H59])=0;&quot;&quot;;CONCATENATE(&quot;'&quot;;[.G59];&quot;' =&gt; '&quot;;[.H59];&quot;',&quot;))" office:value-type="string" office:string-value="'bh' =&gt; 'bh'," calcext:value-type="string">
            <text:p>'bh' =&gt; 'b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ik</text:p>
          </table:table-cell>
          <table:table-cell/>
          <table:table-cell office:value-type="string" calcext:value-type="string">
            <text:p>Bikol</text:p>
          </table:table-cell>
          <table:table-cell table:number-columns-repeated="2"/>
          <table:table-cell table:formula="of:=IF(LEN([.D60])=0;IF(LEN([.B60])=0;&quot;&quot;;[.B60]);[.D60])">
            <text:p/>
          </table:table-cell>
          <table:table-cell table:formula="of:=IF(LEN([.E60])=0;IF(LEN([.B60])=0;&quot;&quot;;[.B60]);[.E60])">
            <text:p/>
          </table:table-cell>
          <table:table-cell table:formula="of:=IF(LEN([.B60])&gt;0;[.B60];&quot;&quot;)">
            <text:p/>
          </table:table-cell>
          <table:table-cell table:formula="of:=IF(LEN([.H60])=0;&quot;&quot;;CONCATENATE(&quot;'&quot;;[.F60];&quot;' =&gt; '&quot;;[.H60];&quot;',&quot;))">
            <text:p/>
          </table:table-cell>
          <table:table-cell table:formula="of:=IF(LEN([.H60])=0;&quot;&quot;;CONCATENATE(&quot;'&quot;;[.G60];&quot;' =&gt; '&quot;;[.H6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in</text:p>
          </table:table-cell>
          <table:table-cell/>
          <table:table-cell office:value-type="string" calcext:value-type="string">
            <text:p>Bini; Edo</text:p>
          </table:table-cell>
          <table:table-cell table:number-columns-repeated="2"/>
          <table:table-cell table:formula="of:=IF(LEN([.D61])=0;IF(LEN([.B61])=0;&quot;&quot;;[.B61]);[.D61])">
            <text:p/>
          </table:table-cell>
          <table:table-cell table:formula="of:=IF(LEN([.E61])=0;IF(LEN([.B61])=0;&quot;&quot;;[.B61]);[.E61])">
            <text:p/>
          </table:table-cell>
          <table:table-cell table:formula="of:=IF(LEN([.B61])&gt;0;[.B61];&quot;&quot;)">
            <text:p/>
          </table:table-cell>
          <table:table-cell table:formula="of:=IF(LEN([.H61])=0;&quot;&quot;;CONCATENATE(&quot;'&quot;;[.F61];&quot;' =&gt; '&quot;;[.H61];&quot;',&quot;))">
            <text:p/>
          </table:table-cell>
          <table:table-cell table:formula="of:=IF(LEN([.H61])=0;&quot;&quot;;CONCATENATE(&quot;'&quot;;[.G61];&quot;' =&gt; '&quot;;[.H6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table:number-columns-repeated="2"/>
          <table:table-cell table:formula="of:=IF(LEN([.D62])=0;IF(LEN([.B62])=0;&quot;&quot;;[.B62]);[.D62])" office:value-type="string" office:string-value="bi" calcext:value-type="string">
            <text:p>bi</text:p>
          </table:table-cell>
          <table:table-cell table:formula="of:=IF(LEN([.E62])=0;IF(LEN([.B62])=0;&quot;&quot;;[.B62]);[.E62])" office:value-type="string" office:string-value="bi" calcext:value-type="string">
            <text:p>bi</text:p>
          </table:table-cell>
          <table:table-cell table:formula="of:=IF(LEN([.B62])&gt;0;[.B62];&quot;&quot;)" office:value-type="string" office:string-value="bi" calcext:value-type="string">
            <text:p>bi</text:p>
          </table:table-cell>
          <table:table-cell table:formula="of:=IF(LEN([.H62])=0;&quot;&quot;;CONCATENATE(&quot;'&quot;;[.F62];&quot;' =&gt; '&quot;;[.H62];&quot;',&quot;))" office:value-type="string" office:string-value="'bi' =&gt; 'bi'," calcext:value-type="string">
            <text:p>'bi' =&gt; 'bi',</text:p>
          </table:table-cell>
          <table:table-cell table:formula="of:=IF(LEN([.H62])=0;&quot;&quot;;CONCATENATE(&quot;'&quot;;[.G62];&quot;' =&gt; '&quot;;[.H62];&quot;',&quot;))" office:value-type="string" office:string-value="'bi' =&gt; 'bi'," calcext:value-type="string">
            <text:p>'bi' =&gt; 'b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yn</text:p>
          </table:table-cell>
          <table:table-cell/>
          <table:table-cell office:value-type="string" calcext:value-type="string">
            <text:p>Blin; Bilin</text:p>
          </table:table-cell>
          <table:table-cell table:number-columns-repeated="2"/>
          <table:table-cell table:formula="of:=IF(LEN([.D63])=0;IF(LEN([.B63])=0;&quot;&quot;;[.B63]);[.D63])">
            <text:p/>
          </table:table-cell>
          <table:table-cell table:formula="of:=IF(LEN([.E63])=0;IF(LEN([.B63])=0;&quot;&quot;;[.B63]);[.E63])">
            <text:p/>
          </table:table-cell>
          <table:table-cell table:formula="of:=IF(LEN([.B63])&gt;0;[.B63];&quot;&quot;)">
            <text:p/>
          </table:table-cell>
          <table:table-cell table:formula="of:=IF(LEN([.H63])=0;&quot;&quot;;CONCATENATE(&quot;'&quot;;[.F63];&quot;' =&gt; '&quot;;[.H63];&quot;',&quot;))">
            <text:p/>
          </table:table-cell>
          <table:table-cell table:formula="of:=IF(LEN([.H63])=0;&quot;&quot;;CONCATENATE(&quot;'&quot;;[.G63];&quot;' =&gt; '&quot;;[.H6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bl</text:p>
          </table:table-cell>
          <table:table-cell/>
          <table:table-cell office:value-type="string" calcext:value-type="string">
            <text:p>Blissymbols; Blissymbolics; Bliss</text:p>
          </table:table-cell>
          <table:table-cell table:number-columns-repeated="2"/>
          <table:table-cell table:formula="of:=IF(LEN([.D64])=0;IF(LEN([.B64])=0;&quot;&quot;;[.B64]);[.D64])">
            <text:p/>
          </table:table-cell>
          <table:table-cell table:formula="of:=IF(LEN([.E64])=0;IF(LEN([.B64])=0;&quot;&quot;;[.B64]);[.E64])">
            <text:p/>
          </table:table-cell>
          <table:table-cell table:formula="of:=IF(LEN([.B64])&gt;0;[.B64];&quot;&quot;)">
            <text:p/>
          </table:table-cell>
          <table:table-cell table:formula="of:=IF(LEN([.H64])=0;&quot;&quot;;CONCATENATE(&quot;'&quot;;[.F64];&quot;' =&gt; '&quot;;[.H64];&quot;',&quot;))">
            <text:p/>
          </table:table-cell>
          <table:table-cell table:formula="of:=IF(LEN([.H64])=0;&quot;&quot;;CONCATENATE(&quot;'&quot;;[.G64];&quot;' =&gt; '&quot;;[.H6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b_NO</text:p>
          </table:table-cell>
          <table:table-cell office:value-type="string" calcext:value-type="string">
            <text:p>nb</text:p>
          </table:table-cell>
          <table:table-cell table:formula="of:=IF(LEN([.D65])=0;IF(LEN([.B65])=0;&quot;&quot;;[.B65]);[.D65])" office:value-type="string" office:string-value="nb_NO" calcext:value-type="string">
            <text:p>nb_NO</text:p>
          </table:table-cell>
          <table:table-cell table:formula="of:=IF(LEN([.E65])=0;IF(LEN([.B65])=0;&quot;&quot;;[.B65]);[.E65])" office:value-type="string" office:string-value="nb" calcext:value-type="string">
            <text:p>nb</text:p>
          </table:table-cell>
          <table:table-cell table:formula="of:=IF(LEN([.B65])&gt;0;[.B65];&quot;&quot;)" office:value-type="string" office:string-value="nb" calcext:value-type="string">
            <text:p>nb</text:p>
          </table:table-cell>
          <table:table-cell table:formula="of:=IF(LEN([.H65])=0;&quot;&quot;;CONCATENATE(&quot;'&quot;;[.F65];&quot;' =&gt; '&quot;;[.H65];&quot;',&quot;))" office:value-type="string" office:string-value="'nb_NO' =&gt; 'nb'," calcext:value-type="string">
            <text:p>'nb_NO' =&gt; 'nb',</text:p>
          </table:table-cell>
          <table:table-cell table:formula="of:=IF(LEN([.H65])=0;&quot;&quot;;CONCATENATE(&quot;'&quot;;[.G65];&quot;' =&gt; '&quot;;[.H65];&quot;',&quot;))" office:value-type="string" office:string-value="'nb' =&gt; 'nb'," calcext:value-type="string">
            <text:p>'nb' =&gt; 'nb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s_BA</text:p>
          </table:table-cell>
          <table:table-cell office:value-type="string" calcext:value-type="string">
            <text:p>bs</text:p>
          </table:table-cell>
          <table:table-cell table:formula="of:=IF(LEN([.D66])=0;IF(LEN([.B66])=0;&quot;&quot;;[.B66]);[.D66])" office:value-type="string" office:string-value="bs_BA" calcext:value-type="string">
            <text:p>bs_BA</text:p>
          </table:table-cell>
          <table:table-cell table:formula="of:=IF(LEN([.E66])=0;IF(LEN([.B66])=0;&quot;&quot;;[.B66]);[.E66])" office:value-type="string" office:string-value="bs" calcext:value-type="string">
            <text:p>bs</text:p>
          </table:table-cell>
          <table:table-cell table:formula="of:=IF(LEN([.B66])&gt;0;[.B66];&quot;&quot;)" office:value-type="string" office:string-value="bs" calcext:value-type="string">
            <text:p>bs</text:p>
          </table:table-cell>
          <table:table-cell table:formula="of:=IF(LEN([.H66])=0;&quot;&quot;;CONCATENATE(&quot;'&quot;;[.F66];&quot;' =&gt; '&quot;;[.H66];&quot;',&quot;))" office:value-type="string" office:string-value="'bs_BA' =&gt; 'bs'," calcext:value-type="string">
            <text:p>'bs_BA' =&gt; 'bs',</text:p>
          </table:table-cell>
          <table:table-cell table:formula="of:=IF(LEN([.H66])=0;&quot;&quot;;CONCATENATE(&quot;'&quot;;[.G66];&quot;' =&gt; '&quot;;[.H66];&quot;',&quot;))" office:value-type="string" office:string-value="'bs' =&gt; 'bs'," calcext:value-type="string">
            <text:p>'bs' =&gt; 'b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Braj</text:p>
          </table:table-cell>
          <table:table-cell table:number-columns-repeated="2"/>
          <table:table-cell table:formula="of:=IF(LEN([.D67])=0;IF(LEN([.B67])=0;&quot;&quot;;[.B67]);[.D67])">
            <text:p/>
          </table:table-cell>
          <table:table-cell table:formula="of:=IF(LEN([.E67])=0;IF(LEN([.B67])=0;&quot;&quot;;[.B67]);[.E67])">
            <text:p/>
          </table:table-cell>
          <table:table-cell table:formula="of:=IF(LEN([.B67])&gt;0;[.B67];&quot;&quot;)">
            <text:p/>
          </table:table-cell>
          <table:table-cell table:formula="of:=IF(LEN([.H67])=0;&quot;&quot;;CONCATENATE(&quot;'&quot;;[.F67];&quot;' =&gt; '&quot;;[.H67];&quot;',&quot;))">
            <text:p/>
          </table:table-cell>
          <table:table-cell table:formula="of:=IF(LEN([.H67])=0;&quot;&quot;;CONCATENATE(&quot;'&quot;;[.G67];&quot;' =&gt; '&quot;;[.H6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table:number-columns-repeated="2"/>
          <table:table-cell table:formula="of:=IF(LEN([.D68])=0;IF(LEN([.B68])=0;&quot;&quot;;[.B68]);[.D68])" office:value-type="string" office:string-value="br" calcext:value-type="string">
            <text:p>br</text:p>
          </table:table-cell>
          <table:table-cell table:formula="of:=IF(LEN([.E68])=0;IF(LEN([.B68])=0;&quot;&quot;;[.B68]);[.E68])" office:value-type="string" office:string-value="br" calcext:value-type="string">
            <text:p>br</text:p>
          </table:table-cell>
          <table:table-cell table:formula="of:=IF(LEN([.B68])&gt;0;[.B68];&quot;&quot;)" office:value-type="string" office:string-value="br" calcext:value-type="string">
            <text:p>br</text:p>
          </table:table-cell>
          <table:table-cell table:formula="of:=IF(LEN([.H68])=0;&quot;&quot;;CONCATENATE(&quot;'&quot;;[.F68];&quot;' =&gt; '&quot;;[.H68];&quot;',&quot;))" office:value-type="string" office:string-value="'br' =&gt; 'br'," calcext:value-type="string">
            <text:p>'br' =&gt; 'br',</text:p>
          </table:table-cell>
          <table:table-cell table:formula="of:=IF(LEN([.H68])=0;&quot;&quot;;CONCATENATE(&quot;'&quot;;[.G68];&quot;' =&gt; '&quot;;[.H68];&quot;',&quot;))" office:value-type="string" office:string-value="'br' =&gt; 'br'," calcext:value-type="string">
            <text:p>'br' =&gt; 'b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Buginese</text:p>
          </table:table-cell>
          <table:table-cell table:number-columns-repeated="2"/>
          <table:table-cell table:formula="of:=IF(LEN([.D69])=0;IF(LEN([.B69])=0;&quot;&quot;;[.B69]);[.D69])">
            <text:p/>
          </table:table-cell>
          <table:table-cell table:formula="of:=IF(LEN([.E69])=0;IF(LEN([.B69])=0;&quot;&quot;;[.B69]);[.E69])">
            <text:p/>
          </table:table-cell>
          <table:table-cell table:formula="of:=IF(LEN([.B69])&gt;0;[.B69];&quot;&quot;)">
            <text:p/>
          </table:table-cell>
          <table:table-cell table:formula="of:=IF(LEN([.H69])=0;&quot;&quot;;CONCATENATE(&quot;'&quot;;[.F69];&quot;' =&gt; '&quot;;[.H69];&quot;',&quot;))">
            <text:p/>
          </table:table-cell>
          <table:table-cell table:formula="of:=IF(LEN([.H69])=0;&quot;&quot;;CONCATENATE(&quot;'&quot;;[.G69];&quot;' =&gt; '&quot;;[.H6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/>
          <table:table-cell office:value-type="string" calcext:value-type="string">
            <text:p>bg</text:p>
          </table:table-cell>
          <table:table-cell table:formula="of:=IF(LEN([.D70])=0;IF(LEN([.B70])=0;&quot;&quot;;[.B70]);[.D70])" office:value-type="string" office:string-value="bg" calcext:value-type="string">
            <text:p>bg</text:p>
          </table:table-cell>
          <table:table-cell table:formula="of:=IF(LEN([.E70])=0;IF(LEN([.B70])=0;&quot;&quot;;[.B70]);[.E70])" office:value-type="string" office:string-value="bg" calcext:value-type="string">
            <text:p>bg</text:p>
          </table:table-cell>
          <table:table-cell table:formula="of:=IF(LEN([.B70])&gt;0;[.B70];&quot;&quot;)" office:value-type="string" office:string-value="bg" calcext:value-type="string">
            <text:p>bg</text:p>
          </table:table-cell>
          <table:table-cell table:formula="of:=IF(LEN([.H70])=0;&quot;&quot;;CONCATENATE(&quot;'&quot;;[.F70];&quot;' =&gt; '&quot;;[.H70];&quot;',&quot;))" office:value-type="string" office:string-value="'bg' =&gt; 'bg'," calcext:value-type="string">
            <text:p>'bg' =&gt; 'bg',</text:p>
          </table:table-cell>
          <table:table-cell table:formula="of:=IF(LEN([.H70])=0;&quot;&quot;;CONCATENATE(&quot;'&quot;;[.G70];&quot;' =&gt; '&quot;;[.H70];&quot;',&quot;))" office:value-type="string" office:string-value="'bg' =&gt; 'bg'," calcext:value-type="string">
            <text:p>'bg' =&gt; 'b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ua</text:p>
          </table:table-cell>
          <table:table-cell/>
          <table:table-cell office:value-type="string" calcext:value-type="string">
            <text:p>Buriat</text:p>
          </table:table-cell>
          <table:table-cell table:number-columns-repeated="2"/>
          <table:table-cell table:formula="of:=IF(LEN([.D71])=0;IF(LEN([.B71])=0;&quot;&quot;;[.B71]);[.D71])">
            <text:p/>
          </table:table-cell>
          <table:table-cell table:formula="of:=IF(LEN([.E71])=0;IF(LEN([.B71])=0;&quot;&quot;;[.B71]);[.E71])">
            <text:p/>
          </table:table-cell>
          <table:table-cell table:formula="of:=IF(LEN([.B71])&gt;0;[.B71];&quot;&quot;)">
            <text:p/>
          </table:table-cell>
          <table:table-cell table:formula="of:=IF(LEN([.H71])=0;&quot;&quot;;CONCATENATE(&quot;'&quot;;[.F71];&quot;' =&gt; '&quot;;[.H71];&quot;',&quot;))">
            <text:p/>
          </table:table-cell>
          <table:table-cell table:formula="of:=IF(LEN([.H71])=0;&quot;&quot;;CONCATENATE(&quot;'&quot;;[.G71];&quot;' =&gt; '&quot;;[.H7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table:number-columns-repeated="2"/>
          <table:table-cell table:formula="of:=IF(LEN([.D72])=0;IF(LEN([.B72])=0;&quot;&quot;;[.B72]);[.D72])" office:value-type="string" office:string-value="my" calcext:value-type="string">
            <text:p>my</text:p>
          </table:table-cell>
          <table:table-cell table:formula="of:=IF(LEN([.E72])=0;IF(LEN([.B72])=0;&quot;&quot;;[.B72]);[.E72])" office:value-type="string" office:string-value="my" calcext:value-type="string">
            <text:p>my</text:p>
          </table:table-cell>
          <table:table-cell table:formula="of:=IF(LEN([.B72])&gt;0;[.B72];&quot;&quot;)" office:value-type="string" office:string-value="my" calcext:value-type="string">
            <text:p>my</text:p>
          </table:table-cell>
          <table:table-cell table:formula="of:=IF(LEN([.H72])=0;&quot;&quot;;CONCATENATE(&quot;'&quot;;[.F72];&quot;' =&gt; '&quot;;[.H72];&quot;',&quot;))" office:value-type="string" office:string-value="'my' =&gt; 'my'," calcext:value-type="string">
            <text:p>'my' =&gt; 'my',</text:p>
          </table:table-cell>
          <table:table-cell table:formula="of:=IF(LEN([.H72])=0;&quot;&quot;;CONCATENATE(&quot;'&quot;;[.G72];&quot;' =&gt; '&quot;;[.H72];&quot;',&quot;))" office:value-type="string" office:string-value="'my' =&gt; 'my'," calcext:value-type="string">
            <text:p>'my' =&gt; 'm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table:number-columns-repeated="2"/>
          <table:table-cell table:formula="of:=IF(LEN([.D73])=0;IF(LEN([.B73])=0;&quot;&quot;;[.B73]);[.D73])" office:value-type="string" office:string-value="my" calcext:value-type="string">
            <text:p>my</text:p>
          </table:table-cell>
          <table:table-cell table:formula="of:=IF(LEN([.E73])=0;IF(LEN([.B73])=0;&quot;&quot;;[.B73]);[.E73])" office:value-type="string" office:string-value="my" calcext:value-type="string">
            <text:p>my</text:p>
          </table:table-cell>
          <table:table-cell table:formula="of:=IF(LEN([.B73])&gt;0;[.B73];&quot;&quot;)" office:value-type="string" office:string-value="my" calcext:value-type="string">
            <text:p>my</text:p>
          </table:table-cell>
          <table:table-cell table:formula="of:=IF(LEN([.H73])=0;&quot;&quot;;CONCATENATE(&quot;'&quot;;[.F73];&quot;' =&gt; '&quot;;[.H73];&quot;',&quot;))" office:value-type="string" office:string-value="'my' =&gt; 'my'," calcext:value-type="string">
            <text:p>'my' =&gt; 'my',</text:p>
          </table:table-cell>
          <table:table-cell table:formula="of:=IF(LEN([.H73])=0;&quot;&quot;;CONCATENATE(&quot;'&quot;;[.G73];&quot;' =&gt; '&quot;;[.H73];&quot;',&quot;))" office:value-type="string" office:string-value="'my' =&gt; 'my'," calcext:value-type="string">
            <text:p>'my' =&gt; 'm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do</text:p>
          </table:table-cell>
          <table:table-cell table:number-columns-repeated="2"/>
          <table:table-cell table:formula="of:=IF(LEN([.D74])=0;IF(LEN([.B74])=0;&quot;&quot;;[.B74]);[.D74])">
            <text:p/>
          </table:table-cell>
          <table:table-cell table:formula="of:=IF(LEN([.E74])=0;IF(LEN([.B74])=0;&quot;&quot;;[.B74]);[.E74])">
            <text:p/>
          </table:table-cell>
          <table:table-cell table:formula="of:=IF(LEN([.B74])&gt;0;[.B74];&quot;&quot;)">
            <text:p/>
          </table:table-cell>
          <table:table-cell table:formula="of:=IF(LEN([.H74])=0;&quot;&quot;;CONCATENATE(&quot;'&quot;;[.F74];&quot;' =&gt; '&quot;;[.H74];&quot;',&quot;))">
            <text:p/>
          </table:table-cell>
          <table:table-cell table:formula="of:=IF(LEN([.H74])=0;&quot;&quot;;CONCATENATE(&quot;'&quot;;[.G74];&quot;' =&gt; '&quot;;[.H7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_ES</text:p>
          </table:table-cell>
          <table:table-cell office:value-type="string" calcext:value-type="string">
            <text:p>ca</text:p>
          </table:table-cell>
          <table:table-cell table:formula="of:=IF(LEN([.D75])=0;IF(LEN([.B75])=0;&quot;&quot;;[.B75]);[.D75])" office:value-type="string" office:string-value="ca_ES" calcext:value-type="string">
            <text:p>ca_ES</text:p>
          </table:table-cell>
          <table:table-cell table:formula="of:=IF(LEN([.E75])=0;IF(LEN([.B75])=0;&quot;&quot;;[.B75]);[.E75])" office:value-type="string" office:string-value="ca" calcext:value-type="string">
            <text:p>ca</text:p>
          </table:table-cell>
          <table:table-cell table:formula="of:=IF(LEN([.B75])&gt;0;[.B75];&quot;&quot;)" office:value-type="string" office:string-value="ca" calcext:value-type="string">
            <text:p>ca</text:p>
          </table:table-cell>
          <table:table-cell table:formula="of:=IF(LEN([.H75])=0;&quot;&quot;;CONCATENATE(&quot;'&quot;;[.F75];&quot;' =&gt; '&quot;;[.H75];&quot;',&quot;))" office:value-type="string" office:string-value="'ca_ES' =&gt; 'ca'," calcext:value-type="string">
            <text:p>'ca_ES' =&gt; 'ca',</text:p>
          </table:table-cell>
          <table:table-cell table:formula="of:=IF(LEN([.H75])=0;&quot;&quot;;CONCATENATE(&quot;'&quot;;[.G75];&quot;' =&gt; '&quot;;[.H75];&quot;',&quot;))" office:value-type="string" office:string-value="'ca' =&gt; 'ca'," calcext:value-type="string">
            <text:p>'ca' =&gt; 'c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u</text:p>
          </table:table-cell>
          <table:table-cell/>
          <table:table-cell office:value-type="string" calcext:value-type="string">
            <text:p>Caucasian languages</text:p>
          </table:table-cell>
          <table:table-cell table:number-columns-repeated="2"/>
          <table:table-cell table:formula="of:=IF(LEN([.D76])=0;IF(LEN([.B76])=0;&quot;&quot;;[.B76]);[.D76])">
            <text:p/>
          </table:table-cell>
          <table:table-cell table:formula="of:=IF(LEN([.E76])=0;IF(LEN([.B76])=0;&quot;&quot;;[.B76]);[.E76])">
            <text:p/>
          </table:table-cell>
          <table:table-cell table:formula="of:=IF(LEN([.B76])&gt;0;[.B76];&quot;&quot;)">
            <text:p/>
          </table:table-cell>
          <table:table-cell table:formula="of:=IF(LEN([.H76])=0;&quot;&quot;;CONCATENATE(&quot;'&quot;;[.F76];&quot;' =&gt; '&quot;;[.H76];&quot;',&quot;))">
            <text:p/>
          </table:table-cell>
          <table:table-cell table:formula="of:=IF(LEN([.H76])=0;&quot;&quot;;CONCATENATE(&quot;'&quot;;[.G76];&quot;' =&gt; '&quot;;[.H7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b</text:p>
          </table:table-cell>
          <table:table-cell/>
          <table:table-cell office:value-type="string" calcext:value-type="string">
            <text:p>Cebuano</text:p>
          </table:table-cell>
          <table:table-cell table:number-columns-repeated="2"/>
          <table:table-cell table:formula="of:=IF(LEN([.D77])=0;IF(LEN([.B77])=0;&quot;&quot;;[.B77]);[.D77])">
            <text:p/>
          </table:table-cell>
          <table:table-cell table:formula="of:=IF(LEN([.E77])=0;IF(LEN([.B77])=0;&quot;&quot;;[.B77]);[.E77])">
            <text:p/>
          </table:table-cell>
          <table:table-cell table:formula="of:=IF(LEN([.B77])&gt;0;[.B77];&quot;&quot;)">
            <text:p/>
          </table:table-cell>
          <table:table-cell table:formula="of:=IF(LEN([.H77])=0;&quot;&quot;;CONCATENATE(&quot;'&quot;;[.F77];&quot;' =&gt; '&quot;;[.H77];&quot;',&quot;))">
            <text:p/>
          </table:table-cell>
          <table:table-cell table:formula="of:=IF(LEN([.H77])=0;&quot;&quot;;CONCATENATE(&quot;'&quot;;[.G77];&quot;' =&gt; '&quot;;[.H7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l</text:p>
          </table:table-cell>
          <table:table-cell/>
          <table:table-cell office:value-type="string" calcext:value-type="string">
            <text:p>Celtic languages</text:p>
          </table:table-cell>
          <table:table-cell table:number-columns-repeated="2"/>
          <table:table-cell table:formula="of:=IF(LEN([.D78])=0;IF(LEN([.B78])=0;&quot;&quot;;[.B78]);[.D78])">
            <text:p/>
          </table:table-cell>
          <table:table-cell table:formula="of:=IF(LEN([.E78])=0;IF(LEN([.B78])=0;&quot;&quot;;[.B78]);[.E78])">
            <text:p/>
          </table:table-cell>
          <table:table-cell table:formula="of:=IF(LEN([.B78])&gt;0;[.B78];&quot;&quot;)">
            <text:p/>
          </table:table-cell>
          <table:table-cell table:formula="of:=IF(LEN([.H78])=0;&quot;&quot;;CONCATENATE(&quot;'&quot;;[.F78];&quot;' =&gt; '&quot;;[.H78];&quot;',&quot;))">
            <text:p/>
          </table:table-cell>
          <table:table-cell table:formula="of:=IF(LEN([.H78])=0;&quot;&quot;;CONCATENATE(&quot;'&quot;;[.G78];&quot;' =&gt; '&quot;;[.H7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office:value-type="string" calcext:value-type="string">
            <text:p>Central American Indian languages</text:p>
          </table:table-cell>
          <table:table-cell table:number-columns-repeated="2"/>
          <table:table-cell table:formula="of:=IF(LEN([.D79])=0;IF(LEN([.B79])=0;&quot;&quot;;[.B79]);[.D79])">
            <text:p/>
          </table:table-cell>
          <table:table-cell table:formula="of:=IF(LEN([.E79])=0;IF(LEN([.B79])=0;&quot;&quot;;[.B79]);[.E79])">
            <text:p/>
          </table:table-cell>
          <table:table-cell table:formula="of:=IF(LEN([.B79])&gt;0;[.B79];&quot;&quot;)">
            <text:p/>
          </table:table-cell>
          <table:table-cell table:formula="of:=IF(LEN([.H79])=0;&quot;&quot;;CONCATENATE(&quot;'&quot;;[.F79];&quot;' =&gt; '&quot;;[.H79];&quot;',&quot;))">
            <text:p/>
          </table:table-cell>
          <table:table-cell table:formula="of:=IF(LEN([.H79])=0;&quot;&quot;;CONCATENATE(&quot;'&quot;;[.G79];&quot;' =&gt; '&quot;;[.H7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table:number-columns-repeated="2"/>
          <table:table-cell table:formula="of:=IF(LEN([.D80])=0;IF(LEN([.B80])=0;&quot;&quot;;[.B80]);[.D80])" office:value-type="string" office:string-value="km" calcext:value-type="string">
            <text:p>km</text:p>
          </table:table-cell>
          <table:table-cell table:formula="of:=IF(LEN([.E80])=0;IF(LEN([.B80])=0;&quot;&quot;;[.B80]);[.E80])" office:value-type="string" office:string-value="km" calcext:value-type="string">
            <text:p>km</text:p>
          </table:table-cell>
          <table:table-cell table:formula="of:=IF(LEN([.B80])&gt;0;[.B80];&quot;&quot;)" office:value-type="string" office:string-value="km" calcext:value-type="string">
            <text:p>km</text:p>
          </table:table-cell>
          <table:table-cell table:formula="of:=IF(LEN([.H80])=0;&quot;&quot;;CONCATENATE(&quot;'&quot;;[.F80];&quot;' =&gt; '&quot;;[.H80];&quot;',&quot;))" office:value-type="string" office:string-value="'km' =&gt; 'km'," calcext:value-type="string">
            <text:p>'km' =&gt; 'km',</text:p>
          </table:table-cell>
          <table:table-cell table:formula="of:=IF(LEN([.H80])=0;&quot;&quot;;CONCATENATE(&quot;'&quot;;[.G80];&quot;' =&gt; '&quot;;[.H80];&quot;',&quot;))" office:value-type="string" office:string-value="'km' =&gt; 'km'," calcext:value-type="string">
            <text:p>'km' =&gt; 'km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g</text:p>
          </table:table-cell>
          <table:table-cell/>
          <table:table-cell office:value-type="string" calcext:value-type="string">
            <text:p>Chagatai</text:p>
          </table:table-cell>
          <table:table-cell table:number-columns-repeated="2"/>
          <table:table-cell table:formula="of:=IF(LEN([.D81])=0;IF(LEN([.B81])=0;&quot;&quot;;[.B81]);[.D81])">
            <text:p/>
          </table:table-cell>
          <table:table-cell table:formula="of:=IF(LEN([.E81])=0;IF(LEN([.B81])=0;&quot;&quot;;[.B81]);[.E81])">
            <text:p/>
          </table:table-cell>
          <table:table-cell table:formula="of:=IF(LEN([.B81])&gt;0;[.B81];&quot;&quot;)">
            <text:p/>
          </table:table-cell>
          <table:table-cell table:formula="of:=IF(LEN([.H81])=0;&quot;&quot;;CONCATENATE(&quot;'&quot;;[.F81];&quot;' =&gt; '&quot;;[.H81];&quot;',&quot;))">
            <text:p/>
          </table:table-cell>
          <table:table-cell table:formula="of:=IF(LEN([.H81])=0;&quot;&quot;;CONCATENATE(&quot;'&quot;;[.G81];&quot;' =&gt; '&quot;;[.H8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mc</text:p>
          </table:table-cell>
          <table:table-cell/>
          <table:table-cell office:value-type="string" calcext:value-type="string">
            <text:p>Chamic languages</text:p>
          </table:table-cell>
          <table:table-cell table:number-columns-repeated="2"/>
          <table:table-cell table:formula="of:=IF(LEN([.D82])=0;IF(LEN([.B82])=0;&quot;&quot;;[.B82]);[.D82])">
            <text:p/>
          </table:table-cell>
          <table:table-cell table:formula="of:=IF(LEN([.E82])=0;IF(LEN([.B82])=0;&quot;&quot;;[.B82]);[.E82])">
            <text:p/>
          </table:table-cell>
          <table:table-cell table:formula="of:=IF(LEN([.B82])&gt;0;[.B82];&quot;&quot;)">
            <text:p/>
          </table:table-cell>
          <table:table-cell table:formula="of:=IF(LEN([.H82])=0;&quot;&quot;;CONCATENATE(&quot;'&quot;;[.F82];&quot;' =&gt; '&quot;;[.H82];&quot;',&quot;))">
            <text:p/>
          </table:table-cell>
          <table:table-cell table:formula="of:=IF(LEN([.H82])=0;&quot;&quot;;CONCATENATE(&quot;'&quot;;[.G82];&quot;' =&gt; '&quot;;[.H8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table:number-columns-repeated="2"/>
          <table:table-cell table:formula="of:=IF(LEN([.D83])=0;IF(LEN([.B83])=0;&quot;&quot;;[.B83]);[.D83])" office:value-type="string" office:string-value="ch" calcext:value-type="string">
            <text:p>ch</text:p>
          </table:table-cell>
          <table:table-cell table:formula="of:=IF(LEN([.E83])=0;IF(LEN([.B83])=0;&quot;&quot;;[.B83]);[.E83])" office:value-type="string" office:string-value="ch" calcext:value-type="string">
            <text:p>ch</text:p>
          </table:table-cell>
          <table:table-cell table:formula="of:=IF(LEN([.B83])&gt;0;[.B83];&quot;&quot;)" office:value-type="string" office:string-value="ch" calcext:value-type="string">
            <text:p>ch</text:p>
          </table:table-cell>
          <table:table-cell table:formula="of:=IF(LEN([.H83])=0;&quot;&quot;;CONCATENATE(&quot;'&quot;;[.F83];&quot;' =&gt; '&quot;;[.H83];&quot;',&quot;))" office:value-type="string" office:string-value="'ch' =&gt; 'ch'," calcext:value-type="string">
            <text:p>'ch' =&gt; 'ch',</text:p>
          </table:table-cell>
          <table:table-cell table:formula="of:=IF(LEN([.H83])=0;&quot;&quot;;CONCATENATE(&quot;'&quot;;[.G83];&quot;' =&gt; '&quot;;[.H83];&quot;',&quot;))" office:value-type="string" office:string-value="'ch' =&gt; 'ch'," calcext:value-type="string">
            <text:p>'ch' =&gt; 'c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table:number-columns-repeated="2"/>
          <table:table-cell table:formula="of:=IF(LEN([.D84])=0;IF(LEN([.B84])=0;&quot;&quot;;[.B84]);[.D84])" office:value-type="string" office:string-value="ce" calcext:value-type="string">
            <text:p>ce</text:p>
          </table:table-cell>
          <table:table-cell table:formula="of:=IF(LEN([.E84])=0;IF(LEN([.B84])=0;&quot;&quot;;[.B84]);[.E84])" office:value-type="string" office:string-value="ce" calcext:value-type="string">
            <text:p>ce</text:p>
          </table:table-cell>
          <table:table-cell table:formula="of:=IF(LEN([.B84])&gt;0;[.B84];&quot;&quot;)" office:value-type="string" office:string-value="ce" calcext:value-type="string">
            <text:p>ce</text:p>
          </table:table-cell>
          <table:table-cell table:formula="of:=IF(LEN([.H84])=0;&quot;&quot;;CONCATENATE(&quot;'&quot;;[.F84];&quot;' =&gt; '&quot;;[.H84];&quot;',&quot;))" office:value-type="string" office:string-value="'ce' =&gt; 'ce'," calcext:value-type="string">
            <text:p>'ce' =&gt; 'ce',</text:p>
          </table:table-cell>
          <table:table-cell table:formula="of:=IF(LEN([.H84])=0;&quot;&quot;;CONCATENATE(&quot;'&quot;;[.G84];&quot;' =&gt; '&quot;;[.H84];&quot;',&quot;))" office:value-type="string" office:string-value="'ce' =&gt; 'ce'," calcext:value-type="string">
            <text:p>'ce' =&gt; 'c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Cherokee</text:p>
          </table:table-cell>
          <table:table-cell table:number-columns-repeated="2"/>
          <table:table-cell table:formula="of:=IF(LEN([.D85])=0;IF(LEN([.B85])=0;&quot;&quot;;[.B85]);[.D85])">
            <text:p/>
          </table:table-cell>
          <table:table-cell table:formula="of:=IF(LEN([.E85])=0;IF(LEN([.B85])=0;&quot;&quot;;[.B85]);[.E85])">
            <text:p/>
          </table:table-cell>
          <table:table-cell table:formula="of:=IF(LEN([.B85])&gt;0;[.B85];&quot;&quot;)">
            <text:p/>
          </table:table-cell>
          <table:table-cell table:formula="of:=IF(LEN([.H85])=0;&quot;&quot;;CONCATENATE(&quot;'&quot;;[.F85];&quot;' =&gt; '&quot;;[.H85];&quot;',&quot;))">
            <text:p/>
          </table:table-cell>
          <table:table-cell table:formula="of:=IF(LEN([.H85])=0;&quot;&quot;;CONCATENATE(&quot;'&quot;;[.G85];&quot;' =&gt; '&quot;;[.H8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y</text:p>
          </table:table-cell>
          <table:table-cell/>
          <table:table-cell office:value-type="string" calcext:value-type="string">
            <text:p>Cheyenne</text:p>
          </table:table-cell>
          <table:table-cell table:number-columns-repeated="2"/>
          <table:table-cell table:formula="of:=IF(LEN([.D86])=0;IF(LEN([.B86])=0;&quot;&quot;;[.B86]);[.D86])">
            <text:p/>
          </table:table-cell>
          <table:table-cell table:formula="of:=IF(LEN([.E86])=0;IF(LEN([.B86])=0;&quot;&quot;;[.B86]);[.E86])">
            <text:p/>
          </table:table-cell>
          <table:table-cell table:formula="of:=IF(LEN([.B86])&gt;0;[.B86];&quot;&quot;)">
            <text:p/>
          </table:table-cell>
          <table:table-cell table:formula="of:=IF(LEN([.H86])=0;&quot;&quot;;CONCATENATE(&quot;'&quot;;[.F86];&quot;' =&gt; '&quot;;[.H86];&quot;',&quot;))">
            <text:p/>
          </table:table-cell>
          <table:table-cell table:formula="of:=IF(LEN([.H86])=0;&quot;&quot;;CONCATENATE(&quot;'&quot;;[.G86];&quot;' =&gt; '&quot;;[.H8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b</text:p>
          </table:table-cell>
          <table:table-cell/>
          <table:table-cell office:value-type="string" calcext:value-type="string">
            <text:p>Chibcha</text:p>
          </table:table-cell>
          <table:table-cell table:number-columns-repeated="2"/>
          <table:table-cell table:formula="of:=IF(LEN([.D87])=0;IF(LEN([.B87])=0;&quot;&quot;;[.B87]);[.D87])">
            <text:p/>
          </table:table-cell>
          <table:table-cell table:formula="of:=IF(LEN([.E87])=0;IF(LEN([.B87])=0;&quot;&quot;;[.B87]);[.E87])">
            <text:p/>
          </table:table-cell>
          <table:table-cell table:formula="of:=IF(LEN([.B87])&gt;0;[.B87];&quot;&quot;)">
            <text:p/>
          </table:table-cell>
          <table:table-cell table:formula="of:=IF(LEN([.H87])=0;&quot;&quot;;CONCATENATE(&quot;'&quot;;[.F87];&quot;' =&gt; '&quot;;[.H87];&quot;',&quot;))">
            <text:p/>
          </table:table-cell>
          <table:table-cell table:formula="of:=IF(LEN([.H87])=0;&quot;&quot;;CONCATENATE(&quot;'&quot;;[.G87];&quot;' =&gt; '&quot;;[.H8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table:number-columns-repeated="2"/>
          <table:table-cell table:formula="of:=IF(LEN([.D88])=0;IF(LEN([.B88])=0;&quot;&quot;;[.B88]);[.D88])" office:value-type="string" office:string-value="ny" calcext:value-type="string">
            <text:p>ny</text:p>
          </table:table-cell>
          <table:table-cell table:formula="of:=IF(LEN([.E88])=0;IF(LEN([.B88])=0;&quot;&quot;;[.B88]);[.E88])" office:value-type="string" office:string-value="ny" calcext:value-type="string">
            <text:p>ny</text:p>
          </table:table-cell>
          <table:table-cell table:formula="of:=IF(LEN([.B88])&gt;0;[.B88];&quot;&quot;)" office:value-type="string" office:string-value="ny" calcext:value-type="string">
            <text:p>ny</text:p>
          </table:table-cell>
          <table:table-cell table:formula="of:=IF(LEN([.H88])=0;&quot;&quot;;CONCATENATE(&quot;'&quot;;[.F88];&quot;' =&gt; '&quot;;[.H88];&quot;',&quot;))" office:value-type="string" office:string-value="'ny' =&gt; 'ny'," calcext:value-type="string">
            <text:p>'ny' =&gt; 'ny',</text:p>
          </table:table-cell>
          <table:table-cell table:formula="of:=IF(LEN([.H88])=0;&quot;&quot;;CONCATENATE(&quot;'&quot;;[.G88];&quot;' =&gt; '&quot;;[.H88];&quot;',&quot;))" office:value-type="string" office:string-value="'ny' =&gt; 'ny'," calcext:value-type="string">
            <text:p>'ny' =&gt; 'n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table:number-columns-repeated="2" office:value-type="string" calcext:value-type="string">
            <text:p>zh_CN</text:p>
          </table:table-cell>
          <table:table-cell table:formula="of:=IF(LEN([.D89])=0;IF(LEN([.B89])=0;&quot;&quot;;[.B89]);[.D89])" office:value-type="string" office:string-value="zh_CN" calcext:value-type="string">
            <text:p>zh_CN</text:p>
          </table:table-cell>
          <table:table-cell table:formula="of:=IF(LEN([.E89])=0;IF(LEN([.B89])=0;&quot;&quot;;[.B89]);[.E89])" office:value-type="string" office:string-value="zh_CN" calcext:value-type="string">
            <text:p>zh_CN</text:p>
          </table:table-cell>
          <table:table-cell table:formula="of:=IF(LEN([.B89])&gt;0;[.B89];&quot;&quot;)" office:value-type="string" office:string-value="zh" calcext:value-type="string">
            <text:p>zh</text:p>
          </table:table-cell>
          <table:table-cell table:formula="of:=IF(LEN([.H89])=0;&quot;&quot;;CONCATENATE(&quot;'&quot;;[.F89];&quot;' =&gt; '&quot;;[.H89];&quot;',&quot;))" office:value-type="string" office:string-value="'zh_CN' =&gt; 'zh'," calcext:value-type="string">
            <text:p>'zh_CN' =&gt; 'zh',</text:p>
          </table:table-cell>
          <table:table-cell table:formula="of:=IF(LEN([.H89])=0;&quot;&quot;;CONCATENATE(&quot;'&quot;;[.G89];&quot;' =&gt; '&quot;;[.H89];&quot;',&quot;))" office:value-type="string" office:string-value="'zh_CN' =&gt; 'zh'," calcext:value-type="string">
            <text:p>'zh_CN' =&gt; 'z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zh_TW</text:p>
          </table:table-cell>
          <table:table-cell/>
          <table:table-cell table:formula="of:=IF(LEN([.D90])=0;IF(LEN([.B90])=0;&quot;&quot;;[.B90]);[.D90])" office:value-type="string" office:string-value="zh_TW" calcext:value-type="string">
            <text:p>zh_TW</text:p>
          </table:table-cell>
          <table:table-cell table:formula="of:=IF(LEN([.E90])=0;IF(LEN([.B90])=0;&quot;&quot;;[.B90]);[.E90])" office:value-type="string" office:string-value="zh" calcext:value-type="string">
            <text:p>zh</text:p>
          </table:table-cell>
          <table:table-cell table:formula="of:=IF(LEN([.B90])&gt;0;[.B90];&quot;&quot;)" office:value-type="string" office:string-value="zh" calcext:value-type="string">
            <text:p>zh</text:p>
          </table:table-cell>
          <table:table-cell table:formula="of:=IF(LEN([.H90])=0;&quot;&quot;;CONCATENATE(&quot;'&quot;;[.F90];&quot;' =&gt; '&quot;;[.H90];&quot;',&quot;))" office:value-type="string" office:string-value="'zh_TW' =&gt; 'zh'," calcext:value-type="string">
            <text:p>'zh_TW' =&gt; 'zh',</text:p>
          </table:table-cell>
          <table:table-cell table:formula="of:=IF(LEN([.H90])=0;&quot;&quot;;CONCATENATE(&quot;'&quot;;[.G90];&quot;' =&gt; '&quot;;[.H90];&quot;',&quot;))" office:value-type="string" office:string-value="'zh' =&gt; 'zh'," calcext:value-type="string">
            <text:p>'zh' =&gt; 'z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/>
          <table:table-cell office:value-type="string" calcext:value-type="string">
            <text:p>zh_Hant</text:p>
          </table:table-cell>
          <table:table-cell table:formula="of:=IF(LEN([.D91])=0;IF(LEN([.B91])=0;&quot;&quot;;[.B91]);[.D91])" office:value-type="string" office:string-value="zh" calcext:value-type="string">
            <text:p>zh</text:p>
          </table:table-cell>
          <table:table-cell table:formula="of:=IF(LEN([.E91])=0;IF(LEN([.B91])=0;&quot;&quot;;[.B91]);[.E91])" office:value-type="string" office:string-value="zh_Hant" calcext:value-type="string">
            <text:p>zh_Hant</text:p>
          </table:table-cell>
          <table:table-cell table:formula="of:=IF(LEN([.B91])&gt;0;[.B91];&quot;&quot;)" office:value-type="string" office:string-value="zh" calcext:value-type="string">
            <text:p>zh</text:p>
          </table:table-cell>
          <table:table-cell table:formula="of:=IF(LEN([.H91])=0;&quot;&quot;;CONCATENATE(&quot;'&quot;;[.F91];&quot;' =&gt; '&quot;;[.H91];&quot;',&quot;))" office:value-type="string" office:string-value="'zh' =&gt; 'zh'," calcext:value-type="string">
            <text:p>'zh' =&gt; 'zh',</text:p>
          </table:table-cell>
          <table:table-cell table:formula="of:=IF(LEN([.H91])=0;&quot;&quot;;CONCATENATE(&quot;'&quot;;[.G91];&quot;' =&gt; '&quot;;[.H91];&quot;',&quot;))" office:value-type="string" office:string-value="'zh_Hant' =&gt; 'zh'," calcext:value-type="string">
            <text:p>'zh_Hant' =&gt; 'z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table:number-columns-repeated="2" office:value-type="string" calcext:value-type="string">
            <text:p>zh_CN</text:p>
          </table:table-cell>
          <table:table-cell table:formula="of:=IF(LEN([.D92])=0;IF(LEN([.B92])=0;&quot;&quot;;[.B92]);[.D92])" office:value-type="string" office:string-value="zh_CN" calcext:value-type="string">
            <text:p>zh_CN</text:p>
          </table:table-cell>
          <table:table-cell table:formula="of:=IF(LEN([.E92])=0;IF(LEN([.B92])=0;&quot;&quot;;[.B92]);[.E92])" office:value-type="string" office:string-value="zh_CN" calcext:value-type="string">
            <text:p>zh_CN</text:p>
          </table:table-cell>
          <table:table-cell table:formula="of:=IF(LEN([.B92])&gt;0;[.B92];&quot;&quot;)" office:value-type="string" office:string-value="zh" calcext:value-type="string">
            <text:p>zh</text:p>
          </table:table-cell>
          <table:table-cell table:formula="of:=IF(LEN([.H92])=0;&quot;&quot;;CONCATENATE(&quot;'&quot;;[.F92];&quot;' =&gt; '&quot;;[.H92];&quot;',&quot;))" office:value-type="string" office:string-value="'zh_CN' =&gt; 'zh'," calcext:value-type="string">
            <text:p>'zh_CN' =&gt; 'zh',</text:p>
          </table:table-cell>
          <table:table-cell table:formula="of:=IF(LEN([.H92])=0;&quot;&quot;;CONCATENATE(&quot;'&quot;;[.G92];&quot;' =&gt; '&quot;;[.H92];&quot;',&quot;))" office:value-type="string" office:string-value="'zh_CN' =&gt; 'zh'," calcext:value-type="string">
            <text:p>'zh_CN' =&gt; 'z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zh_TW</text:p>
          </table:table-cell>
          <table:table-cell/>
          <table:table-cell table:formula="of:=IF(LEN([.D93])=0;IF(LEN([.B93])=0;&quot;&quot;;[.B93]);[.D93])" office:value-type="string" office:string-value="zh_TW" calcext:value-type="string">
            <text:p>zh_TW</text:p>
          </table:table-cell>
          <table:table-cell table:formula="of:=IF(LEN([.E93])=0;IF(LEN([.B93])=0;&quot;&quot;;[.B93]);[.E93])" office:value-type="string" office:string-value="zh" calcext:value-type="string">
            <text:p>zh</text:p>
          </table:table-cell>
          <table:table-cell table:formula="of:=IF(LEN([.B93])&gt;0;[.B93];&quot;&quot;)" office:value-type="string" office:string-value="zh" calcext:value-type="string">
            <text:p>zh</text:p>
          </table:table-cell>
          <table:table-cell table:formula="of:=IF(LEN([.H93])=0;&quot;&quot;;CONCATENATE(&quot;'&quot;;[.F93];&quot;' =&gt; '&quot;;[.H93];&quot;',&quot;))" office:value-type="string" office:string-value="'zh_TW' =&gt; 'zh'," calcext:value-type="string">
            <text:p>'zh_TW' =&gt; 'zh',</text:p>
          </table:table-cell>
          <table:table-cell table:formula="of:=IF(LEN([.H93])=0;&quot;&quot;;CONCATENATE(&quot;'&quot;;[.G93];&quot;' =&gt; '&quot;;[.H93];&quot;',&quot;))" office:value-type="string" office:string-value="'zh' =&gt; 'zh'," calcext:value-type="string">
            <text:p>'zh' =&gt; 'z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/>
          <table:table-cell office:value-type="string" calcext:value-type="string">
            <text:p>zh_Hant</text:p>
          </table:table-cell>
          <table:table-cell table:formula="of:=IF(LEN([.D94])=0;IF(LEN([.B94])=0;&quot;&quot;;[.B94]);[.D94])" office:value-type="string" office:string-value="zh" calcext:value-type="string">
            <text:p>zh</text:p>
          </table:table-cell>
          <table:table-cell table:formula="of:=IF(LEN([.E94])=0;IF(LEN([.B94])=0;&quot;&quot;;[.B94]);[.E94])" office:value-type="string" office:string-value="zh_Hant" calcext:value-type="string">
            <text:p>zh_Hant</text:p>
          </table:table-cell>
          <table:table-cell table:formula="of:=IF(LEN([.B94])&gt;0;[.B94];&quot;&quot;)" office:value-type="string" office:string-value="zh" calcext:value-type="string">
            <text:p>zh</text:p>
          </table:table-cell>
          <table:table-cell table:formula="of:=IF(LEN([.H94])=0;&quot;&quot;;CONCATENATE(&quot;'&quot;;[.F94];&quot;' =&gt; '&quot;;[.H94];&quot;',&quot;))" office:value-type="string" office:string-value="'zh' =&gt; 'zh'," calcext:value-type="string">
            <text:p>'zh' =&gt; 'zh',</text:p>
          </table:table-cell>
          <table:table-cell table:formula="of:=IF(LEN([.H94])=0;&quot;&quot;;CONCATENATE(&quot;'&quot;;[.G94];&quot;' =&gt; '&quot;;[.H94];&quot;',&quot;))" office:value-type="string" office:string-value="'zh_Hant' =&gt; 'zh'," calcext:value-type="string">
            <text:p>'zh_Hant' =&gt; 'z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Chinook jargon</text:p>
          </table:table-cell>
          <table:table-cell table:number-columns-repeated="2"/>
          <table:table-cell table:formula="of:=IF(LEN([.D95])=0;IF(LEN([.B95])=0;&quot;&quot;;[.B95]);[.D95])">
            <text:p/>
          </table:table-cell>
          <table:table-cell table:formula="of:=IF(LEN([.E95])=0;IF(LEN([.B95])=0;&quot;&quot;;[.B95]);[.E95])">
            <text:p/>
          </table:table-cell>
          <table:table-cell table:formula="of:=IF(LEN([.B95])&gt;0;[.B95];&quot;&quot;)">
            <text:p/>
          </table:table-cell>
          <table:table-cell table:formula="of:=IF(LEN([.H95])=0;&quot;&quot;;CONCATENATE(&quot;'&quot;;[.F95];&quot;' =&gt; '&quot;;[.H95];&quot;',&quot;))">
            <text:p/>
          </table:table-cell>
          <table:table-cell table:formula="of:=IF(LEN([.H95])=0;&quot;&quot;;CONCATENATE(&quot;'&quot;;[.G95];&quot;' =&gt; '&quot;;[.H9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p</text:p>
          </table:table-cell>
          <table:table-cell/>
          <table:table-cell office:value-type="string" calcext:value-type="string">
            <text:p>Chipewyan; Dene Suline</text:p>
          </table:table-cell>
          <table:table-cell table:number-columns-repeated="2"/>
          <table:table-cell table:formula="of:=IF(LEN([.D96])=0;IF(LEN([.B96])=0;&quot;&quot;;[.B96]);[.D96])">
            <text:p/>
          </table:table-cell>
          <table:table-cell table:formula="of:=IF(LEN([.E96])=0;IF(LEN([.B96])=0;&quot;&quot;;[.B96]);[.E96])">
            <text:p/>
          </table:table-cell>
          <table:table-cell table:formula="of:=IF(LEN([.B96])&gt;0;[.B96];&quot;&quot;)">
            <text:p/>
          </table:table-cell>
          <table:table-cell table:formula="of:=IF(LEN([.H96])=0;&quot;&quot;;CONCATENATE(&quot;'&quot;;[.F96];&quot;' =&gt; '&quot;;[.H96];&quot;',&quot;))">
            <text:p/>
          </table:table-cell>
          <table:table-cell table:formula="of:=IF(LEN([.H96])=0;&quot;&quot;;CONCATENATE(&quot;'&quot;;[.G96];&quot;' =&gt; '&quot;;[.H9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o</text:p>
          </table:table-cell>
          <table:table-cell/>
          <table:table-cell office:value-type="string" calcext:value-type="string">
            <text:p>Choctaw</text:p>
          </table:table-cell>
          <table:table-cell table:number-columns-repeated="2"/>
          <table:table-cell table:formula="of:=IF(LEN([.D97])=0;IF(LEN([.B97])=0;&quot;&quot;;[.B97]);[.D97])">
            <text:p/>
          </table:table-cell>
          <table:table-cell table:formula="of:=IF(LEN([.E97])=0;IF(LEN([.B97])=0;&quot;&quot;;[.B97]);[.E97])">
            <text:p/>
          </table:table-cell>
          <table:table-cell table:formula="of:=IF(LEN([.B97])&gt;0;[.B97];&quot;&quot;)">
            <text:p/>
          </table:table-cell>
          <table:table-cell table:formula="of:=IF(LEN([.H97])=0;&quot;&quot;;CONCATENATE(&quot;'&quot;;[.F97];&quot;' =&gt; '&quot;;[.H97];&quot;',&quot;))">
            <text:p/>
          </table:table-cell>
          <table:table-cell table:formula="of:=IF(LEN([.H97])=0;&quot;&quot;;CONCATENATE(&quot;'&quot;;[.G97];&quot;' =&gt; '&quot;;[.H9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table:number-columns-repeated="2"/>
          <table:table-cell table:formula="of:=IF(LEN([.D98])=0;IF(LEN([.B98])=0;&quot;&quot;;[.B98]);[.D98])" office:value-type="string" office:string-value="cu" calcext:value-type="string">
            <text:p>cu</text:p>
          </table:table-cell>
          <table:table-cell table:formula="of:=IF(LEN([.E98])=0;IF(LEN([.B98])=0;&quot;&quot;;[.B98]);[.E98])" office:value-type="string" office:string-value="cu" calcext:value-type="string">
            <text:p>cu</text:p>
          </table:table-cell>
          <table:table-cell table:formula="of:=IF(LEN([.B98])&gt;0;[.B98];&quot;&quot;)" office:value-type="string" office:string-value="cu" calcext:value-type="string">
            <text:p>cu</text:p>
          </table:table-cell>
          <table:table-cell table:formula="of:=IF(LEN([.H98])=0;&quot;&quot;;CONCATENATE(&quot;'&quot;;[.F98];&quot;' =&gt; '&quot;;[.H98];&quot;',&quot;))" office:value-type="string" office:string-value="'cu' =&gt; 'cu'," calcext:value-type="string">
            <text:p>'cu' =&gt; 'cu',</text:p>
          </table:table-cell>
          <table:table-cell table:formula="of:=IF(LEN([.H98])=0;&quot;&quot;;CONCATENATE(&quot;'&quot;;[.G98];&quot;' =&gt; '&quot;;[.H98];&quot;',&quot;))" office:value-type="string" office:string-value="'cu' =&gt; 'cu'," calcext:value-type="string">
            <text:p>'cu' =&gt; 'c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Chuukese</text:p>
          </table:table-cell>
          <table:table-cell table:number-columns-repeated="2"/>
          <table:table-cell table:formula="of:=IF(LEN([.D99])=0;IF(LEN([.B99])=0;&quot;&quot;;[.B99]);[.D99])">
            <text:p/>
          </table:table-cell>
          <table:table-cell table:formula="of:=IF(LEN([.E99])=0;IF(LEN([.B99])=0;&quot;&quot;;[.B99]);[.E99])">
            <text:p/>
          </table:table-cell>
          <table:table-cell table:formula="of:=IF(LEN([.B99])&gt;0;[.B99];&quot;&quot;)">
            <text:p/>
          </table:table-cell>
          <table:table-cell table:formula="of:=IF(LEN([.H99])=0;&quot;&quot;;CONCATENATE(&quot;'&quot;;[.F99];&quot;' =&gt; '&quot;;[.H99];&quot;',&quot;))">
            <text:p/>
          </table:table-cell>
          <table:table-cell table:formula="of:=IF(LEN([.H99])=0;&quot;&quot;;CONCATENATE(&quot;'&quot;;[.G99];&quot;' =&gt; '&quot;;[.H9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table:number-columns-repeated="2"/>
          <table:table-cell table:formula="of:=IF(LEN([.D100])=0;IF(LEN([.B100])=0;&quot;&quot;;[.B100]);[.D100])" office:value-type="string" office:string-value="cv" calcext:value-type="string">
            <text:p>cv</text:p>
          </table:table-cell>
          <table:table-cell table:formula="of:=IF(LEN([.E100])=0;IF(LEN([.B100])=0;&quot;&quot;;[.B100]);[.E100])" office:value-type="string" office:string-value="cv" calcext:value-type="string">
            <text:p>cv</text:p>
          </table:table-cell>
          <table:table-cell table:formula="of:=IF(LEN([.B100])&gt;0;[.B100];&quot;&quot;)" office:value-type="string" office:string-value="cv" calcext:value-type="string">
            <text:p>cv</text:p>
          </table:table-cell>
          <table:table-cell table:formula="of:=IF(LEN([.H100])=0;&quot;&quot;;CONCATENATE(&quot;'&quot;;[.F100];&quot;' =&gt; '&quot;;[.H100];&quot;',&quot;))" office:value-type="string" office:string-value="'cv' =&gt; 'cv'," calcext:value-type="string">
            <text:p>'cv' =&gt; 'cv',</text:p>
          </table:table-cell>
          <table:table-cell table:formula="of:=IF(LEN([.H100])=0;&quot;&quot;;CONCATENATE(&quot;'&quot;;[.G100];&quot;' =&gt; '&quot;;[.H100];&quot;',&quot;))" office:value-type="string" office:string-value="'cv' =&gt; 'cv'," calcext:value-type="string">
            <text:p>'cv' =&gt; 'c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wc</text:p>
          </table:table-cell>
          <table:table-cell/>
          <table:table-cell office:value-type="string" calcext:value-type="string">
            <text:p>Classical Newari; Old Newari; Classical Nepal Bhasa</text:p>
          </table:table-cell>
          <table:table-cell table:number-columns-repeated="2"/>
          <table:table-cell table:formula="of:=IF(LEN([.D101])=0;IF(LEN([.B101])=0;&quot;&quot;;[.B101]);[.D101])">
            <text:p/>
          </table:table-cell>
          <table:table-cell table:formula="of:=IF(LEN([.E101])=0;IF(LEN([.B101])=0;&quot;&quot;;[.B101]);[.E101])">
            <text:p/>
          </table:table-cell>
          <table:table-cell table:formula="of:=IF(LEN([.B101])&gt;0;[.B101];&quot;&quot;)">
            <text:p/>
          </table:table-cell>
          <table:table-cell table:formula="of:=IF(LEN([.H101])=0;&quot;&quot;;CONCATENATE(&quot;'&quot;;[.F101];&quot;' =&gt; '&quot;;[.H101];&quot;',&quot;))">
            <text:p/>
          </table:table-cell>
          <table:table-cell table:formula="of:=IF(LEN([.H101])=0;&quot;&quot;;CONCATENATE(&quot;'&quot;;[.G101];&quot;' =&gt; '&quot;;[.H10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yc</text:p>
          </table:table-cell>
          <table:table-cell/>
          <table:table-cell office:value-type="string" calcext:value-type="string">
            <text:p>Classical Syriac</text:p>
          </table:table-cell>
          <table:table-cell table:number-columns-repeated="2"/>
          <table:table-cell table:formula="of:=IF(LEN([.D102])=0;IF(LEN([.B102])=0;&quot;&quot;;[.B102]);[.D102])">
            <text:p/>
          </table:table-cell>
          <table:table-cell table:formula="of:=IF(LEN([.E102])=0;IF(LEN([.B102])=0;&quot;&quot;;[.B102]);[.E102])">
            <text:p/>
          </table:table-cell>
          <table:table-cell table:formula="of:=IF(LEN([.B102])&gt;0;[.B102];&quot;&quot;)">
            <text:p/>
          </table:table-cell>
          <table:table-cell table:formula="of:=IF(LEN([.H102])=0;&quot;&quot;;CONCATENATE(&quot;'&quot;;[.F102];&quot;' =&gt; '&quot;;[.H102];&quot;',&quot;))">
            <text:p/>
          </table:table-cell>
          <table:table-cell table:formula="of:=IF(LEN([.H102])=0;&quot;&quot;;CONCATENATE(&quot;'&quot;;[.G102];&quot;' =&gt; '&quot;;[.H10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tic</text:p>
          </table:table-cell>
          <table:table-cell table:number-columns-repeated="2"/>
          <table:table-cell table:formula="of:=IF(LEN([.D103])=0;IF(LEN([.B103])=0;&quot;&quot;;[.B103]);[.D103])">
            <text:p/>
          </table:table-cell>
          <table:table-cell table:formula="of:=IF(LEN([.E103])=0;IF(LEN([.B103])=0;&quot;&quot;;[.B103]);[.E103])">
            <text:p/>
          </table:table-cell>
          <table:table-cell table:formula="of:=IF(LEN([.B103])&gt;0;[.B103];&quot;&quot;)">
            <text:p/>
          </table:table-cell>
          <table:table-cell table:formula="of:=IF(LEN([.H103])=0;&quot;&quot;;CONCATENATE(&quot;'&quot;;[.F103];&quot;' =&gt; '&quot;;[.H103];&quot;',&quot;))">
            <text:p/>
          </table:table-cell>
          <table:table-cell table:formula="of:=IF(LEN([.H103])=0;&quot;&quot;;CONCATENATE(&quot;'&quot;;[.G103];&quot;' =&gt; '&quot;;[.H10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table:number-columns-repeated="2"/>
          <table:table-cell table:formula="of:=IF(LEN([.D104])=0;IF(LEN([.B104])=0;&quot;&quot;;[.B104]);[.D104])" office:value-type="string" office:string-value="kw" calcext:value-type="string">
            <text:p>kw</text:p>
          </table:table-cell>
          <table:table-cell table:formula="of:=IF(LEN([.E104])=0;IF(LEN([.B104])=0;&quot;&quot;;[.B104]);[.E104])" office:value-type="string" office:string-value="kw" calcext:value-type="string">
            <text:p>kw</text:p>
          </table:table-cell>
          <table:table-cell table:formula="of:=IF(LEN([.B104])&gt;0;[.B104];&quot;&quot;)" office:value-type="string" office:string-value="kw" calcext:value-type="string">
            <text:p>kw</text:p>
          </table:table-cell>
          <table:table-cell table:formula="of:=IF(LEN([.H104])=0;&quot;&quot;;CONCATENATE(&quot;'&quot;;[.F104];&quot;' =&gt; '&quot;;[.H104];&quot;',&quot;))" office:value-type="string" office:string-value="'kw' =&gt; 'kw'," calcext:value-type="string">
            <text:p>'kw' =&gt; 'kw',</text:p>
          </table:table-cell>
          <table:table-cell table:formula="of:=IF(LEN([.H104])=0;&quot;&quot;;CONCATENATE(&quot;'&quot;;[.G104];&quot;' =&gt; '&quot;;[.H104];&quot;',&quot;))" office:value-type="string" office:string-value="'kw' =&gt; 'kw'," calcext:value-type="string">
            <text:p>'kw' =&gt; 'kw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table:number-columns-repeated="2"/>
          <table:table-cell table:formula="of:=IF(LEN([.D105])=0;IF(LEN([.B105])=0;&quot;&quot;;[.B105]);[.D105])" office:value-type="string" office:string-value="co" calcext:value-type="string">
            <text:p>co</text:p>
          </table:table-cell>
          <table:table-cell table:formula="of:=IF(LEN([.E105])=0;IF(LEN([.B105])=0;&quot;&quot;;[.B105]);[.E105])" office:value-type="string" office:string-value="co" calcext:value-type="string">
            <text:p>co</text:p>
          </table:table-cell>
          <table:table-cell table:formula="of:=IF(LEN([.B105])&gt;0;[.B105];&quot;&quot;)" office:value-type="string" office:string-value="co" calcext:value-type="string">
            <text:p>co</text:p>
          </table:table-cell>
          <table:table-cell table:formula="of:=IF(LEN([.H105])=0;&quot;&quot;;CONCATENATE(&quot;'&quot;;[.F105];&quot;' =&gt; '&quot;;[.H105];&quot;',&quot;))" office:value-type="string" office:string-value="'co' =&gt; 'co'," calcext:value-type="string">
            <text:p>'co' =&gt; 'co',</text:p>
          </table:table-cell>
          <table:table-cell table:formula="of:=IF(LEN([.H105])=0;&quot;&quot;;CONCATENATE(&quot;'&quot;;[.G105];&quot;' =&gt; '&quot;;[.H105];&quot;',&quot;))" office:value-type="string" office:string-value="'co' =&gt; 'co'," calcext:value-type="string">
            <text:p>'co' =&gt; 'c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table:number-columns-repeated="2"/>
          <table:table-cell table:formula="of:=IF(LEN([.D106])=0;IF(LEN([.B106])=0;&quot;&quot;;[.B106]);[.D106])" office:value-type="string" office:string-value="cr" calcext:value-type="string">
            <text:p>cr</text:p>
          </table:table-cell>
          <table:table-cell table:formula="of:=IF(LEN([.E106])=0;IF(LEN([.B106])=0;&quot;&quot;;[.B106]);[.E106])" office:value-type="string" office:string-value="cr" calcext:value-type="string">
            <text:p>cr</text:p>
          </table:table-cell>
          <table:table-cell table:formula="of:=IF(LEN([.B106])&gt;0;[.B106];&quot;&quot;)" office:value-type="string" office:string-value="cr" calcext:value-type="string">
            <text:p>cr</text:p>
          </table:table-cell>
          <table:table-cell table:formula="of:=IF(LEN([.H106])=0;&quot;&quot;;CONCATENATE(&quot;'&quot;;[.F106];&quot;' =&gt; '&quot;;[.H106];&quot;',&quot;))" office:value-type="string" office:string-value="'cr' =&gt; 'cr'," calcext:value-type="string">
            <text:p>'cr' =&gt; 'cr',</text:p>
          </table:table-cell>
          <table:table-cell table:formula="of:=IF(LEN([.H106])=0;&quot;&quot;;CONCATENATE(&quot;'&quot;;[.G106];&quot;' =&gt; '&quot;;[.H106];&quot;',&quot;))" office:value-type="string" office:string-value="'cr' =&gt; 'cr'," calcext:value-type="string">
            <text:p>'cr' =&gt; 'c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Creek</text:p>
          </table:table-cell>
          <table:table-cell table:number-columns-repeated="2"/>
          <table:table-cell table:formula="of:=IF(LEN([.D107])=0;IF(LEN([.B107])=0;&quot;&quot;;[.B107]);[.D107])">
            <text:p/>
          </table:table-cell>
          <table:table-cell table:formula="of:=IF(LEN([.E107])=0;IF(LEN([.B107])=0;&quot;&quot;;[.B107]);[.E107])">
            <text:p/>
          </table:table-cell>
          <table:table-cell table:formula="of:=IF(LEN([.B107])&gt;0;[.B107];&quot;&quot;)">
            <text:p/>
          </table:table-cell>
          <table:table-cell table:formula="of:=IF(LEN([.H107])=0;&quot;&quot;;CONCATENATE(&quot;'&quot;;[.F107];&quot;' =&gt; '&quot;;[.H107];&quot;',&quot;))">
            <text:p/>
          </table:table-cell>
          <table:table-cell table:formula="of:=IF(LEN([.H107])=0;&quot;&quot;;CONCATENATE(&quot;'&quot;;[.G107];&quot;' =&gt; '&quot;;[.H10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rp</text:p>
          </table:table-cell>
          <table:table-cell/>
          <table:table-cell office:value-type="string" calcext:value-type="string">
            <text:p>Creoles and pidgins</text:p>
          </table:table-cell>
          <table:table-cell table:number-columns-repeated="2"/>
          <table:table-cell table:formula="of:=IF(LEN([.D108])=0;IF(LEN([.B108])=0;&quot;&quot;;[.B108]);[.D108])">
            <text:p/>
          </table:table-cell>
          <table:table-cell table:formula="of:=IF(LEN([.E108])=0;IF(LEN([.B108])=0;&quot;&quot;;[.B108]);[.E108])">
            <text:p/>
          </table:table-cell>
          <table:table-cell table:formula="of:=IF(LEN([.B108])&gt;0;[.B108];&quot;&quot;)">
            <text:p/>
          </table:table-cell>
          <table:table-cell table:formula="of:=IF(LEN([.H108])=0;&quot;&quot;;CONCATENATE(&quot;'&quot;;[.F108];&quot;' =&gt; '&quot;;[.H108];&quot;',&quot;))">
            <text:p/>
          </table:table-cell>
          <table:table-cell table:formula="of:=IF(LEN([.H108])=0;&quot;&quot;;CONCATENATE(&quot;'&quot;;[.G108];&quot;' =&gt; '&quot;;[.H10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pe</text:p>
          </table:table-cell>
          <table:table-cell/>
          <table:table-cell office:value-type="string" calcext:value-type="string">
            <text:p>Creoles and pidgins, English based</text:p>
          </table:table-cell>
          <table:table-cell table:number-columns-repeated="2"/>
          <table:table-cell table:formula="of:=IF(LEN([.D109])=0;IF(LEN([.B109])=0;&quot;&quot;;[.B109]);[.D109])">
            <text:p/>
          </table:table-cell>
          <table:table-cell table:formula="of:=IF(LEN([.E109])=0;IF(LEN([.B109])=0;&quot;&quot;;[.B109]);[.E109])">
            <text:p/>
          </table:table-cell>
          <table:table-cell table:formula="of:=IF(LEN([.B109])&gt;0;[.B109];&quot;&quot;)">
            <text:p/>
          </table:table-cell>
          <table:table-cell table:formula="of:=IF(LEN([.H109])=0;&quot;&quot;;CONCATENATE(&quot;'&quot;;[.F109];&quot;' =&gt; '&quot;;[.H109];&quot;',&quot;))">
            <text:p/>
          </table:table-cell>
          <table:table-cell table:formula="of:=IF(LEN([.H109])=0;&quot;&quot;;CONCATENATE(&quot;'&quot;;[.G109];&quot;' =&gt; '&quot;;[.H10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pf</text:p>
          </table:table-cell>
          <table:table-cell/>
          <table:table-cell office:value-type="string" calcext:value-type="string">
            <text:p>Creoles and pidgins, French-based</text:p>
          </table:table-cell>
          <table:table-cell table:number-columns-repeated="2"/>
          <table:table-cell table:formula="of:=IF(LEN([.D110])=0;IF(LEN([.B110])=0;&quot;&quot;;[.B110]);[.D110])">
            <text:p/>
          </table:table-cell>
          <table:table-cell table:formula="of:=IF(LEN([.E110])=0;IF(LEN([.B110])=0;&quot;&quot;;[.B110]);[.E110])">
            <text:p/>
          </table:table-cell>
          <table:table-cell table:formula="of:=IF(LEN([.B110])&gt;0;[.B110];&quot;&quot;)">
            <text:p/>
          </table:table-cell>
          <table:table-cell table:formula="of:=IF(LEN([.H110])=0;&quot;&quot;;CONCATENATE(&quot;'&quot;;[.F110];&quot;' =&gt; '&quot;;[.H110];&quot;',&quot;))">
            <text:p/>
          </table:table-cell>
          <table:table-cell table:formula="of:=IF(LEN([.H110])=0;&quot;&quot;;CONCATENATE(&quot;'&quot;;[.G110];&quot;' =&gt; '&quot;;[.H11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pp</text:p>
          </table:table-cell>
          <table:table-cell/>
          <table:table-cell office:value-type="string" calcext:value-type="string">
            <text:p>Creoles and pidgins, Portuguese-based</text:p>
          </table:table-cell>
          <table:table-cell table:number-columns-repeated="2"/>
          <table:table-cell table:formula="of:=IF(LEN([.D111])=0;IF(LEN([.B111])=0;&quot;&quot;;[.B111]);[.D111])">
            <text:p/>
          </table:table-cell>
          <table:table-cell table:formula="of:=IF(LEN([.E111])=0;IF(LEN([.B111])=0;&quot;&quot;;[.B111]);[.E111])">
            <text:p/>
          </table:table-cell>
          <table:table-cell table:formula="of:=IF(LEN([.B111])&gt;0;[.B111];&quot;&quot;)">
            <text:p/>
          </table:table-cell>
          <table:table-cell table:formula="of:=IF(LEN([.H111])=0;&quot;&quot;;CONCATENATE(&quot;'&quot;;[.F111];&quot;' =&gt; '&quot;;[.H111];&quot;',&quot;))">
            <text:p/>
          </table:table-cell>
          <table:table-cell table:formula="of:=IF(LEN([.H111])=0;&quot;&quot;;CONCATENATE(&quot;'&quot;;[.G111];&quot;' =&gt; '&quot;;[.H11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rh</text:p>
          </table:table-cell>
          <table:table-cell/>
          <table:table-cell office:value-type="string" calcext:value-type="string">
            <text:p>Crimean Tatar; Crimean Turkish</text:p>
          </table:table-cell>
          <table:table-cell table:number-columns-repeated="2"/>
          <table:table-cell table:formula="of:=IF(LEN([.D112])=0;IF(LEN([.B112])=0;&quot;&quot;;[.B112]);[.D112])">
            <text:p/>
          </table:table-cell>
          <table:table-cell table:formula="of:=IF(LEN([.E112])=0;IF(LEN([.B112])=0;&quot;&quot;;[.B112]);[.E112])">
            <text:p/>
          </table:table-cell>
          <table:table-cell table:formula="of:=IF(LEN([.B112])&gt;0;[.B112];&quot;&quot;)">
            <text:p/>
          </table:table-cell>
          <table:table-cell table:formula="of:=IF(LEN([.H112])=0;&quot;&quot;;CONCATENATE(&quot;'&quot;;[.F112];&quot;' =&gt; '&quot;;[.H112];&quot;',&quot;))">
            <text:p/>
          </table:table-cell>
          <table:table-cell table:formula="of:=IF(LEN([.H112])=0;&quot;&quot;;CONCATENATE(&quot;'&quot;;[.G112];&quot;' =&gt; '&quot;;[.H11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hr_HR</text:p>
          </table:table-cell>
          <table:table-cell office:value-type="string" calcext:value-type="string">
            <text:p>hr</text:p>
          </table:table-cell>
          <table:table-cell table:formula="of:=IF(LEN([.D113])=0;IF(LEN([.B113])=0;&quot;&quot;;[.B113]);[.D113])" office:value-type="string" office:string-value="hr_HR" calcext:value-type="string">
            <text:p>hr_HR</text:p>
          </table:table-cell>
          <table:table-cell table:formula="of:=IF(LEN([.E113])=0;IF(LEN([.B113])=0;&quot;&quot;;[.B113]);[.E113])" office:value-type="string" office:string-value="hr" calcext:value-type="string">
            <text:p>hr</text:p>
          </table:table-cell>
          <table:table-cell table:formula="of:=IF(LEN([.B113])&gt;0;[.B113];&quot;&quot;)" office:value-type="string" office:string-value="hr" calcext:value-type="string">
            <text:p>hr</text:p>
          </table:table-cell>
          <table:table-cell table:formula="of:=IF(LEN([.H113])=0;&quot;&quot;;CONCATENATE(&quot;'&quot;;[.F113];&quot;' =&gt; '&quot;;[.H113];&quot;',&quot;))" office:value-type="string" office:string-value="'hr_HR' =&gt; 'hr'," calcext:value-type="string">
            <text:p>'hr_HR' =&gt; 'hr',</text:p>
          </table:table-cell>
          <table:table-cell table:formula="of:=IF(LEN([.H113])=0;&quot;&quot;;CONCATENATE(&quot;'&quot;;[.G113];&quot;' =&gt; '&quot;;[.H113];&quot;',&quot;))" office:value-type="string" office:string-value="'hr' =&gt; 'hr'," calcext:value-type="string">
            <text:p>'hr' =&gt; 'h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us</text:p>
          </table:table-cell>
          <table:table-cell/>
          <table:table-cell office:value-type="string" calcext:value-type="string">
            <text:p>Cushitic languages</text:p>
          </table:table-cell>
          <table:table-cell table:number-columns-repeated="2"/>
          <table:table-cell table:formula="of:=IF(LEN([.D114])=0;IF(LEN([.B114])=0;&quot;&quot;;[.B114]);[.D114])">
            <text:p/>
          </table:table-cell>
          <table:table-cell table:formula="of:=IF(LEN([.E114])=0;IF(LEN([.B114])=0;&quot;&quot;;[.B114]);[.E114])">
            <text:p/>
          </table:table-cell>
          <table:table-cell table:formula="of:=IF(LEN([.B114])&gt;0;[.B114];&quot;&quot;)">
            <text:p/>
          </table:table-cell>
          <table:table-cell table:formula="of:=IF(LEN([.H114])=0;&quot;&quot;;CONCATENATE(&quot;'&quot;;[.F114];&quot;' =&gt; '&quot;;[.H114];&quot;',&quot;))">
            <text:p/>
          </table:table-cell>
          <table:table-cell table:formula="of:=IF(LEN([.H114])=0;&quot;&quot;;CONCATENATE(&quot;'&quot;;[.G114];&quot;' =&gt; '&quot;;[.H11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s_CZ</text:p>
          </table:table-cell>
          <table:table-cell office:value-type="string" calcext:value-type="string">
            <text:p>cs</text:p>
          </table:table-cell>
          <table:table-cell table:formula="of:=IF(LEN([.D115])=0;IF(LEN([.B115])=0;&quot;&quot;;[.B115]);[.D115])" office:value-type="string" office:string-value="cs_CZ" calcext:value-type="string">
            <text:p>cs_CZ</text:p>
          </table:table-cell>
          <table:table-cell table:formula="of:=IF(LEN([.E115])=0;IF(LEN([.B115])=0;&quot;&quot;;[.B115]);[.E115])" office:value-type="string" office:string-value="cs" calcext:value-type="string">
            <text:p>cs</text:p>
          </table:table-cell>
          <table:table-cell table:formula="of:=IF(LEN([.B115])&gt;0;[.B115];&quot;&quot;)" office:value-type="string" office:string-value="cs" calcext:value-type="string">
            <text:p>cs</text:p>
          </table:table-cell>
          <table:table-cell table:formula="of:=IF(LEN([.H115])=0;&quot;&quot;;CONCATENATE(&quot;'&quot;;[.F115];&quot;' =&gt; '&quot;;[.H115];&quot;',&quot;))" office:value-type="string" office:string-value="'cs_CZ' =&gt; 'cs'," calcext:value-type="string">
            <text:p>'cs_CZ' =&gt; 'cs',</text:p>
          </table:table-cell>
          <table:table-cell table:formula="of:=IF(LEN([.H115])=0;&quot;&quot;;CONCATENATE(&quot;'&quot;;[.G115];&quot;' =&gt; '&quot;;[.H115];&quot;',&quot;))" office:value-type="string" office:string-value="'cs' =&gt; 'cs'," calcext:value-type="string">
            <text:p>'cs' =&gt; 'c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s_CZ</text:p>
          </table:table-cell>
          <table:table-cell office:value-type="string" calcext:value-type="string">
            <text:p>cs</text:p>
          </table:table-cell>
          <table:table-cell table:formula="of:=IF(LEN([.D116])=0;IF(LEN([.B116])=0;&quot;&quot;;[.B116]);[.D116])" office:value-type="string" office:string-value="cs_CZ" calcext:value-type="string">
            <text:p>cs_CZ</text:p>
          </table:table-cell>
          <table:table-cell table:formula="of:=IF(LEN([.E116])=0;IF(LEN([.B116])=0;&quot;&quot;;[.B116]);[.E116])" office:value-type="string" office:string-value="cs" calcext:value-type="string">
            <text:p>cs</text:p>
          </table:table-cell>
          <table:table-cell table:formula="of:=IF(LEN([.B116])&gt;0;[.B116];&quot;&quot;)" office:value-type="string" office:string-value="cs" calcext:value-type="string">
            <text:p>cs</text:p>
          </table:table-cell>
          <table:table-cell table:formula="of:=IF(LEN([.H116])=0;&quot;&quot;;CONCATENATE(&quot;'&quot;;[.F116];&quot;' =&gt; '&quot;;[.H116];&quot;',&quot;))" office:value-type="string" office:string-value="'cs_CZ' =&gt; 'cs'," calcext:value-type="string">
            <text:p>'cs_CZ' =&gt; 'cs',</text:p>
          </table:table-cell>
          <table:table-cell table:formula="of:=IF(LEN([.H116])=0;&quot;&quot;;CONCATENATE(&quot;'&quot;;[.G116];&quot;' =&gt; '&quot;;[.H116];&quot;',&quot;))" office:value-type="string" office:string-value="'cs' =&gt; 'cs'," calcext:value-type="string">
            <text:p>'cs' =&gt; 'c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ak</text:p>
          </table:table-cell>
          <table:table-cell/>
          <table:table-cell office:value-type="string" calcext:value-type="string">
            <text:p>Dakota</text:p>
          </table:table-cell>
          <table:table-cell table:number-columns-repeated="2"/>
          <table:table-cell table:formula="of:=IF(LEN([.D117])=0;IF(LEN([.B117])=0;&quot;&quot;;[.B117]);[.D117])">
            <text:p/>
          </table:table-cell>
          <table:table-cell table:formula="of:=IF(LEN([.E117])=0;IF(LEN([.B117])=0;&quot;&quot;;[.B117]);[.E117])">
            <text:p/>
          </table:table-cell>
          <table:table-cell table:formula="of:=IF(LEN([.B117])&gt;0;[.B117];&quot;&quot;)">
            <text:p/>
          </table:table-cell>
          <table:table-cell table:formula="of:=IF(LEN([.H117])=0;&quot;&quot;;CONCATENATE(&quot;'&quot;;[.F117];&quot;' =&gt; '&quot;;[.H117];&quot;',&quot;))">
            <text:p/>
          </table:table-cell>
          <table:table-cell table:formula="of:=IF(LEN([.H117])=0;&quot;&quot;;CONCATENATE(&quot;'&quot;;[.G117];&quot;' =&gt; '&quot;;[.H11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_DK</text:p>
          </table:table-cell>
          <table:table-cell office:value-type="string" calcext:value-type="string">
            <text:p>da</text:p>
          </table:table-cell>
          <table:table-cell table:formula="of:=IF(LEN([.D118])=0;IF(LEN([.B118])=0;&quot;&quot;;[.B118]);[.D118])" office:value-type="string" office:string-value="da_DK" calcext:value-type="string">
            <text:p>da_DK</text:p>
          </table:table-cell>
          <table:table-cell table:formula="of:=IF(LEN([.E118])=0;IF(LEN([.B118])=0;&quot;&quot;;[.B118]);[.E118])" office:value-type="string" office:string-value="da" calcext:value-type="string">
            <text:p>da</text:p>
          </table:table-cell>
          <table:table-cell table:formula="of:=IF(LEN([.B118])&gt;0;[.B118];&quot;&quot;)" office:value-type="string" office:string-value="da" calcext:value-type="string">
            <text:p>da</text:p>
          </table:table-cell>
          <table:table-cell table:formula="of:=IF(LEN([.H118])=0;&quot;&quot;;CONCATENATE(&quot;'&quot;;[.F118];&quot;' =&gt; '&quot;;[.H118];&quot;',&quot;))" office:value-type="string" office:string-value="'da_DK' =&gt; 'da'," calcext:value-type="string">
            <text:p>'da_DK' =&gt; 'da',</text:p>
          </table:table-cell>
          <table:table-cell table:formula="of:=IF(LEN([.H118])=0;&quot;&quot;;CONCATENATE(&quot;'&quot;;[.G118];&quot;' =&gt; '&quot;;[.H118];&quot;',&quot;))" office:value-type="string" office:string-value="'da' =&gt; 'da'," calcext:value-type="string">
            <text:p>'da' =&gt; 'd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ar</text:p>
          </table:table-cell>
          <table:table-cell/>
          <table:table-cell office:value-type="string" calcext:value-type="string">
            <text:p>Dargwa</text:p>
          </table:table-cell>
          <table:table-cell table:number-columns-repeated="2"/>
          <table:table-cell table:formula="of:=IF(LEN([.D119])=0;IF(LEN([.B119])=0;&quot;&quot;;[.B119]);[.D119])">
            <text:p/>
          </table:table-cell>
          <table:table-cell table:formula="of:=IF(LEN([.E119])=0;IF(LEN([.B119])=0;&quot;&quot;;[.B119]);[.E119])">
            <text:p/>
          </table:table-cell>
          <table:table-cell table:formula="of:=IF(LEN([.B119])&gt;0;[.B119];&quot;&quot;)">
            <text:p/>
          </table:table-cell>
          <table:table-cell table:formula="of:=IF(LEN([.H119])=0;&quot;&quot;;CONCATENATE(&quot;'&quot;;[.F119];&quot;' =&gt; '&quot;;[.H119];&quot;',&quot;))">
            <text:p/>
          </table:table-cell>
          <table:table-cell table:formula="of:=IF(LEN([.H119])=0;&quot;&quot;;CONCATENATE(&quot;'&quot;;[.G119];&quot;' =&gt; '&quot;;[.H11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aware</text:p>
          </table:table-cell>
          <table:table-cell table:number-columns-repeated="2"/>
          <table:table-cell table:formula="of:=IF(LEN([.D120])=0;IF(LEN([.B120])=0;&quot;&quot;;[.B120]);[.D120])">
            <text:p/>
          </table:table-cell>
          <table:table-cell table:formula="of:=IF(LEN([.E120])=0;IF(LEN([.B120])=0;&quot;&quot;;[.B120]);[.E120])">
            <text:p/>
          </table:table-cell>
          <table:table-cell table:formula="of:=IF(LEN([.B120])&gt;0;[.B120];&quot;&quot;)">
            <text:p/>
          </table:table-cell>
          <table:table-cell table:formula="of:=IF(LEN([.H120])=0;&quot;&quot;;CONCATENATE(&quot;'&quot;;[.F120];&quot;' =&gt; '&quot;;[.H120];&quot;',&quot;))">
            <text:p/>
          </table:table-cell>
          <table:table-cell table:formula="of:=IF(LEN([.H120])=0;&quot;&quot;;CONCATENATE(&quot;'&quot;;[.G120];&quot;' =&gt; '&quot;;[.H12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in</text:p>
          </table:table-cell>
          <table:table-cell/>
          <table:table-cell office:value-type="string" calcext:value-type="string">
            <text:p>Dinka</text:p>
          </table:table-cell>
          <table:table-cell table:number-columns-repeated="2"/>
          <table:table-cell table:formula="of:=IF(LEN([.D121])=0;IF(LEN([.B121])=0;&quot;&quot;;[.B121]);[.D121])">
            <text:p/>
          </table:table-cell>
          <table:table-cell table:formula="of:=IF(LEN([.E121])=0;IF(LEN([.B121])=0;&quot;&quot;;[.B121]);[.E121])">
            <text:p/>
          </table:table-cell>
          <table:table-cell table:formula="of:=IF(LEN([.B121])&gt;0;[.B121];&quot;&quot;)">
            <text:p/>
          </table:table-cell>
          <table:table-cell table:formula="of:=IF(LEN([.H121])=0;&quot;&quot;;CONCATENATE(&quot;'&quot;;[.F121];&quot;' =&gt; '&quot;;[.H121];&quot;',&quot;))">
            <text:p/>
          </table:table-cell>
          <table:table-cell table:formula="of:=IF(LEN([.H121])=0;&quot;&quot;;CONCATENATE(&quot;'&quot;;[.G121];&quot;' =&gt; '&quot;;[.H12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table:number-columns-repeated="2"/>
          <table:table-cell table:formula="of:=IF(LEN([.D122])=0;IF(LEN([.B122])=0;&quot;&quot;;[.B122]);[.D122])" office:value-type="string" office:string-value="dv" calcext:value-type="string">
            <text:p>dv</text:p>
          </table:table-cell>
          <table:table-cell table:formula="of:=IF(LEN([.E122])=0;IF(LEN([.B122])=0;&quot;&quot;;[.B122]);[.E122])" office:value-type="string" office:string-value="dv" calcext:value-type="string">
            <text:p>dv</text:p>
          </table:table-cell>
          <table:table-cell table:formula="of:=IF(LEN([.B122])&gt;0;[.B122];&quot;&quot;)" office:value-type="string" office:string-value="dv" calcext:value-type="string">
            <text:p>dv</text:p>
          </table:table-cell>
          <table:table-cell table:formula="of:=IF(LEN([.H122])=0;&quot;&quot;;CONCATENATE(&quot;'&quot;;[.F122];&quot;' =&gt; '&quot;;[.H122];&quot;',&quot;))" office:value-type="string" office:string-value="'dv' =&gt; 'dv'," calcext:value-type="string">
            <text:p>'dv' =&gt; 'dv',</text:p>
          </table:table-cell>
          <table:table-cell table:formula="of:=IF(LEN([.H122])=0;&quot;&quot;;CONCATENATE(&quot;'&quot;;[.G122];&quot;' =&gt; '&quot;;[.H122];&quot;',&quot;))" office:value-type="string" office:string-value="'dv' =&gt; 'dv'," calcext:value-type="string">
            <text:p>'dv' =&gt; 'd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i</text:p>
          </table:table-cell>
          <table:table-cell/>
          <table:table-cell office:value-type="string" calcext:value-type="string">
            <text:p>Dogri</text:p>
          </table:table-cell>
          <table:table-cell table:number-columns-repeated="2"/>
          <table:table-cell table:formula="of:=IF(LEN([.D123])=0;IF(LEN([.B123])=0;&quot;&quot;;[.B123]);[.D123])">
            <text:p/>
          </table:table-cell>
          <table:table-cell table:formula="of:=IF(LEN([.E123])=0;IF(LEN([.B123])=0;&quot;&quot;;[.B123]);[.E123])">
            <text:p/>
          </table:table-cell>
          <table:table-cell table:formula="of:=IF(LEN([.B123])&gt;0;[.B123];&quot;&quot;)">
            <text:p/>
          </table:table-cell>
          <table:table-cell table:formula="of:=IF(LEN([.H123])=0;&quot;&quot;;CONCATENATE(&quot;'&quot;;[.F123];&quot;' =&gt; '&quot;;[.H123];&quot;',&quot;))">
            <text:p/>
          </table:table-cell>
          <table:table-cell table:formula="of:=IF(LEN([.H123])=0;&quot;&quot;;CONCATENATE(&quot;'&quot;;[.G123];&quot;' =&gt; '&quot;;[.H12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gr</text:p>
          </table:table-cell>
          <table:table-cell/>
          <table:table-cell office:value-type="string" calcext:value-type="string">
            <text:p>Dogrib</text:p>
          </table:table-cell>
          <table:table-cell table:number-columns-repeated="2"/>
          <table:table-cell table:formula="of:=IF(LEN([.D124])=0;IF(LEN([.B124])=0;&quot;&quot;;[.B124]);[.D124])">
            <text:p/>
          </table:table-cell>
          <table:table-cell table:formula="of:=IF(LEN([.E124])=0;IF(LEN([.B124])=0;&quot;&quot;;[.B124]);[.E124])">
            <text:p/>
          </table:table-cell>
          <table:table-cell table:formula="of:=IF(LEN([.B124])&gt;0;[.B124];&quot;&quot;)">
            <text:p/>
          </table:table-cell>
          <table:table-cell table:formula="of:=IF(LEN([.H124])=0;&quot;&quot;;CONCATENATE(&quot;'&quot;;[.F124];&quot;' =&gt; '&quot;;[.H124];&quot;',&quot;))">
            <text:p/>
          </table:table-cell>
          <table:table-cell table:formula="of:=IF(LEN([.H124])=0;&quot;&quot;;CONCATENATE(&quot;'&quot;;[.G124];&quot;' =&gt; '&quot;;[.H12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a</text:p>
          </table:table-cell>
          <table:table-cell/>
          <table:table-cell office:value-type="string" calcext:value-type="string">
            <text:p>Dravidian languages</text:p>
          </table:table-cell>
          <table:table-cell table:number-columns-repeated="2"/>
          <table:table-cell table:formula="of:=IF(LEN([.D125])=0;IF(LEN([.B125])=0;&quot;&quot;;[.B125]);[.D125])">
            <text:p/>
          </table:table-cell>
          <table:table-cell table:formula="of:=IF(LEN([.E125])=0;IF(LEN([.B125])=0;&quot;&quot;;[.B125]);[.E125])">
            <text:p/>
          </table:table-cell>
          <table:table-cell table:formula="of:=IF(LEN([.B125])&gt;0;[.B125];&quot;&quot;)">
            <text:p/>
          </table:table-cell>
          <table:table-cell table:formula="of:=IF(LEN([.H125])=0;&quot;&quot;;CONCATENATE(&quot;'&quot;;[.F125];&quot;' =&gt; '&quot;;[.H125];&quot;',&quot;))">
            <text:p/>
          </table:table-cell>
          <table:table-cell table:formula="of:=IF(LEN([.H125])=0;&quot;&quot;;CONCATENATE(&quot;'&quot;;[.G125];&quot;' =&gt; '&quot;;[.H12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ua</text:p>
          </table:table-cell>
          <table:table-cell/>
          <table:table-cell office:value-type="string" calcext:value-type="string">
            <text:p>Duala</text:p>
          </table:table-cell>
          <table:table-cell table:number-columns-repeated="2"/>
          <table:table-cell table:formula="of:=IF(LEN([.D126])=0;IF(LEN([.B126])=0;&quot;&quot;;[.B126]);[.D126])">
            <text:p/>
          </table:table-cell>
          <table:table-cell table:formula="of:=IF(LEN([.E126])=0;IF(LEN([.B126])=0;&quot;&quot;;[.B126]);[.E126])">
            <text:p/>
          </table:table-cell>
          <table:table-cell table:formula="of:=IF(LEN([.B126])&gt;0;[.B126];&quot;&quot;)">
            <text:p/>
          </table:table-cell>
          <table:table-cell table:formula="of:=IF(LEN([.H126])=0;&quot;&quot;;CONCATENATE(&quot;'&quot;;[.F126];&quot;' =&gt; '&quot;;[.H126];&quot;',&quot;))">
            <text:p/>
          </table:table-cell>
          <table:table-cell table:formula="of:=IF(LEN([.H126])=0;&quot;&quot;;CONCATENATE(&quot;'&quot;;[.G126];&quot;' =&gt; '&quot;;[.H12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um</text:p>
          </table:table-cell>
          <table:table-cell/>
          <table:table-cell office:value-type="string" calcext:value-type="string">
            <text:p>Dutch, Middle (ca.1050-1350)</text:p>
          </table:table-cell>
          <table:table-cell table:number-columns-repeated="2"/>
          <table:table-cell table:formula="of:=IF(LEN([.D127])=0;IF(LEN([.B127])=0;&quot;&quot;;[.B127]);[.D127])">
            <text:p/>
          </table:table-cell>
          <table:table-cell table:formula="of:=IF(LEN([.E127])=0;IF(LEN([.B127])=0;&quot;&quot;;[.B127]);[.E127])">
            <text:p/>
          </table:table-cell>
          <table:table-cell table:formula="of:=IF(LEN([.B127])&gt;0;[.B127];&quot;&quot;)">
            <text:p/>
          </table:table-cell>
          <table:table-cell table:formula="of:=IF(LEN([.H127])=0;&quot;&quot;;CONCATENATE(&quot;'&quot;;[.F127];&quot;' =&gt; '&quot;;[.H127];&quot;',&quot;))">
            <text:p/>
          </table:table-cell>
          <table:table-cell table:formula="of:=IF(LEN([.H127])=0;&quot;&quot;;CONCATENATE(&quot;'&quot;;[.G127];&quot;' =&gt; '&quot;;[.H12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l_NL</text:p>
          </table:table-cell>
          <table:table-cell office:value-type="string" calcext:value-type="string">
            <text:p>nl</text:p>
          </table:table-cell>
          <table:table-cell table:formula="of:=IF(LEN([.D128])=0;IF(LEN([.B128])=0;&quot;&quot;;[.B128]);[.D128])" office:value-type="string" office:string-value="nl_NL" calcext:value-type="string">
            <text:p>nl_NL</text:p>
          </table:table-cell>
          <table:table-cell table:formula="of:=IF(LEN([.E128])=0;IF(LEN([.B128])=0;&quot;&quot;;[.B128]);[.E128])" office:value-type="string" office:string-value="nl" calcext:value-type="string">
            <text:p>nl</text:p>
          </table:table-cell>
          <table:table-cell table:formula="of:=IF(LEN([.B128])&gt;0;[.B128];&quot;&quot;)" office:value-type="string" office:string-value="nl" calcext:value-type="string">
            <text:p>nl</text:p>
          </table:table-cell>
          <table:table-cell table:formula="of:=IF(LEN([.H128])=0;&quot;&quot;;CONCATENATE(&quot;'&quot;;[.F128];&quot;' =&gt; '&quot;;[.H128];&quot;',&quot;))" office:value-type="string" office:string-value="'nl_NL' =&gt; 'nl'," calcext:value-type="string">
            <text:p>'nl_NL' =&gt; 'nl',</text:p>
          </table:table-cell>
          <table:table-cell table:formula="of:=IF(LEN([.H128])=0;&quot;&quot;;CONCATENATE(&quot;'&quot;;[.G128];&quot;' =&gt; '&quot;;[.H128];&quot;',&quot;))" office:value-type="string" office:string-value="'nl' =&gt; 'nl'," calcext:value-type="string">
            <text:p>'nl' =&gt; 'n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l_NL</text:p>
          </table:table-cell>
          <table:table-cell office:value-type="string" calcext:value-type="string">
            <text:p>nl</text:p>
          </table:table-cell>
          <table:table-cell table:formula="of:=IF(LEN([.D129])=0;IF(LEN([.B129])=0;&quot;&quot;;[.B129]);[.D129])" office:value-type="string" office:string-value="nl_NL" calcext:value-type="string">
            <text:p>nl_NL</text:p>
          </table:table-cell>
          <table:table-cell table:formula="of:=IF(LEN([.E129])=0;IF(LEN([.B129])=0;&quot;&quot;;[.B129]);[.E129])" office:value-type="string" office:string-value="nl" calcext:value-type="string">
            <text:p>nl</text:p>
          </table:table-cell>
          <table:table-cell table:formula="of:=IF(LEN([.B129])&gt;0;[.B129];&quot;&quot;)" office:value-type="string" office:string-value="nl" calcext:value-type="string">
            <text:p>nl</text:p>
          </table:table-cell>
          <table:table-cell table:formula="of:=IF(LEN([.H129])=0;&quot;&quot;;CONCATENATE(&quot;'&quot;;[.F129];&quot;' =&gt; '&quot;;[.H129];&quot;',&quot;))" office:value-type="string" office:string-value="'nl_NL' =&gt; 'nl'," calcext:value-type="string">
            <text:p>'nl_NL' =&gt; 'nl',</text:p>
          </table:table-cell>
          <table:table-cell table:formula="of:=IF(LEN([.H129])=0;&quot;&quot;;CONCATENATE(&quot;'&quot;;[.G129];&quot;' =&gt; '&quot;;[.H129];&quot;',&quot;))" office:value-type="string" office:string-value="'nl' =&gt; 'nl'," calcext:value-type="string">
            <text:p>'nl' =&gt; 'n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yu</text:p>
          </table:table-cell>
          <table:table-cell/>
          <table:table-cell office:value-type="string" calcext:value-type="string">
            <text:p>Dyula</text:p>
          </table:table-cell>
          <table:table-cell table:number-columns-repeated="2"/>
          <table:table-cell table:formula="of:=IF(LEN([.D130])=0;IF(LEN([.B130])=0;&quot;&quot;;[.B130]);[.D130])">
            <text:p/>
          </table:table-cell>
          <table:table-cell table:formula="of:=IF(LEN([.E130])=0;IF(LEN([.B130])=0;&quot;&quot;;[.B130]);[.E130])">
            <text:p/>
          </table:table-cell>
          <table:table-cell table:formula="of:=IF(LEN([.B130])&gt;0;[.B130];&quot;&quot;)">
            <text:p/>
          </table:table-cell>
          <table:table-cell table:formula="of:=IF(LEN([.H130])=0;&quot;&quot;;CONCATENATE(&quot;'&quot;;[.F130];&quot;' =&gt; '&quot;;[.H130];&quot;',&quot;))">
            <text:p/>
          </table:table-cell>
          <table:table-cell table:formula="of:=IF(LEN([.H130])=0;&quot;&quot;;CONCATENATE(&quot;'&quot;;[.G130];&quot;' =&gt; '&quot;;[.H13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table:number-columns-repeated="2"/>
          <table:table-cell table:formula="of:=IF(LEN([.D131])=0;IF(LEN([.B131])=0;&quot;&quot;;[.B131]);[.D131])" office:value-type="string" office:string-value="dz" calcext:value-type="string">
            <text:p>dz</text:p>
          </table:table-cell>
          <table:table-cell table:formula="of:=IF(LEN([.E131])=0;IF(LEN([.B131])=0;&quot;&quot;;[.B131]);[.E131])" office:value-type="string" office:string-value="dz" calcext:value-type="string">
            <text:p>dz</text:p>
          </table:table-cell>
          <table:table-cell table:formula="of:=IF(LEN([.B131])&gt;0;[.B131];&quot;&quot;)" office:value-type="string" office:string-value="dz" calcext:value-type="string">
            <text:p>dz</text:p>
          </table:table-cell>
          <table:table-cell table:formula="of:=IF(LEN([.H131])=0;&quot;&quot;;CONCATENATE(&quot;'&quot;;[.F131];&quot;' =&gt; '&quot;;[.H131];&quot;',&quot;))" office:value-type="string" office:string-value="'dz' =&gt; 'dz'," calcext:value-type="string">
            <text:p>'dz' =&gt; 'dz',</text:p>
          </table:table-cell>
          <table:table-cell table:formula="of:=IF(LEN([.H131])=0;&quot;&quot;;CONCATENATE(&quot;'&quot;;[.G131];&quot;' =&gt; '&quot;;[.H131];&quot;',&quot;))" office:value-type="string" office:string-value="'dz' =&gt; 'dz'," calcext:value-type="string">
            <text:p>'dz' =&gt; 'dz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s</text:p>
          </table:table-cell>
          <table:table-cell/>
          <table:table-cell office:value-type="string" calcext:value-type="string">
            <text:p>Eastern Frisian</text:p>
          </table:table-cell>
          <table:table-cell table:number-columns-repeated="2"/>
          <table:table-cell table:formula="of:=IF(LEN([.D132])=0;IF(LEN([.B132])=0;&quot;&quot;;[.B132]);[.D132])">
            <text:p/>
          </table:table-cell>
          <table:table-cell table:formula="of:=IF(LEN([.E132])=0;IF(LEN([.B132])=0;&quot;&quot;;[.B132]);[.E132])">
            <text:p/>
          </table:table-cell>
          <table:table-cell table:formula="of:=IF(LEN([.B132])&gt;0;[.B132];&quot;&quot;)">
            <text:p/>
          </table:table-cell>
          <table:table-cell table:formula="of:=IF(LEN([.H132])=0;&quot;&quot;;CONCATENATE(&quot;'&quot;;[.F132];&quot;' =&gt; '&quot;;[.H132];&quot;',&quot;))">
            <text:p/>
          </table:table-cell>
          <table:table-cell table:formula="of:=IF(LEN([.H132])=0;&quot;&quot;;CONCATENATE(&quot;'&quot;;[.G132];&quot;' =&gt; '&quot;;[.H13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fi</text:p>
          </table:table-cell>
          <table:table-cell/>
          <table:table-cell office:value-type="string" calcext:value-type="string">
            <text:p>Efik</text:p>
          </table:table-cell>
          <table:table-cell table:number-columns-repeated="2"/>
          <table:table-cell table:formula="of:=IF(LEN([.D133])=0;IF(LEN([.B133])=0;&quot;&quot;;[.B133]);[.D133])">
            <text:p/>
          </table:table-cell>
          <table:table-cell table:formula="of:=IF(LEN([.E133])=0;IF(LEN([.B133])=0;&quot;&quot;;[.B133]);[.E133])">
            <text:p/>
          </table:table-cell>
          <table:table-cell table:formula="of:=IF(LEN([.B133])&gt;0;[.B133];&quot;&quot;)">
            <text:p/>
          </table:table-cell>
          <table:table-cell table:formula="of:=IF(LEN([.H133])=0;&quot;&quot;;CONCATENATE(&quot;'&quot;;[.F133];&quot;' =&gt; '&quot;;[.H133];&quot;',&quot;))">
            <text:p/>
          </table:table-cell>
          <table:table-cell table:formula="of:=IF(LEN([.H133])=0;&quot;&quot;;CONCATENATE(&quot;'&quot;;[.G133];&quot;' =&gt; '&quot;;[.H13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gy</text:p>
          </table:table-cell>
          <table:table-cell/>
          <table:table-cell office:value-type="string" calcext:value-type="string">
            <text:p>Egyptian (Ancient)</text:p>
          </table:table-cell>
          <table:table-cell table:number-columns-repeated="2"/>
          <table:table-cell table:formula="of:=IF(LEN([.D134])=0;IF(LEN([.B134])=0;&quot;&quot;;[.B134]);[.D134])">
            <text:p/>
          </table:table-cell>
          <table:table-cell table:formula="of:=IF(LEN([.E134])=0;IF(LEN([.B134])=0;&quot;&quot;;[.B134]);[.E134])">
            <text:p/>
          </table:table-cell>
          <table:table-cell table:formula="of:=IF(LEN([.B134])&gt;0;[.B134];&quot;&quot;)">
            <text:p/>
          </table:table-cell>
          <table:table-cell table:formula="of:=IF(LEN([.H134])=0;&quot;&quot;;CONCATENATE(&quot;'&quot;;[.F134];&quot;' =&gt; '&quot;;[.H134];&quot;',&quot;))">
            <text:p/>
          </table:table-cell>
          <table:table-cell table:formula="of:=IF(LEN([.H134])=0;&quot;&quot;;CONCATENATE(&quot;'&quot;;[.G134];&quot;' =&gt; '&quot;;[.H13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ka</text:p>
          </table:table-cell>
          <table:table-cell/>
          <table:table-cell office:value-type="string" calcext:value-type="string">
            <text:p>Ekajuk</text:p>
          </table:table-cell>
          <table:table-cell table:number-columns-repeated="2"/>
          <table:table-cell table:formula="of:=IF(LEN([.D135])=0;IF(LEN([.B135])=0;&quot;&quot;;[.B135]);[.D135])">
            <text:p/>
          </table:table-cell>
          <table:table-cell table:formula="of:=IF(LEN([.E135])=0;IF(LEN([.B135])=0;&quot;&quot;;[.B135]);[.E135])">
            <text:p/>
          </table:table-cell>
          <table:table-cell table:formula="of:=IF(LEN([.B135])&gt;0;[.B135];&quot;&quot;)">
            <text:p/>
          </table:table-cell>
          <table:table-cell table:formula="of:=IF(LEN([.H135])=0;&quot;&quot;;CONCATENATE(&quot;'&quot;;[.F135];&quot;' =&gt; '&quot;;[.H135];&quot;',&quot;))">
            <text:p/>
          </table:table-cell>
          <table:table-cell table:formula="of:=IF(LEN([.H135])=0;&quot;&quot;;CONCATENATE(&quot;'&quot;;[.G135];&quot;' =&gt; '&quot;;[.H13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lx</text:p>
          </table:table-cell>
          <table:table-cell/>
          <table:table-cell office:value-type="string" calcext:value-type="string">
            <text:p>Elamite</text:p>
          </table:table-cell>
          <table:table-cell table:number-columns-repeated="2"/>
          <table:table-cell table:formula="of:=IF(LEN([.D136])=0;IF(LEN([.B136])=0;&quot;&quot;;[.B136]);[.D136])">
            <text:p/>
          </table:table-cell>
          <table:table-cell table:formula="of:=IF(LEN([.E136])=0;IF(LEN([.B136])=0;&quot;&quot;;[.B136]);[.E136])">
            <text:p/>
          </table:table-cell>
          <table:table-cell table:formula="of:=IF(LEN([.B136])&gt;0;[.B136];&quot;&quot;)">
            <text:p/>
          </table:table-cell>
          <table:table-cell table:formula="of:=IF(LEN([.H136])=0;&quot;&quot;;CONCATENATE(&quot;'&quot;;[.F136];&quot;' =&gt; '&quot;;[.H136];&quot;',&quot;))">
            <text:p/>
          </table:table-cell>
          <table:table-cell table:formula="of:=IF(LEN([.H136])=0;&quot;&quot;;CONCATENATE(&quot;'&quot;;[.G136];&quot;' =&gt; '&quot;;[.H13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_US</text:p>
          </table:table-cell>
          <table:table-cell office:value-type="string" calcext:value-type="string">
            <text:p>en</text:p>
          </table:table-cell>
          <table:table-cell table:formula="of:=IF(LEN([.D137])=0;IF(LEN([.B137])=0;&quot;&quot;;[.B137]);[.D137])" office:value-type="string" office:string-value="en_US" calcext:value-type="string">
            <text:p>en_US</text:p>
          </table:table-cell>
          <table:table-cell table:formula="of:=IF(LEN([.E137])=0;IF(LEN([.B137])=0;&quot;&quot;;[.B137]);[.E137])" office:value-type="string" office:string-value="en" calcext:value-type="string">
            <text:p>en</text:p>
          </table:table-cell>
          <table:table-cell table:formula="of:=IF(LEN([.B137])&gt;0;[.B137];&quot;&quot;)" office:value-type="string" office:string-value="en" calcext:value-type="string">
            <text:p>en</text:p>
          </table:table-cell>
          <table:table-cell table:formula="of:=IF(LEN([.H137])=0;&quot;&quot;;CONCATENATE(&quot;'&quot;;[.F137];&quot;' =&gt; '&quot;;[.H137];&quot;',&quot;))" office:value-type="string" office:string-value="'en_US' =&gt; 'en'," calcext:value-type="string">
            <text:p>'en_US' =&gt; 'en',</text:p>
          </table:table-cell>
          <table:table-cell table:formula="of:=IF(LEN([.H137])=0;&quot;&quot;;CONCATENATE(&quot;'&quot;;[.G137];&quot;' =&gt; '&quot;;[.H137];&quot;',&quot;))" office:value-type="string" office:string-value="'en' =&gt; 'en'," calcext:value-type="string">
            <text:p>'en' =&gt; 'e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nm</text:p>
          </table:table-cell>
          <table:table-cell/>
          <table:table-cell office:value-type="string" calcext:value-type="string">
            <text:p>English, Middle (1100-1500)</text:p>
          </table:table-cell>
          <table:table-cell table:number-columns-repeated="2"/>
          <table:table-cell table:formula="of:=IF(LEN([.D138])=0;IF(LEN([.B138])=0;&quot;&quot;;[.B138]);[.D138])">
            <text:p/>
          </table:table-cell>
          <table:table-cell table:formula="of:=IF(LEN([.E138])=0;IF(LEN([.B138])=0;&quot;&quot;;[.B138]);[.E138])">
            <text:p/>
          </table:table-cell>
          <table:table-cell table:formula="of:=IF(LEN([.B138])&gt;0;[.B138];&quot;&quot;)">
            <text:p/>
          </table:table-cell>
          <table:table-cell table:formula="of:=IF(LEN([.H138])=0;&quot;&quot;;CONCATENATE(&quot;'&quot;;[.F138];&quot;' =&gt; '&quot;;[.H138];&quot;',&quot;))">
            <text:p/>
          </table:table-cell>
          <table:table-cell table:formula="of:=IF(LEN([.H138])=0;&quot;&quot;;CONCATENATE(&quot;'&quot;;[.G138];&quot;' =&gt; '&quot;;[.H13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English, Old (ca.450-1100)</text:p>
          </table:table-cell>
          <table:table-cell table:number-columns-repeated="2"/>
          <table:table-cell table:formula="of:=IF(LEN([.D139])=0;IF(LEN([.B139])=0;&quot;&quot;;[.B139]);[.D139])">
            <text:p/>
          </table:table-cell>
          <table:table-cell table:formula="of:=IF(LEN([.E139])=0;IF(LEN([.B139])=0;&quot;&quot;;[.B139]);[.E139])">
            <text:p/>
          </table:table-cell>
          <table:table-cell table:formula="of:=IF(LEN([.B139])&gt;0;[.B139];&quot;&quot;)">
            <text:p/>
          </table:table-cell>
          <table:table-cell table:formula="of:=IF(LEN([.H139])=0;&quot;&quot;;CONCATENATE(&quot;'&quot;;[.F139];&quot;' =&gt; '&quot;;[.H139];&quot;',&quot;))">
            <text:p/>
          </table:table-cell>
          <table:table-cell table:formula="of:=IF(LEN([.H139])=0;&quot;&quot;;CONCATENATE(&quot;'&quot;;[.G139];&quot;' =&gt; '&quot;;[.H13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yv</text:p>
          </table:table-cell>
          <table:table-cell/>
          <table:table-cell office:value-type="string" calcext:value-type="string">
            <text:p>Erzya</text:p>
          </table:table-cell>
          <table:table-cell table:number-columns-repeated="2"/>
          <table:table-cell table:formula="of:=IF(LEN([.D140])=0;IF(LEN([.B140])=0;&quot;&quot;;[.B140]);[.D140])">
            <text:p/>
          </table:table-cell>
          <table:table-cell table:formula="of:=IF(LEN([.E140])=0;IF(LEN([.B140])=0;&quot;&quot;;[.B140]);[.E140])">
            <text:p/>
          </table:table-cell>
          <table:table-cell table:formula="of:=IF(LEN([.B140])&gt;0;[.B140];&quot;&quot;)">
            <text:p/>
          </table:table-cell>
          <table:table-cell table:formula="of:=IF(LEN([.H140])=0;&quot;&quot;;CONCATENATE(&quot;'&quot;;[.F140];&quot;' =&gt; '&quot;;[.H140];&quot;',&quot;))">
            <text:p/>
          </table:table-cell>
          <table:table-cell table:formula="of:=IF(LEN([.H140])=0;&quot;&quot;;CONCATENATE(&quot;'&quot;;[.G140];&quot;' =&gt; '&quot;;[.H14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/>
          <table:table-cell office:value-type="string" calcext:value-type="string">
            <text:p>eo</text:p>
          </table:table-cell>
          <table:table-cell table:formula="of:=IF(LEN([.D141])=0;IF(LEN([.B141])=0;&quot;&quot;;[.B141]);[.D141])" office:value-type="string" office:string-value="eo" calcext:value-type="string">
            <text:p>eo</text:p>
          </table:table-cell>
          <table:table-cell table:formula="of:=IF(LEN([.E141])=0;IF(LEN([.B141])=0;&quot;&quot;;[.B141]);[.E141])" office:value-type="string" office:string-value="eo" calcext:value-type="string">
            <text:p>eo</text:p>
          </table:table-cell>
          <table:table-cell table:formula="of:=IF(LEN([.B141])&gt;0;[.B141];&quot;&quot;)" office:value-type="string" office:string-value="eo" calcext:value-type="string">
            <text:p>eo</text:p>
          </table:table-cell>
          <table:table-cell table:formula="of:=IF(LEN([.H141])=0;&quot;&quot;;CONCATENATE(&quot;'&quot;;[.F141];&quot;' =&gt; '&quot;;[.H141];&quot;',&quot;))" office:value-type="string" office:string-value="'eo' =&gt; 'eo'," calcext:value-type="string">
            <text:p>'eo' =&gt; 'eo',</text:p>
          </table:table-cell>
          <table:table-cell table:formula="of:=IF(LEN([.H141])=0;&quot;&quot;;CONCATENATE(&quot;'&quot;;[.G141];&quot;' =&gt; '&quot;;[.H141];&quot;',&quot;))" office:value-type="string" office:string-value="'eo' =&gt; 'eo'," calcext:value-type="string">
            <text:p>'eo' =&gt; 'e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table:number-columns-repeated="2"/>
          <table:table-cell table:formula="of:=IF(LEN([.D142])=0;IF(LEN([.B142])=0;&quot;&quot;;[.B142]);[.D142])" office:value-type="string" office:string-value="et" calcext:value-type="string">
            <text:p>et</text:p>
          </table:table-cell>
          <table:table-cell table:formula="of:=IF(LEN([.E142])=0;IF(LEN([.B142])=0;&quot;&quot;;[.B142]);[.E142])" office:value-type="string" office:string-value="et" calcext:value-type="string">
            <text:p>et</text:p>
          </table:table-cell>
          <table:table-cell table:formula="of:=IF(LEN([.B142])&gt;0;[.B142];&quot;&quot;)" office:value-type="string" office:string-value="et" calcext:value-type="string">
            <text:p>et</text:p>
          </table:table-cell>
          <table:table-cell table:formula="of:=IF(LEN([.H142])=0;&quot;&quot;;CONCATENATE(&quot;'&quot;;[.F142];&quot;' =&gt; '&quot;;[.H142];&quot;',&quot;))" office:value-type="string" office:string-value="'et' =&gt; 'et'," calcext:value-type="string">
            <text:p>'et' =&gt; 'et',</text:p>
          </table:table-cell>
          <table:table-cell table:formula="of:=IF(LEN([.H142])=0;&quot;&quot;;CONCATENATE(&quot;'&quot;;[.G142];&quot;' =&gt; '&quot;;[.H142];&quot;',&quot;))" office:value-type="string" office:string-value="'et' =&gt; 'et'," calcext:value-type="string">
            <text:p>'et' =&gt; 'e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table:number-columns-repeated="2"/>
          <table:table-cell table:formula="of:=IF(LEN([.D143])=0;IF(LEN([.B143])=0;&quot;&quot;;[.B143]);[.D143])" office:value-type="string" office:string-value="ee" calcext:value-type="string">
            <text:p>ee</text:p>
          </table:table-cell>
          <table:table-cell table:formula="of:=IF(LEN([.E143])=0;IF(LEN([.B143])=0;&quot;&quot;;[.B143]);[.E143])" office:value-type="string" office:string-value="ee" calcext:value-type="string">
            <text:p>ee</text:p>
          </table:table-cell>
          <table:table-cell table:formula="of:=IF(LEN([.B143])&gt;0;[.B143];&quot;&quot;)" office:value-type="string" office:string-value="ee" calcext:value-type="string">
            <text:p>ee</text:p>
          </table:table-cell>
          <table:table-cell table:formula="of:=IF(LEN([.H143])=0;&quot;&quot;;CONCATENATE(&quot;'&quot;;[.F143];&quot;' =&gt; '&quot;;[.H143];&quot;',&quot;))" office:value-type="string" office:string-value="'ee' =&gt; 'ee'," calcext:value-type="string">
            <text:p>'ee' =&gt; 'ee',</text:p>
          </table:table-cell>
          <table:table-cell table:formula="of:=IF(LEN([.H143])=0;&quot;&quot;;CONCATENATE(&quot;'&quot;;[.G143];&quot;' =&gt; '&quot;;[.H143];&quot;',&quot;))" office:value-type="string" office:string-value="'ee' =&gt; 'ee'," calcext:value-type="string">
            <text:p>'ee' =&gt; 'e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wo</text:p>
          </table:table-cell>
          <table:table-cell/>
          <table:table-cell office:value-type="string" calcext:value-type="string">
            <text:p>Ewondo</text:p>
          </table:table-cell>
          <table:table-cell table:number-columns-repeated="2"/>
          <table:table-cell table:formula="of:=IF(LEN([.D144])=0;IF(LEN([.B144])=0;&quot;&quot;;[.B144]);[.D144])">
            <text:p/>
          </table:table-cell>
          <table:table-cell table:formula="of:=IF(LEN([.E144])=0;IF(LEN([.B144])=0;&quot;&quot;;[.B144]);[.E144])">
            <text:p/>
          </table:table-cell>
          <table:table-cell table:formula="of:=IF(LEN([.B144])&gt;0;[.B144];&quot;&quot;)">
            <text:p/>
          </table:table-cell>
          <table:table-cell table:formula="of:=IF(LEN([.H144])=0;&quot;&quot;;CONCATENATE(&quot;'&quot;;[.F144];&quot;' =&gt; '&quot;;[.H144];&quot;',&quot;))">
            <text:p/>
          </table:table-cell>
          <table:table-cell table:formula="of:=IF(LEN([.H144])=0;&quot;&quot;;CONCATENATE(&quot;'&quot;;[.G144];&quot;' =&gt; '&quot;;[.H14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Fang</text:p>
          </table:table-cell>
          <table:table-cell table:number-columns-repeated="2"/>
          <table:table-cell table:formula="of:=IF(LEN([.D145])=0;IF(LEN([.B145])=0;&quot;&quot;;[.B145]);[.D145])">
            <text:p/>
          </table:table-cell>
          <table:table-cell table:formula="of:=IF(LEN([.E145])=0;IF(LEN([.B145])=0;&quot;&quot;;[.B145]);[.E145])">
            <text:p/>
          </table:table-cell>
          <table:table-cell table:formula="of:=IF(LEN([.B145])&gt;0;[.B145];&quot;&quot;)">
            <text:p/>
          </table:table-cell>
          <table:table-cell table:formula="of:=IF(LEN([.H145])=0;&quot;&quot;;CONCATENATE(&quot;'&quot;;[.F145];&quot;' =&gt; '&quot;;[.H145];&quot;',&quot;))">
            <text:p/>
          </table:table-cell>
          <table:table-cell table:formula="of:=IF(LEN([.H145])=0;&quot;&quot;;CONCATENATE(&quot;'&quot;;[.G145];&quot;' =&gt; '&quot;;[.H14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Fanti</text:p>
          </table:table-cell>
          <table:table-cell table:number-columns-repeated="2"/>
          <table:table-cell table:formula="of:=IF(LEN([.D146])=0;IF(LEN([.B146])=0;&quot;&quot;;[.B146]);[.D146])">
            <text:p/>
          </table:table-cell>
          <table:table-cell table:formula="of:=IF(LEN([.E146])=0;IF(LEN([.B146])=0;&quot;&quot;;[.B146]);[.E146])">
            <text:p/>
          </table:table-cell>
          <table:table-cell table:formula="of:=IF(LEN([.B146])&gt;0;[.B146];&quot;&quot;)">
            <text:p/>
          </table:table-cell>
          <table:table-cell table:formula="of:=IF(LEN([.H146])=0;&quot;&quot;;CONCATENATE(&quot;'&quot;;[.F146];&quot;' =&gt; '&quot;;[.H146];&quot;',&quot;))">
            <text:p/>
          </table:table-cell>
          <table:table-cell table:formula="of:=IF(LEN([.H146])=0;&quot;&quot;;CONCATENATE(&quot;'&quot;;[.G146];&quot;' =&gt; '&quot;;[.H14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table:number-columns-repeated="2"/>
          <table:table-cell table:formula="of:=IF(LEN([.D147])=0;IF(LEN([.B147])=0;&quot;&quot;;[.B147]);[.D147])" office:value-type="string" office:string-value="fo" calcext:value-type="string">
            <text:p>fo</text:p>
          </table:table-cell>
          <table:table-cell table:formula="of:=IF(LEN([.E147])=0;IF(LEN([.B147])=0;&quot;&quot;;[.B147]);[.E147])" office:value-type="string" office:string-value="fo" calcext:value-type="string">
            <text:p>fo</text:p>
          </table:table-cell>
          <table:table-cell table:formula="of:=IF(LEN([.B147])&gt;0;[.B147];&quot;&quot;)" office:value-type="string" office:string-value="fo" calcext:value-type="string">
            <text:p>fo</text:p>
          </table:table-cell>
          <table:table-cell table:formula="of:=IF(LEN([.H147])=0;&quot;&quot;;CONCATENATE(&quot;'&quot;;[.F147];&quot;' =&gt; '&quot;;[.H147];&quot;',&quot;))" office:value-type="string" office:string-value="'fo' =&gt; 'fo'," calcext:value-type="string">
            <text:p>'fo' =&gt; 'fo',</text:p>
          </table:table-cell>
          <table:table-cell table:formula="of:=IF(LEN([.H147])=0;&quot;&quot;;CONCATENATE(&quot;'&quot;;[.G147];&quot;' =&gt; '&quot;;[.H147];&quot;',&quot;))" office:value-type="string" office:string-value="'fo' =&gt; 'fo'," calcext:value-type="string">
            <text:p>'fo' =&gt; 'f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table:number-columns-repeated="2"/>
          <table:table-cell table:formula="of:=IF(LEN([.D148])=0;IF(LEN([.B148])=0;&quot;&quot;;[.B148]);[.D148])" office:value-type="string" office:string-value="fj" calcext:value-type="string">
            <text:p>fj</text:p>
          </table:table-cell>
          <table:table-cell table:formula="of:=IF(LEN([.E148])=0;IF(LEN([.B148])=0;&quot;&quot;;[.B148]);[.E148])" office:value-type="string" office:string-value="fj" calcext:value-type="string">
            <text:p>fj</text:p>
          </table:table-cell>
          <table:table-cell table:formula="of:=IF(LEN([.B148])&gt;0;[.B148];&quot;&quot;)" office:value-type="string" office:string-value="fj" calcext:value-type="string">
            <text:p>fj</text:p>
          </table:table-cell>
          <table:table-cell table:formula="of:=IF(LEN([.H148])=0;&quot;&quot;;CONCATENATE(&quot;'&quot;;[.F148];&quot;' =&gt; '&quot;;[.H148];&quot;',&quot;))" office:value-type="string" office:string-value="'fj' =&gt; 'fj'," calcext:value-type="string">
            <text:p>'fj' =&gt; 'fj',</text:p>
          </table:table-cell>
          <table:table-cell table:formula="of:=IF(LEN([.H148])=0;&quot;&quot;;CONCATENATE(&quot;'&quot;;[.G148];&quot;' =&gt; '&quot;;[.H148];&quot;',&quot;))" office:value-type="string" office:string-value="'fj' =&gt; 'fj'," calcext:value-type="string">
            <text:p>'fj' =&gt; 'fj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l</text:p>
          </table:table-cell>
          <table:table-cell/>
          <table:table-cell office:value-type="string" calcext:value-type="string">
            <text:p>Filipino; Pilipino</text:p>
          </table:table-cell>
          <table:table-cell table:number-columns-repeated="2"/>
          <table:table-cell table:formula="of:=IF(LEN([.D149])=0;IF(LEN([.B149])=0;&quot;&quot;;[.B149]);[.D149])">
            <text:p/>
          </table:table-cell>
          <table:table-cell table:formula="of:=IF(LEN([.E149])=0;IF(LEN([.B149])=0;&quot;&quot;;[.B149]);[.E149])">
            <text:p/>
          </table:table-cell>
          <table:table-cell table:formula="of:=IF(LEN([.B149])&gt;0;[.B149];&quot;&quot;)">
            <text:p/>
          </table:table-cell>
          <table:table-cell table:formula="of:=IF(LEN([.H149])=0;&quot;&quot;;CONCATENATE(&quot;'&quot;;[.F149];&quot;' =&gt; '&quot;;[.H149];&quot;',&quot;))">
            <text:p/>
          </table:table-cell>
          <table:table-cell table:formula="of:=IF(LEN([.H149])=0;&quot;&quot;;CONCATENATE(&quot;'&quot;;[.G149];&quot;' =&gt; '&quot;;[.H14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_FI</text:p>
          </table:table-cell>
          <table:table-cell office:value-type="string" calcext:value-type="string">
            <text:p>fi</text:p>
          </table:table-cell>
          <table:table-cell table:formula="of:=IF(LEN([.D150])=0;IF(LEN([.B150])=0;&quot;&quot;;[.B150]);[.D150])" office:value-type="string" office:string-value="fi_FI" calcext:value-type="string">
            <text:p>fi_FI</text:p>
          </table:table-cell>
          <table:table-cell table:formula="of:=IF(LEN([.E150])=0;IF(LEN([.B150])=0;&quot;&quot;;[.B150]);[.E150])" office:value-type="string" office:string-value="fi" calcext:value-type="string">
            <text:p>fi</text:p>
          </table:table-cell>
          <table:table-cell table:formula="of:=IF(LEN([.B150])&gt;0;[.B150];&quot;&quot;)" office:value-type="string" office:string-value="fi" calcext:value-type="string">
            <text:p>fi</text:p>
          </table:table-cell>
          <table:table-cell table:formula="of:=IF(LEN([.H150])=0;&quot;&quot;;CONCATENATE(&quot;'&quot;;[.F150];&quot;' =&gt; '&quot;;[.H150];&quot;',&quot;))" office:value-type="string" office:string-value="'fi_FI' =&gt; 'fi'," calcext:value-type="string">
            <text:p>'fi_FI' =&gt; 'fi',</text:p>
          </table:table-cell>
          <table:table-cell table:formula="of:=IF(LEN([.H150])=0;&quot;&quot;;CONCATENATE(&quot;'&quot;;[.G150];&quot;' =&gt; '&quot;;[.H150];&quot;',&quot;))" office:value-type="string" office:string-value="'fi' =&gt; 'fi'," calcext:value-type="string">
            <text:p>'fi' =&gt; 'f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u</text:p>
          </table:table-cell>
          <table:table-cell/>
          <table:table-cell office:value-type="string" calcext:value-type="string">
            <text:p>Finno-Ugrian languages</text:p>
          </table:table-cell>
          <table:table-cell table:number-columns-repeated="2"/>
          <table:table-cell table:formula="of:=IF(LEN([.D151])=0;IF(LEN([.B151])=0;&quot;&quot;;[.B151]);[.D151])">
            <text:p/>
          </table:table-cell>
          <table:table-cell table:formula="of:=IF(LEN([.E151])=0;IF(LEN([.B151])=0;&quot;&quot;;[.B151]);[.E151])">
            <text:p/>
          </table:table-cell>
          <table:table-cell table:formula="of:=IF(LEN([.B151])&gt;0;[.B151];&quot;&quot;)">
            <text:p/>
          </table:table-cell>
          <table:table-cell table:formula="of:=IF(LEN([.H151])=0;&quot;&quot;;CONCATENATE(&quot;'&quot;;[.F151];&quot;' =&gt; '&quot;;[.H151];&quot;',&quot;))">
            <text:p/>
          </table:table-cell>
          <table:table-cell table:formula="of:=IF(LEN([.H151])=0;&quot;&quot;;CONCATENATE(&quot;'&quot;;[.G151];&quot;' =&gt; '&quot;;[.H15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on</text:p>
          </table:table-cell>
          <table:table-cell/>
          <table:table-cell office:value-type="string" calcext:value-type="string">
            <text:p>Fon</text:p>
          </table:table-cell>
          <table:table-cell table:number-columns-repeated="2"/>
          <table:table-cell table:formula="of:=IF(LEN([.D152])=0;IF(LEN([.B152])=0;&quot;&quot;;[.B152]);[.D152])">
            <text:p/>
          </table:table-cell>
          <table:table-cell table:formula="of:=IF(LEN([.E152])=0;IF(LEN([.B152])=0;&quot;&quot;;[.B152]);[.E152])">
            <text:p/>
          </table:table-cell>
          <table:table-cell table:formula="of:=IF(LEN([.B152])&gt;0;[.B152];&quot;&quot;)">
            <text:p/>
          </table:table-cell>
          <table:table-cell table:formula="of:=IF(LEN([.H152])=0;&quot;&quot;;CONCATENATE(&quot;'&quot;;[.F152];&quot;' =&gt; '&quot;;[.H152];&quot;',&quot;))">
            <text:p/>
          </table:table-cell>
          <table:table-cell table:formula="of:=IF(LEN([.H152])=0;&quot;&quot;;CONCATENATE(&quot;'&quot;;[.G152];&quot;' =&gt; '&quot;;[.H15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fr_CA</text:p>
          </table:table-cell>
          <table:table-cell table:formula="of:=IF(LEN([.D153])=0;IF(LEN([.B153])=0;&quot;&quot;;[.B153]);[.D153])" office:value-type="string" office:string-value="fr_CA" calcext:value-type="string">
            <text:p>fr_CA</text:p>
          </table:table-cell>
          <table:table-cell table:formula="of:=IF(LEN([.E153])=0;IF(LEN([.B153])=0;&quot;&quot;;[.B153]);[.E153])" office:value-type="string" office:string-value="fr_CA" calcext:value-type="string">
            <text:p>fr_CA</text:p>
          </table:table-cell>
          <table:table-cell table:formula="of:=IF(LEN([.B153])&gt;0;[.B153];&quot;&quot;)" office:value-type="string" office:string-value="fr" calcext:value-type="string">
            <text:p>fr</text:p>
          </table:table-cell>
          <table:table-cell table:formula="of:=IF(LEN([.H153])=0;&quot;&quot;;CONCATENATE(&quot;'&quot;;[.F153];&quot;' =&gt; '&quot;;[.H153];&quot;',&quot;))" office:value-type="string" office:string-value="'fr_CA' =&gt; 'fr'," calcext:value-type="string">
            <text:p>'fr_CA' =&gt; 'fr',</text:p>
          </table:table-cell>
          <table:table-cell table:formula="of:=IF(LEN([.H153])=0;&quot;&quot;;CONCATENATE(&quot;'&quot;;[.G153];&quot;' =&gt; '&quot;;[.H153];&quot;',&quot;))" office:value-type="string" office:string-value="'fr_CA' =&gt; 'fr'," calcext:value-type="string">
            <text:p>'fr_CA' =&gt; 'f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fr_FR</text:p>
          </table:table-cell>
          <table:table-cell table:formula="of:=IF(LEN([.D154])=0;IF(LEN([.B154])=0;&quot;&quot;;[.B154]);[.D154])" office:value-type="string" office:string-value="fr_FR" calcext:value-type="string">
            <text:p>fr_FR</text:p>
          </table:table-cell>
          <table:table-cell table:formula="of:=IF(LEN([.E154])=0;IF(LEN([.B154])=0;&quot;&quot;;[.B154]);[.E154])" office:value-type="string" office:string-value="fr_FR" calcext:value-type="string">
            <text:p>fr_FR</text:p>
          </table:table-cell>
          <table:table-cell table:formula="of:=IF(LEN([.B154])&gt;0;[.B154];&quot;&quot;)" office:value-type="string" office:string-value="fr" calcext:value-type="string">
            <text:p>fr</text:p>
          </table:table-cell>
          <table:table-cell table:formula="of:=IF(LEN([.H154])=0;&quot;&quot;;CONCATENATE(&quot;'&quot;;[.F154];&quot;' =&gt; '&quot;;[.H154];&quot;',&quot;))" office:value-type="string" office:string-value="'fr_FR' =&gt; 'fr'," calcext:value-type="string">
            <text:p>'fr_FR' =&gt; 'fr',</text:p>
          </table:table-cell>
          <table:table-cell table:formula="of:=IF(LEN([.H154])=0;&quot;&quot;;CONCATENATE(&quot;'&quot;;[.G154];&quot;' =&gt; '&quot;;[.H154];&quot;',&quot;))" office:value-type="string" office:string-value="'fr_FR' =&gt; 'fr'," calcext:value-type="string">
            <text:p>'fr_FR' =&gt; 'f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fr_CA</text:p>
          </table:table-cell>
          <table:table-cell table:formula="of:=IF(LEN([.D155])=0;IF(LEN([.B155])=0;&quot;&quot;;[.B155]);[.D155])" office:value-type="string" office:string-value="fr_CA" calcext:value-type="string">
            <text:p>fr_CA</text:p>
          </table:table-cell>
          <table:table-cell table:formula="of:=IF(LEN([.E155])=0;IF(LEN([.B155])=0;&quot;&quot;;[.B155]);[.E155])" office:value-type="string" office:string-value="fr_CA" calcext:value-type="string">
            <text:p>fr_CA</text:p>
          </table:table-cell>
          <table:table-cell table:formula="of:=IF(LEN([.B155])&gt;0;[.B155];&quot;&quot;)" office:value-type="string" office:string-value="fr" calcext:value-type="string">
            <text:p>fr</text:p>
          </table:table-cell>
          <table:table-cell table:formula="of:=IF(LEN([.H155])=0;&quot;&quot;;CONCATENATE(&quot;'&quot;;[.F155];&quot;' =&gt; '&quot;;[.H155];&quot;',&quot;))" office:value-type="string" office:string-value="'fr_CA' =&gt; 'fr'," calcext:value-type="string">
            <text:p>'fr_CA' =&gt; 'fr',</text:p>
          </table:table-cell>
          <table:table-cell table:formula="of:=IF(LEN([.H155])=0;&quot;&quot;;CONCATENATE(&quot;'&quot;;[.G155];&quot;' =&gt; '&quot;;[.H155];&quot;',&quot;))" office:value-type="string" office:string-value="'fr_CA' =&gt; 'fr'," calcext:value-type="string">
            <text:p>'fr_CA' =&gt; 'f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table:number-columns-repeated="2" office:value-type="string" calcext:value-type="string">
            <text:p>fr_FR</text:p>
          </table:table-cell>
          <table:table-cell table:formula="of:=IF(LEN([.D156])=0;IF(LEN([.B156])=0;&quot;&quot;;[.B156]);[.D156])" office:value-type="string" office:string-value="fr_FR" calcext:value-type="string">
            <text:p>fr_FR</text:p>
          </table:table-cell>
          <table:table-cell table:formula="of:=IF(LEN([.E156])=0;IF(LEN([.B156])=0;&quot;&quot;;[.B156]);[.E156])" office:value-type="string" office:string-value="fr_FR" calcext:value-type="string">
            <text:p>fr_FR</text:p>
          </table:table-cell>
          <table:table-cell table:formula="of:=IF(LEN([.B156])&gt;0;[.B156];&quot;&quot;)" office:value-type="string" office:string-value="fr" calcext:value-type="string">
            <text:p>fr</text:p>
          </table:table-cell>
          <table:table-cell table:formula="of:=IF(LEN([.H156])=0;&quot;&quot;;CONCATENATE(&quot;'&quot;;[.F156];&quot;' =&gt; '&quot;;[.H156];&quot;',&quot;))" office:value-type="string" office:string-value="'fr_FR' =&gt; 'fr'," calcext:value-type="string">
            <text:p>'fr_FR' =&gt; 'fr',</text:p>
          </table:table-cell>
          <table:table-cell table:formula="of:=IF(LEN([.H156])=0;&quot;&quot;;CONCATENATE(&quot;'&quot;;[.G156];&quot;' =&gt; '&quot;;[.H156];&quot;',&quot;))" office:value-type="string" office:string-value="'fr_FR' =&gt; 'fr'," calcext:value-type="string">
            <text:p>'fr_FR' =&gt; 'f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m</text:p>
          </table:table-cell>
          <table:table-cell/>
          <table:table-cell office:value-type="string" calcext:value-type="string">
            <text:p>French, Middle (ca.1400-1600)</text:p>
          </table:table-cell>
          <table:table-cell table:number-columns-repeated="2"/>
          <table:table-cell table:formula="of:=IF(LEN([.D157])=0;IF(LEN([.B157])=0;&quot;&quot;;[.B157]);[.D157])">
            <text:p/>
          </table:table-cell>
          <table:table-cell table:formula="of:=IF(LEN([.E157])=0;IF(LEN([.B157])=0;&quot;&quot;;[.B157]);[.E157])">
            <text:p/>
          </table:table-cell>
          <table:table-cell table:formula="of:=IF(LEN([.B157])&gt;0;[.B157];&quot;&quot;)">
            <text:p/>
          </table:table-cell>
          <table:table-cell table:formula="of:=IF(LEN([.H157])=0;&quot;&quot;;CONCATENATE(&quot;'&quot;;[.F157];&quot;' =&gt; '&quot;;[.H157];&quot;',&quot;))">
            <text:p/>
          </table:table-cell>
          <table:table-cell table:formula="of:=IF(LEN([.H157])=0;&quot;&quot;;CONCATENATE(&quot;'&quot;;[.G157];&quot;' =&gt; '&quot;;[.H15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French, Old (842-ca.1400)</text:p>
          </table:table-cell>
          <table:table-cell table:number-columns-repeated="2"/>
          <table:table-cell table:formula="of:=IF(LEN([.D158])=0;IF(LEN([.B158])=0;&quot;&quot;;[.B158]);[.D158])">
            <text:p/>
          </table:table-cell>
          <table:table-cell table:formula="of:=IF(LEN([.E158])=0;IF(LEN([.B158])=0;&quot;&quot;;[.B158]);[.E158])">
            <text:p/>
          </table:table-cell>
          <table:table-cell table:formula="of:=IF(LEN([.B158])&gt;0;[.B158];&quot;&quot;)">
            <text:p/>
          </table:table-cell>
          <table:table-cell table:formula="of:=IF(LEN([.H158])=0;&quot;&quot;;CONCATENATE(&quot;'&quot;;[.F158];&quot;' =&gt; '&quot;;[.H158];&quot;',&quot;))">
            <text:p/>
          </table:table-cell>
          <table:table-cell table:formula="of:=IF(LEN([.H158])=0;&quot;&quot;;CONCATENATE(&quot;'&quot;;[.G158];&quot;' =&gt; '&quot;;[.H15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ur</text:p>
          </table:table-cell>
          <table:table-cell/>
          <table:table-cell office:value-type="string" calcext:value-type="string">
            <text:p>Friulian</text:p>
          </table:table-cell>
          <table:table-cell table:number-columns-repeated="2"/>
          <table:table-cell table:formula="of:=IF(LEN([.D159])=0;IF(LEN([.B159])=0;&quot;&quot;;[.B159]);[.D159])">
            <text:p/>
          </table:table-cell>
          <table:table-cell table:formula="of:=IF(LEN([.E159])=0;IF(LEN([.B159])=0;&quot;&quot;;[.B159]);[.E159])">
            <text:p/>
          </table:table-cell>
          <table:table-cell table:formula="of:=IF(LEN([.B159])&gt;0;[.B159];&quot;&quot;)">
            <text:p/>
          </table:table-cell>
          <table:table-cell table:formula="of:=IF(LEN([.H159])=0;&quot;&quot;;CONCATENATE(&quot;'&quot;;[.F159];&quot;' =&gt; '&quot;;[.H159];&quot;',&quot;))">
            <text:p/>
          </table:table-cell>
          <table:table-cell table:formula="of:=IF(LEN([.H159])=0;&quot;&quot;;CONCATENATE(&quot;'&quot;;[.G159];&quot;' =&gt; '&quot;;[.H15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table:number-columns-repeated="2"/>
          <table:table-cell table:formula="of:=IF(LEN([.D160])=0;IF(LEN([.B160])=0;&quot;&quot;;[.B160]);[.D160])" office:value-type="string" office:string-value="ff" calcext:value-type="string">
            <text:p>ff</text:p>
          </table:table-cell>
          <table:table-cell table:formula="of:=IF(LEN([.E160])=0;IF(LEN([.B160])=0;&quot;&quot;;[.B160]);[.E160])" office:value-type="string" office:string-value="ff" calcext:value-type="string">
            <text:p>ff</text:p>
          </table:table-cell>
          <table:table-cell table:formula="of:=IF(LEN([.B160])&gt;0;[.B160];&quot;&quot;)" office:value-type="string" office:string-value="ff" calcext:value-type="string">
            <text:p>ff</text:p>
          </table:table-cell>
          <table:table-cell table:formula="of:=IF(LEN([.H160])=0;&quot;&quot;;CONCATENATE(&quot;'&quot;;[.F160];&quot;' =&gt; '&quot;;[.H160];&quot;',&quot;))" office:value-type="string" office:string-value="'ff' =&gt; 'ff'," calcext:value-type="string">
            <text:p>'ff' =&gt; 'ff',</text:p>
          </table:table-cell>
          <table:table-cell table:formula="of:=IF(LEN([.H160])=0;&quot;&quot;;CONCATENATE(&quot;'&quot;;[.G160];&quot;' =&gt; '&quot;;[.H160];&quot;',&quot;))" office:value-type="string" office:string-value="'ff' =&gt; 'ff'," calcext:value-type="string">
            <text:p>'ff' =&gt; 'ff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aa</text:p>
          </table:table-cell>
          <table:table-cell/>
          <table:table-cell office:value-type="string" calcext:value-type="string">
            <text:p>Ga</text:p>
          </table:table-cell>
          <table:table-cell table:number-columns-repeated="2"/>
          <table:table-cell table:formula="of:=IF(LEN([.D161])=0;IF(LEN([.B161])=0;&quot;&quot;;[.B161]);[.D161])">
            <text:p/>
          </table:table-cell>
          <table:table-cell table:formula="of:=IF(LEN([.E161])=0;IF(LEN([.B161])=0;&quot;&quot;;[.B161]);[.E161])">
            <text:p/>
          </table:table-cell>
          <table:table-cell table:formula="of:=IF(LEN([.B161])&gt;0;[.B161];&quot;&quot;)">
            <text:p/>
          </table:table-cell>
          <table:table-cell table:formula="of:=IF(LEN([.H161])=0;&quot;&quot;;CONCATENATE(&quot;'&quot;;[.F161];&quot;' =&gt; '&quot;;[.H161];&quot;',&quot;))">
            <text:p/>
          </table:table-cell>
          <table:table-cell table:formula="of:=IF(LEN([.H161])=0;&quot;&quot;;CONCATENATE(&quot;'&quot;;[.G161];&quot;' =&gt; '&quot;;[.H16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d_GB</text:p>
          </table:table-cell>
          <table:table-cell office:value-type="string" calcext:value-type="string">
            <text:p>gd</text:p>
          </table:table-cell>
          <table:table-cell table:formula="of:=IF(LEN([.D162])=0;IF(LEN([.B162])=0;&quot;&quot;;[.B162]);[.D162])" office:value-type="string" office:string-value="gd_GB" calcext:value-type="string">
            <text:p>gd_GB</text:p>
          </table:table-cell>
          <table:table-cell table:formula="of:=IF(LEN([.E162])=0;IF(LEN([.B162])=0;&quot;&quot;;[.B162]);[.E162])" office:value-type="string" office:string-value="gd" calcext:value-type="string">
            <text:p>gd</text:p>
          </table:table-cell>
          <table:table-cell table:formula="of:=IF(LEN([.B162])&gt;0;[.B162];&quot;&quot;)" office:value-type="string" office:string-value="gd" calcext:value-type="string">
            <text:p>gd</text:p>
          </table:table-cell>
          <table:table-cell table:formula="of:=IF(LEN([.H162])=0;&quot;&quot;;CONCATENATE(&quot;'&quot;;[.F162];&quot;' =&gt; '&quot;;[.H162];&quot;',&quot;))" office:value-type="string" office:string-value="'gd_GB' =&gt; 'gd'," calcext:value-type="string">
            <text:p>'gd_GB' =&gt; 'gd',</text:p>
          </table:table-cell>
          <table:table-cell table:formula="of:=IF(LEN([.H162])=0;&quot;&quot;;CONCATENATE(&quot;'&quot;;[.G162];&quot;' =&gt; '&quot;;[.H162];&quot;',&quot;))" office:value-type="string" office:string-value="'gd' =&gt; 'gd'," calcext:value-type="string">
            <text:p>'gd' =&gt; 'gd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Galibi Carib</text:p>
          </table:table-cell>
          <table:table-cell table:number-columns-repeated="2"/>
          <table:table-cell table:formula="of:=IF(LEN([.D163])=0;IF(LEN([.B163])=0;&quot;&quot;;[.B163]);[.D163])">
            <text:p/>
          </table:table-cell>
          <table:table-cell table:formula="of:=IF(LEN([.E163])=0;IF(LEN([.B163])=0;&quot;&quot;;[.B163]);[.E163])">
            <text:p/>
          </table:table-cell>
          <table:table-cell table:formula="of:=IF(LEN([.B163])&gt;0;[.B163];&quot;&quot;)">
            <text:p/>
          </table:table-cell>
          <table:table-cell table:formula="of:=IF(LEN([.H163])=0;&quot;&quot;;CONCATENATE(&quot;'&quot;;[.F163];&quot;' =&gt; '&quot;;[.H163];&quot;',&quot;))">
            <text:p/>
          </table:table-cell>
          <table:table-cell table:formula="of:=IF(LEN([.H163])=0;&quot;&quot;;CONCATENATE(&quot;'&quot;;[.G163];&quot;' =&gt; '&quot;;[.H16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/>
          <table:table-cell office:value-type="string" calcext:value-type="string">
            <text:p>gl</text:p>
          </table:table-cell>
          <table:table-cell table:formula="of:=IF(LEN([.D164])=0;IF(LEN([.B164])=0;&quot;&quot;;[.B164]);[.D164])" office:value-type="string" office:string-value="gl" calcext:value-type="string">
            <text:p>gl</text:p>
          </table:table-cell>
          <table:table-cell table:formula="of:=IF(LEN([.E164])=0;IF(LEN([.B164])=0;&quot;&quot;;[.B164]);[.E164])" office:value-type="string" office:string-value="gl" calcext:value-type="string">
            <text:p>gl</text:p>
          </table:table-cell>
          <table:table-cell table:formula="of:=IF(LEN([.B164])&gt;0;[.B164];&quot;&quot;)" office:value-type="string" office:string-value="gl" calcext:value-type="string">
            <text:p>gl</text:p>
          </table:table-cell>
          <table:table-cell table:formula="of:=IF(LEN([.H164])=0;&quot;&quot;;CONCATENATE(&quot;'&quot;;[.F164];&quot;' =&gt; '&quot;;[.H164];&quot;',&quot;))" office:value-type="string" office:string-value="'gl' =&gt; 'gl'," calcext:value-type="string">
            <text:p>'gl' =&gt; 'gl',</text:p>
          </table:table-cell>
          <table:table-cell table:formula="of:=IF(LEN([.H164])=0;&quot;&quot;;CONCATENATE(&quot;'&quot;;[.G164];&quot;' =&gt; '&quot;;[.H164];&quot;',&quot;))" office:value-type="string" office:string-value="'gl' =&gt; 'gl'," calcext:value-type="string">
            <text:p>'gl' =&gt; 'g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table:number-columns-repeated="2"/>
          <table:table-cell table:formula="of:=IF(LEN([.D165])=0;IF(LEN([.B165])=0;&quot;&quot;;[.B165]);[.D165])" office:value-type="string" office:string-value="lg" calcext:value-type="string">
            <text:p>lg</text:p>
          </table:table-cell>
          <table:table-cell table:formula="of:=IF(LEN([.E165])=0;IF(LEN([.B165])=0;&quot;&quot;;[.B165]);[.E165])" office:value-type="string" office:string-value="lg" calcext:value-type="string">
            <text:p>lg</text:p>
          </table:table-cell>
          <table:table-cell table:formula="of:=IF(LEN([.B165])&gt;0;[.B165];&quot;&quot;)" office:value-type="string" office:string-value="lg" calcext:value-type="string">
            <text:p>lg</text:p>
          </table:table-cell>
          <table:table-cell table:formula="of:=IF(LEN([.H165])=0;&quot;&quot;;CONCATENATE(&quot;'&quot;;[.F165];&quot;' =&gt; '&quot;;[.H165];&quot;',&quot;))" office:value-type="string" office:string-value="'lg' =&gt; 'lg'," calcext:value-type="string">
            <text:p>'lg' =&gt; 'lg',</text:p>
          </table:table-cell>
          <table:table-cell table:formula="of:=IF(LEN([.H165])=0;&quot;&quot;;CONCATENATE(&quot;'&quot;;[.G165];&quot;' =&gt; '&quot;;[.H165];&quot;',&quot;))" office:value-type="string" office:string-value="'lg' =&gt; 'lg'," calcext:value-type="string">
            <text:p>'lg' =&gt; 'l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Gayo</text:p>
          </table:table-cell>
          <table:table-cell table:number-columns-repeated="2"/>
          <table:table-cell table:formula="of:=IF(LEN([.D166])=0;IF(LEN([.B166])=0;&quot;&quot;;[.B166]);[.D166])">
            <text:p/>
          </table:table-cell>
          <table:table-cell table:formula="of:=IF(LEN([.E166])=0;IF(LEN([.B166])=0;&quot;&quot;;[.B166]);[.E166])">
            <text:p/>
          </table:table-cell>
          <table:table-cell table:formula="of:=IF(LEN([.B166])&gt;0;[.B166];&quot;&quot;)">
            <text:p/>
          </table:table-cell>
          <table:table-cell table:formula="of:=IF(LEN([.H166])=0;&quot;&quot;;CONCATENATE(&quot;'&quot;;[.F166];&quot;' =&gt; '&quot;;[.H166];&quot;',&quot;))">
            <text:p/>
          </table:table-cell>
          <table:table-cell table:formula="of:=IF(LEN([.H166])=0;&quot;&quot;;CONCATENATE(&quot;'&quot;;[.G166];&quot;' =&gt; '&quot;;[.H16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ba</text:p>
          </table:table-cell>
          <table:table-cell/>
          <table:table-cell office:value-type="string" calcext:value-type="string">
            <text:p>Gbaya</text:p>
          </table:table-cell>
          <table:table-cell table:number-columns-repeated="2"/>
          <table:table-cell table:formula="of:=IF(LEN([.D167])=0;IF(LEN([.B167])=0;&quot;&quot;;[.B167]);[.D167])">
            <text:p/>
          </table:table-cell>
          <table:table-cell table:formula="of:=IF(LEN([.E167])=0;IF(LEN([.B167])=0;&quot;&quot;;[.B167]);[.E167])">
            <text:p/>
          </table:table-cell>
          <table:table-cell table:formula="of:=IF(LEN([.B167])&gt;0;[.B167];&quot;&quot;)">
            <text:p/>
          </table:table-cell>
          <table:table-cell table:formula="of:=IF(LEN([.H167])=0;&quot;&quot;;CONCATENATE(&quot;'&quot;;[.F167];&quot;' =&gt; '&quot;;[.H167];&quot;',&quot;))">
            <text:p/>
          </table:table-cell>
          <table:table-cell table:formula="of:=IF(LEN([.H167])=0;&quot;&quot;;CONCATENATE(&quot;'&quot;;[.G167];&quot;' =&gt; '&quot;;[.H16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ez</text:p>
          </table:table-cell>
          <table:table-cell/>
          <table:table-cell office:value-type="string" calcext:value-type="string">
            <text:p>Geez</text:p>
          </table:table-cell>
          <table:table-cell table:number-columns-repeated="2"/>
          <table:table-cell table:formula="of:=IF(LEN([.D168])=0;IF(LEN([.B168])=0;&quot;&quot;;[.B168]);[.D168])">
            <text:p/>
          </table:table-cell>
          <table:table-cell table:formula="of:=IF(LEN([.E168])=0;IF(LEN([.B168])=0;&quot;&quot;;[.B168]);[.E168])">
            <text:p/>
          </table:table-cell>
          <table:table-cell table:formula="of:=IF(LEN([.B168])&gt;0;[.B168];&quot;&quot;)">
            <text:p/>
          </table:table-cell>
          <table:table-cell table:formula="of:=IF(LEN([.H168])=0;&quot;&quot;;CONCATENATE(&quot;'&quot;;[.F168];&quot;' =&gt; '&quot;;[.H168];&quot;',&quot;))">
            <text:p/>
          </table:table-cell>
          <table:table-cell table:formula="of:=IF(LEN([.H168])=0;&quot;&quot;;CONCATENATE(&quot;'&quot;;[.G168];&quot;' =&gt; '&quot;;[.H16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ka_GE</text:p>
          </table:table-cell>
          <table:table-cell office:value-type="string" calcext:value-type="string">
            <text:p>ka</text:p>
          </table:table-cell>
          <table:table-cell table:formula="of:=IF(LEN([.D169])=0;IF(LEN([.B169])=0;&quot;&quot;;[.B169]);[.D169])" office:value-type="string" office:string-value="ka_GE" calcext:value-type="string">
            <text:p>ka_GE</text:p>
          </table:table-cell>
          <table:table-cell table:formula="of:=IF(LEN([.E169])=0;IF(LEN([.B169])=0;&quot;&quot;;[.B169]);[.E169])" office:value-type="string" office:string-value="ka" calcext:value-type="string">
            <text:p>ka</text:p>
          </table:table-cell>
          <table:table-cell table:formula="of:=IF(LEN([.B169])&gt;0;[.B169];&quot;&quot;)" office:value-type="string" office:string-value="ka" calcext:value-type="string">
            <text:p>ka</text:p>
          </table:table-cell>
          <table:table-cell table:formula="of:=IF(LEN([.H169])=0;&quot;&quot;;CONCATENATE(&quot;'&quot;;[.F169];&quot;' =&gt; '&quot;;[.H169];&quot;',&quot;))" office:value-type="string" office:string-value="'ka_GE' =&gt; 'ka'," calcext:value-type="string">
            <text:p>'ka_GE' =&gt; 'ka',</text:p>
          </table:table-cell>
          <table:table-cell table:formula="of:=IF(LEN([.H169])=0;&quot;&quot;;CONCATENATE(&quot;'&quot;;[.G169];&quot;' =&gt; '&quot;;[.H169];&quot;',&quot;))" office:value-type="string" office:string-value="'ka' =&gt; 'ka'," calcext:value-type="string">
            <text:p>'ka' =&gt; 'k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ka_GE</text:p>
          </table:table-cell>
          <table:table-cell office:value-type="string" calcext:value-type="string">
            <text:p>ka</text:p>
          </table:table-cell>
          <table:table-cell table:formula="of:=IF(LEN([.D170])=0;IF(LEN([.B170])=0;&quot;&quot;;[.B170]);[.D170])" office:value-type="string" office:string-value="ka_GE" calcext:value-type="string">
            <text:p>ka_GE</text:p>
          </table:table-cell>
          <table:table-cell table:formula="of:=IF(LEN([.E170])=0;IF(LEN([.B170])=0;&quot;&quot;;[.B170]);[.E170])" office:value-type="string" office:string-value="ka" calcext:value-type="string">
            <text:p>ka</text:p>
          </table:table-cell>
          <table:table-cell table:formula="of:=IF(LEN([.B170])&gt;0;[.B170];&quot;&quot;)" office:value-type="string" office:string-value="ka" calcext:value-type="string">
            <text:p>ka</text:p>
          </table:table-cell>
          <table:table-cell table:formula="of:=IF(LEN([.H170])=0;&quot;&quot;;CONCATENATE(&quot;'&quot;;[.F170];&quot;' =&gt; '&quot;;[.H170];&quot;',&quot;))" office:value-type="string" office:string-value="'ka_GE' =&gt; 'ka'," calcext:value-type="string">
            <text:p>'ka_GE' =&gt; 'ka',</text:p>
          </table:table-cell>
          <table:table-cell table:formula="of:=IF(LEN([.H170])=0;&quot;&quot;;CONCATENATE(&quot;'&quot;;[.G170];&quot;' =&gt; '&quot;;[.H170];&quot;',&quot;))" office:value-type="string" office:string-value="'ka' =&gt; 'ka'," calcext:value-type="string">
            <text:p>'ka' =&gt; 'k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_DE</text:p>
          </table:table-cell>
          <table:table-cell office:value-type="string" calcext:value-type="string">
            <text:p>de</text:p>
          </table:table-cell>
          <table:table-cell table:formula="of:=IF(LEN([.D171])=0;IF(LEN([.B171])=0;&quot;&quot;;[.B171]);[.D171])" office:value-type="string" office:string-value="de_DE" calcext:value-type="string">
            <text:p>de_DE</text:p>
          </table:table-cell>
          <table:table-cell table:formula="of:=IF(LEN([.E171])=0;IF(LEN([.B171])=0;&quot;&quot;;[.B171]);[.E171])" office:value-type="string" office:string-value="de" calcext:value-type="string">
            <text:p>de</text:p>
          </table:table-cell>
          <table:table-cell table:formula="of:=IF(LEN([.B171])&gt;0;[.B171];&quot;&quot;)" office:value-type="string" office:string-value="de" calcext:value-type="string">
            <text:p>de</text:p>
          </table:table-cell>
          <table:table-cell table:formula="of:=IF(LEN([.H171])=0;&quot;&quot;;CONCATENATE(&quot;'&quot;;[.F171];&quot;' =&gt; '&quot;;[.H171];&quot;',&quot;))" office:value-type="string" office:string-value="'de_DE' =&gt; 'de'," calcext:value-type="string">
            <text:p>'de_DE' =&gt; 'de',</text:p>
          </table:table-cell>
          <table:table-cell table:formula="of:=IF(LEN([.H171])=0;&quot;&quot;;CONCATENATE(&quot;'&quot;;[.G171];&quot;' =&gt; '&quot;;[.H171];&quot;',&quot;))" office:value-type="string" office:string-value="'de' =&gt; 'de'," calcext:value-type="string">
            <text:p>'de' =&gt; 'd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_DE</text:p>
          </table:table-cell>
          <table:table-cell office:value-type="string" calcext:value-type="string">
            <text:p>de</text:p>
          </table:table-cell>
          <table:table-cell table:formula="of:=IF(LEN([.D172])=0;IF(LEN([.B172])=0;&quot;&quot;;[.B172]);[.D172])" office:value-type="string" office:string-value="de_DE" calcext:value-type="string">
            <text:p>de_DE</text:p>
          </table:table-cell>
          <table:table-cell table:formula="of:=IF(LEN([.E172])=0;IF(LEN([.B172])=0;&quot;&quot;;[.B172]);[.E172])" office:value-type="string" office:string-value="de" calcext:value-type="string">
            <text:p>de</text:p>
          </table:table-cell>
          <table:table-cell table:formula="of:=IF(LEN([.B172])&gt;0;[.B172];&quot;&quot;)" office:value-type="string" office:string-value="de" calcext:value-type="string">
            <text:p>de</text:p>
          </table:table-cell>
          <table:table-cell table:formula="of:=IF(LEN([.H172])=0;&quot;&quot;;CONCATENATE(&quot;'&quot;;[.F172];&quot;' =&gt; '&quot;;[.H172];&quot;',&quot;))" office:value-type="string" office:string-value="'de_DE' =&gt; 'de'," calcext:value-type="string">
            <text:p>'de_DE' =&gt; 'de',</text:p>
          </table:table-cell>
          <table:table-cell table:formula="of:=IF(LEN([.H172])=0;&quot;&quot;;CONCATENATE(&quot;'&quot;;[.G172];&quot;' =&gt; '&quot;;[.H172];&quot;',&quot;))" office:value-type="string" office:string-value="'de' =&gt; 'de'," calcext:value-type="string">
            <text:p>'de' =&gt; 'd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mh</text:p>
          </table:table-cell>
          <table:table-cell/>
          <table:table-cell office:value-type="string" calcext:value-type="string">
            <text:p>German, Middle High (ca.1050-1500)</text:p>
          </table:table-cell>
          <table:table-cell table:number-columns-repeated="2"/>
          <table:table-cell table:formula="of:=IF(LEN([.D173])=0;IF(LEN([.B173])=0;&quot;&quot;;[.B173]);[.D173])">
            <text:p/>
          </table:table-cell>
          <table:table-cell table:formula="of:=IF(LEN([.E173])=0;IF(LEN([.B173])=0;&quot;&quot;;[.B173]);[.E173])">
            <text:p/>
          </table:table-cell>
          <table:table-cell table:formula="of:=IF(LEN([.B173])&gt;0;[.B173];&quot;&quot;)">
            <text:p/>
          </table:table-cell>
          <table:table-cell table:formula="of:=IF(LEN([.H173])=0;&quot;&quot;;CONCATENATE(&quot;'&quot;;[.F173];&quot;' =&gt; '&quot;;[.H173];&quot;',&quot;))">
            <text:p/>
          </table:table-cell>
          <table:table-cell table:formula="of:=IF(LEN([.H173])=0;&quot;&quot;;CONCATENATE(&quot;'&quot;;[.G173];&quot;' =&gt; '&quot;;[.H17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oh</text:p>
          </table:table-cell>
          <table:table-cell/>
          <table:table-cell office:value-type="string" calcext:value-type="string">
            <text:p>German, Old High (ca.750-1050)</text:p>
          </table:table-cell>
          <table:table-cell table:number-columns-repeated="2"/>
          <table:table-cell table:formula="of:=IF(LEN([.D174])=0;IF(LEN([.B174])=0;&quot;&quot;;[.B174]);[.D174])">
            <text:p/>
          </table:table-cell>
          <table:table-cell table:formula="of:=IF(LEN([.E174])=0;IF(LEN([.B174])=0;&quot;&quot;;[.B174]);[.E174])">
            <text:p/>
          </table:table-cell>
          <table:table-cell table:formula="of:=IF(LEN([.B174])&gt;0;[.B174];&quot;&quot;)">
            <text:p/>
          </table:table-cell>
          <table:table-cell table:formula="of:=IF(LEN([.H174])=0;&quot;&quot;;CONCATENATE(&quot;'&quot;;[.F174];&quot;' =&gt; '&quot;;[.H174];&quot;',&quot;))">
            <text:p/>
          </table:table-cell>
          <table:table-cell table:formula="of:=IF(LEN([.H174])=0;&quot;&quot;;CONCATENATE(&quot;'&quot;;[.G174];&quot;' =&gt; '&quot;;[.H17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em</text:p>
          </table:table-cell>
          <table:table-cell/>
          <table:table-cell office:value-type="string" calcext:value-type="string">
            <text:p>Germanic languages</text:p>
          </table:table-cell>
          <table:table-cell table:number-columns-repeated="2"/>
          <table:table-cell table:formula="of:=IF(LEN([.D175])=0;IF(LEN([.B175])=0;&quot;&quot;;[.B175]);[.D175])">
            <text:p/>
          </table:table-cell>
          <table:table-cell table:formula="of:=IF(LEN([.E175])=0;IF(LEN([.B175])=0;&quot;&quot;;[.B175]);[.E175])">
            <text:p/>
          </table:table-cell>
          <table:table-cell table:formula="of:=IF(LEN([.B175])&gt;0;[.B175];&quot;&quot;)">
            <text:p/>
          </table:table-cell>
          <table:table-cell table:formula="of:=IF(LEN([.H175])=0;&quot;&quot;;CONCATENATE(&quot;'&quot;;[.F175];&quot;' =&gt; '&quot;;[.H175];&quot;',&quot;))">
            <text:p/>
          </table:table-cell>
          <table:table-cell table:formula="of:=IF(LEN([.H175])=0;&quot;&quot;;CONCATENATE(&quot;'&quot;;[.G175];&quot;' =&gt; '&quot;;[.H17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Gilbertese</text:p>
          </table:table-cell>
          <table:table-cell table:number-columns-repeated="2"/>
          <table:table-cell table:formula="of:=IF(LEN([.D176])=0;IF(LEN([.B176])=0;&quot;&quot;;[.B176]);[.D176])">
            <text:p/>
          </table:table-cell>
          <table:table-cell table:formula="of:=IF(LEN([.E176])=0;IF(LEN([.B176])=0;&quot;&quot;;[.B176]);[.E176])">
            <text:p/>
          </table:table-cell>
          <table:table-cell table:formula="of:=IF(LEN([.B176])&gt;0;[.B176];&quot;&quot;)">
            <text:p/>
          </table:table-cell>
          <table:table-cell table:formula="of:=IF(LEN([.H176])=0;&quot;&quot;;CONCATENATE(&quot;'&quot;;[.F176];&quot;' =&gt; '&quot;;[.H176];&quot;',&quot;))">
            <text:p/>
          </table:table-cell>
          <table:table-cell table:formula="of:=IF(LEN([.H176])=0;&quot;&quot;;CONCATENATE(&quot;'&quot;;[.G176];&quot;' =&gt; '&quot;;[.H17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on</text:p>
          </table:table-cell>
          <table:table-cell/>
          <table:table-cell office:value-type="string" calcext:value-type="string">
            <text:p>Gondi</text:p>
          </table:table-cell>
          <table:table-cell table:number-columns-repeated="2"/>
          <table:table-cell table:formula="of:=IF(LEN([.D177])=0;IF(LEN([.B177])=0;&quot;&quot;;[.B177]);[.D177])">
            <text:p/>
          </table:table-cell>
          <table:table-cell table:formula="of:=IF(LEN([.E177])=0;IF(LEN([.B177])=0;&quot;&quot;;[.B177]);[.E177])">
            <text:p/>
          </table:table-cell>
          <table:table-cell table:formula="of:=IF(LEN([.B177])&gt;0;[.B177];&quot;&quot;)">
            <text:p/>
          </table:table-cell>
          <table:table-cell table:formula="of:=IF(LEN([.H177])=0;&quot;&quot;;CONCATENATE(&quot;'&quot;;[.F177];&quot;' =&gt; '&quot;;[.H177];&quot;',&quot;))">
            <text:p/>
          </table:table-cell>
          <table:table-cell table:formula="of:=IF(LEN([.H177])=0;&quot;&quot;;CONCATENATE(&quot;'&quot;;[.G177];&quot;' =&gt; '&quot;;[.H17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or</text:p>
          </table:table-cell>
          <table:table-cell/>
          <table:table-cell office:value-type="string" calcext:value-type="string">
            <text:p>Gorontalo</text:p>
          </table:table-cell>
          <table:table-cell table:number-columns-repeated="2"/>
          <table:table-cell table:formula="of:=IF(LEN([.D178])=0;IF(LEN([.B178])=0;&quot;&quot;;[.B178]);[.D178])">
            <text:p/>
          </table:table-cell>
          <table:table-cell table:formula="of:=IF(LEN([.E178])=0;IF(LEN([.B178])=0;&quot;&quot;;[.B178]);[.E178])">
            <text:p/>
          </table:table-cell>
          <table:table-cell table:formula="of:=IF(LEN([.B178])&gt;0;[.B178];&quot;&quot;)">
            <text:p/>
          </table:table-cell>
          <table:table-cell table:formula="of:=IF(LEN([.H178])=0;&quot;&quot;;CONCATENATE(&quot;'&quot;;[.F178];&quot;' =&gt; '&quot;;[.H178];&quot;',&quot;))">
            <text:p/>
          </table:table-cell>
          <table:table-cell table:formula="of:=IF(LEN([.H178])=0;&quot;&quot;;CONCATENATE(&quot;'&quot;;[.G178];&quot;' =&gt; '&quot;;[.H17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ot</text:p>
          </table:table-cell>
          <table:table-cell/>
          <table:table-cell office:value-type="string" calcext:value-type="string">
            <text:p>Gothic</text:p>
          </table:table-cell>
          <table:table-cell table:number-columns-repeated="2"/>
          <table:table-cell table:formula="of:=IF(LEN([.D179])=0;IF(LEN([.B179])=0;&quot;&quot;;[.B179]);[.D179])">
            <text:p/>
          </table:table-cell>
          <table:table-cell table:formula="of:=IF(LEN([.E179])=0;IF(LEN([.B179])=0;&quot;&quot;;[.B179]);[.E179])">
            <text:p/>
          </table:table-cell>
          <table:table-cell table:formula="of:=IF(LEN([.B179])&gt;0;[.B179];&quot;&quot;)">
            <text:p/>
          </table:table-cell>
          <table:table-cell table:formula="of:=IF(LEN([.H179])=0;&quot;&quot;;CONCATENATE(&quot;'&quot;;[.F179];&quot;' =&gt; '&quot;;[.H179];&quot;',&quot;))">
            <text:p/>
          </table:table-cell>
          <table:table-cell table:formula="of:=IF(LEN([.H179])=0;&quot;&quot;;CONCATENATE(&quot;'&quot;;[.G179];&quot;' =&gt; '&quot;;[.H17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b</text:p>
          </table:table-cell>
          <table:table-cell/>
          <table:table-cell office:value-type="string" calcext:value-type="string">
            <text:p>Grebo</text:p>
          </table:table-cell>
          <table:table-cell table:number-columns-repeated="2"/>
          <table:table-cell table:formula="of:=IF(LEN([.D180])=0;IF(LEN([.B180])=0;&quot;&quot;;[.B180]);[.D180])">
            <text:p/>
          </table:table-cell>
          <table:table-cell table:formula="of:=IF(LEN([.E180])=0;IF(LEN([.B180])=0;&quot;&quot;;[.B180]);[.E180])">
            <text:p/>
          </table:table-cell>
          <table:table-cell table:formula="of:=IF(LEN([.B180])&gt;0;[.B180];&quot;&quot;)">
            <text:p/>
          </table:table-cell>
          <table:table-cell table:formula="of:=IF(LEN([.H180])=0;&quot;&quot;;CONCATENATE(&quot;'&quot;;[.F180];&quot;' =&gt; '&quot;;[.H180];&quot;',&quot;))">
            <text:p/>
          </table:table-cell>
          <table:table-cell table:formula="of:=IF(LEN([.H180])=0;&quot;&quot;;CONCATENATE(&quot;'&quot;;[.G180];&quot;' =&gt; '&quot;;[.H18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c</text:p>
          </table:table-cell>
          <table:table-cell/>
          <table:table-cell office:value-type="string" calcext:value-type="string">
            <text:p>Greek, Ancient (to 1453)</text:p>
          </table:table-cell>
          <table:table-cell table:number-columns-repeated="2"/>
          <table:table-cell table:formula="of:=IF(LEN([.D181])=0;IF(LEN([.B181])=0;&quot;&quot;;[.B181]);[.D181])">
            <text:p/>
          </table:table-cell>
          <table:table-cell table:formula="of:=IF(LEN([.E181])=0;IF(LEN([.B181])=0;&quot;&quot;;[.B181]);[.E181])">
            <text:p/>
          </table:table-cell>
          <table:table-cell table:formula="of:=IF(LEN([.B181])&gt;0;[.B181];&quot;&quot;)">
            <text:p/>
          </table:table-cell>
          <table:table-cell table:formula="of:=IF(LEN([.H181])=0;&quot;&quot;;CONCATENATE(&quot;'&quot;;[.F181];&quot;' =&gt; '&quot;;[.H181];&quot;',&quot;))">
            <text:p/>
          </table:table-cell>
          <table:table-cell table:formula="of:=IF(LEN([.H181])=0;&quot;&quot;;CONCATENATE(&quot;'&quot;;[.G181];&quot;' =&gt; '&quot;;[.H18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el_GR</text:p>
          </table:table-cell>
          <table:table-cell office:value-type="string" calcext:value-type="string">
            <text:p>el</text:p>
          </table:table-cell>
          <table:table-cell table:formula="of:=IF(LEN([.D182])=0;IF(LEN([.B182])=0;&quot;&quot;;[.B182]);[.D182])" office:value-type="string" office:string-value="el_GR" calcext:value-type="string">
            <text:p>el_GR</text:p>
          </table:table-cell>
          <table:table-cell table:formula="of:=IF(LEN([.E182])=0;IF(LEN([.B182])=0;&quot;&quot;;[.B182]);[.E182])" office:value-type="string" office:string-value="el" calcext:value-type="string">
            <text:p>el</text:p>
          </table:table-cell>
          <table:table-cell table:formula="of:=IF(LEN([.B182])&gt;0;[.B182];&quot;&quot;)" office:value-type="string" office:string-value="el" calcext:value-type="string">
            <text:p>el</text:p>
          </table:table-cell>
          <table:table-cell table:formula="of:=IF(LEN([.H182])=0;&quot;&quot;;CONCATENATE(&quot;'&quot;;[.F182];&quot;' =&gt; '&quot;;[.H182];&quot;',&quot;))" office:value-type="string" office:string-value="'el_GR' =&gt; 'el'," calcext:value-type="string">
            <text:p>'el_GR' =&gt; 'el',</text:p>
          </table:table-cell>
          <table:table-cell table:formula="of:=IF(LEN([.H182])=0;&quot;&quot;;CONCATENATE(&quot;'&quot;;[.G182];&quot;' =&gt; '&quot;;[.H182];&quot;',&quot;))" office:value-type="string" office:string-value="'el' =&gt; 'el'," calcext:value-type="string">
            <text:p>'el' =&gt; 'e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el_GR</text:p>
          </table:table-cell>
          <table:table-cell office:value-type="string" calcext:value-type="string">
            <text:p>el</text:p>
          </table:table-cell>
          <table:table-cell table:formula="of:=IF(LEN([.D183])=0;IF(LEN([.B183])=0;&quot;&quot;;[.B183]);[.D183])" office:value-type="string" office:string-value="el_GR" calcext:value-type="string">
            <text:p>el_GR</text:p>
          </table:table-cell>
          <table:table-cell table:formula="of:=IF(LEN([.E183])=0;IF(LEN([.B183])=0;&quot;&quot;;[.B183]);[.E183])" office:value-type="string" office:string-value="el" calcext:value-type="string">
            <text:p>el</text:p>
          </table:table-cell>
          <table:table-cell table:formula="of:=IF(LEN([.B183])&gt;0;[.B183];&quot;&quot;)" office:value-type="string" office:string-value="el" calcext:value-type="string">
            <text:p>el</text:p>
          </table:table-cell>
          <table:table-cell table:formula="of:=IF(LEN([.H183])=0;&quot;&quot;;CONCATENATE(&quot;'&quot;;[.F183];&quot;' =&gt; '&quot;;[.H183];&quot;',&quot;))" office:value-type="string" office:string-value="'el_GR' =&gt; 'el'," calcext:value-type="string">
            <text:p>'el_GR' =&gt; 'el',</text:p>
          </table:table-cell>
          <table:table-cell table:formula="of:=IF(LEN([.H183])=0;&quot;&quot;;CONCATENATE(&quot;'&quot;;[.G183];&quot;' =&gt; '&quot;;[.H183];&quot;',&quot;))" office:value-type="string" office:string-value="'el' =&gt; 'el'," calcext:value-type="string">
            <text:p>'el' =&gt; 'e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table:number-columns-repeated="2"/>
          <table:table-cell table:formula="of:=IF(LEN([.D184])=0;IF(LEN([.B184])=0;&quot;&quot;;[.B184]);[.D184])" office:value-type="string" office:string-value="gn" calcext:value-type="string">
            <text:p>gn</text:p>
          </table:table-cell>
          <table:table-cell table:formula="of:=IF(LEN([.E184])=0;IF(LEN([.B184])=0;&quot;&quot;;[.B184]);[.E184])" office:value-type="string" office:string-value="gn" calcext:value-type="string">
            <text:p>gn</text:p>
          </table:table-cell>
          <table:table-cell table:formula="of:=IF(LEN([.B184])&gt;0;[.B184];&quot;&quot;)" office:value-type="string" office:string-value="gn" calcext:value-type="string">
            <text:p>gn</text:p>
          </table:table-cell>
          <table:table-cell table:formula="of:=IF(LEN([.H184])=0;&quot;&quot;;CONCATENATE(&quot;'&quot;;[.F184];&quot;' =&gt; '&quot;;[.H184];&quot;',&quot;))" office:value-type="string" office:string-value="'gn' =&gt; 'gn'," calcext:value-type="string">
            <text:p>'gn' =&gt; 'gn',</text:p>
          </table:table-cell>
          <table:table-cell table:formula="of:=IF(LEN([.H184])=0;&quot;&quot;;CONCATENATE(&quot;'&quot;;[.G184];&quot;' =&gt; '&quot;;[.H184];&quot;',&quot;))" office:value-type="string" office:string-value="'gn' =&gt; 'gn'," calcext:value-type="string">
            <text:p>'gn' =&gt; 'g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table:number-columns-repeated="2"/>
          <table:table-cell table:formula="of:=IF(LEN([.D185])=0;IF(LEN([.B185])=0;&quot;&quot;;[.B185]);[.D185])" office:value-type="string" office:string-value="gu" calcext:value-type="string">
            <text:p>gu</text:p>
          </table:table-cell>
          <table:table-cell table:formula="of:=IF(LEN([.E185])=0;IF(LEN([.B185])=0;&quot;&quot;;[.B185]);[.E185])" office:value-type="string" office:string-value="gu" calcext:value-type="string">
            <text:p>gu</text:p>
          </table:table-cell>
          <table:table-cell table:formula="of:=IF(LEN([.B185])&gt;0;[.B185];&quot;&quot;)" office:value-type="string" office:string-value="gu" calcext:value-type="string">
            <text:p>gu</text:p>
          </table:table-cell>
          <table:table-cell table:formula="of:=IF(LEN([.H185])=0;&quot;&quot;;CONCATENATE(&quot;'&quot;;[.F185];&quot;' =&gt; '&quot;;[.H185];&quot;',&quot;))" office:value-type="string" office:string-value="'gu' =&gt; 'gu'," calcext:value-type="string">
            <text:p>'gu' =&gt; 'gu',</text:p>
          </table:table-cell>
          <table:table-cell table:formula="of:=IF(LEN([.H185])=0;&quot;&quot;;CONCATENATE(&quot;'&quot;;[.G185];&quot;' =&gt; '&quot;;[.H185];&quot;',&quot;))" office:value-type="string" office:string-value="'gu' =&gt; 'gu'," calcext:value-type="string">
            <text:p>'gu' =&gt; 'g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wi</text:p>
          </table:table-cell>
          <table:table-cell/>
          <table:table-cell office:value-type="string" calcext:value-type="string">
            <text:p>Gwich'in</text:p>
          </table:table-cell>
          <table:table-cell table:number-columns-repeated="2"/>
          <table:table-cell table:formula="of:=IF(LEN([.D186])=0;IF(LEN([.B186])=0;&quot;&quot;;[.B186]);[.D186])">
            <text:p/>
          </table:table-cell>
          <table:table-cell table:formula="of:=IF(LEN([.E186])=0;IF(LEN([.B186])=0;&quot;&quot;;[.B186]);[.E186])">
            <text:p/>
          </table:table-cell>
          <table:table-cell table:formula="of:=IF(LEN([.B186])&gt;0;[.B186];&quot;&quot;)">
            <text:p/>
          </table:table-cell>
          <table:table-cell table:formula="of:=IF(LEN([.H186])=0;&quot;&quot;;CONCATENATE(&quot;'&quot;;[.F186];&quot;' =&gt; '&quot;;[.H186];&quot;',&quot;))">
            <text:p/>
          </table:table-cell>
          <table:table-cell table:formula="of:=IF(LEN([.H186])=0;&quot;&quot;;CONCATENATE(&quot;'&quot;;[.G186];&quot;' =&gt; '&quot;;[.H18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i</text:p>
          </table:table-cell>
          <table:table-cell/>
          <table:table-cell office:value-type="string" calcext:value-type="string">
            <text:p>Haida</text:p>
          </table:table-cell>
          <table:table-cell table:number-columns-repeated="2"/>
          <table:table-cell table:formula="of:=IF(LEN([.D187])=0;IF(LEN([.B187])=0;&quot;&quot;;[.B187]);[.D187])">
            <text:p/>
          </table:table-cell>
          <table:table-cell table:formula="of:=IF(LEN([.E187])=0;IF(LEN([.B187])=0;&quot;&quot;;[.B187]);[.E187])">
            <text:p/>
          </table:table-cell>
          <table:table-cell table:formula="of:=IF(LEN([.B187])&gt;0;[.B187];&quot;&quot;)">
            <text:p/>
          </table:table-cell>
          <table:table-cell table:formula="of:=IF(LEN([.H187])=0;&quot;&quot;;CONCATENATE(&quot;'&quot;;[.F187];&quot;' =&gt; '&quot;;[.H187];&quot;',&quot;))">
            <text:p/>
          </table:table-cell>
          <table:table-cell table:formula="of:=IF(LEN([.H187])=0;&quot;&quot;;CONCATENATE(&quot;'&quot;;[.G187];&quot;' =&gt; '&quot;;[.H18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table:number-columns-repeated="2"/>
          <table:table-cell table:formula="of:=IF(LEN([.D188])=0;IF(LEN([.B188])=0;&quot;&quot;;[.B188]);[.D188])" office:value-type="string" office:string-value="ht" calcext:value-type="string">
            <text:p>ht</text:p>
          </table:table-cell>
          <table:table-cell table:formula="of:=IF(LEN([.E188])=0;IF(LEN([.B188])=0;&quot;&quot;;[.B188]);[.E188])" office:value-type="string" office:string-value="ht" calcext:value-type="string">
            <text:p>ht</text:p>
          </table:table-cell>
          <table:table-cell table:formula="of:=IF(LEN([.B188])&gt;0;[.B188];&quot;&quot;)" office:value-type="string" office:string-value="ht" calcext:value-type="string">
            <text:p>ht</text:p>
          </table:table-cell>
          <table:table-cell table:formula="of:=IF(LEN([.H188])=0;&quot;&quot;;CONCATENATE(&quot;'&quot;;[.F188];&quot;' =&gt; '&quot;;[.H188];&quot;',&quot;))" office:value-type="string" office:string-value="'ht' =&gt; 'ht'," calcext:value-type="string">
            <text:p>'ht' =&gt; 'ht',</text:p>
          </table:table-cell>
          <table:table-cell table:formula="of:=IF(LEN([.H188])=0;&quot;&quot;;CONCATENATE(&quot;'&quot;;[.G188];&quot;' =&gt; '&quot;;[.H188];&quot;',&quot;))" office:value-type="string" office:string-value="'ht' =&gt; 'ht'," calcext:value-type="string">
            <text:p>'ht' =&gt; 'h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table:number-columns-repeated="2"/>
          <table:table-cell table:formula="of:=IF(LEN([.D189])=0;IF(LEN([.B189])=0;&quot;&quot;;[.B189]);[.D189])" office:value-type="string" office:string-value="ha" calcext:value-type="string">
            <text:p>ha</text:p>
          </table:table-cell>
          <table:table-cell table:formula="of:=IF(LEN([.E189])=0;IF(LEN([.B189])=0;&quot;&quot;;[.B189]);[.E189])" office:value-type="string" office:string-value="ha" calcext:value-type="string">
            <text:p>ha</text:p>
          </table:table-cell>
          <table:table-cell table:formula="of:=IF(LEN([.B189])&gt;0;[.B189];&quot;&quot;)" office:value-type="string" office:string-value="ha" calcext:value-type="string">
            <text:p>ha</text:p>
          </table:table-cell>
          <table:table-cell table:formula="of:=IF(LEN([.H189])=0;&quot;&quot;;CONCATENATE(&quot;'&quot;;[.F189];&quot;' =&gt; '&quot;;[.H189];&quot;',&quot;))" office:value-type="string" office:string-value="'ha' =&gt; 'ha'," calcext:value-type="string">
            <text:p>'ha' =&gt; 'ha',</text:p>
          </table:table-cell>
          <table:table-cell table:formula="of:=IF(LEN([.H189])=0;&quot;&quot;;CONCATENATE(&quot;'&quot;;[.G189];&quot;' =&gt; '&quot;;[.H189];&quot;',&quot;))" office:value-type="string" office:string-value="'ha' =&gt; 'ha'," calcext:value-type="string">
            <text:p>'ha' =&gt; 'h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w</text:p>
          </table:table-cell>
          <table:table-cell/>
          <table:table-cell office:value-type="string" calcext:value-type="string">
            <text:p>Hawaiian</text:p>
          </table:table-cell>
          <table:table-cell table:number-columns-repeated="2"/>
          <table:table-cell table:formula="of:=IF(LEN([.D190])=0;IF(LEN([.B190])=0;&quot;&quot;;[.B190]);[.D190])">
            <text:p/>
          </table:table-cell>
          <table:table-cell table:formula="of:=IF(LEN([.E190])=0;IF(LEN([.B190])=0;&quot;&quot;;[.B190]);[.E190])">
            <text:p/>
          </table:table-cell>
          <table:table-cell table:formula="of:=IF(LEN([.B190])&gt;0;[.B190];&quot;&quot;)">
            <text:p/>
          </table:table-cell>
          <table:table-cell table:formula="of:=IF(LEN([.H190])=0;&quot;&quot;;CONCATENATE(&quot;'&quot;;[.F190];&quot;' =&gt; '&quot;;[.H190];&quot;',&quot;))">
            <text:p/>
          </table:table-cell>
          <table:table-cell table:formula="of:=IF(LEN([.H190])=0;&quot;&quot;;CONCATENATE(&quot;'&quot;;[.G190];&quot;' =&gt; '&quot;;[.H19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e_IL</text:p>
          </table:table-cell>
          <table:table-cell office:value-type="string" calcext:value-type="string">
            <text:p>he</text:p>
          </table:table-cell>
          <table:table-cell table:formula="of:=IF(LEN([.D191])=0;IF(LEN([.B191])=0;&quot;&quot;;[.B191]);[.D191])" office:value-type="string" office:string-value="he_IL" calcext:value-type="string">
            <text:p>he_IL</text:p>
          </table:table-cell>
          <table:table-cell table:formula="of:=IF(LEN([.E191])=0;IF(LEN([.B191])=0;&quot;&quot;;[.B191]);[.E191])" office:value-type="string" office:string-value="he" calcext:value-type="string">
            <text:p>he</text:p>
          </table:table-cell>
          <table:table-cell table:formula="of:=IF(LEN([.B191])&gt;0;[.B191];&quot;&quot;)" office:value-type="string" office:string-value="he" calcext:value-type="string">
            <text:p>he</text:p>
          </table:table-cell>
          <table:table-cell table:formula="of:=IF(LEN([.H191])=0;&quot;&quot;;CONCATENATE(&quot;'&quot;;[.F191];&quot;' =&gt; '&quot;;[.H191];&quot;',&quot;))" office:value-type="string" office:string-value="'he_IL' =&gt; 'he'," calcext:value-type="string">
            <text:p>'he_IL' =&gt; 'he',</text:p>
          </table:table-cell>
          <table:table-cell table:formula="of:=IF(LEN([.H191])=0;&quot;&quot;;CONCATENATE(&quot;'&quot;;[.G191];&quot;' =&gt; '&quot;;[.H191];&quot;',&quot;))" office:value-type="string" office:string-value="'he' =&gt; 'he'," calcext:value-type="string">
            <text:p>'he' =&gt; 'h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table:number-columns-repeated="2"/>
          <table:table-cell table:formula="of:=IF(LEN([.D192])=0;IF(LEN([.B192])=0;&quot;&quot;;[.B192]);[.D192])" office:value-type="string" office:string-value="hz" calcext:value-type="string">
            <text:p>hz</text:p>
          </table:table-cell>
          <table:table-cell table:formula="of:=IF(LEN([.E192])=0;IF(LEN([.B192])=0;&quot;&quot;;[.B192]);[.E192])" office:value-type="string" office:string-value="hz" calcext:value-type="string">
            <text:p>hz</text:p>
          </table:table-cell>
          <table:table-cell table:formula="of:=IF(LEN([.B192])&gt;0;[.B192];&quot;&quot;)" office:value-type="string" office:string-value="hz" calcext:value-type="string">
            <text:p>hz</text:p>
          </table:table-cell>
          <table:table-cell table:formula="of:=IF(LEN([.H192])=0;&quot;&quot;;CONCATENATE(&quot;'&quot;;[.F192];&quot;' =&gt; '&quot;;[.H192];&quot;',&quot;))" office:value-type="string" office:string-value="'hz' =&gt; 'hz'," calcext:value-type="string">
            <text:p>'hz' =&gt; 'hz',</text:p>
          </table:table-cell>
          <table:table-cell table:formula="of:=IF(LEN([.H192])=0;&quot;&quot;;CONCATENATE(&quot;'&quot;;[.G192];&quot;' =&gt; '&quot;;[.H192];&quot;',&quot;))" office:value-type="string" office:string-value="'hz' =&gt; 'hz'," calcext:value-type="string">
            <text:p>'hz' =&gt; 'hz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il</text:p>
          </table:table-cell>
          <table:table-cell/>
          <table:table-cell office:value-type="string" calcext:value-type="string">
            <text:p>Hiligaynon</text:p>
          </table:table-cell>
          <table:table-cell table:number-columns-repeated="2"/>
          <table:table-cell table:formula="of:=IF(LEN([.D193])=0;IF(LEN([.B193])=0;&quot;&quot;;[.B193]);[.D193])">
            <text:p/>
          </table:table-cell>
          <table:table-cell table:formula="of:=IF(LEN([.E193])=0;IF(LEN([.B193])=0;&quot;&quot;;[.B193]);[.E193])">
            <text:p/>
          </table:table-cell>
          <table:table-cell table:formula="of:=IF(LEN([.B193])&gt;0;[.B193];&quot;&quot;)">
            <text:p/>
          </table:table-cell>
          <table:table-cell table:formula="of:=IF(LEN([.H193])=0;&quot;&quot;;CONCATENATE(&quot;'&quot;;[.F193];&quot;' =&gt; '&quot;;[.H193];&quot;',&quot;))">
            <text:p/>
          </table:table-cell>
          <table:table-cell table:formula="of:=IF(LEN([.H193])=0;&quot;&quot;;CONCATENATE(&quot;'&quot;;[.G193];&quot;' =&gt; '&quot;;[.H19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im</text:p>
          </table:table-cell>
          <table:table-cell/>
          <table:table-cell office:value-type="string" calcext:value-type="string">
            <text:p>Himachali languages; Western Pahari languages</text:p>
          </table:table-cell>
          <table:table-cell table:number-columns-repeated="2"/>
          <table:table-cell table:formula="of:=IF(LEN([.D194])=0;IF(LEN([.B194])=0;&quot;&quot;;[.B194]);[.D194])">
            <text:p/>
          </table:table-cell>
          <table:table-cell table:formula="of:=IF(LEN([.E194])=0;IF(LEN([.B194])=0;&quot;&quot;;[.B194]);[.E194])">
            <text:p/>
          </table:table-cell>
          <table:table-cell table:formula="of:=IF(LEN([.B194])&gt;0;[.B194];&quot;&quot;)">
            <text:p/>
          </table:table-cell>
          <table:table-cell table:formula="of:=IF(LEN([.H194])=0;&quot;&quot;;CONCATENATE(&quot;'&quot;;[.F194];&quot;' =&gt; '&quot;;[.H194];&quot;',&quot;))">
            <text:p/>
          </table:table-cell>
          <table:table-cell table:formula="of:=IF(LEN([.H194])=0;&quot;&quot;;CONCATENATE(&quot;'&quot;;[.G194];&quot;' =&gt; '&quot;;[.H19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_IN</text:p>
          </table:table-cell>
          <table:table-cell office:value-type="string" calcext:value-type="string">
            <text:p>hi</text:p>
          </table:table-cell>
          <table:table-cell table:formula="of:=IF(LEN([.D195])=0;IF(LEN([.B195])=0;&quot;&quot;;[.B195]);[.D195])" office:value-type="string" office:string-value="hi_IN" calcext:value-type="string">
            <text:p>hi_IN</text:p>
          </table:table-cell>
          <table:table-cell table:formula="of:=IF(LEN([.E195])=0;IF(LEN([.B195])=0;&quot;&quot;;[.B195]);[.E195])" office:value-type="string" office:string-value="hi" calcext:value-type="string">
            <text:p>hi</text:p>
          </table:table-cell>
          <table:table-cell table:formula="of:=IF(LEN([.B195])&gt;0;[.B195];&quot;&quot;)" office:value-type="string" office:string-value="hi" calcext:value-type="string">
            <text:p>hi</text:p>
          </table:table-cell>
          <table:table-cell table:formula="of:=IF(LEN([.H195])=0;&quot;&quot;;CONCATENATE(&quot;'&quot;;[.F195];&quot;' =&gt; '&quot;;[.H195];&quot;',&quot;))" office:value-type="string" office:string-value="'hi_IN' =&gt; 'hi'," calcext:value-type="string">
            <text:p>'hi_IN' =&gt; 'hi',</text:p>
          </table:table-cell>
          <table:table-cell table:formula="of:=IF(LEN([.H195])=0;&quot;&quot;;CONCATENATE(&quot;'&quot;;[.G195];&quot;' =&gt; '&quot;;[.H195];&quot;',&quot;))" office:value-type="string" office:string-value="'hi' =&gt; 'hi'," calcext:value-type="string">
            <text:p>'hi' =&gt; 'h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table:number-columns-repeated="2"/>
          <table:table-cell table:formula="of:=IF(LEN([.D196])=0;IF(LEN([.B196])=0;&quot;&quot;;[.B196]);[.D196])" office:value-type="string" office:string-value="ho" calcext:value-type="string">
            <text:p>ho</text:p>
          </table:table-cell>
          <table:table-cell table:formula="of:=IF(LEN([.E196])=0;IF(LEN([.B196])=0;&quot;&quot;;[.B196]);[.E196])" office:value-type="string" office:string-value="ho" calcext:value-type="string">
            <text:p>ho</text:p>
          </table:table-cell>
          <table:table-cell table:formula="of:=IF(LEN([.B196])&gt;0;[.B196];&quot;&quot;)" office:value-type="string" office:string-value="ho" calcext:value-type="string">
            <text:p>ho</text:p>
          </table:table-cell>
          <table:table-cell table:formula="of:=IF(LEN([.H196])=0;&quot;&quot;;CONCATENATE(&quot;'&quot;;[.F196];&quot;' =&gt; '&quot;;[.H196];&quot;',&quot;))" office:value-type="string" office:string-value="'ho' =&gt; 'ho'," calcext:value-type="string">
            <text:p>'ho' =&gt; 'ho',</text:p>
          </table:table-cell>
          <table:table-cell table:formula="of:=IF(LEN([.H196])=0;&quot;&quot;;CONCATENATE(&quot;'&quot;;[.G196];&quot;' =&gt; '&quot;;[.H196];&quot;',&quot;))" office:value-type="string" office:string-value="'ho' =&gt; 'ho'," calcext:value-type="string">
            <text:p>'ho' =&gt; 'h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Hittite</text:p>
          </table:table-cell>
          <table:table-cell table:number-columns-repeated="2"/>
          <table:table-cell table:formula="of:=IF(LEN([.D197])=0;IF(LEN([.B197])=0;&quot;&quot;;[.B197]);[.D197])">
            <text:p/>
          </table:table-cell>
          <table:table-cell table:formula="of:=IF(LEN([.E197])=0;IF(LEN([.B197])=0;&quot;&quot;;[.B197]);[.E197])">
            <text:p/>
          </table:table-cell>
          <table:table-cell table:formula="of:=IF(LEN([.B197])&gt;0;[.B197];&quot;&quot;)">
            <text:p/>
          </table:table-cell>
          <table:table-cell table:formula="of:=IF(LEN([.H197])=0;&quot;&quot;;CONCATENATE(&quot;'&quot;;[.F197];&quot;' =&gt; '&quot;;[.H197];&quot;',&quot;))">
            <text:p/>
          </table:table-cell>
          <table:table-cell table:formula="of:=IF(LEN([.H197])=0;&quot;&quot;;CONCATENATE(&quot;'&quot;;[.G197];&quot;' =&gt; '&quot;;[.H19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mn</text:p>
          </table:table-cell>
          <table:table-cell/>
          <table:table-cell office:value-type="string" calcext:value-type="string">
            <text:p>Hmong; Mong</text:p>
          </table:table-cell>
          <table:table-cell table:number-columns-repeated="2"/>
          <table:table-cell table:formula="of:=IF(LEN([.D198])=0;IF(LEN([.B198])=0;&quot;&quot;;[.B198]);[.D198])">
            <text:p/>
          </table:table-cell>
          <table:table-cell table:formula="of:=IF(LEN([.E198])=0;IF(LEN([.B198])=0;&quot;&quot;;[.B198]);[.E198])">
            <text:p/>
          </table:table-cell>
          <table:table-cell table:formula="of:=IF(LEN([.B198])&gt;0;[.B198];&quot;&quot;)">
            <text:p/>
          </table:table-cell>
          <table:table-cell table:formula="of:=IF(LEN([.H198])=0;&quot;&quot;;CONCATENATE(&quot;'&quot;;[.F198];&quot;' =&gt; '&quot;;[.H198];&quot;',&quot;))">
            <text:p/>
          </table:table-cell>
          <table:table-cell table:formula="of:=IF(LEN([.H198])=0;&quot;&quot;;CONCATENATE(&quot;'&quot;;[.G198];&quot;' =&gt; '&quot;;[.H19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u_HU</text:p>
          </table:table-cell>
          <table:table-cell office:value-type="string" calcext:value-type="string">
            <text:p>hu</text:p>
          </table:table-cell>
          <table:table-cell table:formula="of:=IF(LEN([.D199])=0;IF(LEN([.B199])=0;&quot;&quot;;[.B199]);[.D199])" office:value-type="string" office:string-value="hu_HU" calcext:value-type="string">
            <text:p>hu_HU</text:p>
          </table:table-cell>
          <table:table-cell table:formula="of:=IF(LEN([.E199])=0;IF(LEN([.B199])=0;&quot;&quot;;[.B199]);[.E199])" office:value-type="string" office:string-value="hu" calcext:value-type="string">
            <text:p>hu</text:p>
          </table:table-cell>
          <table:table-cell table:formula="of:=IF(LEN([.B199])&gt;0;[.B199];&quot;&quot;)" office:value-type="string" office:string-value="hu" calcext:value-type="string">
            <text:p>hu</text:p>
          </table:table-cell>
          <table:table-cell table:formula="of:=IF(LEN([.H199])=0;&quot;&quot;;CONCATENATE(&quot;'&quot;;[.F199];&quot;' =&gt; '&quot;;[.H199];&quot;',&quot;))" office:value-type="string" office:string-value="'hu_HU' =&gt; 'hu'," calcext:value-type="string">
            <text:p>'hu_HU' =&gt; 'hu',</text:p>
          </table:table-cell>
          <table:table-cell table:formula="of:=IF(LEN([.H199])=0;&quot;&quot;;CONCATENATE(&quot;'&quot;;[.G199];&quot;' =&gt; '&quot;;[.H199];&quot;',&quot;))" office:value-type="string" office:string-value="'hu' =&gt; 'hu'," calcext:value-type="string">
            <text:p>'hu' =&gt; 'h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up</text:p>
          </table:table-cell>
          <table:table-cell/>
          <table:table-cell office:value-type="string" calcext:value-type="string">
            <text:p>Hupa</text:p>
          </table:table-cell>
          <table:table-cell table:number-columns-repeated="2"/>
          <table:table-cell table:formula="of:=IF(LEN([.D200])=0;IF(LEN([.B200])=0;&quot;&quot;;[.B200]);[.D200])">
            <text:p/>
          </table:table-cell>
          <table:table-cell table:formula="of:=IF(LEN([.E200])=0;IF(LEN([.B200])=0;&quot;&quot;;[.B200]);[.E200])">
            <text:p/>
          </table:table-cell>
          <table:table-cell table:formula="of:=IF(LEN([.B200])&gt;0;[.B200];&quot;&quot;)">
            <text:p/>
          </table:table-cell>
          <table:table-cell table:formula="of:=IF(LEN([.H200])=0;&quot;&quot;;CONCATENATE(&quot;'&quot;;[.F200];&quot;' =&gt; '&quot;;[.H200];&quot;',&quot;))">
            <text:p/>
          </table:table-cell>
          <table:table-cell table:formula="of:=IF(LEN([.H200])=0;&quot;&quot;;CONCATENATE(&quot;'&quot;;[.G200];&quot;' =&gt; '&quot;;[.H20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ba</text:p>
          </table:table-cell>
          <table:table-cell/>
          <table:table-cell office:value-type="string" calcext:value-type="string">
            <text:p>Iban</text:p>
          </table:table-cell>
          <table:table-cell table:number-columns-repeated="2"/>
          <table:table-cell table:formula="of:=IF(LEN([.D201])=0;IF(LEN([.B201])=0;&quot;&quot;;[.B201]);[.D201])">
            <text:p/>
          </table:table-cell>
          <table:table-cell table:formula="of:=IF(LEN([.E201])=0;IF(LEN([.B201])=0;&quot;&quot;;[.B201]);[.E201])">
            <text:p/>
          </table:table-cell>
          <table:table-cell table:formula="of:=IF(LEN([.B201])&gt;0;[.B201];&quot;&quot;)">
            <text:p/>
          </table:table-cell>
          <table:table-cell table:formula="of:=IF(LEN([.H201])=0;&quot;&quot;;CONCATENATE(&quot;'&quot;;[.F201];&quot;' =&gt; '&quot;;[.H201];&quot;',&quot;))">
            <text:p/>
          </table:table-cell>
          <table:table-cell table:formula="of:=IF(LEN([.H201])=0;&quot;&quot;;CONCATENATE(&quot;'&quot;;[.G201];&quot;' =&gt; '&quot;;[.H20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_IS</text:p>
          </table:table-cell>
          <table:table-cell office:value-type="string" calcext:value-type="string">
            <text:p>is</text:p>
          </table:table-cell>
          <table:table-cell table:formula="of:=IF(LEN([.D202])=0;IF(LEN([.B202])=0;&quot;&quot;;[.B202]);[.D202])" office:value-type="string" office:string-value="is_IS" calcext:value-type="string">
            <text:p>is_IS</text:p>
          </table:table-cell>
          <table:table-cell table:formula="of:=IF(LEN([.E202])=0;IF(LEN([.B202])=0;&quot;&quot;;[.B202]);[.E202])" office:value-type="string" office:string-value="is" calcext:value-type="string">
            <text:p>is</text:p>
          </table:table-cell>
          <table:table-cell table:formula="of:=IF(LEN([.B202])&gt;0;[.B202];&quot;&quot;)" office:value-type="string" office:string-value="is" calcext:value-type="string">
            <text:p>is</text:p>
          </table:table-cell>
          <table:table-cell table:formula="of:=IF(LEN([.H202])=0;&quot;&quot;;CONCATENATE(&quot;'&quot;;[.F202];&quot;' =&gt; '&quot;;[.H202];&quot;',&quot;))" office:value-type="string" office:string-value="'is_IS' =&gt; 'is'," calcext:value-type="string">
            <text:p>'is_IS' =&gt; 'is',</text:p>
          </table:table-cell>
          <table:table-cell table:formula="of:=IF(LEN([.H202])=0;&quot;&quot;;CONCATENATE(&quot;'&quot;;[.G202];&quot;' =&gt; '&quot;;[.H202];&quot;',&quot;))" office:value-type="string" office:string-value="'is' =&gt; 'is'," calcext:value-type="string">
            <text:p>'is' =&gt; 'i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_IS</text:p>
          </table:table-cell>
          <table:table-cell office:value-type="string" calcext:value-type="string">
            <text:p>is</text:p>
          </table:table-cell>
          <table:table-cell table:formula="of:=IF(LEN([.D203])=0;IF(LEN([.B203])=0;&quot;&quot;;[.B203]);[.D203])" office:value-type="string" office:string-value="is_IS" calcext:value-type="string">
            <text:p>is_IS</text:p>
          </table:table-cell>
          <table:table-cell table:formula="of:=IF(LEN([.E203])=0;IF(LEN([.B203])=0;&quot;&quot;;[.B203]);[.E203])" office:value-type="string" office:string-value="is" calcext:value-type="string">
            <text:p>is</text:p>
          </table:table-cell>
          <table:table-cell table:formula="of:=IF(LEN([.B203])&gt;0;[.B203];&quot;&quot;)" office:value-type="string" office:string-value="is" calcext:value-type="string">
            <text:p>is</text:p>
          </table:table-cell>
          <table:table-cell table:formula="of:=IF(LEN([.H203])=0;&quot;&quot;;CONCATENATE(&quot;'&quot;;[.F203];&quot;' =&gt; '&quot;;[.H203];&quot;',&quot;))" office:value-type="string" office:string-value="'is_IS' =&gt; 'is'," calcext:value-type="string">
            <text:p>'is_IS' =&gt; 'is',</text:p>
          </table:table-cell>
          <table:table-cell table:formula="of:=IF(LEN([.H203])=0;&quot;&quot;;CONCATENATE(&quot;'&quot;;[.G203];&quot;' =&gt; '&quot;;[.H203];&quot;',&quot;))" office:value-type="string" office:string-value="'is' =&gt; 'is'," calcext:value-type="string">
            <text:p>'is' =&gt; 'i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table:number-columns-repeated="2"/>
          <table:table-cell table:formula="of:=IF(LEN([.D204])=0;IF(LEN([.B204])=0;&quot;&quot;;[.B204]);[.D204])" office:value-type="string" office:string-value="io" calcext:value-type="string">
            <text:p>io</text:p>
          </table:table-cell>
          <table:table-cell table:formula="of:=IF(LEN([.E204])=0;IF(LEN([.B204])=0;&quot;&quot;;[.B204]);[.E204])" office:value-type="string" office:string-value="io" calcext:value-type="string">
            <text:p>io</text:p>
          </table:table-cell>
          <table:table-cell table:formula="of:=IF(LEN([.B204])&gt;0;[.B204];&quot;&quot;)" office:value-type="string" office:string-value="io" calcext:value-type="string">
            <text:p>io</text:p>
          </table:table-cell>
          <table:table-cell table:formula="of:=IF(LEN([.H204])=0;&quot;&quot;;CONCATENATE(&quot;'&quot;;[.F204];&quot;' =&gt; '&quot;;[.H204];&quot;',&quot;))" office:value-type="string" office:string-value="'io' =&gt; 'io'," calcext:value-type="string">
            <text:p>'io' =&gt; 'io',</text:p>
          </table:table-cell>
          <table:table-cell table:formula="of:=IF(LEN([.H204])=0;&quot;&quot;;CONCATENATE(&quot;'&quot;;[.G204];&quot;' =&gt; '&quot;;[.H204];&quot;',&quot;))" office:value-type="string" office:string-value="'io' =&gt; 'io'," calcext:value-type="string">
            <text:p>'io' =&gt; 'i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table:number-columns-repeated="2"/>
          <table:table-cell table:formula="of:=IF(LEN([.D205])=0;IF(LEN([.B205])=0;&quot;&quot;;[.B205]);[.D205])" office:value-type="string" office:string-value="ig" calcext:value-type="string">
            <text:p>ig</text:p>
          </table:table-cell>
          <table:table-cell table:formula="of:=IF(LEN([.E205])=0;IF(LEN([.B205])=0;&quot;&quot;;[.B205]);[.E205])" office:value-type="string" office:string-value="ig" calcext:value-type="string">
            <text:p>ig</text:p>
          </table:table-cell>
          <table:table-cell table:formula="of:=IF(LEN([.B205])&gt;0;[.B205];&quot;&quot;)" office:value-type="string" office:string-value="ig" calcext:value-type="string">
            <text:p>ig</text:p>
          </table:table-cell>
          <table:table-cell table:formula="of:=IF(LEN([.H205])=0;&quot;&quot;;CONCATENATE(&quot;'&quot;;[.F205];&quot;' =&gt; '&quot;;[.H205];&quot;',&quot;))" office:value-type="string" office:string-value="'ig' =&gt; 'ig'," calcext:value-type="string">
            <text:p>'ig' =&gt; 'ig',</text:p>
          </table:table-cell>
          <table:table-cell table:formula="of:=IF(LEN([.H205])=0;&quot;&quot;;CONCATENATE(&quot;'&quot;;[.G205];&quot;' =&gt; '&quot;;[.H205];&quot;',&quot;))" office:value-type="string" office:string-value="'ig' =&gt; 'ig'," calcext:value-type="string">
            <text:p>'ig' =&gt; 'i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jo</text:p>
          </table:table-cell>
          <table:table-cell/>
          <table:table-cell office:value-type="string" calcext:value-type="string">
            <text:p>Ijo languages</text:p>
          </table:table-cell>
          <table:table-cell table:number-columns-repeated="2"/>
          <table:table-cell table:formula="of:=IF(LEN([.D206])=0;IF(LEN([.B206])=0;&quot;&quot;;[.B206]);[.D206])">
            <text:p/>
          </table:table-cell>
          <table:table-cell table:formula="of:=IF(LEN([.E206])=0;IF(LEN([.B206])=0;&quot;&quot;;[.B206]);[.E206])">
            <text:p/>
          </table:table-cell>
          <table:table-cell table:formula="of:=IF(LEN([.B206])&gt;0;[.B206];&quot;&quot;)">
            <text:p/>
          </table:table-cell>
          <table:table-cell table:formula="of:=IF(LEN([.H206])=0;&quot;&quot;;CONCATENATE(&quot;'&quot;;[.F206];&quot;' =&gt; '&quot;;[.H206];&quot;',&quot;))">
            <text:p/>
          </table:table-cell>
          <table:table-cell table:formula="of:=IF(LEN([.H206])=0;&quot;&quot;;CONCATENATE(&quot;'&quot;;[.G206];&quot;' =&gt; '&quot;;[.H20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lo</text:p>
          </table:table-cell>
          <table:table-cell/>
          <table:table-cell office:value-type="string" calcext:value-type="string">
            <text:p>Iloko</text:p>
          </table:table-cell>
          <table:table-cell table:number-columns-repeated="2"/>
          <table:table-cell table:formula="of:=IF(LEN([.D207])=0;IF(LEN([.B207])=0;&quot;&quot;;[.B207]);[.D207])">
            <text:p/>
          </table:table-cell>
          <table:table-cell table:formula="of:=IF(LEN([.E207])=0;IF(LEN([.B207])=0;&quot;&quot;;[.B207]);[.E207])">
            <text:p/>
          </table:table-cell>
          <table:table-cell table:formula="of:=IF(LEN([.B207])&gt;0;[.B207];&quot;&quot;)">
            <text:p/>
          </table:table-cell>
          <table:table-cell table:formula="of:=IF(LEN([.H207])=0;&quot;&quot;;CONCATENATE(&quot;'&quot;;[.F207];&quot;' =&gt; '&quot;;[.H207];&quot;',&quot;))">
            <text:p/>
          </table:table-cell>
          <table:table-cell table:formula="of:=IF(LEN([.H207])=0;&quot;&quot;;CONCATENATE(&quot;'&quot;;[.G207];&quot;' =&gt; '&quot;;[.H20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n</text:p>
          </table:table-cell>
          <table:table-cell/>
          <table:table-cell office:value-type="string" calcext:value-type="string">
            <text:p>Inari Sami</text:p>
          </table:table-cell>
          <table:table-cell table:number-columns-repeated="2"/>
          <table:table-cell table:formula="of:=IF(LEN([.D208])=0;IF(LEN([.B208])=0;&quot;&quot;;[.B208]);[.D208])">
            <text:p/>
          </table:table-cell>
          <table:table-cell table:formula="of:=IF(LEN([.E208])=0;IF(LEN([.B208])=0;&quot;&quot;;[.B208]);[.E208])">
            <text:p/>
          </table:table-cell>
          <table:table-cell table:formula="of:=IF(LEN([.B208])&gt;0;[.B208];&quot;&quot;)">
            <text:p/>
          </table:table-cell>
          <table:table-cell table:formula="of:=IF(LEN([.H208])=0;&quot;&quot;;CONCATENATE(&quot;'&quot;;[.F208];&quot;' =&gt; '&quot;;[.H208];&quot;',&quot;))">
            <text:p/>
          </table:table-cell>
          <table:table-cell table:formula="of:=IF(LEN([.H208])=0;&quot;&quot;;CONCATENATE(&quot;'&quot;;[.G208];&quot;' =&gt; '&quot;;[.H20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dic languages</text:p>
          </table:table-cell>
          <table:table-cell table:number-columns-repeated="2"/>
          <table:table-cell table:formula="of:=IF(LEN([.D209])=0;IF(LEN([.B209])=0;&quot;&quot;;[.B209]);[.D209])">
            <text:p/>
          </table:table-cell>
          <table:table-cell table:formula="of:=IF(LEN([.E209])=0;IF(LEN([.B209])=0;&quot;&quot;;[.B209]);[.E209])">
            <text:p/>
          </table:table-cell>
          <table:table-cell table:formula="of:=IF(LEN([.B209])&gt;0;[.B209];&quot;&quot;)">
            <text:p/>
          </table:table-cell>
          <table:table-cell table:formula="of:=IF(LEN([.H209])=0;&quot;&quot;;CONCATENATE(&quot;'&quot;;[.F209];&quot;' =&gt; '&quot;;[.H209];&quot;',&quot;))">
            <text:p/>
          </table:table-cell>
          <table:table-cell table:formula="of:=IF(LEN([.H209])=0;&quot;&quot;;CONCATENATE(&quot;'&quot;;[.G209];&quot;' =&gt; '&quot;;[.H20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e</text:p>
          </table:table-cell>
          <table:table-cell/>
          <table:table-cell office:value-type="string" calcext:value-type="string">
            <text:p>Indo-European languages</text:p>
          </table:table-cell>
          <table:table-cell table:number-columns-repeated="2"/>
          <table:table-cell table:formula="of:=IF(LEN([.D210])=0;IF(LEN([.B210])=0;&quot;&quot;;[.B210]);[.D210])">
            <text:p/>
          </table:table-cell>
          <table:table-cell table:formula="of:=IF(LEN([.E210])=0;IF(LEN([.B210])=0;&quot;&quot;;[.B210]);[.E210])">
            <text:p/>
          </table:table-cell>
          <table:table-cell table:formula="of:=IF(LEN([.B210])&gt;0;[.B210];&quot;&quot;)">
            <text:p/>
          </table:table-cell>
          <table:table-cell table:formula="of:=IF(LEN([.H210])=0;&quot;&quot;;CONCATENATE(&quot;'&quot;;[.F210];&quot;' =&gt; '&quot;;[.H210];&quot;',&quot;))">
            <text:p/>
          </table:table-cell>
          <table:table-cell table:formula="of:=IF(LEN([.H210])=0;&quot;&quot;;CONCATENATE(&quot;'&quot;;[.G210];&quot;' =&gt; '&quot;;[.H21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d_ID</text:p>
          </table:table-cell>
          <table:table-cell office:value-type="string" calcext:value-type="string">
            <text:p>id</text:p>
          </table:table-cell>
          <table:table-cell table:formula="of:=IF(LEN([.D211])=0;IF(LEN([.B211])=0;&quot;&quot;;[.B211]);[.D211])" office:value-type="string" office:string-value="id_ID" calcext:value-type="string">
            <text:p>id_ID</text:p>
          </table:table-cell>
          <table:table-cell table:formula="of:=IF(LEN([.E211])=0;IF(LEN([.B211])=0;&quot;&quot;;[.B211]);[.E211])" office:value-type="string" office:string-value="id" calcext:value-type="string">
            <text:p>id</text:p>
          </table:table-cell>
          <table:table-cell table:formula="of:=IF(LEN([.B211])&gt;0;[.B211];&quot;&quot;)" office:value-type="string" office:string-value="id" calcext:value-type="string">
            <text:p>id</text:p>
          </table:table-cell>
          <table:table-cell table:formula="of:=IF(LEN([.H211])=0;&quot;&quot;;CONCATENATE(&quot;'&quot;;[.F211];&quot;' =&gt; '&quot;;[.H211];&quot;',&quot;))" office:value-type="string" office:string-value="'id_ID' =&gt; 'id'," calcext:value-type="string">
            <text:p>'id_ID' =&gt; 'id',</text:p>
          </table:table-cell>
          <table:table-cell table:formula="of:=IF(LEN([.H211])=0;&quot;&quot;;CONCATENATE(&quot;'&quot;;[.G211];&quot;' =&gt; '&quot;;[.H211];&quot;',&quot;))" office:value-type="string" office:string-value="'id' =&gt; 'id'," calcext:value-type="string">
            <text:p>'id' =&gt; 'id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h</text:p>
          </table:table-cell>
          <table:table-cell/>
          <table:table-cell office:value-type="string" calcext:value-type="string">
            <text:p>Ingush</text:p>
          </table:table-cell>
          <table:table-cell table:number-columns-repeated="2"/>
          <table:table-cell table:formula="of:=IF(LEN([.D212])=0;IF(LEN([.B212])=0;&quot;&quot;;[.B212]);[.D212])">
            <text:p/>
          </table:table-cell>
          <table:table-cell table:formula="of:=IF(LEN([.E212])=0;IF(LEN([.B212])=0;&quot;&quot;;[.B212]);[.E212])">
            <text:p/>
          </table:table-cell>
          <table:table-cell table:formula="of:=IF(LEN([.B212])&gt;0;[.B212];&quot;&quot;)">
            <text:p/>
          </table:table-cell>
          <table:table-cell table:formula="of:=IF(LEN([.H212])=0;&quot;&quot;;CONCATENATE(&quot;'&quot;;[.F212];&quot;' =&gt; '&quot;;[.H212];&quot;',&quot;))">
            <text:p/>
          </table:table-cell>
          <table:table-cell table:formula="of:=IF(LEN([.H212])=0;&quot;&quot;;CONCATENATE(&quot;'&quot;;[.G212];&quot;' =&gt; '&quot;;[.H21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table:number-columns-repeated="2"/>
          <table:table-cell table:formula="of:=IF(LEN([.D213])=0;IF(LEN([.B213])=0;&quot;&quot;;[.B213]);[.D213])" office:value-type="string" office:string-value="ia" calcext:value-type="string">
            <text:p>ia</text:p>
          </table:table-cell>
          <table:table-cell table:formula="of:=IF(LEN([.E213])=0;IF(LEN([.B213])=0;&quot;&quot;;[.B213]);[.E213])" office:value-type="string" office:string-value="ia" calcext:value-type="string">
            <text:p>ia</text:p>
          </table:table-cell>
          <table:table-cell table:formula="of:=IF(LEN([.B213])&gt;0;[.B213];&quot;&quot;)" office:value-type="string" office:string-value="ia" calcext:value-type="string">
            <text:p>ia</text:p>
          </table:table-cell>
          <table:table-cell table:formula="of:=IF(LEN([.H213])=0;&quot;&quot;;CONCATENATE(&quot;'&quot;;[.F213];&quot;' =&gt; '&quot;;[.H213];&quot;',&quot;))" office:value-type="string" office:string-value="'ia' =&gt; 'ia'," calcext:value-type="string">
            <text:p>'ia' =&gt; 'ia',</text:p>
          </table:table-cell>
          <table:table-cell table:formula="of:=IF(LEN([.H213])=0;&quot;&quot;;CONCATENATE(&quot;'&quot;;[.G213];&quot;' =&gt; '&quot;;[.H213];&quot;',&quot;))" office:value-type="string" office:string-value="'ia' =&gt; 'ia'," calcext:value-type="string">
            <text:p>'ia' =&gt; 'i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table:number-columns-repeated="2"/>
          <table:table-cell table:formula="of:=IF(LEN([.D214])=0;IF(LEN([.B214])=0;&quot;&quot;;[.B214]);[.D214])" office:value-type="string" office:string-value="ie" calcext:value-type="string">
            <text:p>ie</text:p>
          </table:table-cell>
          <table:table-cell table:formula="of:=IF(LEN([.E214])=0;IF(LEN([.B214])=0;&quot;&quot;;[.B214]);[.E214])" office:value-type="string" office:string-value="ie" calcext:value-type="string">
            <text:p>ie</text:p>
          </table:table-cell>
          <table:table-cell table:formula="of:=IF(LEN([.B214])&gt;0;[.B214];&quot;&quot;)" office:value-type="string" office:string-value="ie" calcext:value-type="string">
            <text:p>ie</text:p>
          </table:table-cell>
          <table:table-cell table:formula="of:=IF(LEN([.H214])=0;&quot;&quot;;CONCATENATE(&quot;'&quot;;[.F214];&quot;' =&gt; '&quot;;[.H214];&quot;',&quot;))" office:value-type="string" office:string-value="'ie' =&gt; 'ie'," calcext:value-type="string">
            <text:p>'ie' =&gt; 'ie',</text:p>
          </table:table-cell>
          <table:table-cell table:formula="of:=IF(LEN([.H214])=0;&quot;&quot;;CONCATENATE(&quot;'&quot;;[.G214];&quot;' =&gt; '&quot;;[.H214];&quot;',&quot;))" office:value-type="string" office:string-value="'ie' =&gt; 'ie'," calcext:value-type="string">
            <text:p>'ie' =&gt; 'i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table:number-columns-repeated="2"/>
          <table:table-cell table:formula="of:=IF(LEN([.D215])=0;IF(LEN([.B215])=0;&quot;&quot;;[.B215]);[.D215])" office:value-type="string" office:string-value="iu" calcext:value-type="string">
            <text:p>iu</text:p>
          </table:table-cell>
          <table:table-cell table:formula="of:=IF(LEN([.E215])=0;IF(LEN([.B215])=0;&quot;&quot;;[.B215]);[.E215])" office:value-type="string" office:string-value="iu" calcext:value-type="string">
            <text:p>iu</text:p>
          </table:table-cell>
          <table:table-cell table:formula="of:=IF(LEN([.B215])&gt;0;[.B215];&quot;&quot;)" office:value-type="string" office:string-value="iu" calcext:value-type="string">
            <text:p>iu</text:p>
          </table:table-cell>
          <table:table-cell table:formula="of:=IF(LEN([.H215])=0;&quot;&quot;;CONCATENATE(&quot;'&quot;;[.F215];&quot;' =&gt; '&quot;;[.H215];&quot;',&quot;))" office:value-type="string" office:string-value="'iu' =&gt; 'iu'," calcext:value-type="string">
            <text:p>'iu' =&gt; 'iu',</text:p>
          </table:table-cell>
          <table:table-cell table:formula="of:=IF(LEN([.H215])=0;&quot;&quot;;CONCATENATE(&quot;'&quot;;[.G215];&quot;' =&gt; '&quot;;[.H215];&quot;',&quot;))" office:value-type="string" office:string-value="'iu' =&gt; 'iu'," calcext:value-type="string">
            <text:p>'iu' =&gt; 'i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table:number-columns-repeated="2"/>
          <table:table-cell table:formula="of:=IF(LEN([.D216])=0;IF(LEN([.B216])=0;&quot;&quot;;[.B216]);[.D216])" office:value-type="string" office:string-value="ik" calcext:value-type="string">
            <text:p>ik</text:p>
          </table:table-cell>
          <table:table-cell table:formula="of:=IF(LEN([.E216])=0;IF(LEN([.B216])=0;&quot;&quot;;[.B216]);[.E216])" office:value-type="string" office:string-value="ik" calcext:value-type="string">
            <text:p>ik</text:p>
          </table:table-cell>
          <table:table-cell table:formula="of:=IF(LEN([.B216])&gt;0;[.B216];&quot;&quot;)" office:value-type="string" office:string-value="ik" calcext:value-type="string">
            <text:p>ik</text:p>
          </table:table-cell>
          <table:table-cell table:formula="of:=IF(LEN([.H216])=0;&quot;&quot;;CONCATENATE(&quot;'&quot;;[.F216];&quot;' =&gt; '&quot;;[.H216];&quot;',&quot;))" office:value-type="string" office:string-value="'ik' =&gt; 'ik'," calcext:value-type="string">
            <text:p>'ik' =&gt; 'ik',</text:p>
          </table:table-cell>
          <table:table-cell table:formula="of:=IF(LEN([.H216])=0;&quot;&quot;;CONCATENATE(&quot;'&quot;;[.G216];&quot;' =&gt; '&quot;;[.H216];&quot;',&quot;))" office:value-type="string" office:string-value="'ik' =&gt; 'ik'," calcext:value-type="string">
            <text:p>'ik' =&gt; 'i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ra</text:p>
          </table:table-cell>
          <table:table-cell/>
          <table:table-cell office:value-type="string" calcext:value-type="string">
            <text:p>Iranian languages</text:p>
          </table:table-cell>
          <table:table-cell table:number-columns-repeated="2"/>
          <table:table-cell table:formula="of:=IF(LEN([.D217])=0;IF(LEN([.B217])=0;&quot;&quot;;[.B217]);[.D217])">
            <text:p/>
          </table:table-cell>
          <table:table-cell table:formula="of:=IF(LEN([.E217])=0;IF(LEN([.B217])=0;&quot;&quot;;[.B217]);[.E217])">
            <text:p/>
          </table:table-cell>
          <table:table-cell table:formula="of:=IF(LEN([.B217])&gt;0;[.B217];&quot;&quot;)">
            <text:p/>
          </table:table-cell>
          <table:table-cell table:formula="of:=IF(LEN([.H217])=0;&quot;&quot;;CONCATENATE(&quot;'&quot;;[.F217];&quot;' =&gt; '&quot;;[.H217];&quot;',&quot;))">
            <text:p/>
          </table:table-cell>
          <table:table-cell table:formula="of:=IF(LEN([.H217])=0;&quot;&quot;;CONCATENATE(&quot;'&quot;;[.G217];&quot;' =&gt; '&quot;;[.H21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table:number-columns-repeated="2"/>
          <table:table-cell table:formula="of:=IF(LEN([.D218])=0;IF(LEN([.B218])=0;&quot;&quot;;[.B218]);[.D218])" office:value-type="string" office:string-value="ga" calcext:value-type="string">
            <text:p>ga</text:p>
          </table:table-cell>
          <table:table-cell table:formula="of:=IF(LEN([.E218])=0;IF(LEN([.B218])=0;&quot;&quot;;[.B218]);[.E218])" office:value-type="string" office:string-value="ga" calcext:value-type="string">
            <text:p>ga</text:p>
          </table:table-cell>
          <table:table-cell table:formula="of:=IF(LEN([.B218])&gt;0;[.B218];&quot;&quot;)" office:value-type="string" office:string-value="ga" calcext:value-type="string">
            <text:p>ga</text:p>
          </table:table-cell>
          <table:table-cell table:formula="of:=IF(LEN([.H218])=0;&quot;&quot;;CONCATENATE(&quot;'&quot;;[.F218];&quot;' =&gt; '&quot;;[.H218];&quot;',&quot;))" office:value-type="string" office:string-value="'ga' =&gt; 'ga'," calcext:value-type="string">
            <text:p>'ga' =&gt; 'ga',</text:p>
          </table:table-cell>
          <table:table-cell table:formula="of:=IF(LEN([.H218])=0;&quot;&quot;;CONCATENATE(&quot;'&quot;;[.G218];&quot;' =&gt; '&quot;;[.H218];&quot;',&quot;))" office:value-type="string" office:string-value="'ga' =&gt; 'ga'," calcext:value-type="string">
            <text:p>'ga' =&gt; 'g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ga</text:p>
          </table:table-cell>
          <table:table-cell/>
          <table:table-cell office:value-type="string" calcext:value-type="string">
            <text:p>Irish, Middle (900-1200)</text:p>
          </table:table-cell>
          <table:table-cell table:number-columns-repeated="2"/>
          <table:table-cell table:formula="of:=IF(LEN([.D219])=0;IF(LEN([.B219])=0;&quot;&quot;;[.B219]);[.D219])">
            <text:p/>
          </table:table-cell>
          <table:table-cell table:formula="of:=IF(LEN([.E219])=0;IF(LEN([.B219])=0;&quot;&quot;;[.B219]);[.E219])">
            <text:p/>
          </table:table-cell>
          <table:table-cell table:formula="of:=IF(LEN([.B219])&gt;0;[.B219];&quot;&quot;)">
            <text:p/>
          </table:table-cell>
          <table:table-cell table:formula="of:=IF(LEN([.H219])=0;&quot;&quot;;CONCATENATE(&quot;'&quot;;[.F219];&quot;' =&gt; '&quot;;[.H219];&quot;',&quot;))">
            <text:p/>
          </table:table-cell>
          <table:table-cell table:formula="of:=IF(LEN([.H219])=0;&quot;&quot;;CONCATENATE(&quot;'&quot;;[.G219];&quot;' =&gt; '&quot;;[.H21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ga</text:p>
          </table:table-cell>
          <table:table-cell/>
          <table:table-cell office:value-type="string" calcext:value-type="string">
            <text:p>Irish, Old (to 900)</text:p>
          </table:table-cell>
          <table:table-cell table:number-columns-repeated="2"/>
          <table:table-cell table:formula="of:=IF(LEN([.D220])=0;IF(LEN([.B220])=0;&quot;&quot;;[.B220]);[.D220])">
            <text:p/>
          </table:table-cell>
          <table:table-cell table:formula="of:=IF(LEN([.E220])=0;IF(LEN([.B220])=0;&quot;&quot;;[.B220]);[.E220])">
            <text:p/>
          </table:table-cell>
          <table:table-cell table:formula="of:=IF(LEN([.B220])&gt;0;[.B220];&quot;&quot;)">
            <text:p/>
          </table:table-cell>
          <table:table-cell table:formula="of:=IF(LEN([.H220])=0;&quot;&quot;;CONCATENATE(&quot;'&quot;;[.F220];&quot;' =&gt; '&quot;;[.H220];&quot;',&quot;))">
            <text:p/>
          </table:table-cell>
          <table:table-cell table:formula="of:=IF(LEN([.H220])=0;&quot;&quot;;CONCATENATE(&quot;'&quot;;[.G220];&quot;' =&gt; '&quot;;[.H22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ro</text:p>
          </table:table-cell>
          <table:table-cell/>
          <table:table-cell office:value-type="string" calcext:value-type="string">
            <text:p>Iroquoian languages</text:p>
          </table:table-cell>
          <table:table-cell table:number-columns-repeated="2"/>
          <table:table-cell table:formula="of:=IF(LEN([.D221])=0;IF(LEN([.B221])=0;&quot;&quot;;[.B221]);[.D221])">
            <text:p/>
          </table:table-cell>
          <table:table-cell table:formula="of:=IF(LEN([.E221])=0;IF(LEN([.B221])=0;&quot;&quot;;[.B221]);[.E221])">
            <text:p/>
          </table:table-cell>
          <table:table-cell table:formula="of:=IF(LEN([.B221])&gt;0;[.B221];&quot;&quot;)">
            <text:p/>
          </table:table-cell>
          <table:table-cell table:formula="of:=IF(LEN([.H221])=0;&quot;&quot;;CONCATENATE(&quot;'&quot;;[.F221];&quot;' =&gt; '&quot;;[.H221];&quot;',&quot;))">
            <text:p/>
          </table:table-cell>
          <table:table-cell table:formula="of:=IF(LEN([.H221])=0;&quot;&quot;;CONCATENATE(&quot;'&quot;;[.G221];&quot;' =&gt; '&quot;;[.H22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_IT</text:p>
          </table:table-cell>
          <table:table-cell office:value-type="string" calcext:value-type="string">
            <text:p>it</text:p>
          </table:table-cell>
          <table:table-cell table:formula="of:=IF(LEN([.D222])=0;IF(LEN([.B222])=0;&quot;&quot;;[.B222]);[.D222])" office:value-type="string" office:string-value="it_IT" calcext:value-type="string">
            <text:p>it_IT</text:p>
          </table:table-cell>
          <table:table-cell table:formula="of:=IF(LEN([.E222])=0;IF(LEN([.B222])=0;&quot;&quot;;[.B222]);[.E222])" office:value-type="string" office:string-value="it" calcext:value-type="string">
            <text:p>it</text:p>
          </table:table-cell>
          <table:table-cell table:formula="of:=IF(LEN([.B222])&gt;0;[.B222];&quot;&quot;)" office:value-type="string" office:string-value="it" calcext:value-type="string">
            <text:p>it</text:p>
          </table:table-cell>
          <table:table-cell table:formula="of:=IF(LEN([.H222])=0;&quot;&quot;;CONCATENATE(&quot;'&quot;;[.F222];&quot;' =&gt; '&quot;;[.H222];&quot;',&quot;))" office:value-type="string" office:string-value="'it_IT' =&gt; 'it'," calcext:value-type="string">
            <text:p>'it_IT' =&gt; 'it',</text:p>
          </table:table-cell>
          <table:table-cell table:formula="of:=IF(LEN([.H222])=0;&quot;&quot;;CONCATENATE(&quot;'&quot;;[.G222];&quot;' =&gt; '&quot;;[.H222];&quot;',&quot;))" office:value-type="string" office:string-value="'it' =&gt; 'it'," calcext:value-type="string">
            <text:p>'it' =&gt; 'i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_JP</text:p>
          </table:table-cell>
          <table:table-cell office:value-type="string" calcext:value-type="string">
            <text:p>ja</text:p>
          </table:table-cell>
          <table:table-cell table:formula="of:=IF(LEN([.D223])=0;IF(LEN([.B223])=0;&quot;&quot;;[.B223]);[.D223])" office:value-type="string" office:string-value="ja_JP" calcext:value-type="string">
            <text:p>ja_JP</text:p>
          </table:table-cell>
          <table:table-cell table:formula="of:=IF(LEN([.E223])=0;IF(LEN([.B223])=0;&quot;&quot;;[.B223]);[.E223])" office:value-type="string" office:string-value="ja" calcext:value-type="string">
            <text:p>ja</text:p>
          </table:table-cell>
          <table:table-cell table:formula="of:=IF(LEN([.B223])&gt;0;[.B223];&quot;&quot;)" office:value-type="string" office:string-value="ja" calcext:value-type="string">
            <text:p>ja</text:p>
          </table:table-cell>
          <table:table-cell table:formula="of:=IF(LEN([.H223])=0;&quot;&quot;;CONCATENATE(&quot;'&quot;;[.F223];&quot;' =&gt; '&quot;;[.H223];&quot;',&quot;))" office:value-type="string" office:string-value="'ja_JP' =&gt; 'ja'," calcext:value-type="string">
            <text:p>'ja_JP' =&gt; 'ja',</text:p>
          </table:table-cell>
          <table:table-cell table:formula="of:=IF(LEN([.H223])=0;&quot;&quot;;CONCATENATE(&quot;'&quot;;[.G223];&quot;' =&gt; '&quot;;[.H223];&quot;',&quot;))" office:value-type="string" office:string-value="'ja' =&gt; 'ja'," calcext:value-type="string">
            <text:p>'ja' =&gt; 'j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table:number-columns-repeated="2"/>
          <table:table-cell table:formula="of:=IF(LEN([.D224])=0;IF(LEN([.B224])=0;&quot;&quot;;[.B224]);[.D224])" office:value-type="string" office:string-value="jv" calcext:value-type="string">
            <text:p>jv</text:p>
          </table:table-cell>
          <table:table-cell table:formula="of:=IF(LEN([.E224])=0;IF(LEN([.B224])=0;&quot;&quot;;[.B224]);[.E224])" office:value-type="string" office:string-value="jv" calcext:value-type="string">
            <text:p>jv</text:p>
          </table:table-cell>
          <table:table-cell table:formula="of:=IF(LEN([.B224])&gt;0;[.B224];&quot;&quot;)" office:value-type="string" office:string-value="jv" calcext:value-type="string">
            <text:p>jv</text:p>
          </table:table-cell>
          <table:table-cell table:formula="of:=IF(LEN([.H224])=0;&quot;&quot;;CONCATENATE(&quot;'&quot;;[.F224];&quot;' =&gt; '&quot;;[.H224];&quot;',&quot;))" office:value-type="string" office:string-value="'jv' =&gt; 'jv'," calcext:value-type="string">
            <text:p>'jv' =&gt; 'jv',</text:p>
          </table:table-cell>
          <table:table-cell table:formula="of:=IF(LEN([.H224])=0;&quot;&quot;;CONCATENATE(&quot;'&quot;;[.G224];&quot;' =&gt; '&quot;;[.H224];&quot;',&quot;))" office:value-type="string" office:string-value="'jv' =&gt; 'jv'," calcext:value-type="string">
            <text:p>'jv' =&gt; 'j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rb</text:p>
          </table:table-cell>
          <table:table-cell/>
          <table:table-cell office:value-type="string" calcext:value-type="string">
            <text:p>Judeo-Arabic</text:p>
          </table:table-cell>
          <table:table-cell table:number-columns-repeated="2"/>
          <table:table-cell table:formula="of:=IF(LEN([.D225])=0;IF(LEN([.B225])=0;&quot;&quot;;[.B225]);[.D225])">
            <text:p/>
          </table:table-cell>
          <table:table-cell table:formula="of:=IF(LEN([.E225])=0;IF(LEN([.B225])=0;&quot;&quot;;[.B225]);[.E225])">
            <text:p/>
          </table:table-cell>
          <table:table-cell table:formula="of:=IF(LEN([.B225])&gt;0;[.B225];&quot;&quot;)">
            <text:p/>
          </table:table-cell>
          <table:table-cell table:formula="of:=IF(LEN([.H225])=0;&quot;&quot;;CONCATENATE(&quot;'&quot;;[.F225];&quot;' =&gt; '&quot;;[.H225];&quot;',&quot;))">
            <text:p/>
          </table:table-cell>
          <table:table-cell table:formula="of:=IF(LEN([.H225])=0;&quot;&quot;;CONCATENATE(&quot;'&quot;;[.G225];&quot;' =&gt; '&quot;;[.H22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pr</text:p>
          </table:table-cell>
          <table:table-cell/>
          <table:table-cell office:value-type="string" calcext:value-type="string">
            <text:p>Judeo-Persian</text:p>
          </table:table-cell>
          <table:table-cell table:number-columns-repeated="2"/>
          <table:table-cell table:formula="of:=IF(LEN([.D226])=0;IF(LEN([.B226])=0;&quot;&quot;;[.B226]);[.D226])">
            <text:p/>
          </table:table-cell>
          <table:table-cell table:formula="of:=IF(LEN([.E226])=0;IF(LEN([.B226])=0;&quot;&quot;;[.B226]);[.E226])">
            <text:p/>
          </table:table-cell>
          <table:table-cell table:formula="of:=IF(LEN([.B226])&gt;0;[.B226];&quot;&quot;)">
            <text:p/>
          </table:table-cell>
          <table:table-cell table:formula="of:=IF(LEN([.H226])=0;&quot;&quot;;CONCATENATE(&quot;'&quot;;[.F226];&quot;' =&gt; '&quot;;[.H226];&quot;',&quot;))">
            <text:p/>
          </table:table-cell>
          <table:table-cell table:formula="of:=IF(LEN([.H226])=0;&quot;&quot;;CONCATENATE(&quot;'&quot;;[.G226];&quot;' =&gt; '&quot;;[.H22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bd</text:p>
          </table:table-cell>
          <table:table-cell/>
          <table:table-cell office:value-type="string" calcext:value-type="string">
            <text:p>Kabardian</text:p>
          </table:table-cell>
          <table:table-cell table:number-columns-repeated="2"/>
          <table:table-cell table:formula="of:=IF(LEN([.D227])=0;IF(LEN([.B227])=0;&quot;&quot;;[.B227]);[.D227])">
            <text:p/>
          </table:table-cell>
          <table:table-cell table:formula="of:=IF(LEN([.E227])=0;IF(LEN([.B227])=0;&quot;&quot;;[.B227]);[.E227])">
            <text:p/>
          </table:table-cell>
          <table:table-cell table:formula="of:=IF(LEN([.B227])&gt;0;[.B227];&quot;&quot;)">
            <text:p/>
          </table:table-cell>
          <table:table-cell table:formula="of:=IF(LEN([.H227])=0;&quot;&quot;;CONCATENATE(&quot;'&quot;;[.F227];&quot;' =&gt; '&quot;;[.H227];&quot;',&quot;))">
            <text:p/>
          </table:table-cell>
          <table:table-cell table:formula="of:=IF(LEN([.H227])=0;&quot;&quot;;CONCATENATE(&quot;'&quot;;[.G227];&quot;' =&gt; '&quot;;[.H22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b</text:p>
          </table:table-cell>
          <table:table-cell/>
          <table:table-cell office:value-type="string" calcext:value-type="string">
            <text:p>Kabyle</text:p>
          </table:table-cell>
          <table:table-cell table:number-columns-repeated="2"/>
          <table:table-cell table:formula="of:=IF(LEN([.D228])=0;IF(LEN([.B228])=0;&quot;&quot;;[.B228]);[.D228])">
            <text:p/>
          </table:table-cell>
          <table:table-cell table:formula="of:=IF(LEN([.E228])=0;IF(LEN([.B228])=0;&quot;&quot;;[.B228]);[.E228])">
            <text:p/>
          </table:table-cell>
          <table:table-cell table:formula="of:=IF(LEN([.B228])&gt;0;[.B228];&quot;&quot;)">
            <text:p/>
          </table:table-cell>
          <table:table-cell table:formula="of:=IF(LEN([.H228])=0;&quot;&quot;;CONCATENATE(&quot;'&quot;;[.F228];&quot;' =&gt; '&quot;;[.H228];&quot;',&quot;))">
            <text:p/>
          </table:table-cell>
          <table:table-cell table:formula="of:=IF(LEN([.H228])=0;&quot;&quot;;CONCATENATE(&quot;'&quot;;[.G228];&quot;' =&gt; '&quot;;[.H22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c</text:p>
          </table:table-cell>
          <table:table-cell/>
          <table:table-cell office:value-type="string" calcext:value-type="string">
            <text:p>Kachin; Jingpho</text:p>
          </table:table-cell>
          <table:table-cell table:number-columns-repeated="2"/>
          <table:table-cell table:formula="of:=IF(LEN([.D229])=0;IF(LEN([.B229])=0;&quot;&quot;;[.B229]);[.D229])">
            <text:p/>
          </table:table-cell>
          <table:table-cell table:formula="of:=IF(LEN([.E229])=0;IF(LEN([.B229])=0;&quot;&quot;;[.B229]);[.E229])">
            <text:p/>
          </table:table-cell>
          <table:table-cell table:formula="of:=IF(LEN([.B229])&gt;0;[.B229];&quot;&quot;)">
            <text:p/>
          </table:table-cell>
          <table:table-cell table:formula="of:=IF(LEN([.H229])=0;&quot;&quot;;CONCATENATE(&quot;'&quot;;[.F229];&quot;' =&gt; '&quot;;[.H229];&quot;',&quot;))">
            <text:p/>
          </table:table-cell>
          <table:table-cell table:formula="of:=IF(LEN([.H229])=0;&quot;&quot;;CONCATENATE(&quot;'&quot;;[.G229];&quot;' =&gt; '&quot;;[.H22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table:number-columns-repeated="2"/>
          <table:table-cell table:formula="of:=IF(LEN([.D230])=0;IF(LEN([.B230])=0;&quot;&quot;;[.B230]);[.D230])" office:value-type="string" office:string-value="kl" calcext:value-type="string">
            <text:p>kl</text:p>
          </table:table-cell>
          <table:table-cell table:formula="of:=IF(LEN([.E230])=0;IF(LEN([.B230])=0;&quot;&quot;;[.B230]);[.E230])" office:value-type="string" office:string-value="kl" calcext:value-type="string">
            <text:p>kl</text:p>
          </table:table-cell>
          <table:table-cell table:formula="of:=IF(LEN([.B230])&gt;0;[.B230];&quot;&quot;)" office:value-type="string" office:string-value="kl" calcext:value-type="string">
            <text:p>kl</text:p>
          </table:table-cell>
          <table:table-cell table:formula="of:=IF(LEN([.H230])=0;&quot;&quot;;CONCATENATE(&quot;'&quot;;[.F230];&quot;' =&gt; '&quot;;[.H230];&quot;',&quot;))" office:value-type="string" office:string-value="'kl' =&gt; 'kl'," calcext:value-type="string">
            <text:p>'kl' =&gt; 'kl',</text:p>
          </table:table-cell>
          <table:table-cell table:formula="of:=IF(LEN([.H230])=0;&quot;&quot;;CONCATENATE(&quot;'&quot;;[.G230];&quot;' =&gt; '&quot;;[.H230];&quot;',&quot;))" office:value-type="string" office:string-value="'kl' =&gt; 'kl'," calcext:value-type="string">
            <text:p>'kl' =&gt; 'k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al</text:p>
          </table:table-cell>
          <table:table-cell/>
          <table:table-cell office:value-type="string" calcext:value-type="string">
            <text:p>Kalmyk; Oirat</text:p>
          </table:table-cell>
          <table:table-cell table:number-columns-repeated="2"/>
          <table:table-cell table:formula="of:=IF(LEN([.D231])=0;IF(LEN([.B231])=0;&quot;&quot;;[.B231]);[.D231])">
            <text:p/>
          </table:table-cell>
          <table:table-cell table:formula="of:=IF(LEN([.E231])=0;IF(LEN([.B231])=0;&quot;&quot;;[.B231]);[.E231])">
            <text:p/>
          </table:table-cell>
          <table:table-cell table:formula="of:=IF(LEN([.B231])&gt;0;[.B231];&quot;&quot;)">
            <text:p/>
          </table:table-cell>
          <table:table-cell table:formula="of:=IF(LEN([.H231])=0;&quot;&quot;;CONCATENATE(&quot;'&quot;;[.F231];&quot;' =&gt; '&quot;;[.H231];&quot;',&quot;))">
            <text:p/>
          </table:table-cell>
          <table:table-cell table:formula="of:=IF(LEN([.H231])=0;&quot;&quot;;CONCATENATE(&quot;'&quot;;[.G231];&quot;' =&gt; '&quot;;[.H23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m</text:p>
          </table:table-cell>
          <table:table-cell/>
          <table:table-cell office:value-type="string" calcext:value-type="string">
            <text:p>Kamba</text:p>
          </table:table-cell>
          <table:table-cell table:number-columns-repeated="2"/>
          <table:table-cell table:formula="of:=IF(LEN([.D232])=0;IF(LEN([.B232])=0;&quot;&quot;;[.B232]);[.D232])">
            <text:p/>
          </table:table-cell>
          <table:table-cell table:formula="of:=IF(LEN([.E232])=0;IF(LEN([.B232])=0;&quot;&quot;;[.B232]);[.E232])">
            <text:p/>
          </table:table-cell>
          <table:table-cell table:formula="of:=IF(LEN([.B232])&gt;0;[.B232];&quot;&quot;)">
            <text:p/>
          </table:table-cell>
          <table:table-cell table:formula="of:=IF(LEN([.H232])=0;&quot;&quot;;CONCATENATE(&quot;'&quot;;[.F232];&quot;' =&gt; '&quot;;[.H232];&quot;',&quot;))">
            <text:p/>
          </table:table-cell>
          <table:table-cell table:formula="of:=IF(LEN([.H232])=0;&quot;&quot;;CONCATENATE(&quot;'&quot;;[.G232];&quot;' =&gt; '&quot;;[.H23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table:number-columns-repeated="2"/>
          <table:table-cell table:formula="of:=IF(LEN([.D233])=0;IF(LEN([.B233])=0;&quot;&quot;;[.B233]);[.D233])" office:value-type="string" office:string-value="kn" calcext:value-type="string">
            <text:p>kn</text:p>
          </table:table-cell>
          <table:table-cell table:formula="of:=IF(LEN([.E233])=0;IF(LEN([.B233])=0;&quot;&quot;;[.B233]);[.E233])" office:value-type="string" office:string-value="kn" calcext:value-type="string">
            <text:p>kn</text:p>
          </table:table-cell>
          <table:table-cell table:formula="of:=IF(LEN([.B233])&gt;0;[.B233];&quot;&quot;)" office:value-type="string" office:string-value="kn" calcext:value-type="string">
            <text:p>kn</text:p>
          </table:table-cell>
          <table:table-cell table:formula="of:=IF(LEN([.H233])=0;&quot;&quot;;CONCATENATE(&quot;'&quot;;[.F233];&quot;' =&gt; '&quot;;[.H233];&quot;',&quot;))" office:value-type="string" office:string-value="'kn' =&gt; 'kn'," calcext:value-type="string">
            <text:p>'kn' =&gt; 'kn',</text:p>
          </table:table-cell>
          <table:table-cell table:formula="of:=IF(LEN([.H233])=0;&quot;&quot;;CONCATENATE(&quot;'&quot;;[.G233];&quot;' =&gt; '&quot;;[.H233];&quot;',&quot;))" office:value-type="string" office:string-value="'kn' =&gt; 'kn'," calcext:value-type="string">
            <text:p>'kn' =&gt; 'k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table:number-columns-repeated="2"/>
          <table:table-cell table:formula="of:=IF(LEN([.D234])=0;IF(LEN([.B234])=0;&quot;&quot;;[.B234]);[.D234])" office:value-type="string" office:string-value="kr" calcext:value-type="string">
            <text:p>kr</text:p>
          </table:table-cell>
          <table:table-cell table:formula="of:=IF(LEN([.E234])=0;IF(LEN([.B234])=0;&quot;&quot;;[.B234]);[.E234])" office:value-type="string" office:string-value="kr" calcext:value-type="string">
            <text:p>kr</text:p>
          </table:table-cell>
          <table:table-cell table:formula="of:=IF(LEN([.B234])&gt;0;[.B234];&quot;&quot;)" office:value-type="string" office:string-value="kr" calcext:value-type="string">
            <text:p>kr</text:p>
          </table:table-cell>
          <table:table-cell table:formula="of:=IF(LEN([.H234])=0;&quot;&quot;;CONCATENATE(&quot;'&quot;;[.F234];&quot;' =&gt; '&quot;;[.H234];&quot;',&quot;))" office:value-type="string" office:string-value="'kr' =&gt; 'kr'," calcext:value-type="string">
            <text:p>'kr' =&gt; 'kr',</text:p>
          </table:table-cell>
          <table:table-cell table:formula="of:=IF(LEN([.H234])=0;&quot;&quot;;CONCATENATE(&quot;'&quot;;[.G234];&quot;' =&gt; '&quot;;[.H234];&quot;',&quot;))" office:value-type="string" office:string-value="'kr' =&gt; 'kr'," calcext:value-type="string">
            <text:p>'kr' =&gt; 'k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a</text:p>
          </table:table-cell>
          <table:table-cell/>
          <table:table-cell office:value-type="string" calcext:value-type="string">
            <text:p>Kara-Kalpak</text:p>
          </table:table-cell>
          <table:table-cell table:number-columns-repeated="2"/>
          <table:table-cell table:formula="of:=IF(LEN([.D235])=0;IF(LEN([.B235])=0;&quot;&quot;;[.B235]);[.D235])">
            <text:p/>
          </table:table-cell>
          <table:table-cell table:formula="of:=IF(LEN([.E235])=0;IF(LEN([.B235])=0;&quot;&quot;;[.B235]);[.E235])">
            <text:p/>
          </table:table-cell>
          <table:table-cell table:formula="of:=IF(LEN([.B235])&gt;0;[.B235];&quot;&quot;)">
            <text:p/>
          </table:table-cell>
          <table:table-cell table:formula="of:=IF(LEN([.H235])=0;&quot;&quot;;CONCATENATE(&quot;'&quot;;[.F235];&quot;' =&gt; '&quot;;[.H235];&quot;',&quot;))">
            <text:p/>
          </table:table-cell>
          <table:table-cell table:formula="of:=IF(LEN([.H235])=0;&quot;&quot;;CONCATENATE(&quot;'&quot;;[.G235];&quot;' =&gt; '&quot;;[.H23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c</text:p>
          </table:table-cell>
          <table:table-cell/>
          <table:table-cell office:value-type="string" calcext:value-type="string">
            <text:p>Karachay-Balkar</text:p>
          </table:table-cell>
          <table:table-cell table:number-columns-repeated="2"/>
          <table:table-cell table:formula="of:=IF(LEN([.D236])=0;IF(LEN([.B236])=0;&quot;&quot;;[.B236]);[.D236])">
            <text:p/>
          </table:table-cell>
          <table:table-cell table:formula="of:=IF(LEN([.E236])=0;IF(LEN([.B236])=0;&quot;&quot;;[.B236]);[.E236])">
            <text:p/>
          </table:table-cell>
          <table:table-cell table:formula="of:=IF(LEN([.B236])&gt;0;[.B236];&quot;&quot;)">
            <text:p/>
          </table:table-cell>
          <table:table-cell table:formula="of:=IF(LEN([.H236])=0;&quot;&quot;;CONCATENATE(&quot;'&quot;;[.F236];&quot;' =&gt; '&quot;;[.H236];&quot;',&quot;))">
            <text:p/>
          </table:table-cell>
          <table:table-cell table:formula="of:=IF(LEN([.H236])=0;&quot;&quot;;CONCATENATE(&quot;'&quot;;[.G236];&quot;' =&gt; '&quot;;[.H23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l</text:p>
          </table:table-cell>
          <table:table-cell/>
          <table:table-cell office:value-type="string" calcext:value-type="string">
            <text:p>Karelian</text:p>
          </table:table-cell>
          <table:table-cell table:number-columns-repeated="2"/>
          <table:table-cell table:formula="of:=IF(LEN([.D237])=0;IF(LEN([.B237])=0;&quot;&quot;;[.B237]);[.D237])">
            <text:p/>
          </table:table-cell>
          <table:table-cell table:formula="of:=IF(LEN([.E237])=0;IF(LEN([.B237])=0;&quot;&quot;;[.B237]);[.E237])">
            <text:p/>
          </table:table-cell>
          <table:table-cell table:formula="of:=IF(LEN([.B237])&gt;0;[.B237];&quot;&quot;)">
            <text:p/>
          </table:table-cell>
          <table:table-cell table:formula="of:=IF(LEN([.H237])=0;&quot;&quot;;CONCATENATE(&quot;'&quot;;[.F237];&quot;' =&gt; '&quot;;[.H237];&quot;',&quot;))">
            <text:p/>
          </table:table-cell>
          <table:table-cell table:formula="of:=IF(LEN([.H237])=0;&quot;&quot;;CONCATENATE(&quot;'&quot;;[.G237];&quot;' =&gt; '&quot;;[.H23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r</text:p>
          </table:table-cell>
          <table:table-cell/>
          <table:table-cell office:value-type="string" calcext:value-type="string">
            <text:p>Karen languages</text:p>
          </table:table-cell>
          <table:table-cell table:number-columns-repeated="2"/>
          <table:table-cell table:formula="of:=IF(LEN([.D238])=0;IF(LEN([.B238])=0;&quot;&quot;;[.B238]);[.D238])">
            <text:p/>
          </table:table-cell>
          <table:table-cell table:formula="of:=IF(LEN([.E238])=0;IF(LEN([.B238])=0;&quot;&quot;;[.B238]);[.E238])">
            <text:p/>
          </table:table-cell>
          <table:table-cell table:formula="of:=IF(LEN([.B238])&gt;0;[.B238];&quot;&quot;)">
            <text:p/>
          </table:table-cell>
          <table:table-cell table:formula="of:=IF(LEN([.H238])=0;&quot;&quot;;CONCATENATE(&quot;'&quot;;[.F238];&quot;' =&gt; '&quot;;[.H238];&quot;',&quot;))">
            <text:p/>
          </table:table-cell>
          <table:table-cell table:formula="of:=IF(LEN([.H238])=0;&quot;&quot;;CONCATENATE(&quot;'&quot;;[.G238];&quot;' =&gt; '&quot;;[.H23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table:number-columns-repeated="2"/>
          <table:table-cell table:formula="of:=IF(LEN([.D239])=0;IF(LEN([.B239])=0;&quot;&quot;;[.B239]);[.D239])" office:value-type="string" office:string-value="ks" calcext:value-type="string">
            <text:p>ks</text:p>
          </table:table-cell>
          <table:table-cell table:formula="of:=IF(LEN([.E239])=0;IF(LEN([.B239])=0;&quot;&quot;;[.B239]);[.E239])" office:value-type="string" office:string-value="ks" calcext:value-type="string">
            <text:p>ks</text:p>
          </table:table-cell>
          <table:table-cell table:formula="of:=IF(LEN([.B239])&gt;0;[.B239];&quot;&quot;)" office:value-type="string" office:string-value="ks" calcext:value-type="string">
            <text:p>ks</text:p>
          </table:table-cell>
          <table:table-cell table:formula="of:=IF(LEN([.H239])=0;&quot;&quot;;CONCATENATE(&quot;'&quot;;[.F239];&quot;' =&gt; '&quot;;[.H239];&quot;',&quot;))" office:value-type="string" office:string-value="'ks' =&gt; 'ks'," calcext:value-type="string">
            <text:p>'ks' =&gt; 'ks',</text:p>
          </table:table-cell>
          <table:table-cell table:formula="of:=IF(LEN([.H239])=0;&quot;&quot;;CONCATENATE(&quot;'&quot;;[.G239];&quot;' =&gt; '&quot;;[.H239];&quot;',&quot;))" office:value-type="string" office:string-value="'ks' =&gt; 'ks'," calcext:value-type="string">
            <text:p>'ks' =&gt; 'k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sb</text:p>
          </table:table-cell>
          <table:table-cell/>
          <table:table-cell office:value-type="string" calcext:value-type="string">
            <text:p>Kashubian</text:p>
          </table:table-cell>
          <table:table-cell table:number-columns-repeated="2"/>
          <table:table-cell table:formula="of:=IF(LEN([.D240])=0;IF(LEN([.B240])=0;&quot;&quot;;[.B240]);[.D240])">
            <text:p/>
          </table:table-cell>
          <table:table-cell table:formula="of:=IF(LEN([.E240])=0;IF(LEN([.B240])=0;&quot;&quot;;[.B240]);[.E240])">
            <text:p/>
          </table:table-cell>
          <table:table-cell table:formula="of:=IF(LEN([.B240])&gt;0;[.B240];&quot;&quot;)">
            <text:p/>
          </table:table-cell>
          <table:table-cell table:formula="of:=IF(LEN([.H240])=0;&quot;&quot;;CONCATENATE(&quot;'&quot;;[.F240];&quot;' =&gt; '&quot;;[.H240];&quot;',&quot;))">
            <text:p/>
          </table:table-cell>
          <table:table-cell table:formula="of:=IF(LEN([.H240])=0;&quot;&quot;;CONCATENATE(&quot;'&quot;;[.G240];&quot;' =&gt; '&quot;;[.H24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w</text:p>
          </table:table-cell>
          <table:table-cell/>
          <table:table-cell office:value-type="string" calcext:value-type="string">
            <text:p>Kawi</text:p>
          </table:table-cell>
          <table:table-cell table:number-columns-repeated="2"/>
          <table:table-cell table:formula="of:=IF(LEN([.D241])=0;IF(LEN([.B241])=0;&quot;&quot;;[.B241]);[.D241])">
            <text:p/>
          </table:table-cell>
          <table:table-cell table:formula="of:=IF(LEN([.E241])=0;IF(LEN([.B241])=0;&quot;&quot;;[.B241]);[.E241])">
            <text:p/>
          </table:table-cell>
          <table:table-cell table:formula="of:=IF(LEN([.B241])&gt;0;[.B241];&quot;&quot;)">
            <text:p/>
          </table:table-cell>
          <table:table-cell table:formula="of:=IF(LEN([.H241])=0;&quot;&quot;;CONCATENATE(&quot;'&quot;;[.F241];&quot;' =&gt; '&quot;;[.H241];&quot;',&quot;))">
            <text:p/>
          </table:table-cell>
          <table:table-cell table:formula="of:=IF(LEN([.H241])=0;&quot;&quot;;CONCATENATE(&quot;'&quot;;[.G241];&quot;' =&gt; '&quot;;[.H24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k_KZ</text:p>
          </table:table-cell>
          <table:table-cell office:value-type="string" calcext:value-type="string">
            <text:p>kk</text:p>
          </table:table-cell>
          <table:table-cell table:formula="of:=IF(LEN([.D242])=0;IF(LEN([.B242])=0;&quot;&quot;;[.B242]);[.D242])" office:value-type="string" office:string-value="kk_KZ" calcext:value-type="string">
            <text:p>kk_KZ</text:p>
          </table:table-cell>
          <table:table-cell table:formula="of:=IF(LEN([.E242])=0;IF(LEN([.B242])=0;&quot;&quot;;[.B242]);[.E242])" office:value-type="string" office:string-value="kk" calcext:value-type="string">
            <text:p>kk</text:p>
          </table:table-cell>
          <table:table-cell table:formula="of:=IF(LEN([.B242])&gt;0;[.B242];&quot;&quot;)" office:value-type="string" office:string-value="kk" calcext:value-type="string">
            <text:p>kk</text:p>
          </table:table-cell>
          <table:table-cell table:formula="of:=IF(LEN([.H242])=0;&quot;&quot;;CONCATENATE(&quot;'&quot;;[.F242];&quot;' =&gt; '&quot;;[.H242];&quot;',&quot;))" office:value-type="string" office:string-value="'kk_KZ' =&gt; 'kk'," calcext:value-type="string">
            <text:p>'kk_KZ' =&gt; 'kk',</text:p>
          </table:table-cell>
          <table:table-cell table:formula="of:=IF(LEN([.H242])=0;&quot;&quot;;CONCATENATE(&quot;'&quot;;[.G242];&quot;' =&gt; '&quot;;[.H242];&quot;',&quot;))" office:value-type="string" office:string-value="'kk' =&gt; 'kk'," calcext:value-type="string">
            <text:p>'kk' =&gt; 'k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ha</text:p>
          </table:table-cell>
          <table:table-cell/>
          <table:table-cell office:value-type="string" calcext:value-type="string">
            <text:p>Khasi</text:p>
          </table:table-cell>
          <table:table-cell table:number-columns-repeated="2"/>
          <table:table-cell table:formula="of:=IF(LEN([.D243])=0;IF(LEN([.B243])=0;&quot;&quot;;[.B243]);[.D243])">
            <text:p/>
          </table:table-cell>
          <table:table-cell table:formula="of:=IF(LEN([.E243])=0;IF(LEN([.B243])=0;&quot;&quot;;[.B243]);[.E243])">
            <text:p/>
          </table:table-cell>
          <table:table-cell table:formula="of:=IF(LEN([.B243])&gt;0;[.B243];&quot;&quot;)">
            <text:p/>
          </table:table-cell>
          <table:table-cell table:formula="of:=IF(LEN([.H243])=0;&quot;&quot;;CONCATENATE(&quot;'&quot;;[.F243];&quot;' =&gt; '&quot;;[.H243];&quot;',&quot;))">
            <text:p/>
          </table:table-cell>
          <table:table-cell table:formula="of:=IF(LEN([.H243])=0;&quot;&quot;;CONCATENATE(&quot;'&quot;;[.G243];&quot;' =&gt; '&quot;;[.H24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hi</text:p>
          </table:table-cell>
          <table:table-cell/>
          <table:table-cell office:value-type="string" calcext:value-type="string">
            <text:p>Khoisan languages</text:p>
          </table:table-cell>
          <table:table-cell table:number-columns-repeated="2"/>
          <table:table-cell table:formula="of:=IF(LEN([.D244])=0;IF(LEN([.B244])=0;&quot;&quot;;[.B244]);[.D244])">
            <text:p/>
          </table:table-cell>
          <table:table-cell table:formula="of:=IF(LEN([.E244])=0;IF(LEN([.B244])=0;&quot;&quot;;[.B244]);[.E244])">
            <text:p/>
          </table:table-cell>
          <table:table-cell table:formula="of:=IF(LEN([.B244])&gt;0;[.B244];&quot;&quot;)">
            <text:p/>
          </table:table-cell>
          <table:table-cell table:formula="of:=IF(LEN([.H244])=0;&quot;&quot;;CONCATENATE(&quot;'&quot;;[.F244];&quot;' =&gt; '&quot;;[.H244];&quot;',&quot;))">
            <text:p/>
          </table:table-cell>
          <table:table-cell table:formula="of:=IF(LEN([.H244])=0;&quot;&quot;;CONCATENATE(&quot;'&quot;;[.G244];&quot;' =&gt; '&quot;;[.H24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ho</text:p>
          </table:table-cell>
          <table:table-cell/>
          <table:table-cell office:value-type="string" calcext:value-type="string">
            <text:p>Khotanese; Sakan</text:p>
          </table:table-cell>
          <table:table-cell table:number-columns-repeated="2"/>
          <table:table-cell table:formula="of:=IF(LEN([.D245])=0;IF(LEN([.B245])=0;&quot;&quot;;[.B245]);[.D245])">
            <text:p/>
          </table:table-cell>
          <table:table-cell table:formula="of:=IF(LEN([.E245])=0;IF(LEN([.B245])=0;&quot;&quot;;[.B245]);[.E245])">
            <text:p/>
          </table:table-cell>
          <table:table-cell table:formula="of:=IF(LEN([.B245])&gt;0;[.B245];&quot;&quot;)">
            <text:p/>
          </table:table-cell>
          <table:table-cell table:formula="of:=IF(LEN([.H245])=0;&quot;&quot;;CONCATENATE(&quot;'&quot;;[.F245];&quot;' =&gt; '&quot;;[.H245];&quot;',&quot;))">
            <text:p/>
          </table:table-cell>
          <table:table-cell table:formula="of:=IF(LEN([.H245])=0;&quot;&quot;;CONCATENATE(&quot;'&quot;;[.G245];&quot;' =&gt; '&quot;;[.H24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table:number-columns-repeated="2"/>
          <table:table-cell table:formula="of:=IF(LEN([.D246])=0;IF(LEN([.B246])=0;&quot;&quot;;[.B246]);[.D246])" office:value-type="string" office:string-value="ki" calcext:value-type="string">
            <text:p>ki</text:p>
          </table:table-cell>
          <table:table-cell table:formula="of:=IF(LEN([.E246])=0;IF(LEN([.B246])=0;&quot;&quot;;[.B246]);[.E246])" office:value-type="string" office:string-value="ki" calcext:value-type="string">
            <text:p>ki</text:p>
          </table:table-cell>
          <table:table-cell table:formula="of:=IF(LEN([.B246])&gt;0;[.B246];&quot;&quot;)" office:value-type="string" office:string-value="ki" calcext:value-type="string">
            <text:p>ki</text:p>
          </table:table-cell>
          <table:table-cell table:formula="of:=IF(LEN([.H246])=0;&quot;&quot;;CONCATENATE(&quot;'&quot;;[.F246];&quot;' =&gt; '&quot;;[.H246];&quot;',&quot;))" office:value-type="string" office:string-value="'ki' =&gt; 'ki'," calcext:value-type="string">
            <text:p>'ki' =&gt; 'ki',</text:p>
          </table:table-cell>
          <table:table-cell table:formula="of:=IF(LEN([.H246])=0;&quot;&quot;;CONCATENATE(&quot;'&quot;;[.G246];&quot;' =&gt; '&quot;;[.H246];&quot;',&quot;))" office:value-type="string" office:string-value="'ki' =&gt; 'ki'," calcext:value-type="string">
            <text:p>'ki' =&gt; 'k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mb</text:p>
          </table:table-cell>
          <table:table-cell/>
          <table:table-cell office:value-type="string" calcext:value-type="string">
            <text:p>Kimbundu</text:p>
          </table:table-cell>
          <table:table-cell table:number-columns-repeated="2"/>
          <table:table-cell table:formula="of:=IF(LEN([.D247])=0;IF(LEN([.B247])=0;&quot;&quot;;[.B247]);[.D247])">
            <text:p/>
          </table:table-cell>
          <table:table-cell table:formula="of:=IF(LEN([.E247])=0;IF(LEN([.B247])=0;&quot;&quot;;[.B247]);[.E247])">
            <text:p/>
          </table:table-cell>
          <table:table-cell table:formula="of:=IF(LEN([.B247])&gt;0;[.B247];&quot;&quot;)">
            <text:p/>
          </table:table-cell>
          <table:table-cell table:formula="of:=IF(LEN([.H247])=0;&quot;&quot;;CONCATENATE(&quot;'&quot;;[.F247];&quot;' =&gt; '&quot;;[.H247];&quot;',&quot;))">
            <text:p/>
          </table:table-cell>
          <table:table-cell table:formula="of:=IF(LEN([.H247])=0;&quot;&quot;;CONCATENATE(&quot;'&quot;;[.G247];&quot;' =&gt; '&quot;;[.H24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table:number-columns-repeated="2"/>
          <table:table-cell table:formula="of:=IF(LEN([.D248])=0;IF(LEN([.B248])=0;&quot;&quot;;[.B248]);[.D248])" office:value-type="string" office:string-value="rw" calcext:value-type="string">
            <text:p>rw</text:p>
          </table:table-cell>
          <table:table-cell table:formula="of:=IF(LEN([.E248])=0;IF(LEN([.B248])=0;&quot;&quot;;[.B248]);[.E248])" office:value-type="string" office:string-value="rw" calcext:value-type="string">
            <text:p>rw</text:p>
          </table:table-cell>
          <table:table-cell table:formula="of:=IF(LEN([.B248])&gt;0;[.B248];&quot;&quot;)" office:value-type="string" office:string-value="rw" calcext:value-type="string">
            <text:p>rw</text:p>
          </table:table-cell>
          <table:table-cell table:formula="of:=IF(LEN([.H248])=0;&quot;&quot;;CONCATENATE(&quot;'&quot;;[.F248];&quot;' =&gt; '&quot;;[.H248];&quot;',&quot;))" office:value-type="string" office:string-value="'rw' =&gt; 'rw'," calcext:value-type="string">
            <text:p>'rw' =&gt; 'rw',</text:p>
          </table:table-cell>
          <table:table-cell table:formula="of:=IF(LEN([.H248])=0;&quot;&quot;;CONCATENATE(&quot;'&quot;;[.G248];&quot;' =&gt; '&quot;;[.H248];&quot;',&quot;))" office:value-type="string" office:string-value="'rw' =&gt; 'rw'," calcext:value-type="string">
            <text:p>'rw' =&gt; 'rw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table:number-columns-repeated="2"/>
          <table:table-cell table:formula="of:=IF(LEN([.D249])=0;IF(LEN([.B249])=0;&quot;&quot;;[.B249]);[.D249])" office:value-type="string" office:string-value="ky" calcext:value-type="string">
            <text:p>ky</text:p>
          </table:table-cell>
          <table:table-cell table:formula="of:=IF(LEN([.E249])=0;IF(LEN([.B249])=0;&quot;&quot;;[.B249]);[.E249])" office:value-type="string" office:string-value="ky" calcext:value-type="string">
            <text:p>ky</text:p>
          </table:table-cell>
          <table:table-cell table:formula="of:=IF(LEN([.B249])&gt;0;[.B249];&quot;&quot;)" office:value-type="string" office:string-value="ky" calcext:value-type="string">
            <text:p>ky</text:p>
          </table:table-cell>
          <table:table-cell table:formula="of:=IF(LEN([.H249])=0;&quot;&quot;;CONCATENATE(&quot;'&quot;;[.F249];&quot;' =&gt; '&quot;;[.H249];&quot;',&quot;))" office:value-type="string" office:string-value="'ky' =&gt; 'ky'," calcext:value-type="string">
            <text:p>'ky' =&gt; 'ky',</text:p>
          </table:table-cell>
          <table:table-cell table:formula="of:=IF(LEN([.H249])=0;&quot;&quot;;CONCATENATE(&quot;'&quot;;[.G249];&quot;' =&gt; '&quot;;[.H249];&quot;',&quot;))" office:value-type="string" office:string-value="'ky' =&gt; 'ky'," calcext:value-type="string">
            <text:p>'ky' =&gt; 'k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lh</text:p>
          </table:table-cell>
          <table:table-cell/>
          <table:table-cell office:value-type="string" calcext:value-type="string">
            <text:p>Klingon; tlhIngan-Hol</text:p>
          </table:table-cell>
          <table:table-cell table:number-columns-repeated="2"/>
          <table:table-cell table:formula="of:=IF(LEN([.D250])=0;IF(LEN([.B250])=0;&quot;&quot;;[.B250]);[.D250])">
            <text:p/>
          </table:table-cell>
          <table:table-cell table:formula="of:=IF(LEN([.E250])=0;IF(LEN([.B250])=0;&quot;&quot;;[.B250]);[.E250])">
            <text:p/>
          </table:table-cell>
          <table:table-cell table:formula="of:=IF(LEN([.B250])&gt;0;[.B250];&quot;&quot;)">
            <text:p/>
          </table:table-cell>
          <table:table-cell table:formula="of:=IF(LEN([.H250])=0;&quot;&quot;;CONCATENATE(&quot;'&quot;;[.F250];&quot;' =&gt; '&quot;;[.H250];&quot;',&quot;))">
            <text:p/>
          </table:table-cell>
          <table:table-cell table:formula="of:=IF(LEN([.H250])=0;&quot;&quot;;CONCATENATE(&quot;'&quot;;[.G250];&quot;' =&gt; '&quot;;[.H25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table:number-columns-repeated="2"/>
          <table:table-cell table:formula="of:=IF(LEN([.D251])=0;IF(LEN([.B251])=0;&quot;&quot;;[.B251]);[.D251])" office:value-type="string" office:string-value="kv" calcext:value-type="string">
            <text:p>kv</text:p>
          </table:table-cell>
          <table:table-cell table:formula="of:=IF(LEN([.E251])=0;IF(LEN([.B251])=0;&quot;&quot;;[.B251]);[.E251])" office:value-type="string" office:string-value="kv" calcext:value-type="string">
            <text:p>kv</text:p>
          </table:table-cell>
          <table:table-cell table:formula="of:=IF(LEN([.B251])&gt;0;[.B251];&quot;&quot;)" office:value-type="string" office:string-value="kv" calcext:value-type="string">
            <text:p>kv</text:p>
          </table:table-cell>
          <table:table-cell table:formula="of:=IF(LEN([.H251])=0;&quot;&quot;;CONCATENATE(&quot;'&quot;;[.F251];&quot;' =&gt; '&quot;;[.H251];&quot;',&quot;))" office:value-type="string" office:string-value="'kv' =&gt; 'kv'," calcext:value-type="string">
            <text:p>'kv' =&gt; 'kv',</text:p>
          </table:table-cell>
          <table:table-cell table:formula="of:=IF(LEN([.H251])=0;&quot;&quot;;CONCATENATE(&quot;'&quot;;[.G251];&quot;' =&gt; '&quot;;[.H251];&quot;',&quot;))" office:value-type="string" office:string-value="'kv' =&gt; 'kv'," calcext:value-type="string">
            <text:p>'kv' =&gt; 'k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table:number-columns-repeated="2"/>
          <table:table-cell table:formula="of:=IF(LEN([.D252])=0;IF(LEN([.B252])=0;&quot;&quot;;[.B252]);[.D252])" office:value-type="string" office:string-value="kg" calcext:value-type="string">
            <text:p>kg</text:p>
          </table:table-cell>
          <table:table-cell table:formula="of:=IF(LEN([.E252])=0;IF(LEN([.B252])=0;&quot;&quot;;[.B252]);[.E252])" office:value-type="string" office:string-value="kg" calcext:value-type="string">
            <text:p>kg</text:p>
          </table:table-cell>
          <table:table-cell table:formula="of:=IF(LEN([.B252])&gt;0;[.B252];&quot;&quot;)" office:value-type="string" office:string-value="kg" calcext:value-type="string">
            <text:p>kg</text:p>
          </table:table-cell>
          <table:table-cell table:formula="of:=IF(LEN([.H252])=0;&quot;&quot;;CONCATENATE(&quot;'&quot;;[.F252];&quot;' =&gt; '&quot;;[.H252];&quot;',&quot;))" office:value-type="string" office:string-value="'kg' =&gt; 'kg'," calcext:value-type="string">
            <text:p>'kg' =&gt; 'kg',</text:p>
          </table:table-cell>
          <table:table-cell table:formula="of:=IF(LEN([.H252])=0;&quot;&quot;;CONCATENATE(&quot;'&quot;;[.G252];&quot;' =&gt; '&quot;;[.H252];&quot;',&quot;))" office:value-type="string" office:string-value="'kg' =&gt; 'kg'," calcext:value-type="string">
            <text:p>'kg' =&gt; 'k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ok</text:p>
          </table:table-cell>
          <table:table-cell/>
          <table:table-cell office:value-type="string" calcext:value-type="string">
            <text:p>Konkani</text:p>
          </table:table-cell>
          <table:table-cell table:number-columns-repeated="2"/>
          <table:table-cell table:formula="of:=IF(LEN([.D253])=0;IF(LEN([.B253])=0;&quot;&quot;;[.B253]);[.D253])">
            <text:p/>
          </table:table-cell>
          <table:table-cell table:formula="of:=IF(LEN([.E253])=0;IF(LEN([.B253])=0;&quot;&quot;;[.B253]);[.E253])">
            <text:p/>
          </table:table-cell>
          <table:table-cell table:formula="of:=IF(LEN([.B253])&gt;0;[.B253];&quot;&quot;)">
            <text:p/>
          </table:table-cell>
          <table:table-cell table:formula="of:=IF(LEN([.H253])=0;&quot;&quot;;CONCATENATE(&quot;'&quot;;[.F253];&quot;' =&gt; '&quot;;[.H253];&quot;',&quot;))">
            <text:p/>
          </table:table-cell>
          <table:table-cell table:formula="of:=IF(LEN([.H253])=0;&quot;&quot;;CONCATENATE(&quot;'&quot;;[.G253];&quot;' =&gt; '&quot;;[.H25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ko_KR</text:p>
          </table:table-cell>
          <table:table-cell office:value-type="string" calcext:value-type="string">
            <text:p>ko</text:p>
          </table:table-cell>
          <table:table-cell table:formula="of:=IF(LEN([.D254])=0;IF(LEN([.B254])=0;&quot;&quot;;[.B254]);[.D254])" office:value-type="string" office:string-value="ko_KR" calcext:value-type="string">
            <text:p>ko_KR</text:p>
          </table:table-cell>
          <table:table-cell table:formula="of:=IF(LEN([.E254])=0;IF(LEN([.B254])=0;&quot;&quot;;[.B254]);[.E254])" office:value-type="string" office:string-value="ko" calcext:value-type="string">
            <text:p>ko</text:p>
          </table:table-cell>
          <table:table-cell table:formula="of:=IF(LEN([.B254])&gt;0;[.B254];&quot;&quot;)" office:value-type="string" office:string-value="ko" calcext:value-type="string">
            <text:p>ko</text:p>
          </table:table-cell>
          <table:table-cell table:formula="of:=IF(LEN([.H254])=0;&quot;&quot;;CONCATENATE(&quot;'&quot;;[.F254];&quot;' =&gt; '&quot;;[.H254];&quot;',&quot;))" office:value-type="string" office:string-value="'ko_KR' =&gt; 'ko'," calcext:value-type="string">
            <text:p>'ko_KR' =&gt; 'ko',</text:p>
          </table:table-cell>
          <table:table-cell table:formula="of:=IF(LEN([.H254])=0;&quot;&quot;;CONCATENATE(&quot;'&quot;;[.G254];&quot;' =&gt; '&quot;;[.H254];&quot;',&quot;))" office:value-type="string" office:string-value="'ko' =&gt; 'ko'," calcext:value-type="string">
            <text:p>'ko' =&gt; 'k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os</text:p>
          </table:table-cell>
          <table:table-cell/>
          <table:table-cell office:value-type="string" calcext:value-type="string">
            <text:p>Kosraean</text:p>
          </table:table-cell>
          <table:table-cell table:number-columns-repeated="2"/>
          <table:table-cell table:formula="of:=IF(LEN([.D255])=0;IF(LEN([.B255])=0;&quot;&quot;;[.B255]);[.D255])">
            <text:p/>
          </table:table-cell>
          <table:table-cell table:formula="of:=IF(LEN([.E255])=0;IF(LEN([.B255])=0;&quot;&quot;;[.B255]);[.E255])">
            <text:p/>
          </table:table-cell>
          <table:table-cell table:formula="of:=IF(LEN([.B255])&gt;0;[.B255];&quot;&quot;)">
            <text:p/>
          </table:table-cell>
          <table:table-cell table:formula="of:=IF(LEN([.H255])=0;&quot;&quot;;CONCATENATE(&quot;'&quot;;[.F255];&quot;' =&gt; '&quot;;[.H255];&quot;',&quot;))">
            <text:p/>
          </table:table-cell>
          <table:table-cell table:formula="of:=IF(LEN([.H255])=0;&quot;&quot;;CONCATENATE(&quot;'&quot;;[.G255];&quot;' =&gt; '&quot;;[.H25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pe</text:p>
          </table:table-cell>
          <table:table-cell/>
          <table:table-cell office:value-type="string" calcext:value-type="string">
            <text:p>Kpelle</text:p>
          </table:table-cell>
          <table:table-cell table:number-columns-repeated="2"/>
          <table:table-cell table:formula="of:=IF(LEN([.D256])=0;IF(LEN([.B256])=0;&quot;&quot;;[.B256]);[.D256])">
            <text:p/>
          </table:table-cell>
          <table:table-cell table:formula="of:=IF(LEN([.E256])=0;IF(LEN([.B256])=0;&quot;&quot;;[.B256]);[.E256])">
            <text:p/>
          </table:table-cell>
          <table:table-cell table:formula="of:=IF(LEN([.B256])&gt;0;[.B256];&quot;&quot;)">
            <text:p/>
          </table:table-cell>
          <table:table-cell table:formula="of:=IF(LEN([.H256])=0;&quot;&quot;;CONCATENATE(&quot;'&quot;;[.F256];&quot;' =&gt; '&quot;;[.H256];&quot;',&quot;))">
            <text:p/>
          </table:table-cell>
          <table:table-cell table:formula="of:=IF(LEN([.H256])=0;&quot;&quot;;CONCATENATE(&quot;'&quot;;[.G256];&quot;' =&gt; '&quot;;[.H25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o</text:p>
          </table:table-cell>
          <table:table-cell/>
          <table:table-cell office:value-type="string" calcext:value-type="string">
            <text:p>Kru languages</text:p>
          </table:table-cell>
          <table:table-cell table:number-columns-repeated="2"/>
          <table:table-cell table:formula="of:=IF(LEN([.D257])=0;IF(LEN([.B257])=0;&quot;&quot;;[.B257]);[.D257])">
            <text:p/>
          </table:table-cell>
          <table:table-cell table:formula="of:=IF(LEN([.E257])=0;IF(LEN([.B257])=0;&quot;&quot;;[.B257]);[.E257])">
            <text:p/>
          </table:table-cell>
          <table:table-cell table:formula="of:=IF(LEN([.B257])&gt;0;[.B257];&quot;&quot;)">
            <text:p/>
          </table:table-cell>
          <table:table-cell table:formula="of:=IF(LEN([.H257])=0;&quot;&quot;;CONCATENATE(&quot;'&quot;;[.F257];&quot;' =&gt; '&quot;;[.H257];&quot;',&quot;))">
            <text:p/>
          </table:table-cell>
          <table:table-cell table:formula="of:=IF(LEN([.H257])=0;&quot;&quot;;CONCATENATE(&quot;'&quot;;[.G257];&quot;' =&gt; '&quot;;[.H25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table:number-columns-repeated="2"/>
          <table:table-cell table:formula="of:=IF(LEN([.D258])=0;IF(LEN([.B258])=0;&quot;&quot;;[.B258]);[.D258])" office:value-type="string" office:string-value="kj" calcext:value-type="string">
            <text:p>kj</text:p>
          </table:table-cell>
          <table:table-cell table:formula="of:=IF(LEN([.E258])=0;IF(LEN([.B258])=0;&quot;&quot;;[.B258]);[.E258])" office:value-type="string" office:string-value="kj" calcext:value-type="string">
            <text:p>kj</text:p>
          </table:table-cell>
          <table:table-cell table:formula="of:=IF(LEN([.B258])&gt;0;[.B258];&quot;&quot;)" office:value-type="string" office:string-value="kj" calcext:value-type="string">
            <text:p>kj</text:p>
          </table:table-cell>
          <table:table-cell table:formula="of:=IF(LEN([.H258])=0;&quot;&quot;;CONCATENATE(&quot;'&quot;;[.F258];&quot;' =&gt; '&quot;;[.H258];&quot;',&quot;))" office:value-type="string" office:string-value="'kj' =&gt; 'kj'," calcext:value-type="string">
            <text:p>'kj' =&gt; 'kj',</text:p>
          </table:table-cell>
          <table:table-cell table:formula="of:=IF(LEN([.H258])=0;&quot;&quot;;CONCATENATE(&quot;'&quot;;[.G258];&quot;' =&gt; '&quot;;[.H258];&quot;',&quot;))" office:value-type="string" office:string-value="'kj' =&gt; 'kj'," calcext:value-type="string">
            <text:p>'kj' =&gt; 'kj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um</text:p>
          </table:table-cell>
          <table:table-cell/>
          <table:table-cell office:value-type="string" calcext:value-type="string">
            <text:p>Kumyk</text:p>
          </table:table-cell>
          <table:table-cell table:number-columns-repeated="2"/>
          <table:table-cell table:formula="of:=IF(LEN([.D259])=0;IF(LEN([.B259])=0;&quot;&quot;;[.B259]);[.D259])">
            <text:p/>
          </table:table-cell>
          <table:table-cell table:formula="of:=IF(LEN([.E259])=0;IF(LEN([.B259])=0;&quot;&quot;;[.B259]);[.E259])">
            <text:p/>
          </table:table-cell>
          <table:table-cell table:formula="of:=IF(LEN([.B259])&gt;0;[.B259];&quot;&quot;)">
            <text:p/>
          </table:table-cell>
          <table:table-cell table:formula="of:=IF(LEN([.H259])=0;&quot;&quot;;CONCATENATE(&quot;'&quot;;[.F259];&quot;' =&gt; '&quot;;[.H259];&quot;',&quot;))">
            <text:p/>
          </table:table-cell>
          <table:table-cell table:formula="of:=IF(LEN([.H259])=0;&quot;&quot;;CONCATENATE(&quot;'&quot;;[.G259];&quot;' =&gt; '&quot;;[.H25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_IQ</text:p>
          </table:table-cell>
          <table:table-cell/>
          <table:table-cell table:formula="of:=IF(LEN([.D260])=0;IF(LEN([.B260])=0;&quot;&quot;;[.B260]);[.D260])" office:value-type="string" office:string-value="ku_IQ" calcext:value-type="string">
            <text:p>ku_IQ</text:p>
          </table:table-cell>
          <table:table-cell table:formula="of:=IF(LEN([.E260])=0;IF(LEN([.B260])=0;&quot;&quot;;[.B260]);[.E260])" office:value-type="string" office:string-value="ku" calcext:value-type="string">
            <text:p>ku</text:p>
          </table:table-cell>
          <table:table-cell table:formula="of:=IF(LEN([.B260])&gt;0;[.B260];&quot;&quot;)" office:value-type="string" office:string-value="ku" calcext:value-type="string">
            <text:p>ku</text:p>
          </table:table-cell>
          <table:table-cell table:formula="of:=IF(LEN([.H260])=0;&quot;&quot;;CONCATENATE(&quot;'&quot;;[.F260];&quot;' =&gt; '&quot;;[.H260];&quot;',&quot;))" office:value-type="string" office:string-value="'ku_IQ' =&gt; 'ku'," calcext:value-type="string">
            <text:p>'ku_IQ' =&gt; 'ku',</text:p>
          </table:table-cell>
          <table:table-cell table:formula="of:=IF(LEN([.H260])=0;&quot;&quot;;CONCATENATE(&quot;'&quot;;[.G260];&quot;' =&gt; '&quot;;[.H260];&quot;',&quot;))" office:value-type="string" office:string-value="'ku' =&gt; 'ku'," calcext:value-type="string">
            <text:p>'ku' =&gt; 'k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/>
          <table:table-cell office:value-type="string" calcext:value-type="string">
            <text:p>ckb</text:p>
          </table:table-cell>
          <table:table-cell table:formula="of:=IF(LEN([.D261])=0;IF(LEN([.B261])=0;&quot;&quot;;[.B261]);[.D261])" office:value-type="string" office:string-value="ku" calcext:value-type="string">
            <text:p>ku</text:p>
          </table:table-cell>
          <table:table-cell table:formula="of:=IF(LEN([.E261])=0;IF(LEN([.B261])=0;&quot;&quot;;[.B261]);[.E261])" office:value-type="string" office:string-value="ckb" calcext:value-type="string">
            <text:p>ckb</text:p>
          </table:table-cell>
          <table:table-cell table:formula="of:=IF(LEN([.B261])&gt;0;[.B261];&quot;&quot;)" office:value-type="string" office:string-value="ku" calcext:value-type="string">
            <text:p>ku</text:p>
          </table:table-cell>
          <table:table-cell table:formula="of:=IF(LEN([.H261])=0;&quot;&quot;;CONCATENATE(&quot;'&quot;;[.F261];&quot;' =&gt; '&quot;;[.H261];&quot;',&quot;))" office:value-type="string" office:string-value="'ku' =&gt; 'ku'," calcext:value-type="string">
            <text:p>'ku' =&gt; 'ku',</text:p>
          </table:table-cell>
          <table:table-cell table:formula="of:=IF(LEN([.H261])=0;&quot;&quot;;CONCATENATE(&quot;'&quot;;[.G261];&quot;' =&gt; '&quot;;[.H261];&quot;',&quot;))" office:value-type="string" office:string-value="'ckb' =&gt; 'ku'," calcext:value-type="string">
            <text:p>'ckb' =&gt; 'k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u</text:p>
          </table:table-cell>
          <table:table-cell/>
          <table:table-cell office:value-type="string" calcext:value-type="string">
            <text:p>Kurukh</text:p>
          </table:table-cell>
          <table:table-cell table:number-columns-repeated="2"/>
          <table:table-cell table:formula="of:=IF(LEN([.D262])=0;IF(LEN([.B262])=0;&quot;&quot;;[.B262]);[.D262])">
            <text:p/>
          </table:table-cell>
          <table:table-cell table:formula="of:=IF(LEN([.E262])=0;IF(LEN([.B262])=0;&quot;&quot;;[.B262]);[.E262])">
            <text:p/>
          </table:table-cell>
          <table:table-cell table:formula="of:=IF(LEN([.B262])&gt;0;[.B262];&quot;&quot;)">
            <text:p/>
          </table:table-cell>
          <table:table-cell table:formula="of:=IF(LEN([.H262])=0;&quot;&quot;;CONCATENATE(&quot;'&quot;;[.F262];&quot;' =&gt; '&quot;;[.H262];&quot;',&quot;))">
            <text:p/>
          </table:table-cell>
          <table:table-cell table:formula="of:=IF(LEN([.H262])=0;&quot;&quot;;CONCATENATE(&quot;'&quot;;[.G262];&quot;' =&gt; '&quot;;[.H26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ut</text:p>
          </table:table-cell>
          <table:table-cell/>
          <table:table-cell office:value-type="string" calcext:value-type="string">
            <text:p>Kutenai</text:p>
          </table:table-cell>
          <table:table-cell table:number-columns-repeated="2"/>
          <table:table-cell table:formula="of:=IF(LEN([.D263])=0;IF(LEN([.B263])=0;&quot;&quot;;[.B263]);[.D263])">
            <text:p/>
          </table:table-cell>
          <table:table-cell table:formula="of:=IF(LEN([.E263])=0;IF(LEN([.B263])=0;&quot;&quot;;[.B263]);[.E263])">
            <text:p/>
          </table:table-cell>
          <table:table-cell table:formula="of:=IF(LEN([.B263])&gt;0;[.B263];&quot;&quot;)">
            <text:p/>
          </table:table-cell>
          <table:table-cell table:formula="of:=IF(LEN([.H263])=0;&quot;&quot;;CONCATENATE(&quot;'&quot;;[.F263];&quot;' =&gt; '&quot;;[.H263];&quot;',&quot;))">
            <text:p/>
          </table:table-cell>
          <table:table-cell table:formula="of:=IF(LEN([.H263])=0;&quot;&quot;;CONCATENATE(&quot;'&quot;;[.G263];&quot;' =&gt; '&quot;;[.H26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d</text:p>
          </table:table-cell>
          <table:table-cell/>
          <table:table-cell office:value-type="string" calcext:value-type="string">
            <text:p>Ladino</text:p>
          </table:table-cell>
          <table:table-cell table:number-columns-repeated="2"/>
          <table:table-cell table:formula="of:=IF(LEN([.D264])=0;IF(LEN([.B264])=0;&quot;&quot;;[.B264]);[.D264])">
            <text:p/>
          </table:table-cell>
          <table:table-cell table:formula="of:=IF(LEN([.E264])=0;IF(LEN([.B264])=0;&quot;&quot;;[.B264]);[.E264])">
            <text:p/>
          </table:table-cell>
          <table:table-cell table:formula="of:=IF(LEN([.B264])&gt;0;[.B264];&quot;&quot;)">
            <text:p/>
          </table:table-cell>
          <table:table-cell table:formula="of:=IF(LEN([.H264])=0;&quot;&quot;;CONCATENATE(&quot;'&quot;;[.F264];&quot;' =&gt; '&quot;;[.H264];&quot;',&quot;))">
            <text:p/>
          </table:table-cell>
          <table:table-cell table:formula="of:=IF(LEN([.H264])=0;&quot;&quot;;CONCATENATE(&quot;'&quot;;[.G264];&quot;' =&gt; '&quot;;[.H26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Lahnda</text:p>
          </table:table-cell>
          <table:table-cell table:number-columns-repeated="2"/>
          <table:table-cell table:formula="of:=IF(LEN([.D265])=0;IF(LEN([.B265])=0;&quot;&quot;;[.B265]);[.D265])">
            <text:p/>
          </table:table-cell>
          <table:table-cell table:formula="of:=IF(LEN([.E265])=0;IF(LEN([.B265])=0;&quot;&quot;;[.B265]);[.E265])">
            <text:p/>
          </table:table-cell>
          <table:table-cell table:formula="of:=IF(LEN([.B265])&gt;0;[.B265];&quot;&quot;)">
            <text:p/>
          </table:table-cell>
          <table:table-cell table:formula="of:=IF(LEN([.H265])=0;&quot;&quot;;CONCATENATE(&quot;'&quot;;[.F265];&quot;' =&gt; '&quot;;[.H265];&quot;',&quot;))">
            <text:p/>
          </table:table-cell>
          <table:table-cell table:formula="of:=IF(LEN([.H265])=0;&quot;&quot;;CONCATENATE(&quot;'&quot;;[.G265];&quot;' =&gt; '&quot;;[.H26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m</text:p>
          </table:table-cell>
          <table:table-cell/>
          <table:table-cell office:value-type="string" calcext:value-type="string">
            <text:p>Lamba</text:p>
          </table:table-cell>
          <table:table-cell table:number-columns-repeated="2"/>
          <table:table-cell table:formula="of:=IF(LEN([.D266])=0;IF(LEN([.B266])=0;&quot;&quot;;[.B266]);[.D266])">
            <text:p/>
          </table:table-cell>
          <table:table-cell table:formula="of:=IF(LEN([.E266])=0;IF(LEN([.B266])=0;&quot;&quot;;[.B266]);[.E266])">
            <text:p/>
          </table:table-cell>
          <table:table-cell table:formula="of:=IF(LEN([.B266])&gt;0;[.B266];&quot;&quot;)">
            <text:p/>
          </table:table-cell>
          <table:table-cell table:formula="of:=IF(LEN([.H266])=0;&quot;&quot;;CONCATENATE(&quot;'&quot;;[.F266];&quot;' =&gt; '&quot;;[.H266];&quot;',&quot;))">
            <text:p/>
          </table:table-cell>
          <table:table-cell table:formula="of:=IF(LEN([.H266])=0;&quot;&quot;;CONCATENATE(&quot;'&quot;;[.G266];&quot;' =&gt; '&quot;;[.H26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Land Dayak languages</text:p>
          </table:table-cell>
          <table:table-cell table:number-columns-repeated="2"/>
          <table:table-cell table:formula="of:=IF(LEN([.D267])=0;IF(LEN([.B267])=0;&quot;&quot;;[.B267]);[.D267])">
            <text:p/>
          </table:table-cell>
          <table:table-cell table:formula="of:=IF(LEN([.E267])=0;IF(LEN([.B267])=0;&quot;&quot;;[.B267]);[.E267])">
            <text:p/>
          </table:table-cell>
          <table:table-cell table:formula="of:=IF(LEN([.B267])&gt;0;[.B267];&quot;&quot;)">
            <text:p/>
          </table:table-cell>
          <table:table-cell table:formula="of:=IF(LEN([.H267])=0;&quot;&quot;;CONCATENATE(&quot;'&quot;;[.F267];&quot;' =&gt; '&quot;;[.H267];&quot;',&quot;))">
            <text:p/>
          </table:table-cell>
          <table:table-cell table:formula="of:=IF(LEN([.H267])=0;&quot;&quot;;CONCATENATE(&quot;'&quot;;[.G267];&quot;' =&gt; '&quot;;[.H26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table:number-columns-repeated="2"/>
          <table:table-cell table:formula="of:=IF(LEN([.D268])=0;IF(LEN([.B268])=0;&quot;&quot;;[.B268]);[.D268])" office:value-type="string" office:string-value="lo" calcext:value-type="string">
            <text:p>lo</text:p>
          </table:table-cell>
          <table:table-cell table:formula="of:=IF(LEN([.E268])=0;IF(LEN([.B268])=0;&quot;&quot;;[.B268]);[.E268])" office:value-type="string" office:string-value="lo" calcext:value-type="string">
            <text:p>lo</text:p>
          </table:table-cell>
          <table:table-cell table:formula="of:=IF(LEN([.B268])&gt;0;[.B268];&quot;&quot;)" office:value-type="string" office:string-value="lo" calcext:value-type="string">
            <text:p>lo</text:p>
          </table:table-cell>
          <table:table-cell table:formula="of:=IF(LEN([.H268])=0;&quot;&quot;;CONCATENATE(&quot;'&quot;;[.F268];&quot;' =&gt; '&quot;;[.H268];&quot;',&quot;))" office:value-type="string" office:string-value="'lo' =&gt; 'lo'," calcext:value-type="string">
            <text:p>'lo' =&gt; 'lo',</text:p>
          </table:table-cell>
          <table:table-cell table:formula="of:=IF(LEN([.H268])=0;&quot;&quot;;CONCATENATE(&quot;'&quot;;[.G268];&quot;' =&gt; '&quot;;[.H268];&quot;',&quot;))" office:value-type="string" office:string-value="'lo' =&gt; 'lo'," calcext:value-type="string">
            <text:p>'lo' =&gt; 'l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table:formula="of:=IF(LEN([.D269])=0;IF(LEN([.B269])=0;&quot;&quot;;[.B269]);[.D269])" office:value-type="string" office:string-value="la" calcext:value-type="string">
            <text:p>la</text:p>
          </table:table-cell>
          <table:table-cell table:formula="of:=IF(LEN([.E269])=0;IF(LEN([.B269])=0;&quot;&quot;;[.B269]);[.E269])" office:value-type="string" office:string-value="la" calcext:value-type="string">
            <text:p>la</text:p>
          </table:table-cell>
          <table:table-cell table:formula="of:=IF(LEN([.B269])&gt;0;[.B269];&quot;&quot;)" office:value-type="string" office:string-value="la" calcext:value-type="string">
            <text:p>la</text:p>
          </table:table-cell>
          <table:table-cell table:formula="of:=IF(LEN([.H269])=0;&quot;&quot;;CONCATENATE(&quot;'&quot;;[.F269];&quot;' =&gt; '&quot;;[.H269];&quot;',&quot;))" office:value-type="string" office:string-value="'la' =&gt; 'la'," calcext:value-type="string">
            <text:p>'la' =&gt; 'la',</text:p>
          </table:table-cell>
          <table:table-cell table:formula="of:=IF(LEN([.H269])=0;&quot;&quot;;CONCATENATE(&quot;'&quot;;[.G269];&quot;' =&gt; '&quot;;[.H269];&quot;',&quot;))" office:value-type="string" office:string-value="'la' =&gt; 'la'," calcext:value-type="string">
            <text:p>'la' =&gt; 'l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/>
          <table:table-cell office:value-type="string" calcext:value-type="string">
            <text:p>lv</text:p>
          </table:table-cell>
          <table:table-cell table:formula="of:=IF(LEN([.D270])=0;IF(LEN([.B270])=0;&quot;&quot;;[.B270]);[.D270])" office:value-type="string" office:string-value="lv" calcext:value-type="string">
            <text:p>lv</text:p>
          </table:table-cell>
          <table:table-cell table:formula="of:=IF(LEN([.E270])=0;IF(LEN([.B270])=0;&quot;&quot;;[.B270]);[.E270])" office:value-type="string" office:string-value="lv" calcext:value-type="string">
            <text:p>lv</text:p>
          </table:table-cell>
          <table:table-cell table:formula="of:=IF(LEN([.B270])&gt;0;[.B270];&quot;&quot;)" office:value-type="string" office:string-value="lv" calcext:value-type="string">
            <text:p>lv</text:p>
          </table:table-cell>
          <table:table-cell table:formula="of:=IF(LEN([.H270])=0;&quot;&quot;;CONCATENATE(&quot;'&quot;;[.F270];&quot;' =&gt; '&quot;;[.H270];&quot;',&quot;))" office:value-type="string" office:string-value="'lv' =&gt; 'lv'," calcext:value-type="string">
            <text:p>'lv' =&gt; 'lv',</text:p>
          </table:table-cell>
          <table:table-cell table:formula="of:=IF(LEN([.H270])=0;&quot;&quot;;CONCATENATE(&quot;'&quot;;[.G270];&quot;' =&gt; '&quot;;[.H270];&quot;',&quot;))" office:value-type="string" office:string-value="'lv' =&gt; 'lv'," calcext:value-type="string">
            <text:p>'lv' =&gt; 'l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ez</text:p>
          </table:table-cell>
          <table:table-cell/>
          <table:table-cell office:value-type="string" calcext:value-type="string">
            <text:p>Lezghian</text:p>
          </table:table-cell>
          <table:table-cell table:number-columns-repeated="2"/>
          <table:table-cell table:formula="of:=IF(LEN([.D271])=0;IF(LEN([.B271])=0;&quot;&quot;;[.B271]);[.D271])">
            <text:p/>
          </table:table-cell>
          <table:table-cell table:formula="of:=IF(LEN([.E271])=0;IF(LEN([.B271])=0;&quot;&quot;;[.B271]);[.E271])">
            <text:p/>
          </table:table-cell>
          <table:table-cell table:formula="of:=IF(LEN([.B271])&gt;0;[.B271];&quot;&quot;)">
            <text:p/>
          </table:table-cell>
          <table:table-cell table:formula="of:=IF(LEN([.H271])=0;&quot;&quot;;CONCATENATE(&quot;'&quot;;[.F271];&quot;' =&gt; '&quot;;[.H271];&quot;',&quot;))">
            <text:p/>
          </table:table-cell>
          <table:table-cell table:formula="of:=IF(LEN([.H271])=0;&quot;&quot;;CONCATENATE(&quot;'&quot;;[.G271];&quot;' =&gt; '&quot;;[.H27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table:number-columns-repeated="2"/>
          <table:table-cell table:formula="of:=IF(LEN([.D272])=0;IF(LEN([.B272])=0;&quot;&quot;;[.B272]);[.D272])" office:value-type="string" office:string-value="li" calcext:value-type="string">
            <text:p>li</text:p>
          </table:table-cell>
          <table:table-cell table:formula="of:=IF(LEN([.E272])=0;IF(LEN([.B272])=0;&quot;&quot;;[.B272]);[.E272])" office:value-type="string" office:string-value="li" calcext:value-type="string">
            <text:p>li</text:p>
          </table:table-cell>
          <table:table-cell table:formula="of:=IF(LEN([.B272])&gt;0;[.B272];&quot;&quot;)" office:value-type="string" office:string-value="li" calcext:value-type="string">
            <text:p>li</text:p>
          </table:table-cell>
          <table:table-cell table:formula="of:=IF(LEN([.H272])=0;&quot;&quot;;CONCATENATE(&quot;'&quot;;[.F272];&quot;' =&gt; '&quot;;[.H272];&quot;',&quot;))" office:value-type="string" office:string-value="'li' =&gt; 'li'," calcext:value-type="string">
            <text:p>'li' =&gt; 'li',</text:p>
          </table:table-cell>
          <table:table-cell table:formula="of:=IF(LEN([.H272])=0;&quot;&quot;;CONCATENATE(&quot;'&quot;;[.G272];&quot;' =&gt; '&quot;;[.H272];&quot;',&quot;))" office:value-type="string" office:string-value="'li' =&gt; 'li'," calcext:value-type="string">
            <text:p>'li' =&gt; 'l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table:number-columns-repeated="2"/>
          <table:table-cell table:formula="of:=IF(LEN([.D273])=0;IF(LEN([.B273])=0;&quot;&quot;;[.B273]);[.D273])" office:value-type="string" office:string-value="ln" calcext:value-type="string">
            <text:p>ln</text:p>
          </table:table-cell>
          <table:table-cell table:formula="of:=IF(LEN([.E273])=0;IF(LEN([.B273])=0;&quot;&quot;;[.B273]);[.E273])" office:value-type="string" office:string-value="ln" calcext:value-type="string">
            <text:p>ln</text:p>
          </table:table-cell>
          <table:table-cell table:formula="of:=IF(LEN([.B273])&gt;0;[.B273];&quot;&quot;)" office:value-type="string" office:string-value="ln" calcext:value-type="string">
            <text:p>ln</text:p>
          </table:table-cell>
          <table:table-cell table:formula="of:=IF(LEN([.H273])=0;&quot;&quot;;CONCATENATE(&quot;'&quot;;[.F273];&quot;' =&gt; '&quot;;[.H273];&quot;',&quot;))" office:value-type="string" office:string-value="'ln' =&gt; 'ln'," calcext:value-type="string">
            <text:p>'ln' =&gt; 'ln',</text:p>
          </table:table-cell>
          <table:table-cell table:formula="of:=IF(LEN([.H273])=0;&quot;&quot;;CONCATENATE(&quot;'&quot;;[.G273];&quot;' =&gt; '&quot;;[.H273];&quot;',&quot;))" office:value-type="string" office:string-value="'ln' =&gt; 'ln'," calcext:value-type="string">
            <text:p>'ln' =&gt; 'l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/>
          <table:table-cell office:value-type="string" calcext:value-type="string">
            <text:p>lt</text:p>
          </table:table-cell>
          <table:table-cell table:formula="of:=IF(LEN([.D274])=0;IF(LEN([.B274])=0;&quot;&quot;;[.B274]);[.D274])" office:value-type="string" office:string-value="lt" calcext:value-type="string">
            <text:p>lt</text:p>
          </table:table-cell>
          <table:table-cell table:formula="of:=IF(LEN([.E274])=0;IF(LEN([.B274])=0;&quot;&quot;;[.B274]);[.E274])" office:value-type="string" office:string-value="lt" calcext:value-type="string">
            <text:p>lt</text:p>
          </table:table-cell>
          <table:table-cell table:formula="of:=IF(LEN([.B274])&gt;0;[.B274];&quot;&quot;)" office:value-type="string" office:string-value="lt" calcext:value-type="string">
            <text:p>lt</text:p>
          </table:table-cell>
          <table:table-cell table:formula="of:=IF(LEN([.H274])=0;&quot;&quot;;CONCATENATE(&quot;'&quot;;[.F274];&quot;' =&gt; '&quot;;[.H274];&quot;',&quot;))" office:value-type="string" office:string-value="'lt' =&gt; 'lt'," calcext:value-type="string">
            <text:p>'lt' =&gt; 'lt',</text:p>
          </table:table-cell>
          <table:table-cell table:formula="of:=IF(LEN([.H274])=0;&quot;&quot;;CONCATENATE(&quot;'&quot;;[.G274];&quot;' =&gt; '&quot;;[.H274];&quot;',&quot;))" office:value-type="string" office:string-value="'lt' =&gt; 'lt'," calcext:value-type="string">
            <text:p>'lt' =&gt; 'l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bo</text:p>
          </table:table-cell>
          <table:table-cell/>
          <table:table-cell office:value-type="string" calcext:value-type="string">
            <text:p>Lojban</text:p>
          </table:table-cell>
          <table:table-cell table:number-columns-repeated="2"/>
          <table:table-cell table:formula="of:=IF(LEN([.D275])=0;IF(LEN([.B275])=0;&quot;&quot;;[.B275]);[.D275])">
            <text:p/>
          </table:table-cell>
          <table:table-cell table:formula="of:=IF(LEN([.E275])=0;IF(LEN([.B275])=0;&quot;&quot;;[.B275]);[.E275])">
            <text:p/>
          </table:table-cell>
          <table:table-cell table:formula="of:=IF(LEN([.B275])&gt;0;[.B275];&quot;&quot;)">
            <text:p/>
          </table:table-cell>
          <table:table-cell table:formula="of:=IF(LEN([.H275])=0;&quot;&quot;;CONCATENATE(&quot;'&quot;;[.F275];&quot;' =&gt; '&quot;;[.H275];&quot;',&quot;))">
            <text:p/>
          </table:table-cell>
          <table:table-cell table:formula="of:=IF(LEN([.H275])=0;&quot;&quot;;CONCATENATE(&quot;'&quot;;[.G275];&quot;' =&gt; '&quot;;[.H27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ds</text:p>
          </table:table-cell>
          <table:table-cell/>
          <table:table-cell office:value-type="string" calcext:value-type="string">
            <text:p>Low German; Low Saxon; German, Low; Saxon, Low</text:p>
          </table:table-cell>
          <table:table-cell table:number-columns-repeated="2"/>
          <table:table-cell table:formula="of:=IF(LEN([.D276])=0;IF(LEN([.B276])=0;&quot;&quot;;[.B276]);[.D276])">
            <text:p/>
          </table:table-cell>
          <table:table-cell table:formula="of:=IF(LEN([.E276])=0;IF(LEN([.B276])=0;&quot;&quot;;[.B276]);[.E276])">
            <text:p/>
          </table:table-cell>
          <table:table-cell table:formula="of:=IF(LEN([.B276])&gt;0;[.B276];&quot;&quot;)">
            <text:p/>
          </table:table-cell>
          <table:table-cell table:formula="of:=IF(LEN([.H276])=0;&quot;&quot;;CONCATENATE(&quot;'&quot;;[.F276];&quot;' =&gt; '&quot;;[.H276];&quot;',&quot;))">
            <text:p/>
          </table:table-cell>
          <table:table-cell table:formula="of:=IF(LEN([.H276])=0;&quot;&quot;;CONCATENATE(&quot;'&quot;;[.G276];&quot;' =&gt; '&quot;;[.H27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sb</text:p>
          </table:table-cell>
          <table:table-cell/>
          <table:table-cell office:value-type="string" calcext:value-type="string">
            <text:p>Lower Sorbian</text:p>
          </table:table-cell>
          <table:table-cell/>
          <table:table-cell office:value-type="string" calcext:value-type="string">
            <text:p>dsb</text:p>
          </table:table-cell>
          <table:table-cell table:formula="of:=IF(LEN([.D277])=0;IF(LEN([.B277])=0;&quot;&quot;;[.B277]);[.D277])">
            <text:p/>
          </table:table-cell>
          <table:table-cell table:formula="of:=IF(LEN([.E277])=0;IF(LEN([.B277])=0;&quot;&quot;;[.B277]);[.E277])" office:value-type="string" office:string-value="dsb" calcext:value-type="string">
            <text:p>dsb</text:p>
          </table:table-cell>
          <table:table-cell table:formula="of:=IF(LEN([.B277])&gt;0;[.B277];&quot;&quot;)">
            <text:p/>
          </table:table-cell>
          <table:table-cell table:formula="of:=IF(LEN([.H277])=0;&quot;&quot;;CONCATENATE(&quot;'&quot;;[.F277];&quot;' =&gt; '&quot;;[.H277];&quot;',&quot;))">
            <text:p/>
          </table:table-cell>
          <table:table-cell table:formula="of:=IF(LEN([.H277])=0;&quot;&quot;;CONCATENATE(&quot;'&quot;;[.G277];&quot;' =&gt; '&quot;;[.H27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oz</text:p>
          </table:table-cell>
          <table:table-cell/>
          <table:table-cell office:value-type="string" calcext:value-type="string">
            <text:p>Lozi</text:p>
          </table:table-cell>
          <table:table-cell table:number-columns-repeated="2"/>
          <table:table-cell table:formula="of:=IF(LEN([.D278])=0;IF(LEN([.B278])=0;&quot;&quot;;[.B278]);[.D278])">
            <text:p/>
          </table:table-cell>
          <table:table-cell table:formula="of:=IF(LEN([.E278])=0;IF(LEN([.B278])=0;&quot;&quot;;[.B278]);[.E278])">
            <text:p/>
          </table:table-cell>
          <table:table-cell table:formula="of:=IF(LEN([.B278])&gt;0;[.B278];&quot;&quot;)">
            <text:p/>
          </table:table-cell>
          <table:table-cell table:formula="of:=IF(LEN([.H278])=0;&quot;&quot;;CONCATENATE(&quot;'&quot;;[.F278];&quot;' =&gt; '&quot;;[.H278];&quot;',&quot;))">
            <text:p/>
          </table:table-cell>
          <table:table-cell table:formula="of:=IF(LEN([.H278])=0;&quot;&quot;;CONCATENATE(&quot;'&quot;;[.G278];&quot;' =&gt; '&quot;;[.H27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table:number-columns-repeated="2"/>
          <table:table-cell table:formula="of:=IF(LEN([.D279])=0;IF(LEN([.B279])=0;&quot;&quot;;[.B279]);[.D279])" office:value-type="string" office:string-value="lu" calcext:value-type="string">
            <text:p>lu</text:p>
          </table:table-cell>
          <table:table-cell table:formula="of:=IF(LEN([.E279])=0;IF(LEN([.B279])=0;&quot;&quot;;[.B279]);[.E279])" office:value-type="string" office:string-value="lu" calcext:value-type="string">
            <text:p>lu</text:p>
          </table:table-cell>
          <table:table-cell table:formula="of:=IF(LEN([.B279])&gt;0;[.B279];&quot;&quot;)" office:value-type="string" office:string-value="lu" calcext:value-type="string">
            <text:p>lu</text:p>
          </table:table-cell>
          <table:table-cell table:formula="of:=IF(LEN([.H279])=0;&quot;&quot;;CONCATENATE(&quot;'&quot;;[.F279];&quot;' =&gt; '&quot;;[.H279];&quot;',&quot;))" office:value-type="string" office:string-value="'lu' =&gt; 'lu'," calcext:value-type="string">
            <text:p>'lu' =&gt; 'lu',</text:p>
          </table:table-cell>
          <table:table-cell table:formula="of:=IF(LEN([.H279])=0;&quot;&quot;;CONCATENATE(&quot;'&quot;;[.G279];&quot;' =&gt; '&quot;;[.H279];&quot;',&quot;))" office:value-type="string" office:string-value="'lu' =&gt; 'lu'," calcext:value-type="string">
            <text:p>'lu' =&gt; 'l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a</text:p>
          </table:table-cell>
          <table:table-cell/>
          <table:table-cell office:value-type="string" calcext:value-type="string">
            <text:p>Luba-Lulua</text:p>
          </table:table-cell>
          <table:table-cell table:number-columns-repeated="2"/>
          <table:table-cell table:formula="of:=IF(LEN([.D280])=0;IF(LEN([.B280])=0;&quot;&quot;;[.B280]);[.D280])">
            <text:p/>
          </table:table-cell>
          <table:table-cell table:formula="of:=IF(LEN([.E280])=0;IF(LEN([.B280])=0;&quot;&quot;;[.B280]);[.E280])">
            <text:p/>
          </table:table-cell>
          <table:table-cell table:formula="of:=IF(LEN([.B280])&gt;0;[.B280];&quot;&quot;)">
            <text:p/>
          </table:table-cell>
          <table:table-cell table:formula="of:=IF(LEN([.H280])=0;&quot;&quot;;CONCATENATE(&quot;'&quot;;[.F280];&quot;' =&gt; '&quot;;[.H280];&quot;',&quot;))">
            <text:p/>
          </table:table-cell>
          <table:table-cell table:formula="of:=IF(LEN([.H280])=0;&quot;&quot;;CONCATENATE(&quot;'&quot;;[.G280];&quot;' =&gt; '&quot;;[.H28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i</text:p>
          </table:table-cell>
          <table:table-cell/>
          <table:table-cell office:value-type="string" calcext:value-type="string">
            <text:p>Luiseno</text:p>
          </table:table-cell>
          <table:table-cell table:number-columns-repeated="2"/>
          <table:table-cell table:formula="of:=IF(LEN([.D281])=0;IF(LEN([.B281])=0;&quot;&quot;;[.B281]);[.D281])">
            <text:p/>
          </table:table-cell>
          <table:table-cell table:formula="of:=IF(LEN([.E281])=0;IF(LEN([.B281])=0;&quot;&quot;;[.B281]);[.E281])">
            <text:p/>
          </table:table-cell>
          <table:table-cell table:formula="of:=IF(LEN([.B281])&gt;0;[.B281];&quot;&quot;)">
            <text:p/>
          </table:table-cell>
          <table:table-cell table:formula="of:=IF(LEN([.H281])=0;&quot;&quot;;CONCATENATE(&quot;'&quot;;[.F281];&quot;' =&gt; '&quot;;[.H281];&quot;',&quot;))">
            <text:p/>
          </table:table-cell>
          <table:table-cell table:formula="of:=IF(LEN([.H281])=0;&quot;&quot;;CONCATENATE(&quot;'&quot;;[.G281];&quot;' =&gt; '&quot;;[.H28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j</text:p>
          </table:table-cell>
          <table:table-cell/>
          <table:table-cell office:value-type="string" calcext:value-type="string">
            <text:p>Lule Sami</text:p>
          </table:table-cell>
          <table:table-cell table:number-columns-repeated="2"/>
          <table:table-cell table:formula="of:=IF(LEN([.D282])=0;IF(LEN([.B282])=0;&quot;&quot;;[.B282]);[.D282])">
            <text:p/>
          </table:table-cell>
          <table:table-cell table:formula="of:=IF(LEN([.E282])=0;IF(LEN([.B282])=0;&quot;&quot;;[.B282]);[.E282])">
            <text:p/>
          </table:table-cell>
          <table:table-cell table:formula="of:=IF(LEN([.B282])&gt;0;[.B282];&quot;&quot;)">
            <text:p/>
          </table:table-cell>
          <table:table-cell table:formula="of:=IF(LEN([.H282])=0;&quot;&quot;;CONCATENATE(&quot;'&quot;;[.F282];&quot;' =&gt; '&quot;;[.H282];&quot;',&quot;))">
            <text:p/>
          </table:table-cell>
          <table:table-cell table:formula="of:=IF(LEN([.H282])=0;&quot;&quot;;CONCATENATE(&quot;'&quot;;[.G282];&quot;' =&gt; '&quot;;[.H28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n</text:p>
          </table:table-cell>
          <table:table-cell/>
          <table:table-cell office:value-type="string" calcext:value-type="string">
            <text:p>Lunda</text:p>
          </table:table-cell>
          <table:table-cell table:number-columns-repeated="2"/>
          <table:table-cell table:formula="of:=IF(LEN([.D283])=0;IF(LEN([.B283])=0;&quot;&quot;;[.B283]);[.D283])">
            <text:p/>
          </table:table-cell>
          <table:table-cell table:formula="of:=IF(LEN([.E283])=0;IF(LEN([.B283])=0;&quot;&quot;;[.B283]);[.E283])">
            <text:p/>
          </table:table-cell>
          <table:table-cell table:formula="of:=IF(LEN([.B283])&gt;0;[.B283];&quot;&quot;)">
            <text:p/>
          </table:table-cell>
          <table:table-cell table:formula="of:=IF(LEN([.H283])=0;&quot;&quot;;CONCATENATE(&quot;'&quot;;[.F283];&quot;' =&gt; '&quot;;[.H283];&quot;',&quot;))">
            <text:p/>
          </table:table-cell>
          <table:table-cell table:formula="of:=IF(LEN([.H283])=0;&quot;&quot;;CONCATENATE(&quot;'&quot;;[.G283];&quot;' =&gt; '&quot;;[.H28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o</text:p>
          </table:table-cell>
          <table:table-cell/>
          <table:table-cell office:value-type="string" calcext:value-type="string">
            <text:p>Luo (Kenya and Tanzania)</text:p>
          </table:table-cell>
          <table:table-cell table:number-columns-repeated="2"/>
          <table:table-cell table:formula="of:=IF(LEN([.D284])=0;IF(LEN([.B284])=0;&quot;&quot;;[.B284]);[.D284])">
            <text:p/>
          </table:table-cell>
          <table:table-cell table:formula="of:=IF(LEN([.E284])=0;IF(LEN([.B284])=0;&quot;&quot;;[.B284]);[.E284])">
            <text:p/>
          </table:table-cell>
          <table:table-cell table:formula="of:=IF(LEN([.B284])&gt;0;[.B284];&quot;&quot;)">
            <text:p/>
          </table:table-cell>
          <table:table-cell table:formula="of:=IF(LEN([.H284])=0;&quot;&quot;;CONCATENATE(&quot;'&quot;;[.F284];&quot;' =&gt; '&quot;;[.H284];&quot;',&quot;))">
            <text:p/>
          </table:table-cell>
          <table:table-cell table:formula="of:=IF(LEN([.H284])=0;&quot;&quot;;CONCATENATE(&quot;'&quot;;[.G284];&quot;' =&gt; '&quot;;[.H28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us</text:p>
          </table:table-cell>
          <table:table-cell/>
          <table:table-cell office:value-type="string" calcext:value-type="string">
            <text:p>Lushai</text:p>
          </table:table-cell>
          <table:table-cell table:number-columns-repeated="2"/>
          <table:table-cell table:formula="of:=IF(LEN([.D285])=0;IF(LEN([.B285])=0;&quot;&quot;;[.B285]);[.D285])">
            <text:p/>
          </table:table-cell>
          <table:table-cell table:formula="of:=IF(LEN([.E285])=0;IF(LEN([.B285])=0;&quot;&quot;;[.B285]);[.E285])">
            <text:p/>
          </table:table-cell>
          <table:table-cell table:formula="of:=IF(LEN([.B285])&gt;0;[.B285];&quot;&quot;)">
            <text:p/>
          </table:table-cell>
          <table:table-cell table:formula="of:=IF(LEN([.H285])=0;&quot;&quot;;CONCATENATE(&quot;'&quot;;[.F285];&quot;' =&gt; '&quot;;[.H285];&quot;',&quot;))">
            <text:p/>
          </table:table-cell>
          <table:table-cell table:formula="of:=IF(LEN([.H285])=0;&quot;&quot;;CONCATENATE(&quot;'&quot;;[.G285];&quot;' =&gt; '&quot;;[.H28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table:number-columns-repeated="2"/>
          <table:table-cell table:formula="of:=IF(LEN([.D286])=0;IF(LEN([.B286])=0;&quot;&quot;;[.B286]);[.D286])" office:value-type="string" office:string-value="lb" calcext:value-type="string">
            <text:p>lb</text:p>
          </table:table-cell>
          <table:table-cell table:formula="of:=IF(LEN([.E286])=0;IF(LEN([.B286])=0;&quot;&quot;;[.B286]);[.E286])" office:value-type="string" office:string-value="lb" calcext:value-type="string">
            <text:p>lb</text:p>
          </table:table-cell>
          <table:table-cell table:formula="of:=IF(LEN([.B286])&gt;0;[.B286];&quot;&quot;)" office:value-type="string" office:string-value="lb" calcext:value-type="string">
            <text:p>lb</text:p>
          </table:table-cell>
          <table:table-cell table:formula="of:=IF(LEN([.H286])=0;&quot;&quot;;CONCATENATE(&quot;'&quot;;[.F286];&quot;' =&gt; '&quot;;[.H286];&quot;',&quot;))" office:value-type="string" office:string-value="'lb' =&gt; 'lb'," calcext:value-type="string">
            <text:p>'lb' =&gt; 'lb',</text:p>
          </table:table-cell>
          <table:table-cell table:formula="of:=IF(LEN([.H286])=0;&quot;&quot;;CONCATENATE(&quot;'&quot;;[.G286];&quot;' =&gt; '&quot;;[.H286];&quot;',&quot;))" office:value-type="string" office:string-value="'lb' =&gt; 'lb'," calcext:value-type="string">
            <text:p>'lb' =&gt; 'lb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k_MK</text:p>
          </table:table-cell>
          <table:table-cell office:value-type="string" calcext:value-type="string">
            <text:p>mk</text:p>
          </table:table-cell>
          <table:table-cell table:formula="of:=IF(LEN([.D287])=0;IF(LEN([.B287])=0;&quot;&quot;;[.B287]);[.D287])" office:value-type="string" office:string-value="mk_MK" calcext:value-type="string">
            <text:p>mk_MK</text:p>
          </table:table-cell>
          <table:table-cell table:formula="of:=IF(LEN([.E287])=0;IF(LEN([.B287])=0;&quot;&quot;;[.B287]);[.E287])" office:value-type="string" office:string-value="mk" calcext:value-type="string">
            <text:p>mk</text:p>
          </table:table-cell>
          <table:table-cell table:formula="of:=IF(LEN([.B287])&gt;0;[.B287];&quot;&quot;)" office:value-type="string" office:string-value="mk" calcext:value-type="string">
            <text:p>mk</text:p>
          </table:table-cell>
          <table:table-cell table:formula="of:=IF(LEN([.H287])=0;&quot;&quot;;CONCATENATE(&quot;'&quot;;[.F287];&quot;' =&gt; '&quot;;[.H287];&quot;',&quot;))" office:value-type="string" office:string-value="'mk_MK' =&gt; 'mk'," calcext:value-type="string">
            <text:p>'mk_MK' =&gt; 'mk',</text:p>
          </table:table-cell>
          <table:table-cell table:formula="of:=IF(LEN([.H287])=0;&quot;&quot;;CONCATENATE(&quot;'&quot;;[.G287];&quot;' =&gt; '&quot;;[.H287];&quot;',&quot;))" office:value-type="string" office:string-value="'mk' =&gt; 'mk'," calcext:value-type="string">
            <text:p>'mk' =&gt; 'm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k_MK</text:p>
          </table:table-cell>
          <table:table-cell office:value-type="string" calcext:value-type="string">
            <text:p>mk</text:p>
          </table:table-cell>
          <table:table-cell table:formula="of:=IF(LEN([.D288])=0;IF(LEN([.B288])=0;&quot;&quot;;[.B288]);[.D288])" office:value-type="string" office:string-value="mk_MK" calcext:value-type="string">
            <text:p>mk_MK</text:p>
          </table:table-cell>
          <table:table-cell table:formula="of:=IF(LEN([.E288])=0;IF(LEN([.B288])=0;&quot;&quot;;[.B288]);[.E288])" office:value-type="string" office:string-value="mk" calcext:value-type="string">
            <text:p>mk</text:p>
          </table:table-cell>
          <table:table-cell table:formula="of:=IF(LEN([.B288])&gt;0;[.B288];&quot;&quot;)" office:value-type="string" office:string-value="mk" calcext:value-type="string">
            <text:p>mk</text:p>
          </table:table-cell>
          <table:table-cell table:formula="of:=IF(LEN([.H288])=0;&quot;&quot;;CONCATENATE(&quot;'&quot;;[.F288];&quot;' =&gt; '&quot;;[.H288];&quot;',&quot;))" office:value-type="string" office:string-value="'mk_MK' =&gt; 'mk'," calcext:value-type="string">
            <text:p>'mk_MK' =&gt; 'mk',</text:p>
          </table:table-cell>
          <table:table-cell table:formula="of:=IF(LEN([.H288])=0;&quot;&quot;;CONCATENATE(&quot;'&quot;;[.G288];&quot;' =&gt; '&quot;;[.H288];&quot;',&quot;))" office:value-type="string" office:string-value="'mk' =&gt; 'mk'," calcext:value-type="string">
            <text:p>'mk' =&gt; 'm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Madurese</text:p>
          </table:table-cell>
          <table:table-cell table:number-columns-repeated="2"/>
          <table:table-cell table:formula="of:=IF(LEN([.D289])=0;IF(LEN([.B289])=0;&quot;&quot;;[.B289]);[.D289])">
            <text:p/>
          </table:table-cell>
          <table:table-cell table:formula="of:=IF(LEN([.E289])=0;IF(LEN([.B289])=0;&quot;&quot;;[.B289]);[.E289])">
            <text:p/>
          </table:table-cell>
          <table:table-cell table:formula="of:=IF(LEN([.B289])&gt;0;[.B289];&quot;&quot;)">
            <text:p/>
          </table:table-cell>
          <table:table-cell table:formula="of:=IF(LEN([.H289])=0;&quot;&quot;;CONCATENATE(&quot;'&quot;;[.F289];&quot;' =&gt; '&quot;;[.H289];&quot;',&quot;))">
            <text:p/>
          </table:table-cell>
          <table:table-cell table:formula="of:=IF(LEN([.H289])=0;&quot;&quot;;CONCATENATE(&quot;'&quot;;[.G289];&quot;' =&gt; '&quot;;[.H28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Magahi</text:p>
          </table:table-cell>
          <table:table-cell table:number-columns-repeated="2"/>
          <table:table-cell table:formula="of:=IF(LEN([.D290])=0;IF(LEN([.B290])=0;&quot;&quot;;[.B290]);[.D290])">
            <text:p/>
          </table:table-cell>
          <table:table-cell table:formula="of:=IF(LEN([.E290])=0;IF(LEN([.B290])=0;&quot;&quot;;[.B290]);[.E290])">
            <text:p/>
          </table:table-cell>
          <table:table-cell table:formula="of:=IF(LEN([.B290])&gt;0;[.B290];&quot;&quot;)">
            <text:p/>
          </table:table-cell>
          <table:table-cell table:formula="of:=IF(LEN([.H290])=0;&quot;&quot;;CONCATENATE(&quot;'&quot;;[.F290];&quot;' =&gt; '&quot;;[.H290];&quot;',&quot;))">
            <text:p/>
          </table:table-cell>
          <table:table-cell table:formula="of:=IF(LEN([.H290])=0;&quot;&quot;;CONCATENATE(&quot;'&quot;;[.G290];&quot;' =&gt; '&quot;;[.H29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Maithili</text:p>
          </table:table-cell>
          <table:table-cell table:number-columns-repeated="2"/>
          <table:table-cell table:formula="of:=IF(LEN([.D291])=0;IF(LEN([.B291])=0;&quot;&quot;;[.B291]);[.D291])">
            <text:p/>
          </table:table-cell>
          <table:table-cell table:formula="of:=IF(LEN([.E291])=0;IF(LEN([.B291])=0;&quot;&quot;;[.B291]);[.E291])">
            <text:p/>
          </table:table-cell>
          <table:table-cell table:formula="of:=IF(LEN([.B291])&gt;0;[.B291];&quot;&quot;)">
            <text:p/>
          </table:table-cell>
          <table:table-cell table:formula="of:=IF(LEN([.H291])=0;&quot;&quot;;CONCATENATE(&quot;'&quot;;[.F291];&quot;' =&gt; '&quot;;[.H291];&quot;',&quot;))">
            <text:p/>
          </table:table-cell>
          <table:table-cell table:formula="of:=IF(LEN([.H291])=0;&quot;&quot;;CONCATENATE(&quot;'&quot;;[.G291];&quot;' =&gt; '&quot;;[.H29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k</text:p>
          </table:table-cell>
          <table:table-cell/>
          <table:table-cell office:value-type="string" calcext:value-type="string">
            <text:p>Makasar</text:p>
          </table:table-cell>
          <table:table-cell table:number-columns-repeated="2"/>
          <table:table-cell table:formula="of:=IF(LEN([.D292])=0;IF(LEN([.B292])=0;&quot;&quot;;[.B292]);[.D292])">
            <text:p/>
          </table:table-cell>
          <table:table-cell table:formula="of:=IF(LEN([.E292])=0;IF(LEN([.B292])=0;&quot;&quot;;[.B292]);[.E292])">
            <text:p/>
          </table:table-cell>
          <table:table-cell table:formula="of:=IF(LEN([.B292])&gt;0;[.B292];&quot;&quot;)">
            <text:p/>
          </table:table-cell>
          <table:table-cell table:formula="of:=IF(LEN([.H292])=0;&quot;&quot;;CONCATENATE(&quot;'&quot;;[.F292];&quot;' =&gt; '&quot;;[.H292];&quot;',&quot;))">
            <text:p/>
          </table:table-cell>
          <table:table-cell table:formula="of:=IF(LEN([.H292])=0;&quot;&quot;;CONCATENATE(&quot;'&quot;;[.G292];&quot;' =&gt; '&quot;;[.H29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table:number-columns-repeated="2"/>
          <table:table-cell table:formula="of:=IF(LEN([.D293])=0;IF(LEN([.B293])=0;&quot;&quot;;[.B293]);[.D293])" office:value-type="string" office:string-value="mg" calcext:value-type="string">
            <text:p>mg</text:p>
          </table:table-cell>
          <table:table-cell table:formula="of:=IF(LEN([.E293])=0;IF(LEN([.B293])=0;&quot;&quot;;[.B293]);[.E293])" office:value-type="string" office:string-value="mg" calcext:value-type="string">
            <text:p>mg</text:p>
          </table:table-cell>
          <table:table-cell table:formula="of:=IF(LEN([.B293])&gt;0;[.B293];&quot;&quot;)" office:value-type="string" office:string-value="mg" calcext:value-type="string">
            <text:p>mg</text:p>
          </table:table-cell>
          <table:table-cell table:formula="of:=IF(LEN([.H293])=0;&quot;&quot;;CONCATENATE(&quot;'&quot;;[.F293];&quot;' =&gt; '&quot;;[.H293];&quot;',&quot;))" office:value-type="string" office:string-value="'mg' =&gt; 'mg'," calcext:value-type="string">
            <text:p>'mg' =&gt; 'mg',</text:p>
          </table:table-cell>
          <table:table-cell table:formula="of:=IF(LEN([.H293])=0;&quot;&quot;;CONCATENATE(&quot;'&quot;;[.G293];&quot;' =&gt; '&quot;;[.H293];&quot;',&quot;))" office:value-type="string" office:string-value="'mg' =&gt; 'mg'," calcext:value-type="string">
            <text:p>'mg' =&gt; 'm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/>
          <table:table-cell office:value-type="string" calcext:value-type="string">
            <text:p>ms</text:p>
          </table:table-cell>
          <table:table-cell table:formula="of:=IF(LEN([.D294])=0;IF(LEN([.B294])=0;&quot;&quot;;[.B294]);[.D294])" office:value-type="string" office:string-value="ms" calcext:value-type="string">
            <text:p>ms</text:p>
          </table:table-cell>
          <table:table-cell table:formula="of:=IF(LEN([.E294])=0;IF(LEN([.B294])=0;&quot;&quot;;[.B294]);[.E294])" office:value-type="string" office:string-value="ms" calcext:value-type="string">
            <text:p>ms</text:p>
          </table:table-cell>
          <table:table-cell table:formula="of:=IF(LEN([.B294])&gt;0;[.B294];&quot;&quot;)" office:value-type="string" office:string-value="ms" calcext:value-type="string">
            <text:p>ms</text:p>
          </table:table-cell>
          <table:table-cell table:formula="of:=IF(LEN([.H294])=0;&quot;&quot;;CONCATENATE(&quot;'&quot;;[.F294];&quot;' =&gt; '&quot;;[.H294];&quot;',&quot;))" office:value-type="string" office:string-value="'ms' =&gt; 'ms'," calcext:value-type="string">
            <text:p>'ms' =&gt; 'ms',</text:p>
          </table:table-cell>
          <table:table-cell table:formula="of:=IF(LEN([.H294])=0;&quot;&quot;;CONCATENATE(&quot;'&quot;;[.G294];&quot;' =&gt; '&quot;;[.H294];&quot;',&quot;))" office:value-type="string" office:string-value="'ms' =&gt; 'ms'," calcext:value-type="string">
            <text:p>'ms' =&gt; 'm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/>
          <table:table-cell office:value-type="string" calcext:value-type="string">
            <text:p>ms</text:p>
          </table:table-cell>
          <table:table-cell table:formula="of:=IF(LEN([.D295])=0;IF(LEN([.B295])=0;&quot;&quot;;[.B295]);[.D295])" office:value-type="string" office:string-value="ms" calcext:value-type="string">
            <text:p>ms</text:p>
          </table:table-cell>
          <table:table-cell table:formula="of:=IF(LEN([.E295])=0;IF(LEN([.B295])=0;&quot;&quot;;[.B295]);[.E295])" office:value-type="string" office:string-value="ms" calcext:value-type="string">
            <text:p>ms</text:p>
          </table:table-cell>
          <table:table-cell table:formula="of:=IF(LEN([.B295])&gt;0;[.B295];&quot;&quot;)" office:value-type="string" office:string-value="ms" calcext:value-type="string">
            <text:p>ms</text:p>
          </table:table-cell>
          <table:table-cell table:formula="of:=IF(LEN([.H295])=0;&quot;&quot;;CONCATENATE(&quot;'&quot;;[.F295];&quot;' =&gt; '&quot;;[.H295];&quot;',&quot;))" office:value-type="string" office:string-value="'ms' =&gt; 'ms'," calcext:value-type="string">
            <text:p>'ms' =&gt; 'ms',</text:p>
          </table:table-cell>
          <table:table-cell table:formula="of:=IF(LEN([.H295])=0;&quot;&quot;;CONCATENATE(&quot;'&quot;;[.G295];&quot;' =&gt; '&quot;;[.H295];&quot;',&quot;))" office:value-type="string" office:string-value="'ms' =&gt; 'ms'," calcext:value-type="string">
            <text:p>'ms' =&gt; 'm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table:number-columns-repeated="2"/>
          <table:table-cell table:formula="of:=IF(LEN([.D296])=0;IF(LEN([.B296])=0;&quot;&quot;;[.B296]);[.D296])" office:value-type="string" office:string-value="ml" calcext:value-type="string">
            <text:p>ml</text:p>
          </table:table-cell>
          <table:table-cell table:formula="of:=IF(LEN([.E296])=0;IF(LEN([.B296])=0;&quot;&quot;;[.B296]);[.E296])" office:value-type="string" office:string-value="ml" calcext:value-type="string">
            <text:p>ml</text:p>
          </table:table-cell>
          <table:table-cell table:formula="of:=IF(LEN([.B296])&gt;0;[.B296];&quot;&quot;)" office:value-type="string" office:string-value="ml" calcext:value-type="string">
            <text:p>ml</text:p>
          </table:table-cell>
          <table:table-cell table:formula="of:=IF(LEN([.H296])=0;&quot;&quot;;CONCATENATE(&quot;'&quot;;[.F296];&quot;' =&gt; '&quot;;[.H296];&quot;',&quot;))" office:value-type="string" office:string-value="'ml' =&gt; 'ml'," calcext:value-type="string">
            <text:p>'ml' =&gt; 'ml',</text:p>
          </table:table-cell>
          <table:table-cell table:formula="of:=IF(LEN([.H296])=0;&quot;&quot;;CONCATENATE(&quot;'&quot;;[.G296];&quot;' =&gt; '&quot;;[.H296];&quot;',&quot;))" office:value-type="string" office:string-value="'ml' =&gt; 'ml'," calcext:value-type="string">
            <text:p>'ml' =&gt; 'm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table:number-columns-repeated="2"/>
          <table:table-cell table:formula="of:=IF(LEN([.D297])=0;IF(LEN([.B297])=0;&quot;&quot;;[.B297]);[.D297])" office:value-type="string" office:string-value="mt" calcext:value-type="string">
            <text:p>mt</text:p>
          </table:table-cell>
          <table:table-cell table:formula="of:=IF(LEN([.E297])=0;IF(LEN([.B297])=0;&quot;&quot;;[.B297]);[.E297])" office:value-type="string" office:string-value="mt" calcext:value-type="string">
            <text:p>mt</text:p>
          </table:table-cell>
          <table:table-cell table:formula="of:=IF(LEN([.B297])&gt;0;[.B297];&quot;&quot;)" office:value-type="string" office:string-value="mt" calcext:value-type="string">
            <text:p>mt</text:p>
          </table:table-cell>
          <table:table-cell table:formula="of:=IF(LEN([.H297])=0;&quot;&quot;;CONCATENATE(&quot;'&quot;;[.F297];&quot;' =&gt; '&quot;;[.H297];&quot;',&quot;))" office:value-type="string" office:string-value="'mt' =&gt; 'mt'," calcext:value-type="string">
            <text:p>'mt' =&gt; 'mt',</text:p>
          </table:table-cell>
          <table:table-cell table:formula="of:=IF(LEN([.H297])=0;&quot;&quot;;CONCATENATE(&quot;'&quot;;[.G297];&quot;' =&gt; '&quot;;[.H297];&quot;',&quot;))" office:value-type="string" office:string-value="'mt' =&gt; 'mt'," calcext:value-type="string">
            <text:p>'mt' =&gt; 'm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nc</text:p>
          </table:table-cell>
          <table:table-cell/>
          <table:table-cell office:value-type="string" calcext:value-type="string">
            <text:p>Manchu</text:p>
          </table:table-cell>
          <table:table-cell table:number-columns-repeated="2"/>
          <table:table-cell table:formula="of:=IF(LEN([.D298])=0;IF(LEN([.B298])=0;&quot;&quot;;[.B298]);[.D298])">
            <text:p/>
          </table:table-cell>
          <table:table-cell table:formula="of:=IF(LEN([.E298])=0;IF(LEN([.B298])=0;&quot;&quot;;[.B298]);[.E298])">
            <text:p/>
          </table:table-cell>
          <table:table-cell table:formula="of:=IF(LEN([.B298])&gt;0;[.B298];&quot;&quot;)">
            <text:p/>
          </table:table-cell>
          <table:table-cell table:formula="of:=IF(LEN([.H298])=0;&quot;&quot;;CONCATENATE(&quot;'&quot;;[.F298];&quot;' =&gt; '&quot;;[.H298];&quot;',&quot;))">
            <text:p/>
          </table:table-cell>
          <table:table-cell table:formula="of:=IF(LEN([.H298])=0;&quot;&quot;;CONCATENATE(&quot;'&quot;;[.G298];&quot;' =&gt; '&quot;;[.H29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r</text:p>
          </table:table-cell>
          <table:table-cell/>
          <table:table-cell office:value-type="string" calcext:value-type="string">
            <text:p>Mandar</text:p>
          </table:table-cell>
          <table:table-cell table:number-columns-repeated="2"/>
          <table:table-cell table:formula="of:=IF(LEN([.D299])=0;IF(LEN([.B299])=0;&quot;&quot;;[.B299]);[.D299])">
            <text:p/>
          </table:table-cell>
          <table:table-cell table:formula="of:=IF(LEN([.E299])=0;IF(LEN([.B299])=0;&quot;&quot;;[.B299]);[.E299])">
            <text:p/>
          </table:table-cell>
          <table:table-cell table:formula="of:=IF(LEN([.B299])&gt;0;[.B299];&quot;&quot;)">
            <text:p/>
          </table:table-cell>
          <table:table-cell table:formula="of:=IF(LEN([.H299])=0;&quot;&quot;;CONCATENATE(&quot;'&quot;;[.F299];&quot;' =&gt; '&quot;;[.H299];&quot;',&quot;))">
            <text:p/>
          </table:table-cell>
          <table:table-cell table:formula="of:=IF(LEN([.H299])=0;&quot;&quot;;CONCATENATE(&quot;'&quot;;[.G299];&quot;' =&gt; '&quot;;[.H29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Mandingo</text:p>
          </table:table-cell>
          <table:table-cell table:number-columns-repeated="2"/>
          <table:table-cell table:formula="of:=IF(LEN([.D300])=0;IF(LEN([.B300])=0;&quot;&quot;;[.B300]);[.D300])">
            <text:p/>
          </table:table-cell>
          <table:table-cell table:formula="of:=IF(LEN([.E300])=0;IF(LEN([.B300])=0;&quot;&quot;;[.B300]);[.E300])">
            <text:p/>
          </table:table-cell>
          <table:table-cell table:formula="of:=IF(LEN([.B300])&gt;0;[.B300];&quot;&quot;)">
            <text:p/>
          </table:table-cell>
          <table:table-cell table:formula="of:=IF(LEN([.H300])=0;&quot;&quot;;CONCATENATE(&quot;'&quot;;[.F300];&quot;' =&gt; '&quot;;[.H300];&quot;',&quot;))">
            <text:p/>
          </table:table-cell>
          <table:table-cell table:formula="of:=IF(LEN([.H300])=0;&quot;&quot;;CONCATENATE(&quot;'&quot;;[.G300];&quot;' =&gt; '&quot;;[.H30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ni</text:p>
          </table:table-cell>
          <table:table-cell/>
          <table:table-cell office:value-type="string" calcext:value-type="string">
            <text:p>Manipuri</text:p>
          </table:table-cell>
          <table:table-cell table:number-columns-repeated="2"/>
          <table:table-cell table:formula="of:=IF(LEN([.D301])=0;IF(LEN([.B301])=0;&quot;&quot;;[.B301]);[.D301])">
            <text:p/>
          </table:table-cell>
          <table:table-cell table:formula="of:=IF(LEN([.E301])=0;IF(LEN([.B301])=0;&quot;&quot;;[.B301]);[.E301])">
            <text:p/>
          </table:table-cell>
          <table:table-cell table:formula="of:=IF(LEN([.B301])&gt;0;[.B301];&quot;&quot;)">
            <text:p/>
          </table:table-cell>
          <table:table-cell table:formula="of:=IF(LEN([.H301])=0;&quot;&quot;;CONCATENATE(&quot;'&quot;;[.F301];&quot;' =&gt; '&quot;;[.H301];&quot;',&quot;))">
            <text:p/>
          </table:table-cell>
          <table:table-cell table:formula="of:=IF(LEN([.H301])=0;&quot;&quot;;CONCATENATE(&quot;'&quot;;[.G301];&quot;' =&gt; '&quot;;[.H30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no</text:p>
          </table:table-cell>
          <table:table-cell/>
          <table:table-cell office:value-type="string" calcext:value-type="string">
            <text:p>Manobo languages</text:p>
          </table:table-cell>
          <table:table-cell table:number-columns-repeated="2"/>
          <table:table-cell table:formula="of:=IF(LEN([.D302])=0;IF(LEN([.B302])=0;&quot;&quot;;[.B302]);[.D302])">
            <text:p/>
          </table:table-cell>
          <table:table-cell table:formula="of:=IF(LEN([.E302])=0;IF(LEN([.B302])=0;&quot;&quot;;[.B302]);[.E302])">
            <text:p/>
          </table:table-cell>
          <table:table-cell table:formula="of:=IF(LEN([.B302])&gt;0;[.B302];&quot;&quot;)">
            <text:p/>
          </table:table-cell>
          <table:table-cell table:formula="of:=IF(LEN([.H302])=0;&quot;&quot;;CONCATENATE(&quot;'&quot;;[.F302];&quot;' =&gt; '&quot;;[.H302];&quot;',&quot;))">
            <text:p/>
          </table:table-cell>
          <table:table-cell table:formula="of:=IF(LEN([.H302])=0;&quot;&quot;;CONCATENATE(&quot;'&quot;;[.G302];&quot;' =&gt; '&quot;;[.H30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table:number-columns-repeated="2"/>
          <table:table-cell table:formula="of:=IF(LEN([.D303])=0;IF(LEN([.B303])=0;&quot;&quot;;[.B303]);[.D303])" office:value-type="string" office:string-value="gv" calcext:value-type="string">
            <text:p>gv</text:p>
          </table:table-cell>
          <table:table-cell table:formula="of:=IF(LEN([.E303])=0;IF(LEN([.B303])=0;&quot;&quot;;[.B303]);[.E303])" office:value-type="string" office:string-value="gv" calcext:value-type="string">
            <text:p>gv</text:p>
          </table:table-cell>
          <table:table-cell table:formula="of:=IF(LEN([.B303])&gt;0;[.B303];&quot;&quot;)" office:value-type="string" office:string-value="gv" calcext:value-type="string">
            <text:p>gv</text:p>
          </table:table-cell>
          <table:table-cell table:formula="of:=IF(LEN([.H303])=0;&quot;&quot;;CONCATENATE(&quot;'&quot;;[.F303];&quot;' =&gt; '&quot;;[.H303];&quot;',&quot;))" office:value-type="string" office:string-value="'gv' =&gt; 'gv'," calcext:value-type="string">
            <text:p>'gv' =&gt; 'gv',</text:p>
          </table:table-cell>
          <table:table-cell table:formula="of:=IF(LEN([.H303])=0;&quot;&quot;;CONCATENATE(&quot;'&quot;;[.G303];&quot;' =&gt; '&quot;;[.H303];&quot;',&quot;))" office:value-type="string" office:string-value="'gv' =&gt; 'gv'," calcext:value-type="string">
            <text:p>'gv' =&gt; 'g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table:number-columns-repeated="2"/>
          <table:table-cell table:formula="of:=IF(LEN([.D304])=0;IF(LEN([.B304])=0;&quot;&quot;;[.B304]);[.D304])" office:value-type="string" office:string-value="mi" calcext:value-type="string">
            <text:p>mi</text:p>
          </table:table-cell>
          <table:table-cell table:formula="of:=IF(LEN([.E304])=0;IF(LEN([.B304])=0;&quot;&quot;;[.B304]);[.E304])" office:value-type="string" office:string-value="mi" calcext:value-type="string">
            <text:p>mi</text:p>
          </table:table-cell>
          <table:table-cell table:formula="of:=IF(LEN([.B304])&gt;0;[.B304];&quot;&quot;)" office:value-type="string" office:string-value="mi" calcext:value-type="string">
            <text:p>mi</text:p>
          </table:table-cell>
          <table:table-cell table:formula="of:=IF(LEN([.H304])=0;&quot;&quot;;CONCATENATE(&quot;'&quot;;[.F304];&quot;' =&gt; '&quot;;[.H304];&quot;',&quot;))" office:value-type="string" office:string-value="'mi' =&gt; 'mi'," calcext:value-type="string">
            <text:p>'mi' =&gt; 'mi',</text:p>
          </table:table-cell>
          <table:table-cell table:formula="of:=IF(LEN([.H304])=0;&quot;&quot;;CONCATENATE(&quot;'&quot;;[.G304];&quot;' =&gt; '&quot;;[.H304];&quot;',&quot;))" office:value-type="string" office:string-value="'mi' =&gt; 'mi'," calcext:value-type="string">
            <text:p>'mi' =&gt; 'm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table:number-columns-repeated="2"/>
          <table:table-cell table:formula="of:=IF(LEN([.D305])=0;IF(LEN([.B305])=0;&quot;&quot;;[.B305]);[.D305])" office:value-type="string" office:string-value="mi" calcext:value-type="string">
            <text:p>mi</text:p>
          </table:table-cell>
          <table:table-cell table:formula="of:=IF(LEN([.E305])=0;IF(LEN([.B305])=0;&quot;&quot;;[.B305]);[.E305])" office:value-type="string" office:string-value="mi" calcext:value-type="string">
            <text:p>mi</text:p>
          </table:table-cell>
          <table:table-cell table:formula="of:=IF(LEN([.B305])&gt;0;[.B305];&quot;&quot;)" office:value-type="string" office:string-value="mi" calcext:value-type="string">
            <text:p>mi</text:p>
          </table:table-cell>
          <table:table-cell table:formula="of:=IF(LEN([.H305])=0;&quot;&quot;;CONCATENATE(&quot;'&quot;;[.F305];&quot;' =&gt; '&quot;;[.H305];&quot;',&quot;))" office:value-type="string" office:string-value="'mi' =&gt; 'mi'," calcext:value-type="string">
            <text:p>'mi' =&gt; 'mi',</text:p>
          </table:table-cell>
          <table:table-cell table:formula="of:=IF(LEN([.H305])=0;&quot;&quot;;CONCATENATE(&quot;'&quot;;[.G305];&quot;' =&gt; '&quot;;[.H305];&quot;',&quot;))" office:value-type="string" office:string-value="'mi' =&gt; 'mi'," calcext:value-type="string">
            <text:p>'mi' =&gt; 'm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n</text:p>
          </table:table-cell>
          <table:table-cell/>
          <table:table-cell office:value-type="string" calcext:value-type="string">
            <text:p>Mapudungun; Mapuche</text:p>
          </table:table-cell>
          <table:table-cell table:number-columns-repeated="2"/>
          <table:table-cell table:formula="of:=IF(LEN([.D306])=0;IF(LEN([.B306])=0;&quot;&quot;;[.B306]);[.D306])">
            <text:p/>
          </table:table-cell>
          <table:table-cell table:formula="of:=IF(LEN([.E306])=0;IF(LEN([.B306])=0;&quot;&quot;;[.B306]);[.E306])">
            <text:p/>
          </table:table-cell>
          <table:table-cell table:formula="of:=IF(LEN([.B306])&gt;0;[.B306];&quot;&quot;)">
            <text:p/>
          </table:table-cell>
          <table:table-cell table:formula="of:=IF(LEN([.H306])=0;&quot;&quot;;CONCATENATE(&quot;'&quot;;[.F306];&quot;' =&gt; '&quot;;[.H306];&quot;',&quot;))">
            <text:p/>
          </table:table-cell>
          <table:table-cell table:formula="of:=IF(LEN([.H306])=0;&quot;&quot;;CONCATENATE(&quot;'&quot;;[.G306];&quot;' =&gt; '&quot;;[.H30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table:number-columns-repeated="2"/>
          <table:table-cell table:formula="of:=IF(LEN([.D307])=0;IF(LEN([.B307])=0;&quot;&quot;;[.B307]);[.D307])" office:value-type="string" office:string-value="mr" calcext:value-type="string">
            <text:p>mr</text:p>
          </table:table-cell>
          <table:table-cell table:formula="of:=IF(LEN([.E307])=0;IF(LEN([.B307])=0;&quot;&quot;;[.B307]);[.E307])" office:value-type="string" office:string-value="mr" calcext:value-type="string">
            <text:p>mr</text:p>
          </table:table-cell>
          <table:table-cell table:formula="of:=IF(LEN([.B307])&gt;0;[.B307];&quot;&quot;)" office:value-type="string" office:string-value="mr" calcext:value-type="string">
            <text:p>mr</text:p>
          </table:table-cell>
          <table:table-cell table:formula="of:=IF(LEN([.H307])=0;&quot;&quot;;CONCATENATE(&quot;'&quot;;[.F307];&quot;' =&gt; '&quot;;[.H307];&quot;',&quot;))" office:value-type="string" office:string-value="'mr' =&gt; 'mr'," calcext:value-type="string">
            <text:p>'mr' =&gt; 'mr',</text:p>
          </table:table-cell>
          <table:table-cell table:formula="of:=IF(LEN([.H307])=0;&quot;&quot;;CONCATENATE(&quot;'&quot;;[.G307];&quot;' =&gt; '&quot;;[.H307];&quot;',&quot;))" office:value-type="string" office:string-value="'mr' =&gt; 'mr'," calcext:value-type="string">
            <text:p>'mr' =&gt; 'm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m</text:p>
          </table:table-cell>
          <table:table-cell/>
          <table:table-cell office:value-type="string" calcext:value-type="string">
            <text:p>Mari</text:p>
          </table:table-cell>
          <table:table-cell table:number-columns-repeated="2"/>
          <table:table-cell table:formula="of:=IF(LEN([.D308])=0;IF(LEN([.B308])=0;&quot;&quot;;[.B308]);[.D308])">
            <text:p/>
          </table:table-cell>
          <table:table-cell table:formula="of:=IF(LEN([.E308])=0;IF(LEN([.B308])=0;&quot;&quot;;[.B308]);[.E308])">
            <text:p/>
          </table:table-cell>
          <table:table-cell table:formula="of:=IF(LEN([.B308])&gt;0;[.B308];&quot;&quot;)">
            <text:p/>
          </table:table-cell>
          <table:table-cell table:formula="of:=IF(LEN([.H308])=0;&quot;&quot;;CONCATENATE(&quot;'&quot;;[.F308];&quot;' =&gt; '&quot;;[.H308];&quot;',&quot;))">
            <text:p/>
          </table:table-cell>
          <table:table-cell table:formula="of:=IF(LEN([.H308])=0;&quot;&quot;;CONCATENATE(&quot;'&quot;;[.G308];&quot;' =&gt; '&quot;;[.H30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table:number-columns-repeated="2"/>
          <table:table-cell table:formula="of:=IF(LEN([.D309])=0;IF(LEN([.B309])=0;&quot;&quot;;[.B309]);[.D309])" office:value-type="string" office:string-value="mh" calcext:value-type="string">
            <text:p>mh</text:p>
          </table:table-cell>
          <table:table-cell table:formula="of:=IF(LEN([.E309])=0;IF(LEN([.B309])=0;&quot;&quot;;[.B309]);[.E309])" office:value-type="string" office:string-value="mh" calcext:value-type="string">
            <text:p>mh</text:p>
          </table:table-cell>
          <table:table-cell table:formula="of:=IF(LEN([.B309])&gt;0;[.B309];&quot;&quot;)" office:value-type="string" office:string-value="mh" calcext:value-type="string">
            <text:p>mh</text:p>
          </table:table-cell>
          <table:table-cell table:formula="of:=IF(LEN([.H309])=0;&quot;&quot;;CONCATENATE(&quot;'&quot;;[.F309];&quot;' =&gt; '&quot;;[.H309];&quot;',&quot;))" office:value-type="string" office:string-value="'mh' =&gt; 'mh'," calcext:value-type="string">
            <text:p>'mh' =&gt; 'mh',</text:p>
          </table:table-cell>
          <table:table-cell table:formula="of:=IF(LEN([.H309])=0;&quot;&quot;;CONCATENATE(&quot;'&quot;;[.G309];&quot;' =&gt; '&quot;;[.H309];&quot;',&quot;))" office:value-type="string" office:string-value="'mh' =&gt; 'mh'," calcext:value-type="string">
            <text:p>'mh' =&gt; 'm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wr</text:p>
          </table:table-cell>
          <table:table-cell/>
          <table:table-cell office:value-type="string" calcext:value-type="string">
            <text:p>Marwari</text:p>
          </table:table-cell>
          <table:table-cell table:number-columns-repeated="2"/>
          <table:table-cell table:formula="of:=IF(LEN([.D310])=0;IF(LEN([.B310])=0;&quot;&quot;;[.B310]);[.D310])">
            <text:p/>
          </table:table-cell>
          <table:table-cell table:formula="of:=IF(LEN([.E310])=0;IF(LEN([.B310])=0;&quot;&quot;;[.B310]);[.E310])">
            <text:p/>
          </table:table-cell>
          <table:table-cell table:formula="of:=IF(LEN([.B310])&gt;0;[.B310];&quot;&quot;)">
            <text:p/>
          </table:table-cell>
          <table:table-cell table:formula="of:=IF(LEN([.H310])=0;&quot;&quot;;CONCATENATE(&quot;'&quot;;[.F310];&quot;' =&gt; '&quot;;[.H310];&quot;',&quot;))">
            <text:p/>
          </table:table-cell>
          <table:table-cell table:formula="of:=IF(LEN([.H310])=0;&quot;&quot;;CONCATENATE(&quot;'&quot;;[.G310];&quot;' =&gt; '&quot;;[.H31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s</text:p>
          </table:table-cell>
          <table:table-cell/>
          <table:table-cell office:value-type="string" calcext:value-type="string">
            <text:p>Masai</text:p>
          </table:table-cell>
          <table:table-cell table:number-columns-repeated="2"/>
          <table:table-cell table:formula="of:=IF(LEN([.D311])=0;IF(LEN([.B311])=0;&quot;&quot;;[.B311]);[.D311])">
            <text:p/>
          </table:table-cell>
          <table:table-cell table:formula="of:=IF(LEN([.E311])=0;IF(LEN([.B311])=0;&quot;&quot;;[.B311]);[.E311])">
            <text:p/>
          </table:table-cell>
          <table:table-cell table:formula="of:=IF(LEN([.B311])&gt;0;[.B311];&quot;&quot;)">
            <text:p/>
          </table:table-cell>
          <table:table-cell table:formula="of:=IF(LEN([.H311])=0;&quot;&quot;;CONCATENATE(&quot;'&quot;;[.F311];&quot;' =&gt; '&quot;;[.H311];&quot;',&quot;))">
            <text:p/>
          </table:table-cell>
          <table:table-cell table:formula="of:=IF(LEN([.H311])=0;&quot;&quot;;CONCATENATE(&quot;'&quot;;[.G311];&quot;' =&gt; '&quot;;[.H31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yn</text:p>
          </table:table-cell>
          <table:table-cell/>
          <table:table-cell office:value-type="string" calcext:value-type="string">
            <text:p>Mayan languages</text:p>
          </table:table-cell>
          <table:table-cell table:number-columns-repeated="2"/>
          <table:table-cell table:formula="of:=IF(LEN([.D312])=0;IF(LEN([.B312])=0;&quot;&quot;;[.B312]);[.D312])">
            <text:p/>
          </table:table-cell>
          <table:table-cell table:formula="of:=IF(LEN([.E312])=0;IF(LEN([.B312])=0;&quot;&quot;;[.B312]);[.E312])">
            <text:p/>
          </table:table-cell>
          <table:table-cell table:formula="of:=IF(LEN([.B312])&gt;0;[.B312];&quot;&quot;)">
            <text:p/>
          </table:table-cell>
          <table:table-cell table:formula="of:=IF(LEN([.H312])=0;&quot;&quot;;CONCATENATE(&quot;'&quot;;[.F312];&quot;' =&gt; '&quot;;[.H312];&quot;',&quot;))">
            <text:p/>
          </table:table-cell>
          <table:table-cell table:formula="of:=IF(LEN([.H312])=0;&quot;&quot;;CONCATENATE(&quot;'&quot;;[.G312];&quot;' =&gt; '&quot;;[.H31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n</text:p>
          </table:table-cell>
          <table:table-cell/>
          <table:table-cell office:value-type="string" calcext:value-type="string">
            <text:p>Mende</text:p>
          </table:table-cell>
          <table:table-cell table:number-columns-repeated="2"/>
          <table:table-cell table:formula="of:=IF(LEN([.D313])=0;IF(LEN([.B313])=0;&quot;&quot;;[.B313]);[.D313])">
            <text:p/>
          </table:table-cell>
          <table:table-cell table:formula="of:=IF(LEN([.E313])=0;IF(LEN([.B313])=0;&quot;&quot;;[.B313]);[.E313])">
            <text:p/>
          </table:table-cell>
          <table:table-cell table:formula="of:=IF(LEN([.B313])&gt;0;[.B313];&quot;&quot;)">
            <text:p/>
          </table:table-cell>
          <table:table-cell table:formula="of:=IF(LEN([.H313])=0;&quot;&quot;;CONCATENATE(&quot;'&quot;;[.F313];&quot;' =&gt; '&quot;;[.H313];&quot;',&quot;))">
            <text:p/>
          </table:table-cell>
          <table:table-cell table:formula="of:=IF(LEN([.H313])=0;&quot;&quot;;CONCATENATE(&quot;'&quot;;[.G313];&quot;' =&gt; '&quot;;[.H31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office:value-type="string" calcext:value-type="string">
            <text:p>Mi'kmaq; Micmac</text:p>
          </table:table-cell>
          <table:table-cell table:number-columns-repeated="2"/>
          <table:table-cell table:formula="of:=IF(LEN([.D314])=0;IF(LEN([.B314])=0;&quot;&quot;;[.B314]);[.D314])">
            <text:p/>
          </table:table-cell>
          <table:table-cell table:formula="of:=IF(LEN([.E314])=0;IF(LEN([.B314])=0;&quot;&quot;;[.B314]);[.E314])">
            <text:p/>
          </table:table-cell>
          <table:table-cell table:formula="of:=IF(LEN([.B314])&gt;0;[.B314];&quot;&quot;)">
            <text:p/>
          </table:table-cell>
          <table:table-cell table:formula="of:=IF(LEN([.H314])=0;&quot;&quot;;CONCATENATE(&quot;'&quot;;[.F314];&quot;' =&gt; '&quot;;[.H314];&quot;',&quot;))">
            <text:p/>
          </table:table-cell>
          <table:table-cell table:formula="of:=IF(LEN([.H314])=0;&quot;&quot;;CONCATENATE(&quot;'&quot;;[.G314];&quot;' =&gt; '&quot;;[.H31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angkabau</text:p>
          </table:table-cell>
          <table:table-cell table:number-columns-repeated="2"/>
          <table:table-cell table:formula="of:=IF(LEN([.D315])=0;IF(LEN([.B315])=0;&quot;&quot;;[.B315]);[.D315])">
            <text:p/>
          </table:table-cell>
          <table:table-cell table:formula="of:=IF(LEN([.E315])=0;IF(LEN([.B315])=0;&quot;&quot;;[.B315]);[.E315])">
            <text:p/>
          </table:table-cell>
          <table:table-cell table:formula="of:=IF(LEN([.B315])&gt;0;[.B315];&quot;&quot;)">
            <text:p/>
          </table:table-cell>
          <table:table-cell table:formula="of:=IF(LEN([.H315])=0;&quot;&quot;;CONCATENATE(&quot;'&quot;;[.F315];&quot;' =&gt; '&quot;;[.H315];&quot;',&quot;))">
            <text:p/>
          </table:table-cell>
          <table:table-cell table:formula="of:=IF(LEN([.H315])=0;&quot;&quot;;CONCATENATE(&quot;'&quot;;[.G315];&quot;' =&gt; '&quot;;[.H31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wl</text:p>
          </table:table-cell>
          <table:table-cell/>
          <table:table-cell office:value-type="string" calcext:value-type="string">
            <text:p>Mirandese</text:p>
          </table:table-cell>
          <table:table-cell table:number-columns-repeated="2"/>
          <table:table-cell table:formula="of:=IF(LEN([.D316])=0;IF(LEN([.B316])=0;&quot;&quot;;[.B316]);[.D316])">
            <text:p/>
          </table:table-cell>
          <table:table-cell table:formula="of:=IF(LEN([.E316])=0;IF(LEN([.B316])=0;&quot;&quot;;[.B316]);[.E316])">
            <text:p/>
          </table:table-cell>
          <table:table-cell table:formula="of:=IF(LEN([.B316])&gt;0;[.B316];&quot;&quot;)">
            <text:p/>
          </table:table-cell>
          <table:table-cell table:formula="of:=IF(LEN([.H316])=0;&quot;&quot;;CONCATENATE(&quot;'&quot;;[.F316];&quot;' =&gt; '&quot;;[.H316];&quot;',&quot;))">
            <text:p/>
          </table:table-cell>
          <table:table-cell table:formula="of:=IF(LEN([.H316])=0;&quot;&quot;;CONCATENATE(&quot;'&quot;;[.G316];&quot;' =&gt; '&quot;;[.H31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h</text:p>
          </table:table-cell>
          <table:table-cell/>
          <table:table-cell office:value-type="string" calcext:value-type="string">
            <text:p>Mohawk</text:p>
          </table:table-cell>
          <table:table-cell table:number-columns-repeated="2"/>
          <table:table-cell table:formula="of:=IF(LEN([.D317])=0;IF(LEN([.B317])=0;&quot;&quot;;[.B317]);[.D317])">
            <text:p/>
          </table:table-cell>
          <table:table-cell table:formula="of:=IF(LEN([.E317])=0;IF(LEN([.B317])=0;&quot;&quot;;[.B317]);[.E317])">
            <text:p/>
          </table:table-cell>
          <table:table-cell table:formula="of:=IF(LEN([.B317])&gt;0;[.B317];&quot;&quot;)">
            <text:p/>
          </table:table-cell>
          <table:table-cell table:formula="of:=IF(LEN([.H317])=0;&quot;&quot;;CONCATENATE(&quot;'&quot;;[.F317];&quot;' =&gt; '&quot;;[.H317];&quot;',&quot;))">
            <text:p/>
          </table:table-cell>
          <table:table-cell table:formula="of:=IF(LEN([.H317])=0;&quot;&quot;;CONCATENATE(&quot;'&quot;;[.G317];&quot;' =&gt; '&quot;;[.H31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Moksha</text:p>
          </table:table-cell>
          <table:table-cell table:number-columns-repeated="2"/>
          <table:table-cell table:formula="of:=IF(LEN([.D318])=0;IF(LEN([.B318])=0;&quot;&quot;;[.B318]);[.D318])">
            <text:p/>
          </table:table-cell>
          <table:table-cell table:formula="of:=IF(LEN([.E318])=0;IF(LEN([.B318])=0;&quot;&quot;;[.B318]);[.E318])">
            <text:p/>
          </table:table-cell>
          <table:table-cell table:formula="of:=IF(LEN([.B318])&gt;0;[.B318];&quot;&quot;)">
            <text:p/>
          </table:table-cell>
          <table:table-cell table:formula="of:=IF(LEN([.H318])=0;&quot;&quot;;CONCATENATE(&quot;'&quot;;[.F318];&quot;' =&gt; '&quot;;[.H318];&quot;',&quot;))">
            <text:p/>
          </table:table-cell>
          <table:table-cell table:formula="of:=IF(LEN([.H318])=0;&quot;&quot;;CONCATENATE(&quot;'&quot;;[.G318];&quot;' =&gt; '&quot;;[.H31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kh</text:p>
          </table:table-cell>
          <table:table-cell/>
          <table:table-cell office:value-type="string" calcext:value-type="string">
            <text:p>Mon-Khmer languages</text:p>
          </table:table-cell>
          <table:table-cell table:number-columns-repeated="2"/>
          <table:table-cell table:formula="of:=IF(LEN([.D319])=0;IF(LEN([.B319])=0;&quot;&quot;;[.B319]);[.D319])">
            <text:p/>
          </table:table-cell>
          <table:table-cell table:formula="of:=IF(LEN([.E319])=0;IF(LEN([.B319])=0;&quot;&quot;;[.B319]);[.E319])">
            <text:p/>
          </table:table-cell>
          <table:table-cell table:formula="of:=IF(LEN([.B319])&gt;0;[.B319];&quot;&quot;)">
            <text:p/>
          </table:table-cell>
          <table:table-cell table:formula="of:=IF(LEN([.H319])=0;&quot;&quot;;CONCATENATE(&quot;'&quot;;[.F319];&quot;' =&gt; '&quot;;[.H319];&quot;',&quot;))">
            <text:p/>
          </table:table-cell>
          <table:table-cell table:formula="of:=IF(LEN([.H319])=0;&quot;&quot;;CONCATENATE(&quot;'&quot;;[.G319];&quot;' =&gt; '&quot;;[.H31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ol</text:p>
          </table:table-cell>
          <table:table-cell/>
          <table:table-cell office:value-type="string" calcext:value-type="string">
            <text:p>Mongo</text:p>
          </table:table-cell>
          <table:table-cell table:number-columns-repeated="2"/>
          <table:table-cell table:formula="of:=IF(LEN([.D320])=0;IF(LEN([.B320])=0;&quot;&quot;;[.B320]);[.D320])">
            <text:p/>
          </table:table-cell>
          <table:table-cell table:formula="of:=IF(LEN([.E320])=0;IF(LEN([.B320])=0;&quot;&quot;;[.B320]);[.E320])">
            <text:p/>
          </table:table-cell>
          <table:table-cell table:formula="of:=IF(LEN([.B320])&gt;0;[.B320];&quot;&quot;)">
            <text:p/>
          </table:table-cell>
          <table:table-cell table:formula="of:=IF(LEN([.H320])=0;&quot;&quot;;CONCATENATE(&quot;'&quot;;[.F320];&quot;' =&gt; '&quot;;[.H320];&quot;',&quot;))">
            <text:p/>
          </table:table-cell>
          <table:table-cell table:formula="of:=IF(LEN([.H320])=0;&quot;&quot;;CONCATENATE(&quot;'&quot;;[.G320];&quot;' =&gt; '&quot;;[.H32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n_MN</text:p>
          </table:table-cell>
          <table:table-cell office:value-type="string" calcext:value-type="string">
            <text:p>mn</text:p>
          </table:table-cell>
          <table:table-cell table:formula="of:=IF(LEN([.D321])=0;IF(LEN([.B321])=0;&quot;&quot;;[.B321]);[.D321])" office:value-type="string" office:string-value="mn_MN" calcext:value-type="string">
            <text:p>mn_MN</text:p>
          </table:table-cell>
          <table:table-cell table:formula="of:=IF(LEN([.E321])=0;IF(LEN([.B321])=0;&quot;&quot;;[.B321]);[.E321])" office:value-type="string" office:string-value="mn" calcext:value-type="string">
            <text:p>mn</text:p>
          </table:table-cell>
          <table:table-cell table:formula="of:=IF(LEN([.B321])&gt;0;[.B321];&quot;&quot;)" office:value-type="string" office:string-value="mn" calcext:value-type="string">
            <text:p>mn</text:p>
          </table:table-cell>
          <table:table-cell table:formula="of:=IF(LEN([.H321])=0;&quot;&quot;;CONCATENATE(&quot;'&quot;;[.F321];&quot;' =&gt; '&quot;;[.H321];&quot;',&quot;))" office:value-type="string" office:string-value="'mn_MN' =&gt; 'mn'," calcext:value-type="string">
            <text:p>'mn_MN' =&gt; 'mn',</text:p>
          </table:table-cell>
          <table:table-cell table:formula="of:=IF(LEN([.H321])=0;&quot;&quot;;CONCATENATE(&quot;'&quot;;[.G321];&quot;' =&gt; '&quot;;[.H321];&quot;',&quot;))" office:value-type="string" office:string-value="'mn' =&gt; 'mn'," calcext:value-type="string">
            <text:p>'mn' =&gt; 'm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nr</text:p>
          </table:table-cell>
          <table:table-cell/>
          <table:table-cell office:value-type="string" calcext:value-type="string">
            <text:p>Montenegrin</text:p>
          </table:table-cell>
          <table:table-cell table:number-columns-repeated="2"/>
          <table:table-cell table:formula="of:=IF(LEN([.D322])=0;IF(LEN([.B322])=0;&quot;&quot;;[.B322]);[.D322])">
            <text:p/>
          </table:table-cell>
          <table:table-cell table:formula="of:=IF(LEN([.E322])=0;IF(LEN([.B322])=0;&quot;&quot;;[.B322]);[.E322])">
            <text:p/>
          </table:table-cell>
          <table:table-cell table:formula="of:=IF(LEN([.B322])&gt;0;[.B322];&quot;&quot;)">
            <text:p/>
          </table:table-cell>
          <table:table-cell table:formula="of:=IF(LEN([.H322])=0;&quot;&quot;;CONCATENATE(&quot;'&quot;;[.F322];&quot;' =&gt; '&quot;;[.H322];&quot;',&quot;))">
            <text:p/>
          </table:table-cell>
          <table:table-cell table:formula="of:=IF(LEN([.H322])=0;&quot;&quot;;CONCATENATE(&quot;'&quot;;[.G322];&quot;' =&gt; '&quot;;[.H32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s</text:p>
          </table:table-cell>
          <table:table-cell/>
          <table:table-cell office:value-type="string" calcext:value-type="string">
            <text:p>Mossi</text:p>
          </table:table-cell>
          <table:table-cell table:number-columns-repeated="2"/>
          <table:table-cell table:formula="of:=IF(LEN([.D323])=0;IF(LEN([.B323])=0;&quot;&quot;;[.B323]);[.D323])">
            <text:p/>
          </table:table-cell>
          <table:table-cell table:formula="of:=IF(LEN([.E323])=0;IF(LEN([.B323])=0;&quot;&quot;;[.B323]);[.E323])">
            <text:p/>
          </table:table-cell>
          <table:table-cell table:formula="of:=IF(LEN([.B323])&gt;0;[.B323];&quot;&quot;)">
            <text:p/>
          </table:table-cell>
          <table:table-cell table:formula="of:=IF(LEN([.H323])=0;&quot;&quot;;CONCATENATE(&quot;'&quot;;[.F323];&quot;' =&gt; '&quot;;[.H323];&quot;',&quot;))">
            <text:p/>
          </table:table-cell>
          <table:table-cell table:formula="of:=IF(LEN([.H323])=0;&quot;&quot;;CONCATENATE(&quot;'&quot;;[.G323];&quot;' =&gt; '&quot;;[.H32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Multiple languages</text:p>
          </table:table-cell>
          <table:table-cell table:number-columns-repeated="2"/>
          <table:table-cell table:formula="of:=IF(LEN([.D324])=0;IF(LEN([.B324])=0;&quot;&quot;;[.B324]);[.D324])">
            <text:p/>
          </table:table-cell>
          <table:table-cell table:formula="of:=IF(LEN([.E324])=0;IF(LEN([.B324])=0;&quot;&quot;;[.B324]);[.E324])">
            <text:p/>
          </table:table-cell>
          <table:table-cell table:formula="of:=IF(LEN([.B324])&gt;0;[.B324];&quot;&quot;)">
            <text:p/>
          </table:table-cell>
          <table:table-cell table:formula="of:=IF(LEN([.H324])=0;&quot;&quot;;CONCATENATE(&quot;'&quot;;[.F324];&quot;' =&gt; '&quot;;[.H324];&quot;',&quot;))">
            <text:p/>
          </table:table-cell>
          <table:table-cell table:formula="of:=IF(LEN([.H324])=0;&quot;&quot;;CONCATENATE(&quot;'&quot;;[.G324];&quot;' =&gt; '&quot;;[.H32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Munda languages</text:p>
          </table:table-cell>
          <table:table-cell table:number-columns-repeated="2"/>
          <table:table-cell table:formula="of:=IF(LEN([.D325])=0;IF(LEN([.B325])=0;&quot;&quot;;[.B325]);[.D325])">
            <text:p/>
          </table:table-cell>
          <table:table-cell table:formula="of:=IF(LEN([.E325])=0;IF(LEN([.B325])=0;&quot;&quot;;[.B325]);[.E325])">
            <text:p/>
          </table:table-cell>
          <table:table-cell table:formula="of:=IF(LEN([.B325])&gt;0;[.B325];&quot;&quot;)">
            <text:p/>
          </table:table-cell>
          <table:table-cell table:formula="of:=IF(LEN([.H325])=0;&quot;&quot;;CONCATENATE(&quot;'&quot;;[.F325];&quot;' =&gt; '&quot;;[.H325];&quot;',&quot;))">
            <text:p/>
          </table:table-cell>
          <table:table-cell table:formula="of:=IF(LEN([.H325])=0;&quot;&quot;;CONCATENATE(&quot;'&quot;;[.G325];&quot;' =&gt; '&quot;;[.H32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qo</text:p>
          </table:table-cell>
          <table:table-cell/>
          <table:table-cell office:value-type="string" calcext:value-type="string">
            <text:p>N'Ko</text:p>
          </table:table-cell>
          <table:table-cell table:number-columns-repeated="2"/>
          <table:table-cell table:formula="of:=IF(LEN([.D326])=0;IF(LEN([.B326])=0;&quot;&quot;;[.B326]);[.D326])">
            <text:p/>
          </table:table-cell>
          <table:table-cell table:formula="of:=IF(LEN([.E326])=0;IF(LEN([.B326])=0;&quot;&quot;;[.B326]);[.E326])">
            <text:p/>
          </table:table-cell>
          <table:table-cell table:formula="of:=IF(LEN([.B326])&gt;0;[.B326];&quot;&quot;)">
            <text:p/>
          </table:table-cell>
          <table:table-cell table:formula="of:=IF(LEN([.H326])=0;&quot;&quot;;CONCATENATE(&quot;'&quot;;[.F326];&quot;' =&gt; '&quot;;[.H326];&quot;',&quot;))">
            <text:p/>
          </table:table-cell>
          <table:table-cell table:formula="of:=IF(LEN([.H326])=0;&quot;&quot;;CONCATENATE(&quot;'&quot;;[.G326];&quot;' =&gt; '&quot;;[.H32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h</text:p>
          </table:table-cell>
          <table:table-cell/>
          <table:table-cell office:value-type="string" calcext:value-type="string">
            <text:p>Nahuatl languages</text:p>
          </table:table-cell>
          <table:table-cell table:number-columns-repeated="2"/>
          <table:table-cell table:formula="of:=IF(LEN([.D327])=0;IF(LEN([.B327])=0;&quot;&quot;;[.B327]);[.D327])">
            <text:p/>
          </table:table-cell>
          <table:table-cell table:formula="of:=IF(LEN([.E327])=0;IF(LEN([.B327])=0;&quot;&quot;;[.B327]);[.E327])">
            <text:p/>
          </table:table-cell>
          <table:table-cell table:formula="of:=IF(LEN([.B327])&gt;0;[.B327];&quot;&quot;)">
            <text:p/>
          </table:table-cell>
          <table:table-cell table:formula="of:=IF(LEN([.H327])=0;&quot;&quot;;CONCATENATE(&quot;'&quot;;[.F327];&quot;' =&gt; '&quot;;[.H327];&quot;',&quot;))">
            <text:p/>
          </table:table-cell>
          <table:table-cell table:formula="of:=IF(LEN([.H327])=0;&quot;&quot;;CONCATENATE(&quot;'&quot;;[.G327];&quot;' =&gt; '&quot;;[.H32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table:number-columns-repeated="2"/>
          <table:table-cell table:formula="of:=IF(LEN([.D328])=0;IF(LEN([.B328])=0;&quot;&quot;;[.B328]);[.D328])" office:value-type="string" office:string-value="na" calcext:value-type="string">
            <text:p>na</text:p>
          </table:table-cell>
          <table:table-cell table:formula="of:=IF(LEN([.E328])=0;IF(LEN([.B328])=0;&quot;&quot;;[.B328]);[.E328])" office:value-type="string" office:string-value="na" calcext:value-type="string">
            <text:p>na</text:p>
          </table:table-cell>
          <table:table-cell table:formula="of:=IF(LEN([.B328])&gt;0;[.B328];&quot;&quot;)" office:value-type="string" office:string-value="na" calcext:value-type="string">
            <text:p>na</text:p>
          </table:table-cell>
          <table:table-cell table:formula="of:=IF(LEN([.H328])=0;&quot;&quot;;CONCATENATE(&quot;'&quot;;[.F328];&quot;' =&gt; '&quot;;[.H328];&quot;',&quot;))" office:value-type="string" office:string-value="'na' =&gt; 'na'," calcext:value-type="string">
            <text:p>'na' =&gt; 'na',</text:p>
          </table:table-cell>
          <table:table-cell table:formula="of:=IF(LEN([.H328])=0;&quot;&quot;;CONCATENATE(&quot;'&quot;;[.G328];&quot;' =&gt; '&quot;;[.H328];&quot;',&quot;))" office:value-type="string" office:string-value="'na' =&gt; 'na'," calcext:value-type="string">
            <text:p>'na' =&gt; 'n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table:number-columns-repeated="2"/>
          <table:table-cell table:formula="of:=IF(LEN([.D329])=0;IF(LEN([.B329])=0;&quot;&quot;;[.B329]);[.D329])" office:value-type="string" office:string-value="nv" calcext:value-type="string">
            <text:p>nv</text:p>
          </table:table-cell>
          <table:table-cell table:formula="of:=IF(LEN([.E329])=0;IF(LEN([.B329])=0;&quot;&quot;;[.B329]);[.E329])" office:value-type="string" office:string-value="nv" calcext:value-type="string">
            <text:p>nv</text:p>
          </table:table-cell>
          <table:table-cell table:formula="of:=IF(LEN([.B329])&gt;0;[.B329];&quot;&quot;)" office:value-type="string" office:string-value="nv" calcext:value-type="string">
            <text:p>nv</text:p>
          </table:table-cell>
          <table:table-cell table:formula="of:=IF(LEN([.H329])=0;&quot;&quot;;CONCATENATE(&quot;'&quot;;[.F329];&quot;' =&gt; '&quot;;[.H329];&quot;',&quot;))" office:value-type="string" office:string-value="'nv' =&gt; 'nv'," calcext:value-type="string">
            <text:p>'nv' =&gt; 'nv',</text:p>
          </table:table-cell>
          <table:table-cell table:formula="of:=IF(LEN([.H329])=0;&quot;&quot;;CONCATENATE(&quot;'&quot;;[.G329];&quot;' =&gt; '&quot;;[.H329];&quot;',&quot;))" office:value-type="string" office:string-value="'nv' =&gt; 'nv'," calcext:value-type="string">
            <text:p>'nv' =&gt; 'n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table:number-columns-repeated="2"/>
          <table:table-cell table:formula="of:=IF(LEN([.D330])=0;IF(LEN([.B330])=0;&quot;&quot;;[.B330]);[.D330])" office:value-type="string" office:string-value="nd" calcext:value-type="string">
            <text:p>nd</text:p>
          </table:table-cell>
          <table:table-cell table:formula="of:=IF(LEN([.E330])=0;IF(LEN([.B330])=0;&quot;&quot;;[.B330]);[.E330])" office:value-type="string" office:string-value="nd" calcext:value-type="string">
            <text:p>nd</text:p>
          </table:table-cell>
          <table:table-cell table:formula="of:=IF(LEN([.B330])&gt;0;[.B330];&quot;&quot;)" office:value-type="string" office:string-value="nd" calcext:value-type="string">
            <text:p>nd</text:p>
          </table:table-cell>
          <table:table-cell table:formula="of:=IF(LEN([.H330])=0;&quot;&quot;;CONCATENATE(&quot;'&quot;;[.F330];&quot;' =&gt; '&quot;;[.H330];&quot;',&quot;))" office:value-type="string" office:string-value="'nd' =&gt; 'nd'," calcext:value-type="string">
            <text:p>'nd' =&gt; 'nd',</text:p>
          </table:table-cell>
          <table:table-cell table:formula="of:=IF(LEN([.H330])=0;&quot;&quot;;CONCATENATE(&quot;'&quot;;[.G330];&quot;' =&gt; '&quot;;[.H330];&quot;',&quot;))" office:value-type="string" office:string-value="'nd' =&gt; 'nd'," calcext:value-type="string">
            <text:p>'nd' =&gt; 'nd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table:number-columns-repeated="2"/>
          <table:table-cell table:formula="of:=IF(LEN([.D331])=0;IF(LEN([.B331])=0;&quot;&quot;;[.B331]);[.D331])" office:value-type="string" office:string-value="nr" calcext:value-type="string">
            <text:p>nr</text:p>
          </table:table-cell>
          <table:table-cell table:formula="of:=IF(LEN([.E331])=0;IF(LEN([.B331])=0;&quot;&quot;;[.B331]);[.E331])" office:value-type="string" office:string-value="nr" calcext:value-type="string">
            <text:p>nr</text:p>
          </table:table-cell>
          <table:table-cell table:formula="of:=IF(LEN([.B331])&gt;0;[.B331];&quot;&quot;)" office:value-type="string" office:string-value="nr" calcext:value-type="string">
            <text:p>nr</text:p>
          </table:table-cell>
          <table:table-cell table:formula="of:=IF(LEN([.H331])=0;&quot;&quot;;CONCATENATE(&quot;'&quot;;[.F331];&quot;' =&gt; '&quot;;[.H331];&quot;',&quot;))" office:value-type="string" office:string-value="'nr' =&gt; 'nr'," calcext:value-type="string">
            <text:p>'nr' =&gt; 'nr',</text:p>
          </table:table-cell>
          <table:table-cell table:formula="of:=IF(LEN([.H331])=0;&quot;&quot;;CONCATENATE(&quot;'&quot;;[.G331];&quot;' =&gt; '&quot;;[.H331];&quot;',&quot;))" office:value-type="string" office:string-value="'nr' =&gt; 'nr'," calcext:value-type="string">
            <text:p>'nr' =&gt; 'n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table:number-columns-repeated="2"/>
          <table:table-cell table:formula="of:=IF(LEN([.D332])=0;IF(LEN([.B332])=0;&quot;&quot;;[.B332]);[.D332])" office:value-type="string" office:string-value="ng" calcext:value-type="string">
            <text:p>ng</text:p>
          </table:table-cell>
          <table:table-cell table:formula="of:=IF(LEN([.E332])=0;IF(LEN([.B332])=0;&quot;&quot;;[.B332]);[.E332])" office:value-type="string" office:string-value="ng" calcext:value-type="string">
            <text:p>ng</text:p>
          </table:table-cell>
          <table:table-cell table:formula="of:=IF(LEN([.B332])&gt;0;[.B332];&quot;&quot;)" office:value-type="string" office:string-value="ng" calcext:value-type="string">
            <text:p>ng</text:p>
          </table:table-cell>
          <table:table-cell table:formula="of:=IF(LEN([.H332])=0;&quot;&quot;;CONCATENATE(&quot;'&quot;;[.F332];&quot;' =&gt; '&quot;;[.H332];&quot;',&quot;))" office:value-type="string" office:string-value="'ng' =&gt; 'ng'," calcext:value-type="string">
            <text:p>'ng' =&gt; 'ng',</text:p>
          </table:table-cell>
          <table:table-cell table:formula="of:=IF(LEN([.H332])=0;&quot;&quot;;CONCATENATE(&quot;'&quot;;[.G332];&quot;' =&gt; '&quot;;[.H332];&quot;',&quot;))" office:value-type="string" office:string-value="'ng' =&gt; 'ng'," calcext:value-type="string">
            <text:p>'ng' =&gt; 'n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p</text:p>
          </table:table-cell>
          <table:table-cell/>
          <table:table-cell office:value-type="string" calcext:value-type="string">
            <text:p>Neapolitan</text:p>
          </table:table-cell>
          <table:table-cell table:number-columns-repeated="2"/>
          <table:table-cell table:formula="of:=IF(LEN([.D333])=0;IF(LEN([.B333])=0;&quot;&quot;;[.B333]);[.D333])">
            <text:p/>
          </table:table-cell>
          <table:table-cell table:formula="of:=IF(LEN([.E333])=0;IF(LEN([.B333])=0;&quot;&quot;;[.B333]);[.E333])">
            <text:p/>
          </table:table-cell>
          <table:table-cell table:formula="of:=IF(LEN([.B333])&gt;0;[.B333];&quot;&quot;)">
            <text:p/>
          </table:table-cell>
          <table:table-cell table:formula="of:=IF(LEN([.H333])=0;&quot;&quot;;CONCATENATE(&quot;'&quot;;[.F333];&quot;' =&gt; '&quot;;[.H333];&quot;',&quot;))">
            <text:p/>
          </table:table-cell>
          <table:table-cell table:formula="of:=IF(LEN([.H333])=0;&quot;&quot;;CONCATENATE(&quot;'&quot;;[.G333];&quot;' =&gt; '&quot;;[.H33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Nepal Bhasa; Newari</text:p>
          </table:table-cell>
          <table:table-cell table:number-columns-repeated="2"/>
          <table:table-cell table:formula="of:=IF(LEN([.D334])=0;IF(LEN([.B334])=0;&quot;&quot;;[.B334]);[.D334])">
            <text:p/>
          </table:table-cell>
          <table:table-cell table:formula="of:=IF(LEN([.E334])=0;IF(LEN([.B334])=0;&quot;&quot;;[.B334]);[.E334])">
            <text:p/>
          </table:table-cell>
          <table:table-cell table:formula="of:=IF(LEN([.B334])&gt;0;[.B334];&quot;&quot;)">
            <text:p/>
          </table:table-cell>
          <table:table-cell table:formula="of:=IF(LEN([.H334])=0;&quot;&quot;;CONCATENATE(&quot;'&quot;;[.F334];&quot;' =&gt; '&quot;;[.H334];&quot;',&quot;))">
            <text:p/>
          </table:table-cell>
          <table:table-cell table:formula="of:=IF(LEN([.H334])=0;&quot;&quot;;CONCATENATE(&quot;'&quot;;[.G334];&quot;' =&gt; '&quot;;[.H33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table:number-columns-repeated="2"/>
          <table:table-cell table:formula="of:=IF(LEN([.D335])=0;IF(LEN([.B335])=0;&quot;&quot;;[.B335]);[.D335])" office:value-type="string" office:string-value="ne" calcext:value-type="string">
            <text:p>ne</text:p>
          </table:table-cell>
          <table:table-cell table:formula="of:=IF(LEN([.E335])=0;IF(LEN([.B335])=0;&quot;&quot;;[.B335]);[.E335])" office:value-type="string" office:string-value="ne" calcext:value-type="string">
            <text:p>ne</text:p>
          </table:table-cell>
          <table:table-cell table:formula="of:=IF(LEN([.B335])&gt;0;[.B335];&quot;&quot;)" office:value-type="string" office:string-value="ne" calcext:value-type="string">
            <text:p>ne</text:p>
          </table:table-cell>
          <table:table-cell table:formula="of:=IF(LEN([.H335])=0;&quot;&quot;;CONCATENATE(&quot;'&quot;;[.F335];&quot;' =&gt; '&quot;;[.H335];&quot;',&quot;))" office:value-type="string" office:string-value="'ne' =&gt; 'ne'," calcext:value-type="string">
            <text:p>'ne' =&gt; 'ne',</text:p>
          </table:table-cell>
          <table:table-cell table:formula="of:=IF(LEN([.H335])=0;&quot;&quot;;CONCATENATE(&quot;'&quot;;[.G335];&quot;' =&gt; '&quot;;[.H335];&quot;',&quot;))" office:value-type="string" office:string-value="'ne' =&gt; 'ne'," calcext:value-type="string">
            <text:p>'ne' =&gt; 'n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ia</text:p>
          </table:table-cell>
          <table:table-cell/>
          <table:table-cell office:value-type="string" calcext:value-type="string">
            <text:p>Nias</text:p>
          </table:table-cell>
          <table:table-cell table:number-columns-repeated="2"/>
          <table:table-cell table:formula="of:=IF(LEN([.D336])=0;IF(LEN([.B336])=0;&quot;&quot;;[.B336]);[.D336])">
            <text:p/>
          </table:table-cell>
          <table:table-cell table:formula="of:=IF(LEN([.E336])=0;IF(LEN([.B336])=0;&quot;&quot;;[.B336]);[.E336])">
            <text:p/>
          </table:table-cell>
          <table:table-cell table:formula="of:=IF(LEN([.B336])&gt;0;[.B336];&quot;&quot;)">
            <text:p/>
          </table:table-cell>
          <table:table-cell table:formula="of:=IF(LEN([.H336])=0;&quot;&quot;;CONCATENATE(&quot;'&quot;;[.F336];&quot;' =&gt; '&quot;;[.H336];&quot;',&quot;))">
            <text:p/>
          </table:table-cell>
          <table:table-cell table:formula="of:=IF(LEN([.H336])=0;&quot;&quot;;CONCATENATE(&quot;'&quot;;[.G336];&quot;' =&gt; '&quot;;[.H33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Niger-Kordofanian languages</text:p>
          </table:table-cell>
          <table:table-cell table:number-columns-repeated="2"/>
          <table:table-cell table:formula="of:=IF(LEN([.D337])=0;IF(LEN([.B337])=0;&quot;&quot;;[.B337]);[.D337])">
            <text:p/>
          </table:table-cell>
          <table:table-cell table:formula="of:=IF(LEN([.E337])=0;IF(LEN([.B337])=0;&quot;&quot;;[.B337]);[.E337])">
            <text:p/>
          </table:table-cell>
          <table:table-cell table:formula="of:=IF(LEN([.B337])&gt;0;[.B337];&quot;&quot;)">
            <text:p/>
          </table:table-cell>
          <table:table-cell table:formula="of:=IF(LEN([.H337])=0;&quot;&quot;;CONCATENATE(&quot;'&quot;;[.F337];&quot;' =&gt; '&quot;;[.H337];&quot;',&quot;))">
            <text:p/>
          </table:table-cell>
          <table:table-cell table:formula="of:=IF(LEN([.H337])=0;&quot;&quot;;CONCATENATE(&quot;'&quot;;[.G337];&quot;' =&gt; '&quot;;[.H33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sa</text:p>
          </table:table-cell>
          <table:table-cell/>
          <table:table-cell office:value-type="string" calcext:value-type="string">
            <text:p>Nilo-Saharan languages</text:p>
          </table:table-cell>
          <table:table-cell table:number-columns-repeated="2"/>
          <table:table-cell table:formula="of:=IF(LEN([.D338])=0;IF(LEN([.B338])=0;&quot;&quot;;[.B338]);[.D338])">
            <text:p/>
          </table:table-cell>
          <table:table-cell table:formula="of:=IF(LEN([.E338])=0;IF(LEN([.B338])=0;&quot;&quot;;[.B338]);[.E338])">
            <text:p/>
          </table:table-cell>
          <table:table-cell table:formula="of:=IF(LEN([.B338])&gt;0;[.B338];&quot;&quot;)">
            <text:p/>
          </table:table-cell>
          <table:table-cell table:formula="of:=IF(LEN([.H338])=0;&quot;&quot;;CONCATENATE(&quot;'&quot;;[.F338];&quot;' =&gt; '&quot;;[.H338];&quot;',&quot;))">
            <text:p/>
          </table:table-cell>
          <table:table-cell table:formula="of:=IF(LEN([.H338])=0;&quot;&quot;;CONCATENATE(&quot;'&quot;;[.G338];&quot;' =&gt; '&quot;;[.H33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iu</text:p>
          </table:table-cell>
          <table:table-cell/>
          <table:table-cell office:value-type="string" calcext:value-type="string">
            <text:p>Niuean</text:p>
          </table:table-cell>
          <table:table-cell table:number-columns-repeated="2"/>
          <table:table-cell table:formula="of:=IF(LEN([.D339])=0;IF(LEN([.B339])=0;&quot;&quot;;[.B339]);[.D339])">
            <text:p/>
          </table:table-cell>
          <table:table-cell table:formula="of:=IF(LEN([.E339])=0;IF(LEN([.B339])=0;&quot;&quot;;[.B339]);[.E339])">
            <text:p/>
          </table:table-cell>
          <table:table-cell table:formula="of:=IF(LEN([.B339])&gt;0;[.B339];&quot;&quot;)">
            <text:p/>
          </table:table-cell>
          <table:table-cell table:formula="of:=IF(LEN([.H339])=0;&quot;&quot;;CONCATENATE(&quot;'&quot;;[.F339];&quot;' =&gt; '&quot;;[.H339];&quot;',&quot;))">
            <text:p/>
          </table:table-cell>
          <table:table-cell table:formula="of:=IF(LEN([.H339])=0;&quot;&quot;;CONCATENATE(&quot;'&quot;;[.G339];&quot;' =&gt; '&quot;;[.H33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xx</text:p>
          </table:table-cell>
          <table:table-cell/>
          <table:table-cell office:value-type="string" calcext:value-type="string">
            <text:p>No linguistic content; Not applicable</text:p>
          </table:table-cell>
          <table:table-cell table:number-columns-repeated="2"/>
          <table:table-cell table:formula="of:=IF(LEN([.D340])=0;IF(LEN([.B340])=0;&quot;&quot;;[.B340]);[.D340])">
            <text:p/>
          </table:table-cell>
          <table:table-cell table:formula="of:=IF(LEN([.E340])=0;IF(LEN([.B340])=0;&quot;&quot;;[.B340]);[.E340])">
            <text:p/>
          </table:table-cell>
          <table:table-cell table:formula="of:=IF(LEN([.B340])&gt;0;[.B340];&quot;&quot;)">
            <text:p/>
          </table:table-cell>
          <table:table-cell table:formula="of:=IF(LEN([.H340])=0;&quot;&quot;;CONCATENATE(&quot;'&quot;;[.F340];&quot;' =&gt; '&quot;;[.H340];&quot;',&quot;))">
            <text:p/>
          </table:table-cell>
          <table:table-cell table:formula="of:=IF(LEN([.H340])=0;&quot;&quot;;CONCATENATE(&quot;'&quot;;[.G340];&quot;' =&gt; '&quot;;[.H34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g</text:p>
          </table:table-cell>
          <table:table-cell/>
          <table:table-cell office:value-type="string" calcext:value-type="string">
            <text:p>Nogai</text:p>
          </table:table-cell>
          <table:table-cell table:number-columns-repeated="2"/>
          <table:table-cell table:formula="of:=IF(LEN([.D341])=0;IF(LEN([.B341])=0;&quot;&quot;;[.B341]);[.D341])">
            <text:p/>
          </table:table-cell>
          <table:table-cell table:formula="of:=IF(LEN([.E341])=0;IF(LEN([.B341])=0;&quot;&quot;;[.B341]);[.E341])">
            <text:p/>
          </table:table-cell>
          <table:table-cell table:formula="of:=IF(LEN([.B341])&gt;0;[.B341];&quot;&quot;)">
            <text:p/>
          </table:table-cell>
          <table:table-cell table:formula="of:=IF(LEN([.H341])=0;&quot;&quot;;CONCATENATE(&quot;'&quot;;[.F341];&quot;' =&gt; '&quot;;[.H341];&quot;',&quot;))">
            <text:p/>
          </table:table-cell>
          <table:table-cell table:formula="of:=IF(LEN([.H341])=0;&quot;&quot;;CONCATENATE(&quot;'&quot;;[.G341];&quot;' =&gt; '&quot;;[.H34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rse, Old</text:p>
          </table:table-cell>
          <table:table-cell table:number-columns-repeated="2"/>
          <table:table-cell table:formula="of:=IF(LEN([.D342])=0;IF(LEN([.B342])=0;&quot;&quot;;[.B342]);[.D342])">
            <text:p/>
          </table:table-cell>
          <table:table-cell table:formula="of:=IF(LEN([.E342])=0;IF(LEN([.B342])=0;&quot;&quot;;[.B342]);[.E342])">
            <text:p/>
          </table:table-cell>
          <table:table-cell table:formula="of:=IF(LEN([.B342])&gt;0;[.B342];&quot;&quot;)">
            <text:p/>
          </table:table-cell>
          <table:table-cell table:formula="of:=IF(LEN([.H342])=0;&quot;&quot;;CONCATENATE(&quot;'&quot;;[.F342];&quot;' =&gt; '&quot;;[.H342];&quot;',&quot;))">
            <text:p/>
          </table:table-cell>
          <table:table-cell table:formula="of:=IF(LEN([.H342])=0;&quot;&quot;;CONCATENATE(&quot;'&quot;;[.G342];&quot;' =&gt; '&quot;;[.H34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i</text:p>
          </table:table-cell>
          <table:table-cell/>
          <table:table-cell office:value-type="string" calcext:value-type="string">
            <text:p>North American Indian languages</text:p>
          </table:table-cell>
          <table:table-cell table:number-columns-repeated="2"/>
          <table:table-cell table:formula="of:=IF(LEN([.D343])=0;IF(LEN([.B343])=0;&quot;&quot;;[.B343]);[.D343])">
            <text:p/>
          </table:table-cell>
          <table:table-cell table:formula="of:=IF(LEN([.E343])=0;IF(LEN([.B343])=0;&quot;&quot;;[.B343]);[.E343])">
            <text:p/>
          </table:table-cell>
          <table:table-cell table:formula="of:=IF(LEN([.B343])&gt;0;[.B343];&quot;&quot;)">
            <text:p/>
          </table:table-cell>
          <table:table-cell table:formula="of:=IF(LEN([.H343])=0;&quot;&quot;;CONCATENATE(&quot;'&quot;;[.F343];&quot;' =&gt; '&quot;;[.H343];&quot;',&quot;))">
            <text:p/>
          </table:table-cell>
          <table:table-cell table:formula="of:=IF(LEN([.H343])=0;&quot;&quot;;CONCATENATE(&quot;'&quot;;[.G343];&quot;' =&gt; '&quot;;[.H34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r</text:p>
          </table:table-cell>
          <table:table-cell/>
          <table:table-cell office:value-type="string" calcext:value-type="string">
            <text:p>Northern Frisian</text:p>
          </table:table-cell>
          <table:table-cell table:number-columns-repeated="2"/>
          <table:table-cell table:formula="of:=IF(LEN([.D344])=0;IF(LEN([.B344])=0;&quot;&quot;;[.B344]);[.D344])">
            <text:p/>
          </table:table-cell>
          <table:table-cell table:formula="of:=IF(LEN([.E344])=0;IF(LEN([.B344])=0;&quot;&quot;;[.B344]);[.E344])">
            <text:p/>
          </table:table-cell>
          <table:table-cell table:formula="of:=IF(LEN([.B344])&gt;0;[.B344];&quot;&quot;)">
            <text:p/>
          </table:table-cell>
          <table:table-cell table:formula="of:=IF(LEN([.H344])=0;&quot;&quot;;CONCATENATE(&quot;'&quot;;[.F344];&quot;' =&gt; '&quot;;[.H344];&quot;',&quot;))">
            <text:p/>
          </table:table-cell>
          <table:table-cell table:formula="of:=IF(LEN([.H344])=0;&quot;&quot;;CONCATENATE(&quot;'&quot;;[.G344];&quot;' =&gt; '&quot;;[.H34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/>
          <table:table-cell office:value-type="string" calcext:value-type="string">
            <text:p>se</text:p>
          </table:table-cell>
          <table:table-cell table:formula="of:=IF(LEN([.D345])=0;IF(LEN([.B345])=0;&quot;&quot;;[.B345]);[.D345])" office:value-type="string" office:string-value="se" calcext:value-type="string">
            <text:p>se</text:p>
          </table:table-cell>
          <table:table-cell table:formula="of:=IF(LEN([.E345])=0;IF(LEN([.B345])=0;&quot;&quot;;[.B345]);[.E345])" office:value-type="string" office:string-value="se" calcext:value-type="string">
            <text:p>se</text:p>
          </table:table-cell>
          <table:table-cell table:formula="of:=IF(LEN([.B345])&gt;0;[.B345];&quot;&quot;)" office:value-type="string" office:string-value="se" calcext:value-type="string">
            <text:p>se</text:p>
          </table:table-cell>
          <table:table-cell table:formula="of:=IF(LEN([.H345])=0;&quot;&quot;;CONCATENATE(&quot;'&quot;;[.F345];&quot;' =&gt; '&quot;;[.H345];&quot;',&quot;))" office:value-type="string" office:string-value="'se' =&gt; 'se'," calcext:value-type="string">
            <text:p>'se' =&gt; 'se',</text:p>
          </table:table-cell>
          <table:table-cell table:formula="of:=IF(LEN([.H345])=0;&quot;&quot;;CONCATENATE(&quot;'&quot;;[.G345];&quot;' =&gt; '&quot;;[.H345];&quot;',&quot;))" office:value-type="string" office:string-value="'se' =&gt; 'se'," calcext:value-type="string">
            <text:p>'se' =&gt; 's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table:number-columns-repeated="2"/>
          <table:table-cell table:formula="of:=IF(LEN([.D346])=0;IF(LEN([.B346])=0;&quot;&quot;;[.B346]);[.D346])" office:value-type="string" office:string-value="no" calcext:value-type="string">
            <text:p>no</text:p>
          </table:table-cell>
          <table:table-cell table:formula="of:=IF(LEN([.E346])=0;IF(LEN([.B346])=0;&quot;&quot;;[.B346]);[.E346])" office:value-type="string" office:string-value="no" calcext:value-type="string">
            <text:p>no</text:p>
          </table:table-cell>
          <table:table-cell table:formula="of:=IF(LEN([.B346])&gt;0;[.B346];&quot;&quot;)" office:value-type="string" office:string-value="no" calcext:value-type="string">
            <text:p>no</text:p>
          </table:table-cell>
          <table:table-cell table:formula="of:=IF(LEN([.H346])=0;&quot;&quot;;CONCATENATE(&quot;'&quot;;[.F346];&quot;' =&gt; '&quot;;[.H346];&quot;',&quot;))" office:value-type="string" office:string-value="'no' =&gt; 'no'," calcext:value-type="string">
            <text:p>'no' =&gt; 'no',</text:p>
          </table:table-cell>
          <table:table-cell table:formula="of:=IF(LEN([.H346])=0;&quot;&quot;;CONCATENATE(&quot;'&quot;;[.G346];&quot;' =&gt; '&quot;;[.H346];&quot;',&quot;))" office:value-type="string" office:string-value="'no' =&gt; 'no'," calcext:value-type="string">
            <text:p>'no' =&gt; 'n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table:number-columns-repeated="2"/>
          <table:table-cell table:formula="of:=IF(LEN([.D347])=0;IF(LEN([.B347])=0;&quot;&quot;;[.B347]);[.D347])" office:value-type="string" office:string-value="nn" calcext:value-type="string">
            <text:p>nn</text:p>
          </table:table-cell>
          <table:table-cell table:formula="of:=IF(LEN([.E347])=0;IF(LEN([.B347])=0;&quot;&quot;;[.B347]);[.E347])" office:value-type="string" office:string-value="nn" calcext:value-type="string">
            <text:p>nn</text:p>
          </table:table-cell>
          <table:table-cell table:formula="of:=IF(LEN([.B347])&gt;0;[.B347];&quot;&quot;)" office:value-type="string" office:string-value="nn" calcext:value-type="string">
            <text:p>nn</text:p>
          </table:table-cell>
          <table:table-cell table:formula="of:=IF(LEN([.H347])=0;&quot;&quot;;CONCATENATE(&quot;'&quot;;[.F347];&quot;' =&gt; '&quot;;[.H347];&quot;',&quot;))" office:value-type="string" office:string-value="'nn' =&gt; 'nn'," calcext:value-type="string">
            <text:p>'nn' =&gt; 'nn',</text:p>
          </table:table-cell>
          <table:table-cell table:formula="of:=IF(LEN([.H347])=0;&quot;&quot;;CONCATENATE(&quot;'&quot;;[.G347];&quot;' =&gt; '&quot;;[.H347];&quot;',&quot;))" office:value-type="string" office:string-value="'nn' =&gt; 'nn'," calcext:value-type="string">
            <text:p>'nn' =&gt; 'n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ub</text:p>
          </table:table-cell>
          <table:table-cell/>
          <table:table-cell office:value-type="string" calcext:value-type="string">
            <text:p>Nubian languages</text:p>
          </table:table-cell>
          <table:table-cell table:number-columns-repeated="2"/>
          <table:table-cell table:formula="of:=IF(LEN([.D348])=0;IF(LEN([.B348])=0;&quot;&quot;;[.B348]);[.D348])">
            <text:p/>
          </table:table-cell>
          <table:table-cell table:formula="of:=IF(LEN([.E348])=0;IF(LEN([.B348])=0;&quot;&quot;;[.B348]);[.E348])">
            <text:p/>
          </table:table-cell>
          <table:table-cell table:formula="of:=IF(LEN([.B348])&gt;0;[.B348];&quot;&quot;)">
            <text:p/>
          </table:table-cell>
          <table:table-cell table:formula="of:=IF(LEN([.H348])=0;&quot;&quot;;CONCATENATE(&quot;'&quot;;[.F348];&quot;' =&gt; '&quot;;[.H348];&quot;',&quot;))">
            <text:p/>
          </table:table-cell>
          <table:table-cell table:formula="of:=IF(LEN([.H348])=0;&quot;&quot;;CONCATENATE(&quot;'&quot;;[.G348];&quot;' =&gt; '&quot;;[.H34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ym</text:p>
          </table:table-cell>
          <table:table-cell/>
          <table:table-cell office:value-type="string" calcext:value-type="string">
            <text:p>Nyamwezi</text:p>
          </table:table-cell>
          <table:table-cell table:number-columns-repeated="2"/>
          <table:table-cell table:formula="of:=IF(LEN([.D349])=0;IF(LEN([.B349])=0;&quot;&quot;;[.B349]);[.D349])">
            <text:p/>
          </table:table-cell>
          <table:table-cell table:formula="of:=IF(LEN([.E349])=0;IF(LEN([.B349])=0;&quot;&quot;;[.B349]);[.E349])">
            <text:p/>
          </table:table-cell>
          <table:table-cell table:formula="of:=IF(LEN([.B349])&gt;0;[.B349];&quot;&quot;)">
            <text:p/>
          </table:table-cell>
          <table:table-cell table:formula="of:=IF(LEN([.H349])=0;&quot;&quot;;CONCATENATE(&quot;'&quot;;[.F349];&quot;' =&gt; '&quot;;[.H349];&quot;',&quot;))">
            <text:p/>
          </table:table-cell>
          <table:table-cell table:formula="of:=IF(LEN([.H349])=0;&quot;&quot;;CONCATENATE(&quot;'&quot;;[.G349];&quot;' =&gt; '&quot;;[.H34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yn</text:p>
          </table:table-cell>
          <table:table-cell/>
          <table:table-cell office:value-type="string" calcext:value-type="string">
            <text:p>Nyankole</text:p>
          </table:table-cell>
          <table:table-cell table:number-columns-repeated="2"/>
          <table:table-cell table:formula="of:=IF(LEN([.D350])=0;IF(LEN([.B350])=0;&quot;&quot;;[.B350]);[.D350])">
            <text:p/>
          </table:table-cell>
          <table:table-cell table:formula="of:=IF(LEN([.E350])=0;IF(LEN([.B350])=0;&quot;&quot;;[.B350]);[.E350])">
            <text:p/>
          </table:table-cell>
          <table:table-cell table:formula="of:=IF(LEN([.B350])&gt;0;[.B350];&quot;&quot;)">
            <text:p/>
          </table:table-cell>
          <table:table-cell table:formula="of:=IF(LEN([.H350])=0;&quot;&quot;;CONCATENATE(&quot;'&quot;;[.F350];&quot;' =&gt; '&quot;;[.H350];&quot;',&quot;))">
            <text:p/>
          </table:table-cell>
          <table:table-cell table:formula="of:=IF(LEN([.H350])=0;&quot;&quot;;CONCATENATE(&quot;'&quot;;[.G350];&quot;' =&gt; '&quot;;[.H35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yo</text:p>
          </table:table-cell>
          <table:table-cell/>
          <table:table-cell office:value-type="string" calcext:value-type="string">
            <text:p>Nyoro</text:p>
          </table:table-cell>
          <table:table-cell table:number-columns-repeated="2"/>
          <table:table-cell table:formula="of:=IF(LEN([.D351])=0;IF(LEN([.B351])=0;&quot;&quot;;[.B351]);[.D351])">
            <text:p/>
          </table:table-cell>
          <table:table-cell table:formula="of:=IF(LEN([.E351])=0;IF(LEN([.B351])=0;&quot;&quot;;[.B351]);[.E351])">
            <text:p/>
          </table:table-cell>
          <table:table-cell table:formula="of:=IF(LEN([.B351])&gt;0;[.B351];&quot;&quot;)">
            <text:p/>
          </table:table-cell>
          <table:table-cell table:formula="of:=IF(LEN([.H351])=0;&quot;&quot;;CONCATENATE(&quot;'&quot;;[.F351];&quot;' =&gt; '&quot;;[.H351];&quot;',&quot;))">
            <text:p/>
          </table:table-cell>
          <table:table-cell table:formula="of:=IF(LEN([.H351])=0;&quot;&quot;;CONCATENATE(&quot;'&quot;;[.G351];&quot;' =&gt; '&quot;;[.H35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zi</text:p>
          </table:table-cell>
          <table:table-cell/>
          <table:table-cell office:value-type="string" calcext:value-type="string">
            <text:p>Nzima</text:p>
          </table:table-cell>
          <table:table-cell table:number-columns-repeated="2"/>
          <table:table-cell table:formula="of:=IF(LEN([.D352])=0;IF(LEN([.B352])=0;&quot;&quot;;[.B352]);[.D352])">
            <text:p/>
          </table:table-cell>
          <table:table-cell table:formula="of:=IF(LEN([.E352])=0;IF(LEN([.B352])=0;&quot;&quot;;[.B352]);[.E352])">
            <text:p/>
          </table:table-cell>
          <table:table-cell table:formula="of:=IF(LEN([.B352])&gt;0;[.B352];&quot;&quot;)">
            <text:p/>
          </table:table-cell>
          <table:table-cell table:formula="of:=IF(LEN([.H352])=0;&quot;&quot;;CONCATENATE(&quot;'&quot;;[.F352];&quot;' =&gt; '&quot;;[.H352];&quot;',&quot;))">
            <text:p/>
          </table:table-cell>
          <table:table-cell table:formula="of:=IF(LEN([.H352])=0;&quot;&quot;;CONCATENATE(&quot;'&quot;;[.G352];&quot;' =&gt; '&quot;;[.H35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ccitan (post 1500)</text:p>
          </table:table-cell>
          <table:table-cell table:number-columns-repeated="2"/>
          <table:table-cell table:formula="of:=IF(LEN([.D353])=0;IF(LEN([.B353])=0;&quot;&quot;;[.B353]);[.D353])" office:value-type="string" office:string-value="oc" calcext:value-type="string">
            <text:p>oc</text:p>
          </table:table-cell>
          <table:table-cell table:formula="of:=IF(LEN([.E353])=0;IF(LEN([.B353])=0;&quot;&quot;;[.B353]);[.E353])" office:value-type="string" office:string-value="oc" calcext:value-type="string">
            <text:p>oc</text:p>
          </table:table-cell>
          <table:table-cell table:formula="of:=IF(LEN([.B353])&gt;0;[.B353];&quot;&quot;)" office:value-type="string" office:string-value="oc" calcext:value-type="string">
            <text:p>oc</text:p>
          </table:table-cell>
          <table:table-cell table:formula="of:=IF(LEN([.H353])=0;&quot;&quot;;CONCATENATE(&quot;'&quot;;[.F353];&quot;' =&gt; '&quot;;[.H353];&quot;',&quot;))" office:value-type="string" office:string-value="'oc' =&gt; 'oc'," calcext:value-type="string">
            <text:p>'oc' =&gt; 'oc',</text:p>
          </table:table-cell>
          <table:table-cell table:formula="of:=IF(LEN([.H353])=0;&quot;&quot;;CONCATENATE(&quot;'&quot;;[.G353];&quot;' =&gt; '&quot;;[.H353];&quot;',&quot;))" office:value-type="string" office:string-value="'oc' =&gt; 'oc'," calcext:value-type="string">
            <text:p>'oc' =&gt; 'oc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Official Aramaic (700-300 BCE); Imperial Aramaic (700-300 BCE)</text:p>
          </table:table-cell>
          <table:table-cell table:number-columns-repeated="2"/>
          <table:table-cell table:formula="of:=IF(LEN([.D354])=0;IF(LEN([.B354])=0;&quot;&quot;;[.B354]);[.D354])">
            <text:p/>
          </table:table-cell>
          <table:table-cell table:formula="of:=IF(LEN([.E354])=0;IF(LEN([.B354])=0;&quot;&quot;;[.B354]);[.E354])">
            <text:p/>
          </table:table-cell>
          <table:table-cell table:formula="of:=IF(LEN([.B354])&gt;0;[.B354];&quot;&quot;)">
            <text:p/>
          </table:table-cell>
          <table:table-cell table:formula="of:=IF(LEN([.H354])=0;&quot;&quot;;CONCATENATE(&quot;'&quot;;[.F354];&quot;' =&gt; '&quot;;[.H354];&quot;',&quot;))">
            <text:p/>
          </table:table-cell>
          <table:table-cell table:formula="of:=IF(LEN([.H354])=0;&quot;&quot;;CONCATENATE(&quot;'&quot;;[.G354];&quot;' =&gt; '&quot;;[.H35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table:number-columns-repeated="2"/>
          <table:table-cell table:formula="of:=IF(LEN([.D355])=0;IF(LEN([.B355])=0;&quot;&quot;;[.B355]);[.D355])" office:value-type="string" office:string-value="oj" calcext:value-type="string">
            <text:p>oj</text:p>
          </table:table-cell>
          <table:table-cell table:formula="of:=IF(LEN([.E355])=0;IF(LEN([.B355])=0;&quot;&quot;;[.B355]);[.E355])" office:value-type="string" office:string-value="oj" calcext:value-type="string">
            <text:p>oj</text:p>
          </table:table-cell>
          <table:table-cell table:formula="of:=IF(LEN([.B355])&gt;0;[.B355];&quot;&quot;)" office:value-type="string" office:string-value="oj" calcext:value-type="string">
            <text:p>oj</text:p>
          </table:table-cell>
          <table:table-cell table:formula="of:=IF(LEN([.H355])=0;&quot;&quot;;CONCATENATE(&quot;'&quot;;[.F355];&quot;' =&gt; '&quot;;[.H355];&quot;',&quot;))" office:value-type="string" office:string-value="'oj' =&gt; 'oj'," calcext:value-type="string">
            <text:p>'oj' =&gt; 'oj',</text:p>
          </table:table-cell>
          <table:table-cell table:formula="of:=IF(LEN([.H355])=0;&quot;&quot;;CONCATENATE(&quot;'&quot;;[.G355];&quot;' =&gt; '&quot;;[.H355];&quot;',&quot;))" office:value-type="string" office:string-value="'oj' =&gt; 'oj'," calcext:value-type="string">
            <text:p>'oj' =&gt; 'oj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table:number-columns-repeated="2"/>
          <table:table-cell table:formula="of:=IF(LEN([.D356])=0;IF(LEN([.B356])=0;&quot;&quot;;[.B356]);[.D356])" office:value-type="string" office:string-value="or" calcext:value-type="string">
            <text:p>or</text:p>
          </table:table-cell>
          <table:table-cell table:formula="of:=IF(LEN([.E356])=0;IF(LEN([.B356])=0;&quot;&quot;;[.B356]);[.E356])" office:value-type="string" office:string-value="or" calcext:value-type="string">
            <text:p>or</text:p>
          </table:table-cell>
          <table:table-cell table:formula="of:=IF(LEN([.B356])&gt;0;[.B356];&quot;&quot;)" office:value-type="string" office:string-value="or" calcext:value-type="string">
            <text:p>or</text:p>
          </table:table-cell>
          <table:table-cell table:formula="of:=IF(LEN([.H356])=0;&quot;&quot;;CONCATENATE(&quot;'&quot;;[.F356];&quot;' =&gt; '&quot;;[.H356];&quot;',&quot;))" office:value-type="string" office:string-value="'or' =&gt; 'or'," calcext:value-type="string">
            <text:p>'or' =&gt; 'or',</text:p>
          </table:table-cell>
          <table:table-cell table:formula="of:=IF(LEN([.H356])=0;&quot;&quot;;CONCATENATE(&quot;'&quot;;[.G356];&quot;' =&gt; '&quot;;[.H356];&quot;',&quot;))" office:value-type="string" office:string-value="'or' =&gt; 'or'," calcext:value-type="string">
            <text:p>'or' =&gt; 'o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table:number-columns-repeated="2"/>
          <table:table-cell table:formula="of:=IF(LEN([.D357])=0;IF(LEN([.B357])=0;&quot;&quot;;[.B357]);[.D357])" office:value-type="string" office:string-value="om" calcext:value-type="string">
            <text:p>om</text:p>
          </table:table-cell>
          <table:table-cell table:formula="of:=IF(LEN([.E357])=0;IF(LEN([.B357])=0;&quot;&quot;;[.B357]);[.E357])" office:value-type="string" office:string-value="om" calcext:value-type="string">
            <text:p>om</text:p>
          </table:table-cell>
          <table:table-cell table:formula="of:=IF(LEN([.B357])&gt;0;[.B357];&quot;&quot;)" office:value-type="string" office:string-value="om" calcext:value-type="string">
            <text:p>om</text:p>
          </table:table-cell>
          <table:table-cell table:formula="of:=IF(LEN([.H357])=0;&quot;&quot;;CONCATENATE(&quot;'&quot;;[.F357];&quot;' =&gt; '&quot;;[.H357];&quot;',&quot;))" office:value-type="string" office:string-value="'om' =&gt; 'om'," calcext:value-type="string">
            <text:p>'om' =&gt; 'om',</text:p>
          </table:table-cell>
          <table:table-cell table:formula="of:=IF(LEN([.H357])=0;&quot;&quot;;CONCATENATE(&quot;'&quot;;[.G357];&quot;' =&gt; '&quot;;[.H357];&quot;',&quot;))" office:value-type="string" office:string-value="'om' =&gt; 'om'," calcext:value-type="string">
            <text:p>'om' =&gt; 'om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sa</text:p>
          </table:table-cell>
          <table:table-cell/>
          <table:table-cell office:value-type="string" calcext:value-type="string">
            <text:p>Osage</text:p>
          </table:table-cell>
          <table:table-cell table:number-columns-repeated="2"/>
          <table:table-cell table:formula="of:=IF(LEN([.D358])=0;IF(LEN([.B358])=0;&quot;&quot;;[.B358]);[.D358])">
            <text:p/>
          </table:table-cell>
          <table:table-cell table:formula="of:=IF(LEN([.E358])=0;IF(LEN([.B358])=0;&quot;&quot;;[.B358]);[.E358])">
            <text:p/>
          </table:table-cell>
          <table:table-cell table:formula="of:=IF(LEN([.B358])&gt;0;[.B358];&quot;&quot;)">
            <text:p/>
          </table:table-cell>
          <table:table-cell table:formula="of:=IF(LEN([.H358])=0;&quot;&quot;;CONCATENATE(&quot;'&quot;;[.F358];&quot;' =&gt; '&quot;;[.H358];&quot;',&quot;))">
            <text:p/>
          </table:table-cell>
          <table:table-cell table:formula="of:=IF(LEN([.H358])=0;&quot;&quot;;CONCATENATE(&quot;'&quot;;[.G358];&quot;' =&gt; '&quot;;[.H35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table:number-columns-repeated="2"/>
          <table:table-cell table:formula="of:=IF(LEN([.D359])=0;IF(LEN([.B359])=0;&quot;&quot;;[.B359]);[.D359])" office:value-type="string" office:string-value="os" calcext:value-type="string">
            <text:p>os</text:p>
          </table:table-cell>
          <table:table-cell table:formula="of:=IF(LEN([.E359])=0;IF(LEN([.B359])=0;&quot;&quot;;[.B359]);[.E359])" office:value-type="string" office:string-value="os" calcext:value-type="string">
            <text:p>os</text:p>
          </table:table-cell>
          <table:table-cell table:formula="of:=IF(LEN([.B359])&gt;0;[.B359];&quot;&quot;)" office:value-type="string" office:string-value="os" calcext:value-type="string">
            <text:p>os</text:p>
          </table:table-cell>
          <table:table-cell table:formula="of:=IF(LEN([.H359])=0;&quot;&quot;;CONCATENATE(&quot;'&quot;;[.F359];&quot;' =&gt; '&quot;;[.H359];&quot;',&quot;))" office:value-type="string" office:string-value="'os' =&gt; 'os'," calcext:value-type="string">
            <text:p>'os' =&gt; 'os',</text:p>
          </table:table-cell>
          <table:table-cell table:formula="of:=IF(LEN([.H359])=0;&quot;&quot;;CONCATENATE(&quot;'&quot;;[.G359];&quot;' =&gt; '&quot;;[.H359];&quot;',&quot;))" office:value-type="string" office:string-value="'os' =&gt; 'os'," calcext:value-type="string">
            <text:p>'os' =&gt; 'o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to</text:p>
          </table:table-cell>
          <table:table-cell/>
          <table:table-cell office:value-type="string" calcext:value-type="string">
            <text:p>Otomian languages</text:p>
          </table:table-cell>
          <table:table-cell table:number-columns-repeated="2"/>
          <table:table-cell table:formula="of:=IF(LEN([.D360])=0;IF(LEN([.B360])=0;&quot;&quot;;[.B360]);[.D360])">
            <text:p/>
          </table:table-cell>
          <table:table-cell table:formula="of:=IF(LEN([.E360])=0;IF(LEN([.B360])=0;&quot;&quot;;[.B360]);[.E360])">
            <text:p/>
          </table:table-cell>
          <table:table-cell table:formula="of:=IF(LEN([.B360])&gt;0;[.B360];&quot;&quot;)">
            <text:p/>
          </table:table-cell>
          <table:table-cell table:formula="of:=IF(LEN([.H360])=0;&quot;&quot;;CONCATENATE(&quot;'&quot;;[.F360];&quot;' =&gt; '&quot;;[.H360];&quot;',&quot;))">
            <text:p/>
          </table:table-cell>
          <table:table-cell table:formula="of:=IF(LEN([.H360])=0;&quot;&quot;;CONCATENATE(&quot;'&quot;;[.G360];&quot;' =&gt; '&quot;;[.H36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hlavi</text:p>
          </table:table-cell>
          <table:table-cell table:number-columns-repeated="2"/>
          <table:table-cell table:formula="of:=IF(LEN([.D361])=0;IF(LEN([.B361])=0;&quot;&quot;;[.B361]);[.D361])">
            <text:p/>
          </table:table-cell>
          <table:table-cell table:formula="of:=IF(LEN([.E361])=0;IF(LEN([.B361])=0;&quot;&quot;;[.B361]);[.E361])">
            <text:p/>
          </table:table-cell>
          <table:table-cell table:formula="of:=IF(LEN([.B361])&gt;0;[.B361];&quot;&quot;)">
            <text:p/>
          </table:table-cell>
          <table:table-cell table:formula="of:=IF(LEN([.H361])=0;&quot;&quot;;CONCATENATE(&quot;'&quot;;[.F361];&quot;' =&gt; '&quot;;[.H361];&quot;',&quot;))">
            <text:p/>
          </table:table-cell>
          <table:table-cell table:formula="of:=IF(LEN([.H361])=0;&quot;&quot;;CONCATENATE(&quot;'&quot;;[.G361];&quot;' =&gt; '&quot;;[.H36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Palauan</text:p>
          </table:table-cell>
          <table:table-cell table:number-columns-repeated="2"/>
          <table:table-cell table:formula="of:=IF(LEN([.D362])=0;IF(LEN([.B362])=0;&quot;&quot;;[.B362]);[.D362])">
            <text:p/>
          </table:table-cell>
          <table:table-cell table:formula="of:=IF(LEN([.E362])=0;IF(LEN([.B362])=0;&quot;&quot;;[.B362]);[.E362])">
            <text:p/>
          </table:table-cell>
          <table:table-cell table:formula="of:=IF(LEN([.B362])&gt;0;[.B362];&quot;&quot;)">
            <text:p/>
          </table:table-cell>
          <table:table-cell table:formula="of:=IF(LEN([.H362])=0;&quot;&quot;;CONCATENATE(&quot;'&quot;;[.F362];&quot;' =&gt; '&quot;;[.H362];&quot;',&quot;))">
            <text:p/>
          </table:table-cell>
          <table:table-cell table:formula="of:=IF(LEN([.H362])=0;&quot;&quot;;CONCATENATE(&quot;'&quot;;[.G362];&quot;' =&gt; '&quot;;[.H36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table:number-columns-repeated="2"/>
          <table:table-cell table:formula="of:=IF(LEN([.D363])=0;IF(LEN([.B363])=0;&quot;&quot;;[.B363]);[.D363])" office:value-type="string" office:string-value="pi" calcext:value-type="string">
            <text:p>pi</text:p>
          </table:table-cell>
          <table:table-cell table:formula="of:=IF(LEN([.E363])=0;IF(LEN([.B363])=0;&quot;&quot;;[.B363]);[.E363])" office:value-type="string" office:string-value="pi" calcext:value-type="string">
            <text:p>pi</text:p>
          </table:table-cell>
          <table:table-cell table:formula="of:=IF(LEN([.B363])&gt;0;[.B363];&quot;&quot;)" office:value-type="string" office:string-value="pi" calcext:value-type="string">
            <text:p>pi</text:p>
          </table:table-cell>
          <table:table-cell table:formula="of:=IF(LEN([.H363])=0;&quot;&quot;;CONCATENATE(&quot;'&quot;;[.F363];&quot;' =&gt; '&quot;;[.H363];&quot;',&quot;))" office:value-type="string" office:string-value="'pi' =&gt; 'pi'," calcext:value-type="string">
            <text:p>'pi' =&gt; 'pi',</text:p>
          </table:table-cell>
          <table:table-cell table:formula="of:=IF(LEN([.H363])=0;&quot;&quot;;CONCATENATE(&quot;'&quot;;[.G363];&quot;' =&gt; '&quot;;[.H363];&quot;',&quot;))" office:value-type="string" office:string-value="'pi' =&gt; 'pi'," calcext:value-type="string">
            <text:p>'pi' =&gt; 'p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Pampanga; Kapampangan</text:p>
          </table:table-cell>
          <table:table-cell table:number-columns-repeated="2"/>
          <table:table-cell table:formula="of:=IF(LEN([.D364])=0;IF(LEN([.B364])=0;&quot;&quot;;[.B364]);[.D364])">
            <text:p/>
          </table:table-cell>
          <table:table-cell table:formula="of:=IF(LEN([.E364])=0;IF(LEN([.B364])=0;&quot;&quot;;[.B364]);[.E364])">
            <text:p/>
          </table:table-cell>
          <table:table-cell table:formula="of:=IF(LEN([.B364])&gt;0;[.B364];&quot;&quot;)">
            <text:p/>
          </table:table-cell>
          <table:table-cell table:formula="of:=IF(LEN([.H364])=0;&quot;&quot;;CONCATENATE(&quot;'&quot;;[.F364];&quot;' =&gt; '&quot;;[.H364];&quot;',&quot;))">
            <text:p/>
          </table:table-cell>
          <table:table-cell table:formula="of:=IF(LEN([.H364])=0;&quot;&quot;;CONCATENATE(&quot;'&quot;;[.G364];&quot;' =&gt; '&quot;;[.H36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g</text:p>
          </table:table-cell>
          <table:table-cell/>
          <table:table-cell office:value-type="string" calcext:value-type="string">
            <text:p>Pangasinan</text:p>
          </table:table-cell>
          <table:table-cell table:number-columns-repeated="2"/>
          <table:table-cell table:formula="of:=IF(LEN([.D365])=0;IF(LEN([.B365])=0;&quot;&quot;;[.B365]);[.D365])">
            <text:p/>
          </table:table-cell>
          <table:table-cell table:formula="of:=IF(LEN([.E365])=0;IF(LEN([.B365])=0;&quot;&quot;;[.B365]);[.E365])">
            <text:p/>
          </table:table-cell>
          <table:table-cell table:formula="of:=IF(LEN([.B365])&gt;0;[.B365];&quot;&quot;)">
            <text:p/>
          </table:table-cell>
          <table:table-cell table:formula="of:=IF(LEN([.H365])=0;&quot;&quot;;CONCATENATE(&quot;'&quot;;[.F365];&quot;' =&gt; '&quot;;[.H365];&quot;',&quot;))">
            <text:p/>
          </table:table-cell>
          <table:table-cell table:formula="of:=IF(LEN([.H365])=0;&quot;&quot;;CONCATENATE(&quot;'&quot;;[.G365];&quot;' =&gt; '&quot;;[.H36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table:number-columns-repeated="2"/>
          <table:table-cell table:formula="of:=IF(LEN([.D366])=0;IF(LEN([.B366])=0;&quot;&quot;;[.B366]);[.D366])" office:value-type="string" office:string-value="pa" calcext:value-type="string">
            <text:p>pa</text:p>
          </table:table-cell>
          <table:table-cell table:formula="of:=IF(LEN([.E366])=0;IF(LEN([.B366])=0;&quot;&quot;;[.B366]);[.E366])" office:value-type="string" office:string-value="pa" calcext:value-type="string">
            <text:p>pa</text:p>
          </table:table-cell>
          <table:table-cell table:formula="of:=IF(LEN([.B366])&gt;0;[.B366];&quot;&quot;)" office:value-type="string" office:string-value="pa" calcext:value-type="string">
            <text:p>pa</text:p>
          </table:table-cell>
          <table:table-cell table:formula="of:=IF(LEN([.H366])=0;&quot;&quot;;CONCATENATE(&quot;'&quot;;[.F366];&quot;' =&gt; '&quot;;[.H366];&quot;',&quot;))" office:value-type="string" office:string-value="'pa' =&gt; 'pa'," calcext:value-type="string">
            <text:p>'pa' =&gt; 'pa',</text:p>
          </table:table-cell>
          <table:table-cell table:formula="of:=IF(LEN([.H366])=0;&quot;&quot;;CONCATENATE(&quot;'&quot;;[.G366];&quot;' =&gt; '&quot;;[.H366];&quot;',&quot;))" office:value-type="string" office:string-value="'pa' =&gt; 'pa'," calcext:value-type="string">
            <text:p>'pa' =&gt; 'p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Papiamento</text:p>
          </table:table-cell>
          <table:table-cell table:number-columns-repeated="2"/>
          <table:table-cell table:formula="of:=IF(LEN([.D367])=0;IF(LEN([.B367])=0;&quot;&quot;;[.B367]);[.D367])">
            <text:p/>
          </table:table-cell>
          <table:table-cell table:formula="of:=IF(LEN([.E367])=0;IF(LEN([.B367])=0;&quot;&quot;;[.B367]);[.E367])">
            <text:p/>
          </table:table-cell>
          <table:table-cell table:formula="of:=IF(LEN([.B367])&gt;0;[.B367];&quot;&quot;)">
            <text:p/>
          </table:table-cell>
          <table:table-cell table:formula="of:=IF(LEN([.H367])=0;&quot;&quot;;CONCATENATE(&quot;'&quot;;[.F367];&quot;' =&gt; '&quot;;[.H367];&quot;',&quot;))">
            <text:p/>
          </table:table-cell>
          <table:table-cell table:formula="of:=IF(LEN([.H367])=0;&quot;&quot;;CONCATENATE(&quot;'&quot;;[.G367];&quot;' =&gt; '&quot;;[.H36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a</text:p>
          </table:table-cell>
          <table:table-cell/>
          <table:table-cell office:value-type="string" calcext:value-type="string">
            <text:p>Papuan languages</text:p>
          </table:table-cell>
          <table:table-cell table:number-columns-repeated="2"/>
          <table:table-cell table:formula="of:=IF(LEN([.D368])=0;IF(LEN([.B368])=0;&quot;&quot;;[.B368]);[.D368])">
            <text:p/>
          </table:table-cell>
          <table:table-cell table:formula="of:=IF(LEN([.E368])=0;IF(LEN([.B368])=0;&quot;&quot;;[.B368]);[.E368])">
            <text:p/>
          </table:table-cell>
          <table:table-cell table:formula="of:=IF(LEN([.B368])&gt;0;[.B368];&quot;&quot;)">
            <text:p/>
          </table:table-cell>
          <table:table-cell table:formula="of:=IF(LEN([.H368])=0;&quot;&quot;;CONCATENATE(&quot;'&quot;;[.F368];&quot;' =&gt; '&quot;;[.H368];&quot;',&quot;))">
            <text:p/>
          </table:table-cell>
          <table:table-cell table:formula="of:=IF(LEN([.H368])=0;&quot;&quot;;CONCATENATE(&quot;'&quot;;[.G368];&quot;' =&gt; '&quot;;[.H36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so</text:p>
          </table:table-cell>
          <table:table-cell/>
          <table:table-cell office:value-type="string" calcext:value-type="string">
            <text:p>Pedi; Sepedi; Northern Sotho</text:p>
          </table:table-cell>
          <table:table-cell table:number-columns-repeated="2"/>
          <table:table-cell table:formula="of:=IF(LEN([.D369])=0;IF(LEN([.B369])=0;&quot;&quot;;[.B369]);[.D369])">
            <text:p/>
          </table:table-cell>
          <table:table-cell table:formula="of:=IF(LEN([.E369])=0;IF(LEN([.B369])=0;&quot;&quot;;[.B369]);[.E369])">
            <text:p/>
          </table:table-cell>
          <table:table-cell table:formula="of:=IF(LEN([.B369])&gt;0;[.B369];&quot;&quot;)">
            <text:p/>
          </table:table-cell>
          <table:table-cell table:formula="of:=IF(LEN([.H369])=0;&quot;&quot;;CONCATENATE(&quot;'&quot;;[.F369];&quot;' =&gt; '&quot;;[.H369];&quot;',&quot;))">
            <text:p/>
          </table:table-cell>
          <table:table-cell table:formula="of:=IF(LEN([.H369])=0;&quot;&quot;;CONCATENATE(&quot;'&quot;;[.G369];&quot;' =&gt; '&quot;;[.H36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fa_IR</text:p>
          </table:table-cell>
          <table:table-cell office:value-type="string" calcext:value-type="string">
            <text:p>fa</text:p>
          </table:table-cell>
          <table:table-cell table:formula="of:=IF(LEN([.D370])=0;IF(LEN([.B370])=0;&quot;&quot;;[.B370]);[.D370])" office:value-type="string" office:string-value="fa_IR" calcext:value-type="string">
            <text:p>fa_IR</text:p>
          </table:table-cell>
          <table:table-cell table:formula="of:=IF(LEN([.E370])=0;IF(LEN([.B370])=0;&quot;&quot;;[.B370]);[.E370])" office:value-type="string" office:string-value="fa" calcext:value-type="string">
            <text:p>fa</text:p>
          </table:table-cell>
          <table:table-cell table:formula="of:=IF(LEN([.B370])&gt;0;[.B370];&quot;&quot;)" office:value-type="string" office:string-value="fa" calcext:value-type="string">
            <text:p>fa</text:p>
          </table:table-cell>
          <table:table-cell table:formula="of:=IF(LEN([.H370])=0;&quot;&quot;;CONCATENATE(&quot;'&quot;;[.F370];&quot;' =&gt; '&quot;;[.H370];&quot;',&quot;))" office:value-type="string" office:string-value="'fa_IR' =&gt; 'fa'," calcext:value-type="string">
            <text:p>'fa_IR' =&gt; 'fa',</text:p>
          </table:table-cell>
          <table:table-cell table:formula="of:=IF(LEN([.H370])=0;&quot;&quot;;CONCATENATE(&quot;'&quot;;[.G370];&quot;' =&gt; '&quot;;[.H370];&quot;',&quot;))" office:value-type="string" office:string-value="'fa' =&gt; 'fa'," calcext:value-type="string">
            <text:p>'fa' =&gt; 'f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fa_IR</text:p>
          </table:table-cell>
          <table:table-cell office:value-type="string" calcext:value-type="string">
            <text:p>fa</text:p>
          </table:table-cell>
          <table:table-cell table:formula="of:=IF(LEN([.D371])=0;IF(LEN([.B371])=0;&quot;&quot;;[.B371]);[.D371])" office:value-type="string" office:string-value="fa_IR" calcext:value-type="string">
            <text:p>fa_IR</text:p>
          </table:table-cell>
          <table:table-cell table:formula="of:=IF(LEN([.E371])=0;IF(LEN([.B371])=0;&quot;&quot;;[.B371]);[.E371])" office:value-type="string" office:string-value="fa" calcext:value-type="string">
            <text:p>fa</text:p>
          </table:table-cell>
          <table:table-cell table:formula="of:=IF(LEN([.B371])&gt;0;[.B371];&quot;&quot;)" office:value-type="string" office:string-value="fa" calcext:value-type="string">
            <text:p>fa</text:p>
          </table:table-cell>
          <table:table-cell table:formula="of:=IF(LEN([.H371])=0;&quot;&quot;;CONCATENATE(&quot;'&quot;;[.F371];&quot;' =&gt; '&quot;;[.H371];&quot;',&quot;))" office:value-type="string" office:string-value="'fa_IR' =&gt; 'fa'," calcext:value-type="string">
            <text:p>'fa_IR' =&gt; 'fa',</text:p>
          </table:table-cell>
          <table:table-cell table:formula="of:=IF(LEN([.H371])=0;&quot;&quot;;CONCATENATE(&quot;'&quot;;[.G371];&quot;' =&gt; '&quot;;[.H371];&quot;',&quot;))" office:value-type="string" office:string-value="'fa' =&gt; 'fa'," calcext:value-type="string">
            <text:p>'fa' =&gt; 'f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eo</text:p>
          </table:table-cell>
          <table:table-cell/>
          <table:table-cell office:value-type="string" calcext:value-type="string">
            <text:p>Persian, Old (ca.600-400 B.C.)</text:p>
          </table:table-cell>
          <table:table-cell table:number-columns-repeated="2"/>
          <table:table-cell table:formula="of:=IF(LEN([.D372])=0;IF(LEN([.B372])=0;&quot;&quot;;[.B372]);[.D372])">
            <text:p/>
          </table:table-cell>
          <table:table-cell table:formula="of:=IF(LEN([.E372])=0;IF(LEN([.B372])=0;&quot;&quot;;[.B372]);[.E372])">
            <text:p/>
          </table:table-cell>
          <table:table-cell table:formula="of:=IF(LEN([.B372])&gt;0;[.B372];&quot;&quot;)">
            <text:p/>
          </table:table-cell>
          <table:table-cell table:formula="of:=IF(LEN([.H372])=0;&quot;&quot;;CONCATENATE(&quot;'&quot;;[.F372];&quot;' =&gt; '&quot;;[.H372];&quot;',&quot;))">
            <text:p/>
          </table:table-cell>
          <table:table-cell table:formula="of:=IF(LEN([.H372])=0;&quot;&quot;;CONCATENATE(&quot;'&quot;;[.G372];&quot;' =&gt; '&quot;;[.H37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Philippine languages</text:p>
          </table:table-cell>
          <table:table-cell table:number-columns-repeated="2"/>
          <table:table-cell table:formula="of:=IF(LEN([.D373])=0;IF(LEN([.B373])=0;&quot;&quot;;[.B373]);[.D373])">
            <text:p/>
          </table:table-cell>
          <table:table-cell table:formula="of:=IF(LEN([.E373])=0;IF(LEN([.B373])=0;&quot;&quot;;[.B373]);[.E373])">
            <text:p/>
          </table:table-cell>
          <table:table-cell table:formula="of:=IF(LEN([.B373])&gt;0;[.B373];&quot;&quot;)">
            <text:p/>
          </table:table-cell>
          <table:table-cell table:formula="of:=IF(LEN([.H373])=0;&quot;&quot;;CONCATENATE(&quot;'&quot;;[.F373];&quot;' =&gt; '&quot;;[.H373];&quot;',&quot;))">
            <text:p/>
          </table:table-cell>
          <table:table-cell table:formula="of:=IF(LEN([.H373])=0;&quot;&quot;;CONCATENATE(&quot;'&quot;;[.G373];&quot;' =&gt; '&quot;;[.H37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hn</text:p>
          </table:table-cell>
          <table:table-cell/>
          <table:table-cell office:value-type="string" calcext:value-type="string">
            <text:p>Phoenician</text:p>
          </table:table-cell>
          <table:table-cell table:number-columns-repeated="2"/>
          <table:table-cell table:formula="of:=IF(LEN([.D374])=0;IF(LEN([.B374])=0;&quot;&quot;;[.B374]);[.D374])">
            <text:p/>
          </table:table-cell>
          <table:table-cell table:formula="of:=IF(LEN([.E374])=0;IF(LEN([.B374])=0;&quot;&quot;;[.B374]);[.E374])">
            <text:p/>
          </table:table-cell>
          <table:table-cell table:formula="of:=IF(LEN([.B374])&gt;0;[.B374];&quot;&quot;)">
            <text:p/>
          </table:table-cell>
          <table:table-cell table:formula="of:=IF(LEN([.H374])=0;&quot;&quot;;CONCATENATE(&quot;'&quot;;[.F374];&quot;' =&gt; '&quot;;[.H374];&quot;',&quot;))">
            <text:p/>
          </table:table-cell>
          <table:table-cell table:formula="of:=IF(LEN([.H374])=0;&quot;&quot;;CONCATENATE(&quot;'&quot;;[.G374];&quot;' =&gt; '&quot;;[.H37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n</text:p>
          </table:table-cell>
          <table:table-cell/>
          <table:table-cell office:value-type="string" calcext:value-type="string">
            <text:p>Pohnpeian</text:p>
          </table:table-cell>
          <table:table-cell table:number-columns-repeated="2"/>
          <table:table-cell table:formula="of:=IF(LEN([.D375])=0;IF(LEN([.B375])=0;&quot;&quot;;[.B375]);[.D375])">
            <text:p/>
          </table:table-cell>
          <table:table-cell table:formula="of:=IF(LEN([.E375])=0;IF(LEN([.B375])=0;&quot;&quot;;[.B375]);[.E375])">
            <text:p/>
          </table:table-cell>
          <table:table-cell table:formula="of:=IF(LEN([.B375])&gt;0;[.B375];&quot;&quot;)">
            <text:p/>
          </table:table-cell>
          <table:table-cell table:formula="of:=IF(LEN([.H375])=0;&quot;&quot;;CONCATENATE(&quot;'&quot;;[.F375];&quot;' =&gt; '&quot;;[.H375];&quot;',&quot;))">
            <text:p/>
          </table:table-cell>
          <table:table-cell table:formula="of:=IF(LEN([.H375])=0;&quot;&quot;;CONCATENATE(&quot;'&quot;;[.G375];&quot;' =&gt; '&quot;;[.H37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l_PL</text:p>
          </table:table-cell>
          <table:table-cell office:value-type="string" calcext:value-type="string">
            <text:p>pl</text:p>
          </table:table-cell>
          <table:table-cell table:formula="of:=IF(LEN([.D376])=0;IF(LEN([.B376])=0;&quot;&quot;;[.B376]);[.D376])" office:value-type="string" office:string-value="pl_PL" calcext:value-type="string">
            <text:p>pl_PL</text:p>
          </table:table-cell>
          <table:table-cell table:formula="of:=IF(LEN([.E376])=0;IF(LEN([.B376])=0;&quot;&quot;;[.B376]);[.E376])" office:value-type="string" office:string-value="pl" calcext:value-type="string">
            <text:p>pl</text:p>
          </table:table-cell>
          <table:table-cell table:formula="of:=IF(LEN([.B376])&gt;0;[.B376];&quot;&quot;)" office:value-type="string" office:string-value="pl" calcext:value-type="string">
            <text:p>pl</text:p>
          </table:table-cell>
          <table:table-cell table:formula="of:=IF(LEN([.H376])=0;&quot;&quot;;CONCATENATE(&quot;'&quot;;[.F376];&quot;' =&gt; '&quot;;[.H376];&quot;',&quot;))" office:value-type="string" office:string-value="'pl_PL' =&gt; 'pl'," calcext:value-type="string">
            <text:p>'pl_PL' =&gt; 'pl',</text:p>
          </table:table-cell>
          <table:table-cell table:formula="of:=IF(LEN([.H376])=0;&quot;&quot;;CONCATENATE(&quot;'&quot;;[.G376];&quot;' =&gt; '&quot;;[.H376];&quot;',&quot;))" office:value-type="string" office:string-value="'pl' =&gt; 'pl'," calcext:value-type="string">
            <text:p>'pl' =&gt; 'p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table:number-columns-repeated="2" office:value-type="string" calcext:value-type="string">
            <text:p>pt_BR</text:p>
          </table:table-cell>
          <table:table-cell table:formula="of:=IF(LEN([.D377])=0;IF(LEN([.B377])=0;&quot;&quot;;[.B377]);[.D377])" office:value-type="string" office:string-value="pt_BR" calcext:value-type="string">
            <text:p>pt_BR</text:p>
          </table:table-cell>
          <table:table-cell table:formula="of:=IF(LEN([.E377])=0;IF(LEN([.B377])=0;&quot;&quot;;[.B377]);[.E377])" office:value-type="string" office:string-value="pt_BR" calcext:value-type="string">
            <text:p>pt_BR</text:p>
          </table:table-cell>
          <table:table-cell table:formula="of:=IF(LEN([.B377])&gt;0;[.B377];&quot;&quot;)" office:value-type="string" office:string-value="pt" calcext:value-type="string">
            <text:p>pt</text:p>
          </table:table-cell>
          <table:table-cell table:formula="of:=IF(LEN([.H377])=0;&quot;&quot;;CONCATENATE(&quot;'&quot;;[.F377];&quot;' =&gt; '&quot;;[.H377];&quot;',&quot;))" office:value-type="string" office:string-value="'pt_BR' =&gt; 'pt'," calcext:value-type="string">
            <text:p>'pt_BR' =&gt; 'pt',</text:p>
          </table:table-cell>
          <table:table-cell table:formula="of:=IF(LEN([.H377])=0;&quot;&quot;;CONCATENATE(&quot;'&quot;;[.G377];&quot;' =&gt; '&quot;;[.H377];&quot;',&quot;))" office:value-type="string" office:string-value="'pt_BR' =&gt; 'pt'," calcext:value-type="string">
            <text:p>'pt_BR' =&gt; 'p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table:number-columns-repeated="2" office:value-type="string" calcext:value-type="string">
            <text:p>pt_PT</text:p>
          </table:table-cell>
          <table:table-cell table:formula="of:=IF(LEN([.D378])=0;IF(LEN([.B378])=0;&quot;&quot;;[.B378]);[.D378])" office:value-type="string" office:string-value="pt_PT" calcext:value-type="string">
            <text:p>pt_PT</text:p>
          </table:table-cell>
          <table:table-cell table:formula="of:=IF(LEN([.E378])=0;IF(LEN([.B378])=0;&quot;&quot;;[.B378]);[.E378])" office:value-type="string" office:string-value="pt_PT" calcext:value-type="string">
            <text:p>pt_PT</text:p>
          </table:table-cell>
          <table:table-cell table:formula="of:=IF(LEN([.B378])&gt;0;[.B378];&quot;&quot;)" office:value-type="string" office:string-value="pt" calcext:value-type="string">
            <text:p>pt</text:p>
          </table:table-cell>
          <table:table-cell table:formula="of:=IF(LEN([.H378])=0;&quot;&quot;;CONCATENATE(&quot;'&quot;;[.F378];&quot;' =&gt; '&quot;;[.H378];&quot;',&quot;))" office:value-type="string" office:string-value="'pt_PT' =&gt; 'pt'," calcext:value-type="string">
            <text:p>'pt_PT' =&gt; 'pt',</text:p>
          </table:table-cell>
          <table:table-cell table:formula="of:=IF(LEN([.H378])=0;&quot;&quot;;CONCATENATE(&quot;'&quot;;[.G378];&quot;' =&gt; '&quot;;[.H378];&quot;',&quot;))" office:value-type="string" office:string-value="'pt_PT' =&gt; 'pt'," calcext:value-type="string">
            <text:p>'pt_PT' =&gt; 'p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ra</text:p>
          </table:table-cell>
          <table:table-cell/>
          <table:table-cell office:value-type="string" calcext:value-type="string">
            <text:p>Prakrit languages</text:p>
          </table:table-cell>
          <table:table-cell table:number-columns-repeated="2"/>
          <table:table-cell table:formula="of:=IF(LEN([.D379])=0;IF(LEN([.B379])=0;&quot;&quot;;[.B379]);[.D379])">
            <text:p/>
          </table:table-cell>
          <table:table-cell table:formula="of:=IF(LEN([.E379])=0;IF(LEN([.B379])=0;&quot;&quot;;[.B379]);[.E379])">
            <text:p/>
          </table:table-cell>
          <table:table-cell table:formula="of:=IF(LEN([.B379])&gt;0;[.B379];&quot;&quot;)">
            <text:p/>
          </table:table-cell>
          <table:table-cell table:formula="of:=IF(LEN([.H379])=0;&quot;&quot;;CONCATENATE(&quot;'&quot;;[.F379];&quot;' =&gt; '&quot;;[.H379];&quot;',&quot;))">
            <text:p/>
          </table:table-cell>
          <table:table-cell table:formula="of:=IF(LEN([.H379])=0;&quot;&quot;;CONCATENATE(&quot;'&quot;;[.G379];&quot;' =&gt; '&quot;;[.H37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vençal, Old (to 1500);Occitan, Old (to 1500)</text:p>
          </table:table-cell>
          <table:table-cell table:number-columns-repeated="2"/>
          <table:table-cell table:formula="of:=IF(LEN([.D380])=0;IF(LEN([.B380])=0;&quot;&quot;;[.B380]);[.D380])">
            <text:p/>
          </table:table-cell>
          <table:table-cell table:formula="of:=IF(LEN([.E380])=0;IF(LEN([.B380])=0;&quot;&quot;;[.B380]);[.E380])">
            <text:p/>
          </table:table-cell>
          <table:table-cell table:formula="of:=IF(LEN([.B380])&gt;0;[.B380];&quot;&quot;)">
            <text:p/>
          </table:table-cell>
          <table:table-cell table:formula="of:=IF(LEN([.H380])=0;&quot;&quot;;CONCATENATE(&quot;'&quot;;[.F380];&quot;' =&gt; '&quot;;[.H380];&quot;',&quot;))">
            <text:p/>
          </table:table-cell>
          <table:table-cell table:formula="of:=IF(LEN([.H380])=0;&quot;&quot;;CONCATENATE(&quot;'&quot;;[.G380];&quot;' =&gt; '&quot;;[.H38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table:number-columns-repeated="2"/>
          <table:table-cell table:formula="of:=IF(LEN([.D381])=0;IF(LEN([.B381])=0;&quot;&quot;;[.B381]);[.D381])" office:value-type="string" office:string-value="ps" calcext:value-type="string">
            <text:p>ps</text:p>
          </table:table-cell>
          <table:table-cell table:formula="of:=IF(LEN([.E381])=0;IF(LEN([.B381])=0;&quot;&quot;;[.B381]);[.E381])" office:value-type="string" office:string-value="ps" calcext:value-type="string">
            <text:p>ps</text:p>
          </table:table-cell>
          <table:table-cell table:formula="of:=IF(LEN([.B381])&gt;0;[.B381];&quot;&quot;)" office:value-type="string" office:string-value="ps" calcext:value-type="string">
            <text:p>ps</text:p>
          </table:table-cell>
          <table:table-cell table:formula="of:=IF(LEN([.H381])=0;&quot;&quot;;CONCATENATE(&quot;'&quot;;[.F381];&quot;' =&gt; '&quot;;[.H381];&quot;',&quot;))" office:value-type="string" office:string-value="'ps' =&gt; 'ps'," calcext:value-type="string">
            <text:p>'ps' =&gt; 'ps',</text:p>
          </table:table-cell>
          <table:table-cell table:formula="of:=IF(LEN([.H381])=0;&quot;&quot;;CONCATENATE(&quot;'&quot;;[.G381];&quot;' =&gt; '&quot;;[.H381];&quot;',&quot;))" office:value-type="string" office:string-value="'ps' =&gt; 'ps'," calcext:value-type="string">
            <text:p>'ps' =&gt; 'p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table:number-columns-repeated="2"/>
          <table:table-cell table:formula="of:=IF(LEN([.D382])=0;IF(LEN([.B382])=0;&quot;&quot;;[.B382]);[.D382])" office:value-type="string" office:string-value="qu" calcext:value-type="string">
            <text:p>qu</text:p>
          </table:table-cell>
          <table:table-cell table:formula="of:=IF(LEN([.E382])=0;IF(LEN([.B382])=0;&quot;&quot;;[.B382]);[.E382])" office:value-type="string" office:string-value="qu" calcext:value-type="string">
            <text:p>qu</text:p>
          </table:table-cell>
          <table:table-cell table:formula="of:=IF(LEN([.B382])&gt;0;[.B382];&quot;&quot;)" office:value-type="string" office:string-value="qu" calcext:value-type="string">
            <text:p>qu</text:p>
          </table:table-cell>
          <table:table-cell table:formula="of:=IF(LEN([.H382])=0;&quot;&quot;;CONCATENATE(&quot;'&quot;;[.F382];&quot;' =&gt; '&quot;;[.H382];&quot;',&quot;))" office:value-type="string" office:string-value="'qu' =&gt; 'qu'," calcext:value-type="string">
            <text:p>'qu' =&gt; 'qu',</text:p>
          </table:table-cell>
          <table:table-cell table:formula="of:=IF(LEN([.H382])=0;&quot;&quot;;CONCATENATE(&quot;'&quot;;[.G382];&quot;' =&gt; '&quot;;[.H382];&quot;',&quot;))" office:value-type="string" office:string-value="'qu' =&gt; 'qu'," calcext:value-type="string">
            <text:p>'qu' =&gt; 'q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aj</text:p>
          </table:table-cell>
          <table:table-cell/>
          <table:table-cell office:value-type="string" calcext:value-type="string">
            <text:p>Rajasthani</text:p>
          </table:table-cell>
          <table:table-cell table:number-columns-repeated="2"/>
          <table:table-cell table:formula="of:=IF(LEN([.D383])=0;IF(LEN([.B383])=0;&quot;&quot;;[.B383]);[.D383])">
            <text:p/>
          </table:table-cell>
          <table:table-cell table:formula="of:=IF(LEN([.E383])=0;IF(LEN([.B383])=0;&quot;&quot;;[.B383]);[.E383])">
            <text:p/>
          </table:table-cell>
          <table:table-cell table:formula="of:=IF(LEN([.B383])&gt;0;[.B383];&quot;&quot;)">
            <text:p/>
          </table:table-cell>
          <table:table-cell table:formula="of:=IF(LEN([.H383])=0;&quot;&quot;;CONCATENATE(&quot;'&quot;;[.F383];&quot;' =&gt; '&quot;;[.H383];&quot;',&quot;))">
            <text:p/>
          </table:table-cell>
          <table:table-cell table:formula="of:=IF(LEN([.H383])=0;&quot;&quot;;CONCATENATE(&quot;'&quot;;[.G383];&quot;' =&gt; '&quot;;[.H38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ap</text:p>
          </table:table-cell>
          <table:table-cell/>
          <table:table-cell office:value-type="string" calcext:value-type="string">
            <text:p>Rapanui</text:p>
          </table:table-cell>
          <table:table-cell table:number-columns-repeated="2"/>
          <table:table-cell table:formula="of:=IF(LEN([.D384])=0;IF(LEN([.B384])=0;&quot;&quot;;[.B384]);[.D384])">
            <text:p/>
          </table:table-cell>
          <table:table-cell table:formula="of:=IF(LEN([.E384])=0;IF(LEN([.B384])=0;&quot;&quot;;[.B384]);[.E384])">
            <text:p/>
          </table:table-cell>
          <table:table-cell table:formula="of:=IF(LEN([.B384])&gt;0;[.B384];&quot;&quot;)">
            <text:p/>
          </table:table-cell>
          <table:table-cell table:formula="of:=IF(LEN([.H384])=0;&quot;&quot;;CONCATENATE(&quot;'&quot;;[.F384];&quot;' =&gt; '&quot;;[.H384];&quot;',&quot;))">
            <text:p/>
          </table:table-cell>
          <table:table-cell table:formula="of:=IF(LEN([.H384])=0;&quot;&quot;;CONCATENATE(&quot;'&quot;;[.G384];&quot;' =&gt; '&quot;;[.H38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ar</text:p>
          </table:table-cell>
          <table:table-cell/>
          <table:table-cell office:value-type="string" calcext:value-type="string">
            <text:p>Rarotongan; Cook Islands Maori</text:p>
          </table:table-cell>
          <table:table-cell table:number-columns-repeated="2"/>
          <table:table-cell table:formula="of:=IF(LEN([.D385])=0;IF(LEN([.B385])=0;&quot;&quot;;[.B385]);[.D385])">
            <text:p/>
          </table:table-cell>
          <table:table-cell table:formula="of:=IF(LEN([.E385])=0;IF(LEN([.B385])=0;&quot;&quot;;[.B385]);[.E385])">
            <text:p/>
          </table:table-cell>
          <table:table-cell table:formula="of:=IF(LEN([.B385])&gt;0;[.B385];&quot;&quot;)">
            <text:p/>
          </table:table-cell>
          <table:table-cell table:formula="of:=IF(LEN([.H385])=0;&quot;&quot;;CONCATENATE(&quot;'&quot;;[.F385];&quot;' =&gt; '&quot;;[.H385];&quot;',&quot;))">
            <text:p/>
          </table:table-cell>
          <table:table-cell table:formula="of:=IF(LEN([.H385])=0;&quot;&quot;;CONCATENATE(&quot;'&quot;;[.G385];&quot;' =&gt; '&quot;;[.H38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qaa-qtz</text:p>
          </table:table-cell>
          <table:table-cell/>
          <table:table-cell office:value-type="string" calcext:value-type="string">
            <text:p>Reserved for local use</text:p>
          </table:table-cell>
          <table:table-cell table:number-columns-repeated="2"/>
          <table:table-cell table:formula="of:=IF(LEN([.D386])=0;IF(LEN([.B386])=0;&quot;&quot;;[.B386]);[.D386])">
            <text:p/>
          </table:table-cell>
          <table:table-cell table:formula="of:=IF(LEN([.E386])=0;IF(LEN([.B386])=0;&quot;&quot;;[.B386]);[.E386])">
            <text:p/>
          </table:table-cell>
          <table:table-cell table:formula="of:=IF(LEN([.B386])&gt;0;[.B386];&quot;&quot;)">
            <text:p/>
          </table:table-cell>
          <table:table-cell table:formula="of:=IF(LEN([.H386])=0;&quot;&quot;;CONCATENATE(&quot;'&quot;;[.F386];&quot;' =&gt; '&quot;;[.H386];&quot;',&quot;))">
            <text:p/>
          </table:table-cell>
          <table:table-cell table:formula="of:=IF(LEN([.H386])=0;&quot;&quot;;CONCATENATE(&quot;'&quot;;[.G386];&quot;' =&gt; '&quot;;[.H38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mance languages</text:p>
          </table:table-cell>
          <table:table-cell table:number-columns-repeated="2"/>
          <table:table-cell table:formula="of:=IF(LEN([.D387])=0;IF(LEN([.B387])=0;&quot;&quot;;[.B387]);[.D387])">
            <text:p/>
          </table:table-cell>
          <table:table-cell table:formula="of:=IF(LEN([.E387])=0;IF(LEN([.B387])=0;&quot;&quot;;[.B387]);[.E387])">
            <text:p/>
          </table:table-cell>
          <table:table-cell table:formula="of:=IF(LEN([.B387])&gt;0;[.B387];&quot;&quot;)">
            <text:p/>
          </table:table-cell>
          <table:table-cell table:formula="of:=IF(LEN([.H387])=0;&quot;&quot;;CONCATENATE(&quot;'&quot;;[.F387];&quot;' =&gt; '&quot;;[.H387];&quot;',&quot;))">
            <text:p/>
          </table:table-cell>
          <table:table-cell table:formula="of:=IF(LEN([.H387])=0;&quot;&quot;;CONCATENATE(&quot;'&quot;;[.G387];&quot;' =&gt; '&quot;;[.H38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_RO</text:p>
          </table:table-cell>
          <table:table-cell office:value-type="string" calcext:value-type="string">
            <text:p>ro</text:p>
          </table:table-cell>
          <table:table-cell table:formula="of:=IF(LEN([.D388])=0;IF(LEN([.B388])=0;&quot;&quot;;[.B388]);[.D388])" office:value-type="string" office:string-value="ro_RO" calcext:value-type="string">
            <text:p>ro_RO</text:p>
          </table:table-cell>
          <table:table-cell table:formula="of:=IF(LEN([.E388])=0;IF(LEN([.B388])=0;&quot;&quot;;[.B388]);[.E388])" office:value-type="string" office:string-value="ro" calcext:value-type="string">
            <text:p>ro</text:p>
          </table:table-cell>
          <table:table-cell table:formula="of:=IF(LEN([.B388])&gt;0;[.B388];&quot;&quot;)" office:value-type="string" office:string-value="ro" calcext:value-type="string">
            <text:p>ro</text:p>
          </table:table-cell>
          <table:table-cell table:formula="of:=IF(LEN([.H388])=0;&quot;&quot;;CONCATENATE(&quot;'&quot;;[.F388];&quot;' =&gt; '&quot;;[.H388];&quot;',&quot;))" office:value-type="string" office:string-value="'ro_RO' =&gt; 'ro'," calcext:value-type="string">
            <text:p>'ro_RO' =&gt; 'ro',</text:p>
          </table:table-cell>
          <table:table-cell table:formula="of:=IF(LEN([.H388])=0;&quot;&quot;;CONCATENATE(&quot;'&quot;;[.G388];&quot;' =&gt; '&quot;;[.H388];&quot;',&quot;))" office:value-type="string" office:string-value="'ro' =&gt; 'ro'," calcext:value-type="string">
            <text:p>'ro' =&gt; 'r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_RO</text:p>
          </table:table-cell>
          <table:table-cell office:value-type="string" calcext:value-type="string">
            <text:p>ro</text:p>
          </table:table-cell>
          <table:table-cell table:formula="of:=IF(LEN([.D389])=0;IF(LEN([.B389])=0;&quot;&quot;;[.B389]);[.D389])" office:value-type="string" office:string-value="ro_RO" calcext:value-type="string">
            <text:p>ro_RO</text:p>
          </table:table-cell>
          <table:table-cell table:formula="of:=IF(LEN([.E389])=0;IF(LEN([.B389])=0;&quot;&quot;;[.B389]);[.E389])" office:value-type="string" office:string-value="ro" calcext:value-type="string">
            <text:p>ro</text:p>
          </table:table-cell>
          <table:table-cell table:formula="of:=IF(LEN([.B389])&gt;0;[.B389];&quot;&quot;)" office:value-type="string" office:string-value="ro" calcext:value-type="string">
            <text:p>ro</text:p>
          </table:table-cell>
          <table:table-cell table:formula="of:=IF(LEN([.H389])=0;&quot;&quot;;CONCATENATE(&quot;'&quot;;[.F389];&quot;' =&gt; '&quot;;[.H389];&quot;',&quot;))" office:value-type="string" office:string-value="'ro_RO' =&gt; 'ro'," calcext:value-type="string">
            <text:p>'ro_RO' =&gt; 'ro',</text:p>
          </table:table-cell>
          <table:table-cell table:formula="of:=IF(LEN([.H389])=0;&quot;&quot;;CONCATENATE(&quot;'&quot;;[.G389];&quot;' =&gt; '&quot;;[.H389];&quot;',&quot;))" office:value-type="string" office:string-value="'ro' =&gt; 'ro'," calcext:value-type="string">
            <text:p>'ro' =&gt; 'r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table:number-columns-repeated="2"/>
          <table:table-cell table:formula="of:=IF(LEN([.D390])=0;IF(LEN([.B390])=0;&quot;&quot;;[.B390]);[.D390])" office:value-type="string" office:string-value="rm" calcext:value-type="string">
            <text:p>rm</text:p>
          </table:table-cell>
          <table:table-cell table:formula="of:=IF(LEN([.E390])=0;IF(LEN([.B390])=0;&quot;&quot;;[.B390]);[.E390])" office:value-type="string" office:string-value="rm" calcext:value-type="string">
            <text:p>rm</text:p>
          </table:table-cell>
          <table:table-cell table:formula="of:=IF(LEN([.B390])&gt;0;[.B390];&quot;&quot;)" office:value-type="string" office:string-value="rm" calcext:value-type="string">
            <text:p>rm</text:p>
          </table:table-cell>
          <table:table-cell table:formula="of:=IF(LEN([.H390])=0;&quot;&quot;;CONCATENATE(&quot;'&quot;;[.F390];&quot;' =&gt; '&quot;;[.H390];&quot;',&quot;))" office:value-type="string" office:string-value="'rm' =&gt; 'rm'," calcext:value-type="string">
            <text:p>'rm' =&gt; 'rm',</text:p>
          </table:table-cell>
          <table:table-cell table:formula="of:=IF(LEN([.H390])=0;&quot;&quot;;CONCATENATE(&quot;'&quot;;[.G390];&quot;' =&gt; '&quot;;[.H390];&quot;',&quot;))" office:value-type="string" office:string-value="'rm' =&gt; 'rm'," calcext:value-type="string">
            <text:p>'rm' =&gt; 'rm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any</text:p>
          </table:table-cell>
          <table:table-cell table:number-columns-repeated="2"/>
          <table:table-cell table:formula="of:=IF(LEN([.D391])=0;IF(LEN([.B391])=0;&quot;&quot;;[.B391]);[.D391])">
            <text:p/>
          </table:table-cell>
          <table:table-cell table:formula="of:=IF(LEN([.E391])=0;IF(LEN([.B391])=0;&quot;&quot;;[.B391]);[.E391])">
            <text:p/>
          </table:table-cell>
          <table:table-cell table:formula="of:=IF(LEN([.B391])&gt;0;[.B391];&quot;&quot;)">
            <text:p/>
          </table:table-cell>
          <table:table-cell table:formula="of:=IF(LEN([.H391])=0;&quot;&quot;;CONCATENATE(&quot;'&quot;;[.F391];&quot;' =&gt; '&quot;;[.H391];&quot;',&quot;))">
            <text:p/>
          </table:table-cell>
          <table:table-cell table:formula="of:=IF(LEN([.H391])=0;&quot;&quot;;CONCATENATE(&quot;'&quot;;[.G391];&quot;' =&gt; '&quot;;[.H39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table:number-columns-repeated="2"/>
          <table:table-cell table:formula="of:=IF(LEN([.D392])=0;IF(LEN([.B392])=0;&quot;&quot;;[.B392]);[.D392])" office:value-type="string" office:string-value="rn" calcext:value-type="string">
            <text:p>rn</text:p>
          </table:table-cell>
          <table:table-cell table:formula="of:=IF(LEN([.E392])=0;IF(LEN([.B392])=0;&quot;&quot;;[.B392]);[.E392])" office:value-type="string" office:string-value="rn" calcext:value-type="string">
            <text:p>rn</text:p>
          </table:table-cell>
          <table:table-cell table:formula="of:=IF(LEN([.B392])&gt;0;[.B392];&quot;&quot;)" office:value-type="string" office:string-value="rn" calcext:value-type="string">
            <text:p>rn</text:p>
          </table:table-cell>
          <table:table-cell table:formula="of:=IF(LEN([.H392])=0;&quot;&quot;;CONCATENATE(&quot;'&quot;;[.F392];&quot;' =&gt; '&quot;;[.H392];&quot;',&quot;))" office:value-type="string" office:string-value="'rn' =&gt; 'rn'," calcext:value-type="string">
            <text:p>'rn' =&gt; 'rn',</text:p>
          </table:table-cell>
          <table:table-cell table:formula="of:=IF(LEN([.H392])=0;&quot;&quot;;CONCATENATE(&quot;'&quot;;[.G392];&quot;' =&gt; '&quot;;[.H392];&quot;',&quot;))" office:value-type="string" office:string-value="'rn' =&gt; 'rn'," calcext:value-type="string">
            <text:p>'rn' =&gt; 'r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_RU</text:p>
          </table:table-cell>
          <table:table-cell office:value-type="string" calcext:value-type="string">
            <text:p>ru</text:p>
          </table:table-cell>
          <table:table-cell table:formula="of:=IF(LEN([.D393])=0;IF(LEN([.B393])=0;&quot;&quot;;[.B393]);[.D393])" office:value-type="string" office:string-value="ru_RU" calcext:value-type="string">
            <text:p>ru_RU</text:p>
          </table:table-cell>
          <table:table-cell table:formula="of:=IF(LEN([.E393])=0;IF(LEN([.B393])=0;&quot;&quot;;[.B393]);[.E393])" office:value-type="string" office:string-value="ru" calcext:value-type="string">
            <text:p>ru</text:p>
          </table:table-cell>
          <table:table-cell table:formula="of:=IF(LEN([.B393])&gt;0;[.B393];&quot;&quot;)" office:value-type="string" office:string-value="ru" calcext:value-type="string">
            <text:p>ru</text:p>
          </table:table-cell>
          <table:table-cell table:formula="of:=IF(LEN([.H393])=0;&quot;&quot;;CONCATENATE(&quot;'&quot;;[.F393];&quot;' =&gt; '&quot;;[.H393];&quot;',&quot;))" office:value-type="string" office:string-value="'ru_RU' =&gt; 'ru'," calcext:value-type="string">
            <text:p>'ru_RU' =&gt; 'ru',</text:p>
          </table:table-cell>
          <table:table-cell table:formula="of:=IF(LEN([.H393])=0;&quot;&quot;;CONCATENATE(&quot;'&quot;;[.G393];&quot;' =&gt; '&quot;;[.H393];&quot;',&quot;))" office:value-type="string" office:string-value="'ru' =&gt; 'ru'," calcext:value-type="string">
            <text:p>'ru' =&gt; 'r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string" calcext:value-type="string">
            <text:p>Salishan languages</text:p>
          </table:table-cell>
          <table:table-cell table:number-columns-repeated="2"/>
          <table:table-cell table:formula="of:=IF(LEN([.D394])=0;IF(LEN([.B394])=0;&quot;&quot;;[.B394]);[.D394])">
            <text:p/>
          </table:table-cell>
          <table:table-cell table:formula="of:=IF(LEN([.E394])=0;IF(LEN([.B394])=0;&quot;&quot;;[.B394]);[.E394])">
            <text:p/>
          </table:table-cell>
          <table:table-cell table:formula="of:=IF(LEN([.B394])&gt;0;[.B394];&quot;&quot;)">
            <text:p/>
          </table:table-cell>
          <table:table-cell table:formula="of:=IF(LEN([.H394])=0;&quot;&quot;;CONCATENATE(&quot;'&quot;;[.F394];&quot;' =&gt; '&quot;;[.H394];&quot;',&quot;))">
            <text:p/>
          </table:table-cell>
          <table:table-cell table:formula="of:=IF(LEN([.H394])=0;&quot;&quot;;CONCATENATE(&quot;'&quot;;[.G394];&quot;' =&gt; '&quot;;[.H39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Samaritan Aramaic</text:p>
          </table:table-cell>
          <table:table-cell table:number-columns-repeated="2"/>
          <table:table-cell table:formula="of:=IF(LEN([.D395])=0;IF(LEN([.B395])=0;&quot;&quot;;[.B395]);[.D395])">
            <text:p/>
          </table:table-cell>
          <table:table-cell table:formula="of:=IF(LEN([.E395])=0;IF(LEN([.B395])=0;&quot;&quot;;[.B395]);[.E395])">
            <text:p/>
          </table:table-cell>
          <table:table-cell table:formula="of:=IF(LEN([.B395])&gt;0;[.B395];&quot;&quot;)">
            <text:p/>
          </table:table-cell>
          <table:table-cell table:formula="of:=IF(LEN([.H395])=0;&quot;&quot;;CONCATENATE(&quot;'&quot;;[.F395];&quot;' =&gt; '&quot;;[.H395];&quot;',&quot;))">
            <text:p/>
          </table:table-cell>
          <table:table-cell table:formula="of:=IF(LEN([.H395])=0;&quot;&quot;;CONCATENATE(&quot;'&quot;;[.G395];&quot;' =&gt; '&quot;;[.H39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i</text:p>
          </table:table-cell>
          <table:table-cell/>
          <table:table-cell office:value-type="string" calcext:value-type="string">
            <text:p>Sami languages</text:p>
          </table:table-cell>
          <table:table-cell table:number-columns-repeated="2"/>
          <table:table-cell table:formula="of:=IF(LEN([.D396])=0;IF(LEN([.B396])=0;&quot;&quot;;[.B396]);[.D396])">
            <text:p/>
          </table:table-cell>
          <table:table-cell table:formula="of:=IF(LEN([.E396])=0;IF(LEN([.B396])=0;&quot;&quot;;[.B396]);[.E396])">
            <text:p/>
          </table:table-cell>
          <table:table-cell table:formula="of:=IF(LEN([.B396])&gt;0;[.B396];&quot;&quot;)">
            <text:p/>
          </table:table-cell>
          <table:table-cell table:formula="of:=IF(LEN([.H396])=0;&quot;&quot;;CONCATENATE(&quot;'&quot;;[.F396];&quot;' =&gt; '&quot;;[.H396];&quot;',&quot;))">
            <text:p/>
          </table:table-cell>
          <table:table-cell table:formula="of:=IF(LEN([.H396])=0;&quot;&quot;;CONCATENATE(&quot;'&quot;;[.G396];&quot;' =&gt; '&quot;;[.H39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table:number-columns-repeated="2"/>
          <table:table-cell table:formula="of:=IF(LEN([.D397])=0;IF(LEN([.B397])=0;&quot;&quot;;[.B397]);[.D397])" office:value-type="string" office:string-value="sm" calcext:value-type="string">
            <text:p>sm</text:p>
          </table:table-cell>
          <table:table-cell table:formula="of:=IF(LEN([.E397])=0;IF(LEN([.B397])=0;&quot;&quot;;[.B397]);[.E397])" office:value-type="string" office:string-value="sm" calcext:value-type="string">
            <text:p>sm</text:p>
          </table:table-cell>
          <table:table-cell table:formula="of:=IF(LEN([.B397])&gt;0;[.B397];&quot;&quot;)" office:value-type="string" office:string-value="sm" calcext:value-type="string">
            <text:p>sm</text:p>
          </table:table-cell>
          <table:table-cell table:formula="of:=IF(LEN([.H397])=0;&quot;&quot;;CONCATENATE(&quot;'&quot;;[.F397];&quot;' =&gt; '&quot;;[.H397];&quot;',&quot;))" office:value-type="string" office:string-value="'sm' =&gt; 'sm'," calcext:value-type="string">
            <text:p>'sm' =&gt; 'sm',</text:p>
          </table:table-cell>
          <table:table-cell table:formula="of:=IF(LEN([.H397])=0;&quot;&quot;;CONCATENATE(&quot;'&quot;;[.G397];&quot;' =&gt; '&quot;;[.H397];&quot;',&quot;))" office:value-type="string" office:string-value="'sm' =&gt; 'sm'," calcext:value-type="string">
            <text:p>'sm' =&gt; 'sm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ndawe</text:p>
          </table:table-cell>
          <table:table-cell table:number-columns-repeated="2"/>
          <table:table-cell table:formula="of:=IF(LEN([.D398])=0;IF(LEN([.B398])=0;&quot;&quot;;[.B398]);[.D398])">
            <text:p/>
          </table:table-cell>
          <table:table-cell table:formula="of:=IF(LEN([.E398])=0;IF(LEN([.B398])=0;&quot;&quot;;[.B398]);[.E398])">
            <text:p/>
          </table:table-cell>
          <table:table-cell table:formula="of:=IF(LEN([.B398])&gt;0;[.B398];&quot;&quot;)">
            <text:p/>
          </table:table-cell>
          <table:table-cell table:formula="of:=IF(LEN([.H398])=0;&quot;&quot;;CONCATENATE(&quot;'&quot;;[.F398];&quot;' =&gt; '&quot;;[.H398];&quot;',&quot;))">
            <text:p/>
          </table:table-cell>
          <table:table-cell table:formula="of:=IF(LEN([.H398])=0;&quot;&quot;;CONCATENATE(&quot;'&quot;;[.G398];&quot;' =&gt; '&quot;;[.H39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table:number-columns-repeated="2"/>
          <table:table-cell table:formula="of:=IF(LEN([.D399])=0;IF(LEN([.B399])=0;&quot;&quot;;[.B399]);[.D399])" office:value-type="string" office:string-value="sg" calcext:value-type="string">
            <text:p>sg</text:p>
          </table:table-cell>
          <table:table-cell table:formula="of:=IF(LEN([.E399])=0;IF(LEN([.B399])=0;&quot;&quot;;[.B399]);[.E399])" office:value-type="string" office:string-value="sg" calcext:value-type="string">
            <text:p>sg</text:p>
          </table:table-cell>
          <table:table-cell table:formula="of:=IF(LEN([.B399])&gt;0;[.B399];&quot;&quot;)" office:value-type="string" office:string-value="sg" calcext:value-type="string">
            <text:p>sg</text:p>
          </table:table-cell>
          <table:table-cell table:formula="of:=IF(LEN([.H399])=0;&quot;&quot;;CONCATENATE(&quot;'&quot;;[.F399];&quot;' =&gt; '&quot;;[.H399];&quot;',&quot;))" office:value-type="string" office:string-value="'sg' =&gt; 'sg'," calcext:value-type="string">
            <text:p>'sg' =&gt; 'sg',</text:p>
          </table:table-cell>
          <table:table-cell table:formula="of:=IF(LEN([.H399])=0;&quot;&quot;;CONCATENATE(&quot;'&quot;;[.G399];&quot;' =&gt; '&quot;;[.H399];&quot;',&quot;))" office:value-type="string" office:string-value="'sg' =&gt; 'sg'," calcext:value-type="string">
            <text:p>'sg' =&gt; 's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table:number-columns-repeated="2"/>
          <table:table-cell table:formula="of:=IF(LEN([.D400])=0;IF(LEN([.B400])=0;&quot;&quot;;[.B400]);[.D400])" office:value-type="string" office:string-value="sa" calcext:value-type="string">
            <text:p>sa</text:p>
          </table:table-cell>
          <table:table-cell table:formula="of:=IF(LEN([.E400])=0;IF(LEN([.B400])=0;&quot;&quot;;[.B400]);[.E400])" office:value-type="string" office:string-value="sa" calcext:value-type="string">
            <text:p>sa</text:p>
          </table:table-cell>
          <table:table-cell table:formula="of:=IF(LEN([.B400])&gt;0;[.B400];&quot;&quot;)" office:value-type="string" office:string-value="sa" calcext:value-type="string">
            <text:p>sa</text:p>
          </table:table-cell>
          <table:table-cell table:formula="of:=IF(LEN([.H400])=0;&quot;&quot;;CONCATENATE(&quot;'&quot;;[.F400];&quot;' =&gt; '&quot;;[.H400];&quot;',&quot;))" office:value-type="string" office:string-value="'sa' =&gt; 'sa'," calcext:value-type="string">
            <text:p>'sa' =&gt; 'sa',</text:p>
          </table:table-cell>
          <table:table-cell table:formula="of:=IF(LEN([.H400])=0;&quot;&quot;;CONCATENATE(&quot;'&quot;;[.G400];&quot;' =&gt; '&quot;;[.H400];&quot;',&quot;))" office:value-type="string" office:string-value="'sa' =&gt; 'sa'," calcext:value-type="string">
            <text:p>'sa' =&gt; 's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t</text:p>
          </table:table-cell>
          <table:table-cell/>
          <table:table-cell office:value-type="string" calcext:value-type="string">
            <text:p>Santali</text:p>
          </table:table-cell>
          <table:table-cell table:number-columns-repeated="2"/>
          <table:table-cell table:formula="of:=IF(LEN([.D401])=0;IF(LEN([.B401])=0;&quot;&quot;;[.B401]);[.D401])">
            <text:p/>
          </table:table-cell>
          <table:table-cell table:formula="of:=IF(LEN([.E401])=0;IF(LEN([.B401])=0;&quot;&quot;;[.B401]);[.E401])">
            <text:p/>
          </table:table-cell>
          <table:table-cell table:formula="of:=IF(LEN([.B401])&gt;0;[.B401];&quot;&quot;)">
            <text:p/>
          </table:table-cell>
          <table:table-cell table:formula="of:=IF(LEN([.H401])=0;&quot;&quot;;CONCATENATE(&quot;'&quot;;[.F401];&quot;' =&gt; '&quot;;[.H401];&quot;',&quot;))">
            <text:p/>
          </table:table-cell>
          <table:table-cell table:formula="of:=IF(LEN([.H401])=0;&quot;&quot;;CONCATENATE(&quot;'&quot;;[.G401];&quot;' =&gt; '&quot;;[.H40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table:number-columns-repeated="2"/>
          <table:table-cell table:formula="of:=IF(LEN([.D402])=0;IF(LEN([.B402])=0;&quot;&quot;;[.B402]);[.D402])" office:value-type="string" office:string-value="sc" calcext:value-type="string">
            <text:p>sc</text:p>
          </table:table-cell>
          <table:table-cell table:formula="of:=IF(LEN([.E402])=0;IF(LEN([.B402])=0;&quot;&quot;;[.B402]);[.E402])" office:value-type="string" office:string-value="sc" calcext:value-type="string">
            <text:p>sc</text:p>
          </table:table-cell>
          <table:table-cell table:formula="of:=IF(LEN([.B402])&gt;0;[.B402];&quot;&quot;)" office:value-type="string" office:string-value="sc" calcext:value-type="string">
            <text:p>sc</text:p>
          </table:table-cell>
          <table:table-cell table:formula="of:=IF(LEN([.H402])=0;&quot;&quot;;CONCATENATE(&quot;'&quot;;[.F402];&quot;' =&gt; '&quot;;[.H402];&quot;',&quot;))" office:value-type="string" office:string-value="'sc' =&gt; 'sc'," calcext:value-type="string">
            <text:p>'sc' =&gt; 'sc',</text:p>
          </table:table-cell>
          <table:table-cell table:formula="of:=IF(LEN([.H402])=0;&quot;&quot;;CONCATENATE(&quot;'&quot;;[.G402];&quot;' =&gt; '&quot;;[.H402];&quot;',&quot;))" office:value-type="string" office:string-value="'sc' =&gt; 'sc'," calcext:value-type="string">
            <text:p>'sc' =&gt; 'sc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Sasak</text:p>
          </table:table-cell>
          <table:table-cell table:number-columns-repeated="2"/>
          <table:table-cell table:formula="of:=IF(LEN([.D403])=0;IF(LEN([.B403])=0;&quot;&quot;;[.B403]);[.D403])">
            <text:p/>
          </table:table-cell>
          <table:table-cell table:formula="of:=IF(LEN([.E403])=0;IF(LEN([.B403])=0;&quot;&quot;;[.B403]);[.E403])">
            <text:p/>
          </table:table-cell>
          <table:table-cell table:formula="of:=IF(LEN([.B403])&gt;0;[.B403];&quot;&quot;)">
            <text:p/>
          </table:table-cell>
          <table:table-cell table:formula="of:=IF(LEN([.H403])=0;&quot;&quot;;CONCATENATE(&quot;'&quot;;[.F403];&quot;' =&gt; '&quot;;[.H403];&quot;',&quot;))">
            <text:p/>
          </table:table-cell>
          <table:table-cell table:formula="of:=IF(LEN([.H403])=0;&quot;&quot;;CONCATENATE(&quot;'&quot;;[.G403];&quot;' =&gt; '&quot;;[.H40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o</text:p>
          </table:table-cell>
          <table:table-cell/>
          <table:table-cell office:value-type="string" calcext:value-type="string">
            <text:p>Scots</text:p>
          </table:table-cell>
          <table:table-cell table:number-columns-repeated="2"/>
          <table:table-cell table:formula="of:=IF(LEN([.D404])=0;IF(LEN([.B404])=0;&quot;&quot;;[.B404]);[.D404])">
            <text:p/>
          </table:table-cell>
          <table:table-cell table:formula="of:=IF(LEN([.E404])=0;IF(LEN([.B404])=0;&quot;&quot;;[.B404]);[.E404])">
            <text:p/>
          </table:table-cell>
          <table:table-cell table:formula="of:=IF(LEN([.B404])&gt;0;[.B404];&quot;&quot;)">
            <text:p/>
          </table:table-cell>
          <table:table-cell table:formula="of:=IF(LEN([.H404])=0;&quot;&quot;;CONCATENATE(&quot;'&quot;;[.F404];&quot;' =&gt; '&quot;;[.H404];&quot;',&quot;))">
            <text:p/>
          </table:table-cell>
          <table:table-cell table:formula="of:=IF(LEN([.H404])=0;&quot;&quot;;CONCATENATE(&quot;'&quot;;[.G404];&quot;' =&gt; '&quot;;[.H40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office:value-type="string" calcext:value-type="string">
            <text:p>Selkup</text:p>
          </table:table-cell>
          <table:table-cell table:number-columns-repeated="2"/>
          <table:table-cell table:formula="of:=IF(LEN([.D405])=0;IF(LEN([.B405])=0;&quot;&quot;;[.B405]);[.D405])">
            <text:p/>
          </table:table-cell>
          <table:table-cell table:formula="of:=IF(LEN([.E405])=0;IF(LEN([.B405])=0;&quot;&quot;;[.B405]);[.E405])">
            <text:p/>
          </table:table-cell>
          <table:table-cell table:formula="of:=IF(LEN([.B405])&gt;0;[.B405];&quot;&quot;)">
            <text:p/>
          </table:table-cell>
          <table:table-cell table:formula="of:=IF(LEN([.H405])=0;&quot;&quot;;CONCATENATE(&quot;'&quot;;[.F405];&quot;' =&gt; '&quot;;[.H405];&quot;',&quot;))">
            <text:p/>
          </table:table-cell>
          <table:table-cell table:formula="of:=IF(LEN([.H405])=0;&quot;&quot;;CONCATENATE(&quot;'&quot;;[.G405];&quot;' =&gt; '&quot;;[.H40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m</text:p>
          </table:table-cell>
          <table:table-cell/>
          <table:table-cell office:value-type="string" calcext:value-type="string">
            <text:p>Semitic languages</text:p>
          </table:table-cell>
          <table:table-cell table:number-columns-repeated="2"/>
          <table:table-cell table:formula="of:=IF(LEN([.D406])=0;IF(LEN([.B406])=0;&quot;&quot;;[.B406]);[.D406])">
            <text:p/>
          </table:table-cell>
          <table:table-cell table:formula="of:=IF(LEN([.E406])=0;IF(LEN([.B406])=0;&quot;&quot;;[.B406]);[.E406])">
            <text:p/>
          </table:table-cell>
          <table:table-cell table:formula="of:=IF(LEN([.B406])&gt;0;[.B406];&quot;&quot;)">
            <text:p/>
          </table:table-cell>
          <table:table-cell table:formula="of:=IF(LEN([.H406])=0;&quot;&quot;;CONCATENATE(&quot;'&quot;;[.F406];&quot;' =&gt; '&quot;;[.H406];&quot;',&quot;))">
            <text:p/>
          </table:table-cell>
          <table:table-cell table:formula="of:=IF(LEN([.H406])=0;&quot;&quot;;CONCATENATE(&quot;'&quot;;[.G406];&quot;' =&gt; '&quot;;[.H40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r_RS@cyrillic</text:p>
          </table:table-cell>
          <table:table-cell office:value-type="string" calcext:value-type="string">
            <text:p>sr@cyrillic</text:p>
          </table:table-cell>
          <table:table-cell table:formula="of:=IF(LEN([.D407])=0;IF(LEN([.B407])=0;&quot;&quot;;[.B407]);[.D407])" office:value-type="string" office:string-value="sr_RS@cyrillic" calcext:value-type="string">
            <text:p>sr_RS@cyrillic</text:p>
          </table:table-cell>
          <table:table-cell table:formula="of:=IF(LEN([.E407])=0;IF(LEN([.B407])=0;&quot;&quot;;[.B407]);[.E407])" office:value-type="string" office:string-value="sr@cyrillic" calcext:value-type="string">
            <text:p>sr@cyrillic</text:p>
          </table:table-cell>
          <table:table-cell table:formula="of:=IF(LEN([.B407])&gt;0;[.B407];&quot;&quot;)" office:value-type="string" office:string-value="sr" calcext:value-type="string">
            <text:p>sr</text:p>
          </table:table-cell>
          <table:table-cell table:formula="of:=IF(LEN([.H407])=0;&quot;&quot;;CONCATENATE(&quot;'&quot;;[.F407];&quot;' =&gt; '&quot;;[.H407];&quot;',&quot;))" office:value-type="string" office:string-value="'sr_RS@cyrillic' =&gt; 'sr'," calcext:value-type="string">
            <text:p>'sr_RS@cyrillic' =&gt; 'sr',</text:p>
          </table:table-cell>
          <table:table-cell table:formula="of:=IF(LEN([.H407])=0;&quot;&quot;;CONCATENATE(&quot;'&quot;;[.G407];&quot;' =&gt; '&quot;;[.H407];&quot;',&quot;))" office:value-type="string" office:string-value="'sr@cyrillic' =&gt; 'sr'," calcext:value-type="string">
            <text:p>'sr@cyrillic' =&gt; 's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r_RS@latin</text:p>
          </table:table-cell>
          <table:table-cell office:value-type="string" calcext:value-type="string">
            <text:p>sr@latin</text:p>
          </table:table-cell>
          <table:table-cell table:formula="of:=IF(LEN([.D408])=0;IF(LEN([.B408])=0;&quot;&quot;;[.B408]);[.D408])" office:value-type="string" office:string-value="sr_RS@latin" calcext:value-type="string">
            <text:p>sr_RS@latin</text:p>
          </table:table-cell>
          <table:table-cell table:formula="of:=IF(LEN([.E408])=0;IF(LEN([.B408])=0;&quot;&quot;;[.B408]);[.E408])" office:value-type="string" office:string-value="sr@latin" calcext:value-type="string">
            <text:p>sr@latin</text:p>
          </table:table-cell>
          <table:table-cell table:formula="of:=IF(LEN([.B408])&gt;0;[.B408];&quot;&quot;)" office:value-type="string" office:string-value="sr" calcext:value-type="string">
            <text:p>sr</text:p>
          </table:table-cell>
          <table:table-cell table:formula="of:=IF(LEN([.H408])=0;&quot;&quot;;CONCATENATE(&quot;'&quot;;[.F408];&quot;' =&gt; '&quot;;[.H408];&quot;',&quot;))" office:value-type="string" office:string-value="'sr_RS@latin' =&gt; 'sr'," calcext:value-type="string">
            <text:p>'sr_RS@latin' =&gt; 'sr',</text:p>
          </table:table-cell>
          <table:table-cell table:formula="of:=IF(LEN([.H408])=0;&quot;&quot;;CONCATENATE(&quot;'&quot;;[.G408];&quot;' =&gt; '&quot;;[.H408];&quot;',&quot;))" office:value-type="string" office:string-value="'sr@latin' =&gt; 'sr'," calcext:value-type="string">
            <text:p>'sr@latin' =&gt; 's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rr</text:p>
          </table:table-cell>
          <table:table-cell/>
          <table:table-cell office:value-type="string" calcext:value-type="string">
            <text:p>Serer</text:p>
          </table:table-cell>
          <table:table-cell table:number-columns-repeated="2"/>
          <table:table-cell table:formula="of:=IF(LEN([.D409])=0;IF(LEN([.B409])=0;&quot;&quot;;[.B409]);[.D409])">
            <text:p/>
          </table:table-cell>
          <table:table-cell table:formula="of:=IF(LEN([.E409])=0;IF(LEN([.B409])=0;&quot;&quot;;[.B409]);[.E409])">
            <text:p/>
          </table:table-cell>
          <table:table-cell table:formula="of:=IF(LEN([.B409])&gt;0;[.B409];&quot;&quot;)">
            <text:p/>
          </table:table-cell>
          <table:table-cell table:formula="of:=IF(LEN([.H409])=0;&quot;&quot;;CONCATENATE(&quot;'&quot;;[.F409];&quot;' =&gt; '&quot;;[.H409];&quot;',&quot;))">
            <text:p/>
          </table:table-cell>
          <table:table-cell table:formula="of:=IF(LEN([.H409])=0;&quot;&quot;;CONCATENATE(&quot;'&quot;;[.G409];&quot;' =&gt; '&quot;;[.H40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n</text:p>
          </table:table-cell>
          <table:table-cell/>
          <table:table-cell office:value-type="string" calcext:value-type="string">
            <text:p>Shan</text:p>
          </table:table-cell>
          <table:table-cell table:number-columns-repeated="2"/>
          <table:table-cell table:formula="of:=IF(LEN([.D410])=0;IF(LEN([.B410])=0;&quot;&quot;;[.B410]);[.D410])">
            <text:p/>
          </table:table-cell>
          <table:table-cell table:formula="of:=IF(LEN([.E410])=0;IF(LEN([.B410])=0;&quot;&quot;;[.B410]);[.E410])">
            <text:p/>
          </table:table-cell>
          <table:table-cell table:formula="of:=IF(LEN([.B410])&gt;0;[.B410];&quot;&quot;)">
            <text:p/>
          </table:table-cell>
          <table:table-cell table:formula="of:=IF(LEN([.H410])=0;&quot;&quot;;CONCATENATE(&quot;'&quot;;[.F410];&quot;' =&gt; '&quot;;[.H410];&quot;',&quot;))">
            <text:p/>
          </table:table-cell>
          <table:table-cell table:formula="of:=IF(LEN([.H410])=0;&quot;&quot;;CONCATENATE(&quot;'&quot;;[.G410];&quot;' =&gt; '&quot;;[.H41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table:number-columns-repeated="2"/>
          <table:table-cell table:formula="of:=IF(LEN([.D411])=0;IF(LEN([.B411])=0;&quot;&quot;;[.B411]);[.D411])" office:value-type="string" office:string-value="sn" calcext:value-type="string">
            <text:p>sn</text:p>
          </table:table-cell>
          <table:table-cell table:formula="of:=IF(LEN([.E411])=0;IF(LEN([.B411])=0;&quot;&quot;;[.B411]);[.E411])" office:value-type="string" office:string-value="sn" calcext:value-type="string">
            <text:p>sn</text:p>
          </table:table-cell>
          <table:table-cell table:formula="of:=IF(LEN([.B411])&gt;0;[.B411];&quot;&quot;)" office:value-type="string" office:string-value="sn" calcext:value-type="string">
            <text:p>sn</text:p>
          </table:table-cell>
          <table:table-cell table:formula="of:=IF(LEN([.H411])=0;&quot;&quot;;CONCATENATE(&quot;'&quot;;[.F411];&quot;' =&gt; '&quot;;[.H411];&quot;',&quot;))" office:value-type="string" office:string-value="'sn' =&gt; 'sn'," calcext:value-type="string">
            <text:p>'sn' =&gt; 'sn',</text:p>
          </table:table-cell>
          <table:table-cell table:formula="of:=IF(LEN([.H411])=0;&quot;&quot;;CONCATENATE(&quot;'&quot;;[.G411];&quot;' =&gt; '&quot;;[.H411];&quot;',&quot;))" office:value-type="string" office:string-value="'sn' =&gt; 'sn'," calcext:value-type="string">
            <text:p>'sn' =&gt; 's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table:number-columns-repeated="2"/>
          <table:table-cell table:formula="of:=IF(LEN([.D412])=0;IF(LEN([.B412])=0;&quot;&quot;;[.B412]);[.D412])" office:value-type="string" office:string-value="ii" calcext:value-type="string">
            <text:p>ii</text:p>
          </table:table-cell>
          <table:table-cell table:formula="of:=IF(LEN([.E412])=0;IF(LEN([.B412])=0;&quot;&quot;;[.B412]);[.E412])" office:value-type="string" office:string-value="ii" calcext:value-type="string">
            <text:p>ii</text:p>
          </table:table-cell>
          <table:table-cell table:formula="of:=IF(LEN([.B412])&gt;0;[.B412];&quot;&quot;)" office:value-type="string" office:string-value="ii" calcext:value-type="string">
            <text:p>ii</text:p>
          </table:table-cell>
          <table:table-cell table:formula="of:=IF(LEN([.H412])=0;&quot;&quot;;CONCATENATE(&quot;'&quot;;[.F412];&quot;' =&gt; '&quot;;[.H412];&quot;',&quot;))" office:value-type="string" office:string-value="'ii' =&gt; 'ii'," calcext:value-type="string">
            <text:p>'ii' =&gt; 'ii',</text:p>
          </table:table-cell>
          <table:table-cell table:formula="of:=IF(LEN([.H412])=0;&quot;&quot;;CONCATENATE(&quot;'&quot;;[.G412];&quot;' =&gt; '&quot;;[.H412];&quot;',&quot;))" office:value-type="string" office:string-value="'ii' =&gt; 'ii'," calcext:value-type="string">
            <text:p>'ii' =&gt; 'i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n</text:p>
          </table:table-cell>
          <table:table-cell/>
          <table:table-cell office:value-type="string" calcext:value-type="string">
            <text:p>Sicilian</text:p>
          </table:table-cell>
          <table:table-cell table:number-columns-repeated="2"/>
          <table:table-cell table:formula="of:=IF(LEN([.D413])=0;IF(LEN([.B413])=0;&quot;&quot;;[.B413]);[.D413])">
            <text:p/>
          </table:table-cell>
          <table:table-cell table:formula="of:=IF(LEN([.E413])=0;IF(LEN([.B413])=0;&quot;&quot;;[.B413]);[.E413])">
            <text:p/>
          </table:table-cell>
          <table:table-cell table:formula="of:=IF(LEN([.B413])&gt;0;[.B413];&quot;&quot;)">
            <text:p/>
          </table:table-cell>
          <table:table-cell table:formula="of:=IF(LEN([.H413])=0;&quot;&quot;;CONCATENATE(&quot;'&quot;;[.F413];&quot;' =&gt; '&quot;;[.H413];&quot;',&quot;))">
            <text:p/>
          </table:table-cell>
          <table:table-cell table:formula="of:=IF(LEN([.H413])=0;&quot;&quot;;CONCATENATE(&quot;'&quot;;[.G413];&quot;' =&gt; '&quot;;[.H41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d</text:p>
          </table:table-cell>
          <table:table-cell/>
          <table:table-cell office:value-type="string" calcext:value-type="string">
            <text:p>Sidamo</text:p>
          </table:table-cell>
          <table:table-cell table:number-columns-repeated="2"/>
          <table:table-cell table:formula="of:=IF(LEN([.D414])=0;IF(LEN([.B414])=0;&quot;&quot;;[.B414]);[.D414])">
            <text:p/>
          </table:table-cell>
          <table:table-cell table:formula="of:=IF(LEN([.E414])=0;IF(LEN([.B414])=0;&quot;&quot;;[.B414]);[.E414])">
            <text:p/>
          </table:table-cell>
          <table:table-cell table:formula="of:=IF(LEN([.B414])&gt;0;[.B414];&quot;&quot;)">
            <text:p/>
          </table:table-cell>
          <table:table-cell table:formula="of:=IF(LEN([.H414])=0;&quot;&quot;;CONCATENATE(&quot;'&quot;;[.F414];&quot;' =&gt; '&quot;;[.H414];&quot;',&quot;))">
            <text:p/>
          </table:table-cell>
          <table:table-cell table:formula="of:=IF(LEN([.H414])=0;&quot;&quot;;CONCATENATE(&quot;'&quot;;[.G414];&quot;' =&gt; '&quot;;[.H41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gn</text:p>
          </table:table-cell>
          <table:table-cell/>
          <table:table-cell office:value-type="string" calcext:value-type="string">
            <text:p>Sign Languages</text:p>
          </table:table-cell>
          <table:table-cell table:number-columns-repeated="2"/>
          <table:table-cell table:formula="of:=IF(LEN([.D415])=0;IF(LEN([.B415])=0;&quot;&quot;;[.B415]);[.D415])">
            <text:p/>
          </table:table-cell>
          <table:table-cell table:formula="of:=IF(LEN([.E415])=0;IF(LEN([.B415])=0;&quot;&quot;;[.B415]);[.E415])">
            <text:p/>
          </table:table-cell>
          <table:table-cell table:formula="of:=IF(LEN([.B415])&gt;0;[.B415];&quot;&quot;)">
            <text:p/>
          </table:table-cell>
          <table:table-cell table:formula="of:=IF(LEN([.H415])=0;&quot;&quot;;CONCATENATE(&quot;'&quot;;[.F415];&quot;' =&gt; '&quot;;[.H415];&quot;',&quot;))">
            <text:p/>
          </table:table-cell>
          <table:table-cell table:formula="of:=IF(LEN([.H415])=0;&quot;&quot;;CONCATENATE(&quot;'&quot;;[.G415];&quot;' =&gt; '&quot;;[.H41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Siksika</text:p>
          </table:table-cell>
          <table:table-cell table:number-columns-repeated="2"/>
          <table:table-cell table:formula="of:=IF(LEN([.D416])=0;IF(LEN([.B416])=0;&quot;&quot;;[.B416]);[.D416])">
            <text:p/>
          </table:table-cell>
          <table:table-cell table:formula="of:=IF(LEN([.E416])=0;IF(LEN([.B416])=0;&quot;&quot;;[.B416]);[.E416])">
            <text:p/>
          </table:table-cell>
          <table:table-cell table:formula="of:=IF(LEN([.B416])&gt;0;[.B416];&quot;&quot;)">
            <text:p/>
          </table:table-cell>
          <table:table-cell table:formula="of:=IF(LEN([.H416])=0;&quot;&quot;;CONCATENATE(&quot;'&quot;;[.F416];&quot;' =&gt; '&quot;;[.H416];&quot;',&quot;))">
            <text:p/>
          </table:table-cell>
          <table:table-cell table:formula="of:=IF(LEN([.H416])=0;&quot;&quot;;CONCATENATE(&quot;'&quot;;[.G416];&quot;' =&gt; '&quot;;[.H41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table:number-columns-repeated="2"/>
          <table:table-cell table:formula="of:=IF(LEN([.D417])=0;IF(LEN([.B417])=0;&quot;&quot;;[.B417]);[.D417])" office:value-type="string" office:string-value="sd" calcext:value-type="string">
            <text:p>sd</text:p>
          </table:table-cell>
          <table:table-cell table:formula="of:=IF(LEN([.E417])=0;IF(LEN([.B417])=0;&quot;&quot;;[.B417]);[.E417])" office:value-type="string" office:string-value="sd" calcext:value-type="string">
            <text:p>sd</text:p>
          </table:table-cell>
          <table:table-cell table:formula="of:=IF(LEN([.B417])&gt;0;[.B417];&quot;&quot;)" office:value-type="string" office:string-value="sd" calcext:value-type="string">
            <text:p>sd</text:p>
          </table:table-cell>
          <table:table-cell table:formula="of:=IF(LEN([.H417])=0;&quot;&quot;;CONCATENATE(&quot;'&quot;;[.F417];&quot;' =&gt; '&quot;;[.H417];&quot;',&quot;))" office:value-type="string" office:string-value="'sd' =&gt; 'sd'," calcext:value-type="string">
            <text:p>'sd' =&gt; 'sd',</text:p>
          </table:table-cell>
          <table:table-cell table:formula="of:=IF(LEN([.H417])=0;&quot;&quot;;CONCATENATE(&quot;'&quot;;[.G417];&quot;' =&gt; '&quot;;[.H417];&quot;',&quot;))" office:value-type="string" office:string-value="'sd' =&gt; 'sd'," calcext:value-type="string">
            <text:p>'sd' =&gt; 'sd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/>
          <table:table-cell office:value-type="string" calcext:value-type="string">
            <text:p>si</text:p>
          </table:table-cell>
          <table:table-cell table:formula="of:=IF(LEN([.D418])=0;IF(LEN([.B418])=0;&quot;&quot;;[.B418]);[.D418])" office:value-type="string" office:string-value="si" calcext:value-type="string">
            <text:p>si</text:p>
          </table:table-cell>
          <table:table-cell table:formula="of:=IF(LEN([.E418])=0;IF(LEN([.B418])=0;&quot;&quot;;[.B418]);[.E418])" office:value-type="string" office:string-value="si" calcext:value-type="string">
            <text:p>si</text:p>
          </table:table-cell>
          <table:table-cell table:formula="of:=IF(LEN([.B418])&gt;0;[.B418];&quot;&quot;)" office:value-type="string" office:string-value="si" calcext:value-type="string">
            <text:p>si</text:p>
          </table:table-cell>
          <table:table-cell table:formula="of:=IF(LEN([.H418])=0;&quot;&quot;;CONCATENATE(&quot;'&quot;;[.F418];&quot;' =&gt; '&quot;;[.H418];&quot;',&quot;))" office:value-type="string" office:string-value="'si' =&gt; 'si'," calcext:value-type="string">
            <text:p>'si' =&gt; 'si',</text:p>
          </table:table-cell>
          <table:table-cell table:formula="of:=IF(LEN([.H418])=0;&quot;&quot;;CONCATENATE(&quot;'&quot;;[.G418];&quot;' =&gt; '&quot;;[.H418];&quot;',&quot;))" office:value-type="string" office:string-value="'si' =&gt; 'si'," calcext:value-type="string">
            <text:p>'si' =&gt; 's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t</text:p>
          </table:table-cell>
          <table:table-cell/>
          <table:table-cell office:value-type="string" calcext:value-type="string">
            <text:p>Sino-Tibetan languages</text:p>
          </table:table-cell>
          <table:table-cell table:number-columns-repeated="2"/>
          <table:table-cell table:formula="of:=IF(LEN([.D419])=0;IF(LEN([.B419])=0;&quot;&quot;;[.B419]);[.D419])">
            <text:p/>
          </table:table-cell>
          <table:table-cell table:formula="of:=IF(LEN([.E419])=0;IF(LEN([.B419])=0;&quot;&quot;;[.B419]);[.E419])">
            <text:p/>
          </table:table-cell>
          <table:table-cell table:formula="of:=IF(LEN([.B419])&gt;0;[.B419];&quot;&quot;)">
            <text:p/>
          </table:table-cell>
          <table:table-cell table:formula="of:=IF(LEN([.H419])=0;&quot;&quot;;CONCATENATE(&quot;'&quot;;[.F419];&quot;' =&gt; '&quot;;[.H419];&quot;',&quot;))">
            <text:p/>
          </table:table-cell>
          <table:table-cell table:formula="of:=IF(LEN([.H419])=0;&quot;&quot;;CONCATENATE(&quot;'&quot;;[.G419];&quot;' =&gt; '&quot;;[.H41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</text:p>
          </table:table-cell>
          <table:table-cell/>
          <table:table-cell office:value-type="string" calcext:value-type="string">
            <text:p>Siouan languages</text:p>
          </table:table-cell>
          <table:table-cell table:number-columns-repeated="2"/>
          <table:table-cell table:formula="of:=IF(LEN([.D420])=0;IF(LEN([.B420])=0;&quot;&quot;;[.B420]);[.D420])">
            <text:p/>
          </table:table-cell>
          <table:table-cell table:formula="of:=IF(LEN([.E420])=0;IF(LEN([.B420])=0;&quot;&quot;;[.B420]);[.E420])">
            <text:p/>
          </table:table-cell>
          <table:table-cell table:formula="of:=IF(LEN([.B420])&gt;0;[.B420];&quot;&quot;)">
            <text:p/>
          </table:table-cell>
          <table:table-cell table:formula="of:=IF(LEN([.H420])=0;&quot;&quot;;CONCATENATE(&quot;'&quot;;[.F420];&quot;' =&gt; '&quot;;[.H420];&quot;',&quot;))">
            <text:p/>
          </table:table-cell>
          <table:table-cell table:formula="of:=IF(LEN([.H420])=0;&quot;&quot;;CONCATENATE(&quot;'&quot;;[.G420];&quot;' =&gt; '&quot;;[.H42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s</text:p>
          </table:table-cell>
          <table:table-cell/>
          <table:table-cell office:value-type="string" calcext:value-type="string">
            <text:p>Skolt Sami</text:p>
          </table:table-cell>
          <table:table-cell table:number-columns-repeated="2"/>
          <table:table-cell table:formula="of:=IF(LEN([.D421])=0;IF(LEN([.B421])=0;&quot;&quot;;[.B421]);[.D421])">
            <text:p/>
          </table:table-cell>
          <table:table-cell table:formula="of:=IF(LEN([.E421])=0;IF(LEN([.B421])=0;&quot;&quot;;[.B421]);[.E421])">
            <text:p/>
          </table:table-cell>
          <table:table-cell table:formula="of:=IF(LEN([.B421])&gt;0;[.B421];&quot;&quot;)">
            <text:p/>
          </table:table-cell>
          <table:table-cell table:formula="of:=IF(LEN([.H421])=0;&quot;&quot;;CONCATENATE(&quot;'&quot;;[.F421];&quot;' =&gt; '&quot;;[.H421];&quot;',&quot;))">
            <text:p/>
          </table:table-cell>
          <table:table-cell table:formula="of:=IF(LEN([.H421])=0;&quot;&quot;;CONCATENATE(&quot;'&quot;;[.G421];&quot;' =&gt; '&quot;;[.H42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lave (Athapascan)</text:p>
          </table:table-cell>
          <table:table-cell table:number-columns-repeated="2"/>
          <table:table-cell table:formula="of:=IF(LEN([.D422])=0;IF(LEN([.B422])=0;&quot;&quot;;[.B422]);[.D422])">
            <text:p/>
          </table:table-cell>
          <table:table-cell table:formula="of:=IF(LEN([.E422])=0;IF(LEN([.B422])=0;&quot;&quot;;[.B422]);[.E422])">
            <text:p/>
          </table:table-cell>
          <table:table-cell table:formula="of:=IF(LEN([.B422])&gt;0;[.B422];&quot;&quot;)">
            <text:p/>
          </table:table-cell>
          <table:table-cell table:formula="of:=IF(LEN([.H422])=0;&quot;&quot;;CONCATENATE(&quot;'&quot;;[.F422];&quot;' =&gt; '&quot;;[.H422];&quot;',&quot;))">
            <text:p/>
          </table:table-cell>
          <table:table-cell table:formula="of:=IF(LEN([.H422])=0;&quot;&quot;;CONCATENATE(&quot;'&quot;;[.G422];&quot;' =&gt; '&quot;;[.H42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la</text:p>
          </table:table-cell>
          <table:table-cell/>
          <table:table-cell office:value-type="string" calcext:value-type="string">
            <text:p>Slavic languages</text:p>
          </table:table-cell>
          <table:table-cell table:number-columns-repeated="2"/>
          <table:table-cell table:formula="of:=IF(LEN([.D423])=0;IF(LEN([.B423])=0;&quot;&quot;;[.B423]);[.D423])">
            <text:p/>
          </table:table-cell>
          <table:table-cell table:formula="of:=IF(LEN([.E423])=0;IF(LEN([.B423])=0;&quot;&quot;;[.B423]);[.E423])">
            <text:p/>
          </table:table-cell>
          <table:table-cell table:formula="of:=IF(LEN([.B423])&gt;0;[.B423];&quot;&quot;)">
            <text:p/>
          </table:table-cell>
          <table:table-cell table:formula="of:=IF(LEN([.H423])=0;&quot;&quot;;CONCATENATE(&quot;'&quot;;[.F423];&quot;' =&gt; '&quot;;[.H423];&quot;',&quot;))">
            <text:p/>
          </table:table-cell>
          <table:table-cell table:formula="of:=IF(LEN([.H423])=0;&quot;&quot;;CONCATENATE(&quot;'&quot;;[.G423];&quot;' =&gt; '&quot;;[.H42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k_SK</text:p>
          </table:table-cell>
          <table:table-cell office:value-type="string" calcext:value-type="string">
            <text:p>sk</text:p>
          </table:table-cell>
          <table:table-cell table:formula="of:=IF(LEN([.D424])=0;IF(LEN([.B424])=0;&quot;&quot;;[.B424]);[.D424])" office:value-type="string" office:string-value="sk_SK" calcext:value-type="string">
            <text:p>sk_SK</text:p>
          </table:table-cell>
          <table:table-cell table:formula="of:=IF(LEN([.E424])=0;IF(LEN([.B424])=0;&quot;&quot;;[.B424]);[.E424])" office:value-type="string" office:string-value="sk" calcext:value-type="string">
            <text:p>sk</text:p>
          </table:table-cell>
          <table:table-cell table:formula="of:=IF(LEN([.B424])&gt;0;[.B424];&quot;&quot;)" office:value-type="string" office:string-value="sk" calcext:value-type="string">
            <text:p>sk</text:p>
          </table:table-cell>
          <table:table-cell table:formula="of:=IF(LEN([.H424])=0;&quot;&quot;;CONCATENATE(&quot;'&quot;;[.F424];&quot;' =&gt; '&quot;;[.H424];&quot;',&quot;))" office:value-type="string" office:string-value="'sk_SK' =&gt; 'sk'," calcext:value-type="string">
            <text:p>'sk_SK' =&gt; 'sk',</text:p>
          </table:table-cell>
          <table:table-cell table:formula="of:=IF(LEN([.H424])=0;&quot;&quot;;CONCATENATE(&quot;'&quot;;[.G424];&quot;' =&gt; '&quot;;[.H424];&quot;',&quot;))" office:value-type="string" office:string-value="'sk' =&gt; 'sk'," calcext:value-type="string">
            <text:p>'sk' =&gt; 's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lo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k_SK</text:p>
          </table:table-cell>
          <table:table-cell office:value-type="string" calcext:value-type="string">
            <text:p>sk</text:p>
          </table:table-cell>
          <table:table-cell table:formula="of:=IF(LEN([.D425])=0;IF(LEN([.B425])=0;&quot;&quot;;[.B425]);[.D425])" office:value-type="string" office:string-value="sk_SK" calcext:value-type="string">
            <text:p>sk_SK</text:p>
          </table:table-cell>
          <table:table-cell table:formula="of:=IF(LEN([.E425])=0;IF(LEN([.B425])=0;&quot;&quot;;[.B425]);[.E425])" office:value-type="string" office:string-value="sk" calcext:value-type="string">
            <text:p>sk</text:p>
          </table:table-cell>
          <table:table-cell table:formula="of:=IF(LEN([.B425])&gt;0;[.B425];&quot;&quot;)" office:value-type="string" office:string-value="sk" calcext:value-type="string">
            <text:p>sk</text:p>
          </table:table-cell>
          <table:table-cell table:formula="of:=IF(LEN([.H425])=0;&quot;&quot;;CONCATENATE(&quot;'&quot;;[.F425];&quot;' =&gt; '&quot;;[.H425];&quot;',&quot;))" office:value-type="string" office:string-value="'sk_SK' =&gt; 'sk'," calcext:value-type="string">
            <text:p>'sk_SK' =&gt; 'sk',</text:p>
          </table:table-cell>
          <table:table-cell table:formula="of:=IF(LEN([.H425])=0;&quot;&quot;;CONCATENATE(&quot;'&quot;;[.G425];&quot;' =&gt; '&quot;;[.H425];&quot;',&quot;))" office:value-type="string" office:string-value="'sk' =&gt; 'sk'," calcext:value-type="string">
            <text:p>'sk' =&gt; 's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_SI</text:p>
          </table:table-cell>
          <table:table-cell office:value-type="string" calcext:value-type="string">
            <text:p>sl</text:p>
          </table:table-cell>
          <table:table-cell table:formula="of:=IF(LEN([.D426])=0;IF(LEN([.B426])=0;&quot;&quot;;[.B426]);[.D426])" office:value-type="string" office:string-value="sl_SI" calcext:value-type="string">
            <text:p>sl_SI</text:p>
          </table:table-cell>
          <table:table-cell table:formula="of:=IF(LEN([.E426])=0;IF(LEN([.B426])=0;&quot;&quot;;[.B426]);[.E426])" office:value-type="string" office:string-value="sl" calcext:value-type="string">
            <text:p>sl</text:p>
          </table:table-cell>
          <table:table-cell table:formula="of:=IF(LEN([.B426])&gt;0;[.B426];&quot;&quot;)" office:value-type="string" office:string-value="sl" calcext:value-type="string">
            <text:p>sl</text:p>
          </table:table-cell>
          <table:table-cell table:formula="of:=IF(LEN([.H426])=0;&quot;&quot;;CONCATENATE(&quot;'&quot;;[.F426];&quot;' =&gt; '&quot;;[.H426];&quot;',&quot;))" office:value-type="string" office:string-value="'sl_SI' =&gt; 'sl'," calcext:value-type="string">
            <text:p>'sl_SI' =&gt; 'sl',</text:p>
          </table:table-cell>
          <table:table-cell table:formula="of:=IF(LEN([.H426])=0;&quot;&quot;;CONCATENATE(&quot;'&quot;;[.G426];&quot;' =&gt; '&quot;;[.H426];&quot;',&quot;))" office:value-type="string" office:string-value="'sl' =&gt; 'sl'," calcext:value-type="string">
            <text:p>'sl' =&gt; 's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g</text:p>
          </table:table-cell>
          <table:table-cell/>
          <table:table-cell office:value-type="string" calcext:value-type="string">
            <text:p>Sogdian</text:p>
          </table:table-cell>
          <table:table-cell table:number-columns-repeated="2"/>
          <table:table-cell table:formula="of:=IF(LEN([.D427])=0;IF(LEN([.B427])=0;&quot;&quot;;[.B427]);[.D427])">
            <text:p/>
          </table:table-cell>
          <table:table-cell table:formula="of:=IF(LEN([.E427])=0;IF(LEN([.B427])=0;&quot;&quot;;[.B427]);[.E427])">
            <text:p/>
          </table:table-cell>
          <table:table-cell table:formula="of:=IF(LEN([.B427])&gt;0;[.B427];&quot;&quot;)">
            <text:p/>
          </table:table-cell>
          <table:table-cell table:formula="of:=IF(LEN([.H427])=0;&quot;&quot;;CONCATENATE(&quot;'&quot;;[.F427];&quot;' =&gt; '&quot;;[.H427];&quot;',&quot;))">
            <text:p/>
          </table:table-cell>
          <table:table-cell table:formula="of:=IF(LEN([.H427])=0;&quot;&quot;;CONCATENATE(&quot;'&quot;;[.G427];&quot;' =&gt; '&quot;;[.H42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table:number-columns-repeated="2"/>
          <table:table-cell table:formula="of:=IF(LEN([.D428])=0;IF(LEN([.B428])=0;&quot;&quot;;[.B428]);[.D428])" office:value-type="string" office:string-value="so" calcext:value-type="string">
            <text:p>so</text:p>
          </table:table-cell>
          <table:table-cell table:formula="of:=IF(LEN([.E428])=0;IF(LEN([.B428])=0;&quot;&quot;;[.B428]);[.E428])" office:value-type="string" office:string-value="so" calcext:value-type="string">
            <text:p>so</text:p>
          </table:table-cell>
          <table:table-cell table:formula="of:=IF(LEN([.B428])&gt;0;[.B428];&quot;&quot;)" office:value-type="string" office:string-value="so" calcext:value-type="string">
            <text:p>so</text:p>
          </table:table-cell>
          <table:table-cell table:formula="of:=IF(LEN([.H428])=0;&quot;&quot;;CONCATENATE(&quot;'&quot;;[.F428];&quot;' =&gt; '&quot;;[.H428];&quot;',&quot;))" office:value-type="string" office:string-value="'so' =&gt; 'so'," calcext:value-type="string">
            <text:p>'so' =&gt; 'so',</text:p>
          </table:table-cell>
          <table:table-cell table:formula="of:=IF(LEN([.H428])=0;&quot;&quot;;CONCATENATE(&quot;'&quot;;[.G428];&quot;' =&gt; '&quot;;[.H428];&quot;',&quot;))" office:value-type="string" office:string-value="'so' =&gt; 'so'," calcext:value-type="string">
            <text:p>'so' =&gt; 's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Songhai languages</text:p>
          </table:table-cell>
          <table:table-cell table:number-columns-repeated="2"/>
          <table:table-cell table:formula="of:=IF(LEN([.D429])=0;IF(LEN([.B429])=0;&quot;&quot;;[.B429]);[.D429])">
            <text:p/>
          </table:table-cell>
          <table:table-cell table:formula="of:=IF(LEN([.E429])=0;IF(LEN([.B429])=0;&quot;&quot;;[.B429]);[.E429])">
            <text:p/>
          </table:table-cell>
          <table:table-cell table:formula="of:=IF(LEN([.B429])&gt;0;[.B429];&quot;&quot;)">
            <text:p/>
          </table:table-cell>
          <table:table-cell table:formula="of:=IF(LEN([.H429])=0;&quot;&quot;;CONCATENATE(&quot;'&quot;;[.F429];&quot;' =&gt; '&quot;;[.H429];&quot;',&quot;))">
            <text:p/>
          </table:table-cell>
          <table:table-cell table:formula="of:=IF(LEN([.H429])=0;&quot;&quot;;CONCATENATE(&quot;'&quot;;[.G429];&quot;' =&gt; '&quot;;[.H42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nk</text:p>
          </table:table-cell>
          <table:table-cell/>
          <table:table-cell office:value-type="string" calcext:value-type="string">
            <text:p>Soninke</text:p>
          </table:table-cell>
          <table:table-cell table:number-columns-repeated="2"/>
          <table:table-cell table:formula="of:=IF(LEN([.D430])=0;IF(LEN([.B430])=0;&quot;&quot;;[.B430]);[.D430])">
            <text:p/>
          </table:table-cell>
          <table:table-cell table:formula="of:=IF(LEN([.E430])=0;IF(LEN([.B430])=0;&quot;&quot;;[.B430]);[.E430])">
            <text:p/>
          </table:table-cell>
          <table:table-cell table:formula="of:=IF(LEN([.B430])&gt;0;[.B430];&quot;&quot;)">
            <text:p/>
          </table:table-cell>
          <table:table-cell table:formula="of:=IF(LEN([.H430])=0;&quot;&quot;;CONCATENATE(&quot;'&quot;;[.F430];&quot;' =&gt; '&quot;;[.H430];&quot;',&quot;))">
            <text:p/>
          </table:table-cell>
          <table:table-cell table:formula="of:=IF(LEN([.H430])=0;&quot;&quot;;CONCATENATE(&quot;'&quot;;[.G430];&quot;' =&gt; '&quot;;[.H43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en</text:p>
          </table:table-cell>
          <table:table-cell/>
          <table:table-cell office:value-type="string" calcext:value-type="string">
            <text:p>Sorbian languages</text:p>
          </table:table-cell>
          <table:table-cell table:number-columns-repeated="2"/>
          <table:table-cell table:formula="of:=IF(LEN([.D431])=0;IF(LEN([.B431])=0;&quot;&quot;;[.B431]);[.D431])">
            <text:p/>
          </table:table-cell>
          <table:table-cell table:formula="of:=IF(LEN([.E431])=0;IF(LEN([.B431])=0;&quot;&quot;;[.B431]);[.E431])">
            <text:p/>
          </table:table-cell>
          <table:table-cell table:formula="of:=IF(LEN([.B431])&gt;0;[.B431];&quot;&quot;)">
            <text:p/>
          </table:table-cell>
          <table:table-cell table:formula="of:=IF(LEN([.H431])=0;&quot;&quot;;CONCATENATE(&quot;'&quot;;[.F431];&quot;' =&gt; '&quot;;[.H431];&quot;',&quot;))">
            <text:p/>
          </table:table-cell>
          <table:table-cell table:formula="of:=IF(LEN([.H431])=0;&quot;&quot;;CONCATENATE(&quot;'&quot;;[.G431];&quot;' =&gt; '&quot;;[.H43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table:number-columns-repeated="2"/>
          <table:table-cell table:formula="of:=IF(LEN([.D432])=0;IF(LEN([.B432])=0;&quot;&quot;;[.B432]);[.D432])" office:value-type="string" office:string-value="st" calcext:value-type="string">
            <text:p>st</text:p>
          </table:table-cell>
          <table:table-cell table:formula="of:=IF(LEN([.E432])=0;IF(LEN([.B432])=0;&quot;&quot;;[.B432]);[.E432])" office:value-type="string" office:string-value="st" calcext:value-type="string">
            <text:p>st</text:p>
          </table:table-cell>
          <table:table-cell table:formula="of:=IF(LEN([.B432])&gt;0;[.B432];&quot;&quot;)" office:value-type="string" office:string-value="st" calcext:value-type="string">
            <text:p>st</text:p>
          </table:table-cell>
          <table:table-cell table:formula="of:=IF(LEN([.H432])=0;&quot;&quot;;CONCATENATE(&quot;'&quot;;[.F432];&quot;' =&gt; '&quot;;[.H432];&quot;',&quot;))" office:value-type="string" office:string-value="'st' =&gt; 'st'," calcext:value-type="string">
            <text:p>'st' =&gt; 'st',</text:p>
          </table:table-cell>
          <table:table-cell table:formula="of:=IF(LEN([.H432])=0;&quot;&quot;;CONCATENATE(&quot;'&quot;;[.G432];&quot;' =&gt; '&quot;;[.H432];&quot;',&quot;))" office:value-type="string" office:string-value="'st' =&gt; 'st'," calcext:value-type="string">
            <text:p>'st' =&gt; 's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i</text:p>
          </table:table-cell>
          <table:table-cell/>
          <table:table-cell office:value-type="string" calcext:value-type="string">
            <text:p>South American Indian languages</text:p>
          </table:table-cell>
          <table:table-cell table:number-columns-repeated="2"/>
          <table:table-cell table:formula="of:=IF(LEN([.D433])=0;IF(LEN([.B433])=0;&quot;&quot;;[.B433]);[.D433])">
            <text:p/>
          </table:table-cell>
          <table:table-cell table:formula="of:=IF(LEN([.E433])=0;IF(LEN([.B433])=0;&quot;&quot;;[.B433]);[.E433])">
            <text:p/>
          </table:table-cell>
          <table:table-cell table:formula="of:=IF(LEN([.B433])&gt;0;[.B433];&quot;&quot;)">
            <text:p/>
          </table:table-cell>
          <table:table-cell table:formula="of:=IF(LEN([.H433])=0;&quot;&quot;;CONCATENATE(&quot;'&quot;;[.F433];&quot;' =&gt; '&quot;;[.H433];&quot;',&quot;))">
            <text:p/>
          </table:table-cell>
          <table:table-cell table:formula="of:=IF(LEN([.H433])=0;&quot;&quot;;CONCATENATE(&quot;'&quot;;[.G433];&quot;' =&gt; '&quot;;[.H43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Southern Altai</text:p>
          </table:table-cell>
          <table:table-cell table:number-columns-repeated="2"/>
          <table:table-cell table:formula="of:=IF(LEN([.D434])=0;IF(LEN([.B434])=0;&quot;&quot;;[.B434]);[.D434])">
            <text:p/>
          </table:table-cell>
          <table:table-cell table:formula="of:=IF(LEN([.E434])=0;IF(LEN([.B434])=0;&quot;&quot;;[.B434]);[.E434])">
            <text:p/>
          </table:table-cell>
          <table:table-cell table:formula="of:=IF(LEN([.B434])&gt;0;[.B434];&quot;&quot;)">
            <text:p/>
          </table:table-cell>
          <table:table-cell table:formula="of:=IF(LEN([.H434])=0;&quot;&quot;;CONCATENATE(&quot;'&quot;;[.F434];&quot;' =&gt; '&quot;;[.H434];&quot;',&quot;))">
            <text:p/>
          </table:table-cell>
          <table:table-cell table:formula="of:=IF(LEN([.H434])=0;&quot;&quot;;CONCATENATE(&quot;'&quot;;[.G434];&quot;' =&gt; '&quot;;[.H43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Southern Sami</text:p>
          </table:table-cell>
          <table:table-cell table:number-columns-repeated="2"/>
          <table:table-cell table:formula="of:=IF(LEN([.D435])=0;IF(LEN([.B435])=0;&quot;&quot;;[.B435]);[.D435])">
            <text:p/>
          </table:table-cell>
          <table:table-cell table:formula="of:=IF(LEN([.E435])=0;IF(LEN([.B435])=0;&quot;&quot;;[.B435]);[.E435])">
            <text:p/>
          </table:table-cell>
          <table:table-cell table:formula="of:=IF(LEN([.B435])&gt;0;[.B435];&quot;&quot;)">
            <text:p/>
          </table:table-cell>
          <table:table-cell table:formula="of:=IF(LEN([.H435])=0;&quot;&quot;;CONCATENATE(&quot;'&quot;;[.F435];&quot;' =&gt; '&quot;;[.H435];&quot;',&quot;))">
            <text:p/>
          </table:table-cell>
          <table:table-cell table:formula="of:=IF(LEN([.H435])=0;&quot;&quot;;CONCATENATE(&quot;'&quot;;[.G435];&quot;' =&gt; '&quot;;[.H43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_ES</text:p>
          </table:table-cell>
          <table:table-cell office:value-type="string" calcext:value-type="string">
            <text:p>es</text:p>
          </table:table-cell>
          <table:table-cell table:formula="of:=IF(LEN([.D436])=0;IF(LEN([.B436])=0;&quot;&quot;;[.B436]);[.D436])" office:value-type="string" office:string-value="es_ES" calcext:value-type="string">
            <text:p>es_ES</text:p>
          </table:table-cell>
          <table:table-cell table:formula="of:=IF(LEN([.E436])=0;IF(LEN([.B436])=0;&quot;&quot;;[.B436]);[.E436])" office:value-type="string" office:string-value="es" calcext:value-type="string">
            <text:p>es</text:p>
          </table:table-cell>
          <table:table-cell table:formula="of:=IF(LEN([.B436])&gt;0;[.B436];&quot;&quot;)" office:value-type="string" office:string-value="es" calcext:value-type="string">
            <text:p>es</text:p>
          </table:table-cell>
          <table:table-cell table:formula="of:=IF(LEN([.H436])=0;&quot;&quot;;CONCATENATE(&quot;'&quot;;[.F436];&quot;' =&gt; '&quot;;[.H436];&quot;',&quot;))" office:value-type="string" office:string-value="'es_ES' =&gt; 'es'," calcext:value-type="string">
            <text:p>'es_ES' =&gt; 'es',</text:p>
          </table:table-cell>
          <table:table-cell table:formula="of:=IF(LEN([.H436])=0;&quot;&quot;;CONCATENATE(&quot;'&quot;;[.G436];&quot;' =&gt; '&quot;;[.H436];&quot;',&quot;))" office:value-type="string" office:string-value="'es' =&gt; 'es'," calcext:value-type="string">
            <text:p>'es' =&gt; 'e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/>
          <table:table-cell office:value-type="string" calcext:value-type="string">
            <text:p>es_MX</text:p>
          </table:table-cell>
          <table:table-cell table:formula="of:=IF(LEN([.D437])=0;IF(LEN([.B437])=0;&quot;&quot;;[.B437]);[.D437])" office:value-type="string" office:string-value="es" calcext:value-type="string">
            <text:p>es</text:p>
          </table:table-cell>
          <table:table-cell table:formula="of:=IF(LEN([.E437])=0;IF(LEN([.B437])=0;&quot;&quot;;[.B437]);[.E437])" office:value-type="string" office:string-value="es_MX" calcext:value-type="string">
            <text:p>es_MX</text:p>
          </table:table-cell>
          <table:table-cell table:formula="of:=IF(LEN([.B437])&gt;0;[.B437];&quot;&quot;)" office:value-type="string" office:string-value="es" calcext:value-type="string">
            <text:p>es</text:p>
          </table:table-cell>
          <table:table-cell table:formula="of:=IF(LEN([.H437])=0;&quot;&quot;;CONCATENATE(&quot;'&quot;;[.F437];&quot;' =&gt; '&quot;;[.H437];&quot;',&quot;))" office:value-type="string" office:string-value="'es' =&gt; 'es'," calcext:value-type="string">
            <text:p>'es' =&gt; 'es',</text:p>
          </table:table-cell>
          <table:table-cell table:formula="of:=IF(LEN([.H437])=0;&quot;&quot;;CONCATENATE(&quot;'&quot;;[.G437];&quot;' =&gt; '&quot;;[.H437];&quot;',&quot;))" office:value-type="string" office:string-value="'es_MX' =&gt; 'es'," calcext:value-type="string">
            <text:p>'es_MX' =&gt; 'e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rn</text:p>
          </table:table-cell>
          <table:table-cell/>
          <table:table-cell office:value-type="string" calcext:value-type="string">
            <text:p>Sranan Tongo</text:p>
          </table:table-cell>
          <table:table-cell table:number-columns-repeated="2"/>
          <table:table-cell table:formula="of:=IF(LEN([.D438])=0;IF(LEN([.B438])=0;&quot;&quot;;[.B438]);[.D438])">
            <text:p/>
          </table:table-cell>
          <table:table-cell table:formula="of:=IF(LEN([.E438])=0;IF(LEN([.B438])=0;&quot;&quot;;[.B438]);[.E438])">
            <text:p/>
          </table:table-cell>
          <table:table-cell table:formula="of:=IF(LEN([.B438])&gt;0;[.B438];&quot;&quot;)">
            <text:p/>
          </table:table-cell>
          <table:table-cell table:formula="of:=IF(LEN([.H438])=0;&quot;&quot;;CONCATENATE(&quot;'&quot;;[.F438];&quot;' =&gt; '&quot;;[.H438];&quot;',&quot;))">
            <text:p/>
          </table:table-cell>
          <table:table-cell table:formula="of:=IF(LEN([.H438])=0;&quot;&quot;;CONCATENATE(&quot;'&quot;;[.G438];&quot;' =&gt; '&quot;;[.H43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gh</text:p>
          </table:table-cell>
          <table:table-cell/>
          <table:table-cell office:value-type="string" calcext:value-type="string">
            <text:p>Standard Moroccan Tamazight</text:p>
          </table:table-cell>
          <table:table-cell table:number-columns-repeated="2"/>
          <table:table-cell table:formula="of:=IF(LEN([.D439])=0;IF(LEN([.B439])=0;&quot;&quot;;[.B439]);[.D439])">
            <text:p/>
          </table:table-cell>
          <table:table-cell table:formula="of:=IF(LEN([.E439])=0;IF(LEN([.B439])=0;&quot;&quot;;[.B439]);[.E439])">
            <text:p/>
          </table:table-cell>
          <table:table-cell table:formula="of:=IF(LEN([.B439])&gt;0;[.B439];&quot;&quot;)">
            <text:p/>
          </table:table-cell>
          <table:table-cell table:formula="of:=IF(LEN([.H439])=0;&quot;&quot;;CONCATENATE(&quot;'&quot;;[.F439];&quot;' =&gt; '&quot;;[.H439];&quot;',&quot;))">
            <text:p/>
          </table:table-cell>
          <table:table-cell table:formula="of:=IF(LEN([.H439])=0;&quot;&quot;;CONCATENATE(&quot;'&quot;;[.G439];&quot;' =&gt; '&quot;;[.H43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uk</text:p>
          </table:table-cell>
          <table:table-cell/>
          <table:table-cell office:value-type="string" calcext:value-type="string">
            <text:p>Sukuma</text:p>
          </table:table-cell>
          <table:table-cell table:number-columns-repeated="2"/>
          <table:table-cell table:formula="of:=IF(LEN([.D440])=0;IF(LEN([.B440])=0;&quot;&quot;;[.B440]);[.D440])">
            <text:p/>
          </table:table-cell>
          <table:table-cell table:formula="of:=IF(LEN([.E440])=0;IF(LEN([.B440])=0;&quot;&quot;;[.B440]);[.E440])">
            <text:p/>
          </table:table-cell>
          <table:table-cell table:formula="of:=IF(LEN([.B440])&gt;0;[.B440];&quot;&quot;)">
            <text:p/>
          </table:table-cell>
          <table:table-cell table:formula="of:=IF(LEN([.H440])=0;&quot;&quot;;CONCATENATE(&quot;'&quot;;[.F440];&quot;' =&gt; '&quot;;[.H440];&quot;',&quot;))">
            <text:p/>
          </table:table-cell>
          <table:table-cell table:formula="of:=IF(LEN([.H440])=0;&quot;&quot;;CONCATENATE(&quot;'&quot;;[.G440];&quot;' =&gt; '&quot;;[.H44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ux</text:p>
          </table:table-cell>
          <table:table-cell/>
          <table:table-cell office:value-type="string" calcext:value-type="string">
            <text:p>Sumerian</text:p>
          </table:table-cell>
          <table:table-cell table:number-columns-repeated="2"/>
          <table:table-cell table:formula="of:=IF(LEN([.D441])=0;IF(LEN([.B441])=0;&quot;&quot;;[.B441]);[.D441])">
            <text:p/>
          </table:table-cell>
          <table:table-cell table:formula="of:=IF(LEN([.E441])=0;IF(LEN([.B441])=0;&quot;&quot;;[.B441]);[.E441])">
            <text:p/>
          </table:table-cell>
          <table:table-cell table:formula="of:=IF(LEN([.B441])&gt;0;[.B441];&quot;&quot;)">
            <text:p/>
          </table:table-cell>
          <table:table-cell table:formula="of:=IF(LEN([.H441])=0;&quot;&quot;;CONCATENATE(&quot;'&quot;;[.F441];&quot;' =&gt; '&quot;;[.H441];&quot;',&quot;))">
            <text:p/>
          </table:table-cell>
          <table:table-cell table:formula="of:=IF(LEN([.H441])=0;&quot;&quot;;CONCATENATE(&quot;'&quot;;[.G441];&quot;' =&gt; '&quot;;[.H44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table:number-columns-repeated="2"/>
          <table:table-cell table:formula="of:=IF(LEN([.D442])=0;IF(LEN([.B442])=0;&quot;&quot;;[.B442]);[.D442])" office:value-type="string" office:string-value="su" calcext:value-type="string">
            <text:p>su</text:p>
          </table:table-cell>
          <table:table-cell table:formula="of:=IF(LEN([.E442])=0;IF(LEN([.B442])=0;&quot;&quot;;[.B442]);[.E442])" office:value-type="string" office:string-value="su" calcext:value-type="string">
            <text:p>su</text:p>
          </table:table-cell>
          <table:table-cell table:formula="of:=IF(LEN([.B442])&gt;0;[.B442];&quot;&quot;)" office:value-type="string" office:string-value="su" calcext:value-type="string">
            <text:p>su</text:p>
          </table:table-cell>
          <table:table-cell table:formula="of:=IF(LEN([.H442])=0;&quot;&quot;;CONCATENATE(&quot;'&quot;;[.F442];&quot;' =&gt; '&quot;;[.H442];&quot;',&quot;))" office:value-type="string" office:string-value="'su' =&gt; 'su'," calcext:value-type="string">
            <text:p>'su' =&gt; 'su',</text:p>
          </table:table-cell>
          <table:table-cell table:formula="of:=IF(LEN([.H442])=0;&quot;&quot;;CONCATENATE(&quot;'&quot;;[.G442];&quot;' =&gt; '&quot;;[.H442];&quot;',&quot;))" office:value-type="string" office:string-value="'su' =&gt; 'su'," calcext:value-type="string">
            <text:p>'su' =&gt; 's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Susu</text:p>
          </table:table-cell>
          <table:table-cell table:number-columns-repeated="2"/>
          <table:table-cell table:formula="of:=IF(LEN([.D443])=0;IF(LEN([.B443])=0;&quot;&quot;;[.B443]);[.D443])">
            <text:p/>
          </table:table-cell>
          <table:table-cell table:formula="of:=IF(LEN([.E443])=0;IF(LEN([.B443])=0;&quot;&quot;;[.B443]);[.E443])">
            <text:p/>
          </table:table-cell>
          <table:table-cell table:formula="of:=IF(LEN([.B443])&gt;0;[.B443];&quot;&quot;)">
            <text:p/>
          </table:table-cell>
          <table:table-cell table:formula="of:=IF(LEN([.H443])=0;&quot;&quot;;CONCATENATE(&quot;'&quot;;[.F443];&quot;' =&gt; '&quot;;[.H443];&quot;',&quot;))">
            <text:p/>
          </table:table-cell>
          <table:table-cell table:formula="of:=IF(LEN([.H443])=0;&quot;&quot;;CONCATENATE(&quot;'&quot;;[.G443];&quot;' =&gt; '&quot;;[.H44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table:number-columns-repeated="2"/>
          <table:table-cell table:formula="of:=IF(LEN([.D444])=0;IF(LEN([.B444])=0;&quot;&quot;;[.B444]);[.D444])" office:value-type="string" office:string-value="sw" calcext:value-type="string">
            <text:p>sw</text:p>
          </table:table-cell>
          <table:table-cell table:formula="of:=IF(LEN([.E444])=0;IF(LEN([.B444])=0;&quot;&quot;;[.B444]);[.E444])" office:value-type="string" office:string-value="sw" calcext:value-type="string">
            <text:p>sw</text:p>
          </table:table-cell>
          <table:table-cell table:formula="of:=IF(LEN([.B444])&gt;0;[.B444];&quot;&quot;)" office:value-type="string" office:string-value="sw" calcext:value-type="string">
            <text:p>sw</text:p>
          </table:table-cell>
          <table:table-cell table:formula="of:=IF(LEN([.H444])=0;&quot;&quot;;CONCATENATE(&quot;'&quot;;[.F444];&quot;' =&gt; '&quot;;[.H444];&quot;',&quot;))" office:value-type="string" office:string-value="'sw' =&gt; 'sw'," calcext:value-type="string">
            <text:p>'sw' =&gt; 'sw',</text:p>
          </table:table-cell>
          <table:table-cell table:formula="of:=IF(LEN([.H444])=0;&quot;&quot;;CONCATENATE(&quot;'&quot;;[.G444];&quot;' =&gt; '&quot;;[.H444];&quot;',&quot;))" office:value-type="string" office:string-value="'sw' =&gt; 'sw'," calcext:value-type="string">
            <text:p>'sw' =&gt; 'sw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table:number-columns-repeated="2"/>
          <table:table-cell table:formula="of:=IF(LEN([.D445])=0;IF(LEN([.B445])=0;&quot;&quot;;[.B445]);[.D445])" office:value-type="string" office:string-value="ss" calcext:value-type="string">
            <text:p>ss</text:p>
          </table:table-cell>
          <table:table-cell table:formula="of:=IF(LEN([.E445])=0;IF(LEN([.B445])=0;&quot;&quot;;[.B445]);[.E445])" office:value-type="string" office:string-value="ss" calcext:value-type="string">
            <text:p>ss</text:p>
          </table:table-cell>
          <table:table-cell table:formula="of:=IF(LEN([.B445])&gt;0;[.B445];&quot;&quot;)" office:value-type="string" office:string-value="ss" calcext:value-type="string">
            <text:p>ss</text:p>
          </table:table-cell>
          <table:table-cell table:formula="of:=IF(LEN([.H445])=0;&quot;&quot;;CONCATENATE(&quot;'&quot;;[.F445];&quot;' =&gt; '&quot;;[.H445];&quot;',&quot;))" office:value-type="string" office:string-value="'ss' =&gt; 'ss'," calcext:value-type="string">
            <text:p>'ss' =&gt; 'ss',</text:p>
          </table:table-cell>
          <table:table-cell table:formula="of:=IF(LEN([.H445])=0;&quot;&quot;;CONCATENATE(&quot;'&quot;;[.G445];&quot;' =&gt; '&quot;;[.H445];&quot;',&quot;))" office:value-type="string" office:string-value="'ss' =&gt; 'ss'," calcext:value-type="string">
            <text:p>'ss' =&gt; 's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v_SE</text:p>
          </table:table-cell>
          <table:table-cell office:value-type="string" calcext:value-type="string">
            <text:p>sv</text:p>
          </table:table-cell>
          <table:table-cell table:formula="of:=IF(LEN([.D446])=0;IF(LEN([.B446])=0;&quot;&quot;;[.B446]);[.D446])" office:value-type="string" office:string-value="sv_SE" calcext:value-type="string">
            <text:p>sv_SE</text:p>
          </table:table-cell>
          <table:table-cell table:formula="of:=IF(LEN([.E446])=0;IF(LEN([.B446])=0;&quot;&quot;;[.B446]);[.E446])" office:value-type="string" office:string-value="sv" calcext:value-type="string">
            <text:p>sv</text:p>
          </table:table-cell>
          <table:table-cell table:formula="of:=IF(LEN([.B446])&gt;0;[.B446];&quot;&quot;)" office:value-type="string" office:string-value="sv" calcext:value-type="string">
            <text:p>sv</text:p>
          </table:table-cell>
          <table:table-cell table:formula="of:=IF(LEN([.H446])=0;&quot;&quot;;CONCATENATE(&quot;'&quot;;[.F446];&quot;' =&gt; '&quot;;[.H446];&quot;',&quot;))" office:value-type="string" office:string-value="'sv_SE' =&gt; 'sv'," calcext:value-type="string">
            <text:p>'sv_SE' =&gt; 'sv',</text:p>
          </table:table-cell>
          <table:table-cell table:formula="of:=IF(LEN([.H446])=0;&quot;&quot;;CONCATENATE(&quot;'&quot;;[.G446];&quot;' =&gt; '&quot;;[.H446];&quot;',&quot;))" office:value-type="string" office:string-value="'sv' =&gt; 'sv'," calcext:value-type="string">
            <text:p>'sv' =&gt; 'sv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sw</text:p>
          </table:table-cell>
          <table:table-cell/>
          <table:table-cell office:value-type="string" calcext:value-type="string">
            <text:p>Swiss German; Alemannic; Alsatian</text:p>
          </table:table-cell>
          <table:table-cell table:number-columns-repeated="2"/>
          <table:table-cell table:formula="of:=IF(LEN([.D447])=0;IF(LEN([.B447])=0;&quot;&quot;;[.B447]);[.D447])">
            <text:p/>
          </table:table-cell>
          <table:table-cell table:formula="of:=IF(LEN([.E447])=0;IF(LEN([.B447])=0;&quot;&quot;;[.B447]);[.E447])">
            <text:p/>
          </table:table-cell>
          <table:table-cell table:formula="of:=IF(LEN([.B447])&gt;0;[.B447];&quot;&quot;)">
            <text:p/>
          </table:table-cell>
          <table:table-cell table:formula="of:=IF(LEN([.H447])=0;&quot;&quot;;CONCATENATE(&quot;'&quot;;[.F447];&quot;' =&gt; '&quot;;[.H447];&quot;',&quot;))">
            <text:p/>
          </table:table-cell>
          <table:table-cell table:formula="of:=IF(LEN([.H447])=0;&quot;&quot;;CONCATENATE(&quot;'&quot;;[.G447];&quot;' =&gt; '&quot;;[.H44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yr</text:p>
          </table:table-cell>
          <table:table-cell/>
          <table:table-cell office:value-type="string" calcext:value-type="string">
            <text:p>Syriac</text:p>
          </table:table-cell>
          <table:table-cell table:number-columns-repeated="2"/>
          <table:table-cell table:formula="of:=IF(LEN([.D448])=0;IF(LEN([.B448])=0;&quot;&quot;;[.B448]);[.D448])">
            <text:p/>
          </table:table-cell>
          <table:table-cell table:formula="of:=IF(LEN([.E448])=0;IF(LEN([.B448])=0;&quot;&quot;;[.B448]);[.E448])">
            <text:p/>
          </table:table-cell>
          <table:table-cell table:formula="of:=IF(LEN([.B448])&gt;0;[.B448];&quot;&quot;)">
            <text:p/>
          </table:table-cell>
          <table:table-cell table:formula="of:=IF(LEN([.H448])=0;&quot;&quot;;CONCATENATE(&quot;'&quot;;[.F448];&quot;' =&gt; '&quot;;[.H448];&quot;',&quot;))">
            <text:p/>
          </table:table-cell>
          <table:table-cell table:formula="of:=IF(LEN([.H448])=0;&quot;&quot;;CONCATENATE(&quot;'&quot;;[.G448];&quot;' =&gt; '&quot;;[.H44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table:number-columns-repeated="2"/>
          <table:table-cell table:formula="of:=IF(LEN([.D449])=0;IF(LEN([.B449])=0;&quot;&quot;;[.B449]);[.D449])" office:value-type="string" office:string-value="tl" calcext:value-type="string">
            <text:p>tl</text:p>
          </table:table-cell>
          <table:table-cell table:formula="of:=IF(LEN([.E449])=0;IF(LEN([.B449])=0;&quot;&quot;;[.B449]);[.E449])" office:value-type="string" office:string-value="tl" calcext:value-type="string">
            <text:p>tl</text:p>
          </table:table-cell>
          <table:table-cell table:formula="of:=IF(LEN([.B449])&gt;0;[.B449];&quot;&quot;)" office:value-type="string" office:string-value="tl" calcext:value-type="string">
            <text:p>tl</text:p>
          </table:table-cell>
          <table:table-cell table:formula="of:=IF(LEN([.H449])=0;&quot;&quot;;CONCATENATE(&quot;'&quot;;[.F449];&quot;' =&gt; '&quot;;[.H449];&quot;',&quot;))" office:value-type="string" office:string-value="'tl' =&gt; 'tl'," calcext:value-type="string">
            <text:p>'tl' =&gt; 'tl',</text:p>
          </table:table-cell>
          <table:table-cell table:formula="of:=IF(LEN([.H449])=0;&quot;&quot;;CONCATENATE(&quot;'&quot;;[.G449];&quot;' =&gt; '&quot;;[.H449];&quot;',&quot;))" office:value-type="string" office:string-value="'tl' =&gt; 'tl'," calcext:value-type="string">
            <text:p>'tl' =&gt; 'tl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table:number-columns-repeated="2"/>
          <table:table-cell table:formula="of:=IF(LEN([.D450])=0;IF(LEN([.B450])=0;&quot;&quot;;[.B450]);[.D450])" office:value-type="string" office:string-value="ty" calcext:value-type="string">
            <text:p>ty</text:p>
          </table:table-cell>
          <table:table-cell table:formula="of:=IF(LEN([.E450])=0;IF(LEN([.B450])=0;&quot;&quot;;[.B450]);[.E450])" office:value-type="string" office:string-value="ty" calcext:value-type="string">
            <text:p>ty</text:p>
          </table:table-cell>
          <table:table-cell table:formula="of:=IF(LEN([.B450])&gt;0;[.B450];&quot;&quot;)" office:value-type="string" office:string-value="ty" calcext:value-type="string">
            <text:p>ty</text:p>
          </table:table-cell>
          <table:table-cell table:formula="of:=IF(LEN([.H450])=0;&quot;&quot;;CONCATENATE(&quot;'&quot;;[.F450];&quot;' =&gt; '&quot;;[.H450];&quot;',&quot;))" office:value-type="string" office:string-value="'ty' =&gt; 'ty'," calcext:value-type="string">
            <text:p>'ty' =&gt; 'ty',</text:p>
          </table:table-cell>
          <table:table-cell table:formula="of:=IF(LEN([.H450])=0;&quot;&quot;;CONCATENATE(&quot;'&quot;;[.G450];&quot;' =&gt; '&quot;;[.H450];&quot;',&quot;))" office:value-type="string" office:string-value="'ty' =&gt; 'ty'," calcext:value-type="string">
            <text:p>'ty' =&gt; 't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i</text:p>
          </table:table-cell>
          <table:table-cell/>
          <table:table-cell office:value-type="string" calcext:value-type="string">
            <text:p>Tai languages</text:p>
          </table:table-cell>
          <table:table-cell table:number-columns-repeated="2"/>
          <table:table-cell table:formula="of:=IF(LEN([.D451])=0;IF(LEN([.B451])=0;&quot;&quot;;[.B451]);[.D451])">
            <text:p/>
          </table:table-cell>
          <table:table-cell table:formula="of:=IF(LEN([.E451])=0;IF(LEN([.B451])=0;&quot;&quot;;[.B451]);[.E451])">
            <text:p/>
          </table:table-cell>
          <table:table-cell table:formula="of:=IF(LEN([.B451])&gt;0;[.B451];&quot;&quot;)">
            <text:p/>
          </table:table-cell>
          <table:table-cell table:formula="of:=IF(LEN([.H451])=0;&quot;&quot;;CONCATENATE(&quot;'&quot;;[.F451];&quot;' =&gt; '&quot;;[.H451];&quot;',&quot;))">
            <text:p/>
          </table:table-cell>
          <table:table-cell table:formula="of:=IF(LEN([.H451])=0;&quot;&quot;;CONCATENATE(&quot;'&quot;;[.G451];&quot;' =&gt; '&quot;;[.H45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table:number-columns-repeated="2"/>
          <table:table-cell table:formula="of:=IF(LEN([.D452])=0;IF(LEN([.B452])=0;&quot;&quot;;[.B452]);[.D452])" office:value-type="string" office:string-value="tg" calcext:value-type="string">
            <text:p>tg</text:p>
          </table:table-cell>
          <table:table-cell table:formula="of:=IF(LEN([.E452])=0;IF(LEN([.B452])=0;&quot;&quot;;[.B452]);[.E452])" office:value-type="string" office:string-value="tg" calcext:value-type="string">
            <text:p>tg</text:p>
          </table:table-cell>
          <table:table-cell table:formula="of:=IF(LEN([.B452])&gt;0;[.B452];&quot;&quot;)" office:value-type="string" office:string-value="tg" calcext:value-type="string">
            <text:p>tg</text:p>
          </table:table-cell>
          <table:table-cell table:formula="of:=IF(LEN([.H452])=0;&quot;&quot;;CONCATENATE(&quot;'&quot;;[.F452];&quot;' =&gt; '&quot;;[.H452];&quot;',&quot;))" office:value-type="string" office:string-value="'tg' =&gt; 'tg'," calcext:value-type="string">
            <text:p>'tg' =&gt; 'tg',</text:p>
          </table:table-cell>
          <table:table-cell table:formula="of:=IF(LEN([.H452])=0;&quot;&quot;;CONCATENATE(&quot;'&quot;;[.G452];&quot;' =&gt; '&quot;;[.H452];&quot;',&quot;))" office:value-type="string" office:string-value="'tg' =&gt; 'tg'," calcext:value-type="string">
            <text:p>'tg' =&gt; 't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mh</text:p>
          </table:table-cell>
          <table:table-cell/>
          <table:table-cell office:value-type="string" calcext:value-type="string">
            <text:p>Tamashek</text:p>
          </table:table-cell>
          <table:table-cell table:number-columns-repeated="2"/>
          <table:table-cell table:formula="of:=IF(LEN([.D453])=0;IF(LEN([.B453])=0;&quot;&quot;;[.B453]);[.D453])">
            <text:p/>
          </table:table-cell>
          <table:table-cell table:formula="of:=IF(LEN([.E453])=0;IF(LEN([.B453])=0;&quot;&quot;;[.B453]);[.E453])">
            <text:p/>
          </table:table-cell>
          <table:table-cell table:formula="of:=IF(LEN([.B453])&gt;0;[.B453];&quot;&quot;)">
            <text:p/>
          </table:table-cell>
          <table:table-cell table:formula="of:=IF(LEN([.H453])=0;&quot;&quot;;CONCATENATE(&quot;'&quot;;[.F453];&quot;' =&gt; '&quot;;[.H453];&quot;',&quot;))">
            <text:p/>
          </table:table-cell>
          <table:table-cell table:formula="of:=IF(LEN([.H453])=0;&quot;&quot;;CONCATENATE(&quot;'&quot;;[.G453];&quot;' =&gt; '&quot;;[.H45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table:number-columns-repeated="2"/>
          <table:table-cell table:formula="of:=IF(LEN([.D454])=0;IF(LEN([.B454])=0;&quot;&quot;;[.B454]);[.D454])" office:value-type="string" office:string-value="ta" calcext:value-type="string">
            <text:p>ta</text:p>
          </table:table-cell>
          <table:table-cell table:formula="of:=IF(LEN([.E454])=0;IF(LEN([.B454])=0;&quot;&quot;;[.B454]);[.E454])" office:value-type="string" office:string-value="ta" calcext:value-type="string">
            <text:p>ta</text:p>
          </table:table-cell>
          <table:table-cell table:formula="of:=IF(LEN([.B454])&gt;0;[.B454];&quot;&quot;)" office:value-type="string" office:string-value="ta" calcext:value-type="string">
            <text:p>ta</text:p>
          </table:table-cell>
          <table:table-cell table:formula="of:=IF(LEN([.H454])=0;&quot;&quot;;CONCATENATE(&quot;'&quot;;[.F454];&quot;' =&gt; '&quot;;[.H454];&quot;',&quot;))" office:value-type="string" office:string-value="'ta' =&gt; 'ta'," calcext:value-type="string">
            <text:p>'ta' =&gt; 'ta',</text:p>
          </table:table-cell>
          <table:table-cell table:formula="of:=IF(LEN([.H454])=0;&quot;&quot;;CONCATENATE(&quot;'&quot;;[.G454];&quot;' =&gt; '&quot;;[.H454];&quot;',&quot;))" office:value-type="string" office:string-value="'ta' =&gt; 'ta'," calcext:value-type="string">
            <text:p>'ta' =&gt; 't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table:number-columns-repeated="2"/>
          <table:table-cell table:formula="of:=IF(LEN([.D455])=0;IF(LEN([.B455])=0;&quot;&quot;;[.B455]);[.D455])" office:value-type="string" office:string-value="tt" calcext:value-type="string">
            <text:p>tt</text:p>
          </table:table-cell>
          <table:table-cell table:formula="of:=IF(LEN([.E455])=0;IF(LEN([.B455])=0;&quot;&quot;;[.B455]);[.E455])" office:value-type="string" office:string-value="tt" calcext:value-type="string">
            <text:p>tt</text:p>
          </table:table-cell>
          <table:table-cell table:formula="of:=IF(LEN([.B455])&gt;0;[.B455];&quot;&quot;)" office:value-type="string" office:string-value="tt" calcext:value-type="string">
            <text:p>tt</text:p>
          </table:table-cell>
          <table:table-cell table:formula="of:=IF(LEN([.H455])=0;&quot;&quot;;CONCATENATE(&quot;'&quot;;[.F455];&quot;' =&gt; '&quot;;[.H455];&quot;',&quot;))" office:value-type="string" office:string-value="'tt' =&gt; 'tt'," calcext:value-type="string">
            <text:p>'tt' =&gt; 'tt',</text:p>
          </table:table-cell>
          <table:table-cell table:formula="of:=IF(LEN([.H455])=0;&quot;&quot;;CONCATENATE(&quot;'&quot;;[.G455];&quot;' =&gt; '&quot;;[.H455];&quot;',&quot;))" office:value-type="string" office:string-value="'tt' =&gt; 'tt'," calcext:value-type="string">
            <text:p>'tt' =&gt; 'tt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table:number-columns-repeated="2"/>
          <table:table-cell table:formula="of:=IF(LEN([.D456])=0;IF(LEN([.B456])=0;&quot;&quot;;[.B456]);[.D456])" office:value-type="string" office:string-value="te" calcext:value-type="string">
            <text:p>te</text:p>
          </table:table-cell>
          <table:table-cell table:formula="of:=IF(LEN([.E456])=0;IF(LEN([.B456])=0;&quot;&quot;;[.B456]);[.E456])" office:value-type="string" office:string-value="te" calcext:value-type="string">
            <text:p>te</text:p>
          </table:table-cell>
          <table:table-cell table:formula="of:=IF(LEN([.B456])&gt;0;[.B456];&quot;&quot;)" office:value-type="string" office:string-value="te" calcext:value-type="string">
            <text:p>te</text:p>
          </table:table-cell>
          <table:table-cell table:formula="of:=IF(LEN([.H456])=0;&quot;&quot;;CONCATENATE(&quot;'&quot;;[.F456];&quot;' =&gt; '&quot;;[.H456];&quot;',&quot;))" office:value-type="string" office:string-value="'te' =&gt; 'te'," calcext:value-type="string">
            <text:p>'te' =&gt; 'te',</text:p>
          </table:table-cell>
          <table:table-cell table:formula="of:=IF(LEN([.H456])=0;&quot;&quot;;CONCATENATE(&quot;'&quot;;[.G456];&quot;' =&gt; '&quot;;[.H456];&quot;',&quot;))" office:value-type="string" office:string-value="'te' =&gt; 'te'," calcext:value-type="string">
            <text:p>'te' =&gt; 't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eno</text:p>
          </table:table-cell>
          <table:table-cell table:number-columns-repeated="2"/>
          <table:table-cell table:formula="of:=IF(LEN([.D457])=0;IF(LEN([.B457])=0;&quot;&quot;;[.B457]);[.D457])">
            <text:p/>
          </table:table-cell>
          <table:table-cell table:formula="of:=IF(LEN([.E457])=0;IF(LEN([.B457])=0;&quot;&quot;;[.B457]);[.E457])">
            <text:p/>
          </table:table-cell>
          <table:table-cell table:formula="of:=IF(LEN([.B457])&gt;0;[.B457];&quot;&quot;)">
            <text:p/>
          </table:table-cell>
          <table:table-cell table:formula="of:=IF(LEN([.H457])=0;&quot;&quot;;CONCATENATE(&quot;'&quot;;[.F457];&quot;' =&gt; '&quot;;[.H457];&quot;',&quot;))">
            <text:p/>
          </table:table-cell>
          <table:table-cell table:formula="of:=IF(LEN([.H457])=0;&quot;&quot;;CONCATENATE(&quot;'&quot;;[.G457];&quot;' =&gt; '&quot;;[.H45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t</text:p>
          </table:table-cell>
          <table:table-cell/>
          <table:table-cell office:value-type="string" calcext:value-type="string">
            <text:p>Tetum</text:p>
          </table:table-cell>
          <table:table-cell table:number-columns-repeated="2"/>
          <table:table-cell table:formula="of:=IF(LEN([.D458])=0;IF(LEN([.B458])=0;&quot;&quot;;[.B458]);[.D458])">
            <text:p/>
          </table:table-cell>
          <table:table-cell table:formula="of:=IF(LEN([.E458])=0;IF(LEN([.B458])=0;&quot;&quot;;[.B458]);[.E458])">
            <text:p/>
          </table:table-cell>
          <table:table-cell table:formula="of:=IF(LEN([.B458])&gt;0;[.B458];&quot;&quot;)">
            <text:p/>
          </table:table-cell>
          <table:table-cell table:formula="of:=IF(LEN([.H458])=0;&quot;&quot;;CONCATENATE(&quot;'&quot;;[.F458];&quot;' =&gt; '&quot;;[.H458];&quot;',&quot;))">
            <text:p/>
          </table:table-cell>
          <table:table-cell table:formula="of:=IF(LEN([.H458])=0;&quot;&quot;;CONCATENATE(&quot;'&quot;;[.G458];&quot;' =&gt; '&quot;;[.H45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table:number-columns-repeated="2"/>
          <table:table-cell table:formula="of:=IF(LEN([.D459])=0;IF(LEN([.B459])=0;&quot;&quot;;[.B459]);[.D459])" office:value-type="string" office:string-value="th" calcext:value-type="string">
            <text:p>th</text:p>
          </table:table-cell>
          <table:table-cell table:formula="of:=IF(LEN([.E459])=0;IF(LEN([.B459])=0;&quot;&quot;;[.B459]);[.E459])" office:value-type="string" office:string-value="th" calcext:value-type="string">
            <text:p>th</text:p>
          </table:table-cell>
          <table:table-cell table:formula="of:=IF(LEN([.B459])&gt;0;[.B459];&quot;&quot;)" office:value-type="string" office:string-value="th" calcext:value-type="string">
            <text:p>th</text:p>
          </table:table-cell>
          <table:table-cell table:formula="of:=IF(LEN([.H459])=0;&quot;&quot;;CONCATENATE(&quot;'&quot;;[.F459];&quot;' =&gt; '&quot;;[.H459];&quot;',&quot;))" office:value-type="string" office:string-value="'th' =&gt; 'th'," calcext:value-type="string">
            <text:p>'th' =&gt; 'th',</text:p>
          </table:table-cell>
          <table:table-cell table:formula="of:=IF(LEN([.H459])=0;&quot;&quot;;CONCATENATE(&quot;'&quot;;[.G459];&quot;' =&gt; '&quot;;[.H459];&quot;',&quot;))" office:value-type="string" office:string-value="'th' =&gt; 'th'," calcext:value-type="string">
            <text:p>'th' =&gt; 't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table:number-columns-repeated="2"/>
          <table:table-cell table:formula="of:=IF(LEN([.D460])=0;IF(LEN([.B460])=0;&quot;&quot;;[.B460]);[.D460])" office:value-type="string" office:string-value="bo" calcext:value-type="string">
            <text:p>bo</text:p>
          </table:table-cell>
          <table:table-cell table:formula="of:=IF(LEN([.E460])=0;IF(LEN([.B460])=0;&quot;&quot;;[.B460]);[.E460])" office:value-type="string" office:string-value="bo" calcext:value-type="string">
            <text:p>bo</text:p>
          </table:table-cell>
          <table:table-cell table:formula="of:=IF(LEN([.B460])&gt;0;[.B460];&quot;&quot;)" office:value-type="string" office:string-value="bo" calcext:value-type="string">
            <text:p>bo</text:p>
          </table:table-cell>
          <table:table-cell table:formula="of:=IF(LEN([.H460])=0;&quot;&quot;;CONCATENATE(&quot;'&quot;;[.F460];&quot;' =&gt; '&quot;;[.H460];&quot;',&quot;))" office:value-type="string" office:string-value="'bo' =&gt; 'bo'," calcext:value-type="string">
            <text:p>'bo' =&gt; 'bo',</text:p>
          </table:table-cell>
          <table:table-cell table:formula="of:=IF(LEN([.H460])=0;&quot;&quot;;CONCATENATE(&quot;'&quot;;[.G460];&quot;' =&gt; '&quot;;[.H460];&quot;',&quot;))" office:value-type="string" office:string-value="'bo' =&gt; 'bo'," calcext:value-type="string">
            <text:p>'bo' =&gt; 'b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b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table:number-columns-repeated="2"/>
          <table:table-cell table:formula="of:=IF(LEN([.D461])=0;IF(LEN([.B461])=0;&quot;&quot;;[.B461]);[.D461])" office:value-type="string" office:string-value="bo" calcext:value-type="string">
            <text:p>bo</text:p>
          </table:table-cell>
          <table:table-cell table:formula="of:=IF(LEN([.E461])=0;IF(LEN([.B461])=0;&quot;&quot;;[.B461]);[.E461])" office:value-type="string" office:string-value="bo" calcext:value-type="string">
            <text:p>bo</text:p>
          </table:table-cell>
          <table:table-cell table:formula="of:=IF(LEN([.B461])&gt;0;[.B461];&quot;&quot;)" office:value-type="string" office:string-value="bo" calcext:value-type="string">
            <text:p>bo</text:p>
          </table:table-cell>
          <table:table-cell table:formula="of:=IF(LEN([.H461])=0;&quot;&quot;;CONCATENATE(&quot;'&quot;;[.F461];&quot;' =&gt; '&quot;;[.H461];&quot;',&quot;))" office:value-type="string" office:string-value="'bo' =&gt; 'bo'," calcext:value-type="string">
            <text:p>'bo' =&gt; 'bo',</text:p>
          </table:table-cell>
          <table:table-cell table:formula="of:=IF(LEN([.H461])=0;&quot;&quot;;CONCATENATE(&quot;'&quot;;[.G461];&quot;' =&gt; '&quot;;[.H461];&quot;',&quot;))" office:value-type="string" office:string-value="'bo' =&gt; 'bo'," calcext:value-type="string">
            <text:p>'bo' =&gt; 'b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g</text:p>
          </table:table-cell>
          <table:table-cell/>
          <table:table-cell office:value-type="string" calcext:value-type="string">
            <text:p>Tigre</text:p>
          </table:table-cell>
          <table:table-cell table:number-columns-repeated="2"/>
          <table:table-cell table:formula="of:=IF(LEN([.D462])=0;IF(LEN([.B462])=0;&quot;&quot;;[.B462]);[.D462])">
            <text:p/>
          </table:table-cell>
          <table:table-cell table:formula="of:=IF(LEN([.E462])=0;IF(LEN([.B462])=0;&quot;&quot;;[.B462]);[.E462])">
            <text:p/>
          </table:table-cell>
          <table:table-cell table:formula="of:=IF(LEN([.B462])&gt;0;[.B462];&quot;&quot;)">
            <text:p/>
          </table:table-cell>
          <table:table-cell table:formula="of:=IF(LEN([.H462])=0;&quot;&quot;;CONCATENATE(&quot;'&quot;;[.F462];&quot;' =&gt; '&quot;;[.H462];&quot;',&quot;))">
            <text:p/>
          </table:table-cell>
          <table:table-cell table:formula="of:=IF(LEN([.H462])=0;&quot;&quot;;CONCATENATE(&quot;'&quot;;[.G462];&quot;' =&gt; '&quot;;[.H46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table:number-columns-repeated="2"/>
          <table:table-cell table:formula="of:=IF(LEN([.D463])=0;IF(LEN([.B463])=0;&quot;&quot;;[.B463]);[.D463])" office:value-type="string" office:string-value="ti" calcext:value-type="string">
            <text:p>ti</text:p>
          </table:table-cell>
          <table:table-cell table:formula="of:=IF(LEN([.E463])=0;IF(LEN([.B463])=0;&quot;&quot;;[.B463]);[.E463])" office:value-type="string" office:string-value="ti" calcext:value-type="string">
            <text:p>ti</text:p>
          </table:table-cell>
          <table:table-cell table:formula="of:=IF(LEN([.B463])&gt;0;[.B463];&quot;&quot;)" office:value-type="string" office:string-value="ti" calcext:value-type="string">
            <text:p>ti</text:p>
          </table:table-cell>
          <table:table-cell table:formula="of:=IF(LEN([.H463])=0;&quot;&quot;;CONCATENATE(&quot;'&quot;;[.F463];&quot;' =&gt; '&quot;;[.H463];&quot;',&quot;))" office:value-type="string" office:string-value="'ti' =&gt; 'ti'," calcext:value-type="string">
            <text:p>'ti' =&gt; 'ti',</text:p>
          </table:table-cell>
          <table:table-cell table:formula="of:=IF(LEN([.H463])=0;&quot;&quot;;CONCATENATE(&quot;'&quot;;[.G463];&quot;' =&gt; '&quot;;[.H463];&quot;',&quot;))" office:value-type="string" office:string-value="'ti' =&gt; 'ti'," calcext:value-type="string">
            <text:p>'ti' =&gt; 't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m</text:p>
          </table:table-cell>
          <table:table-cell/>
          <table:table-cell office:value-type="string" calcext:value-type="string">
            <text:p>Timne</text:p>
          </table:table-cell>
          <table:table-cell table:number-columns-repeated="2"/>
          <table:table-cell table:formula="of:=IF(LEN([.D464])=0;IF(LEN([.B464])=0;&quot;&quot;;[.B464]);[.D464])">
            <text:p/>
          </table:table-cell>
          <table:table-cell table:formula="of:=IF(LEN([.E464])=0;IF(LEN([.B464])=0;&quot;&quot;;[.B464]);[.E464])">
            <text:p/>
          </table:table-cell>
          <table:table-cell table:formula="of:=IF(LEN([.B464])&gt;0;[.B464];&quot;&quot;)">
            <text:p/>
          </table:table-cell>
          <table:table-cell table:formula="of:=IF(LEN([.H464])=0;&quot;&quot;;CONCATENATE(&quot;'&quot;;[.F464];&quot;' =&gt; '&quot;;[.H464];&quot;',&quot;))">
            <text:p/>
          </table:table-cell>
          <table:table-cell table:formula="of:=IF(LEN([.H464])=0;&quot;&quot;;CONCATENATE(&quot;'&quot;;[.G464];&quot;' =&gt; '&quot;;[.H46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v</text:p>
          </table:table-cell>
          <table:table-cell/>
          <table:table-cell office:value-type="string" calcext:value-type="string">
            <text:p>Tiv</text:p>
          </table:table-cell>
          <table:table-cell table:number-columns-repeated="2"/>
          <table:table-cell table:formula="of:=IF(LEN([.D465])=0;IF(LEN([.B465])=0;&quot;&quot;;[.B465]);[.D465])">
            <text:p/>
          </table:table-cell>
          <table:table-cell table:formula="of:=IF(LEN([.E465])=0;IF(LEN([.B465])=0;&quot;&quot;;[.B465]);[.E465])">
            <text:p/>
          </table:table-cell>
          <table:table-cell table:formula="of:=IF(LEN([.B465])&gt;0;[.B465];&quot;&quot;)">
            <text:p/>
          </table:table-cell>
          <table:table-cell table:formula="of:=IF(LEN([.H465])=0;&quot;&quot;;CONCATENATE(&quot;'&quot;;[.F465];&quot;' =&gt; '&quot;;[.H465];&quot;',&quot;))">
            <text:p/>
          </table:table-cell>
          <table:table-cell table:formula="of:=IF(LEN([.H465])=0;&quot;&quot;;CONCATENATE(&quot;'&quot;;[.G465];&quot;' =&gt; '&quot;;[.H46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Tlingit</text:p>
          </table:table-cell>
          <table:table-cell table:number-columns-repeated="2"/>
          <table:table-cell table:formula="of:=IF(LEN([.D466])=0;IF(LEN([.B466])=0;&quot;&quot;;[.B466]);[.D466])">
            <text:p/>
          </table:table-cell>
          <table:table-cell table:formula="of:=IF(LEN([.E466])=0;IF(LEN([.B466])=0;&quot;&quot;;[.B466]);[.E466])">
            <text:p/>
          </table:table-cell>
          <table:table-cell table:formula="of:=IF(LEN([.B466])&gt;0;[.B466];&quot;&quot;)">
            <text:p/>
          </table:table-cell>
          <table:table-cell table:formula="of:=IF(LEN([.H466])=0;&quot;&quot;;CONCATENATE(&quot;'&quot;;[.F466];&quot;' =&gt; '&quot;;[.H466];&quot;',&quot;))">
            <text:p/>
          </table:table-cell>
          <table:table-cell table:formula="of:=IF(LEN([.H466])=0;&quot;&quot;;CONCATENATE(&quot;'&quot;;[.G466];&quot;' =&gt; '&quot;;[.H46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pi</text:p>
          </table:table-cell>
          <table:table-cell/>
          <table:table-cell office:value-type="string" calcext:value-type="string">
            <text:p>Tok Pisin</text:p>
          </table:table-cell>
          <table:table-cell table:number-columns-repeated="2"/>
          <table:table-cell table:formula="of:=IF(LEN([.D467])=0;IF(LEN([.B467])=0;&quot;&quot;;[.B467]);[.D467])">
            <text:p/>
          </table:table-cell>
          <table:table-cell table:formula="of:=IF(LEN([.E467])=0;IF(LEN([.B467])=0;&quot;&quot;;[.B467]);[.E467])">
            <text:p/>
          </table:table-cell>
          <table:table-cell table:formula="of:=IF(LEN([.B467])&gt;0;[.B467];&quot;&quot;)">
            <text:p/>
          </table:table-cell>
          <table:table-cell table:formula="of:=IF(LEN([.H467])=0;&quot;&quot;;CONCATENATE(&quot;'&quot;;[.F467];&quot;' =&gt; '&quot;;[.H467];&quot;',&quot;))">
            <text:p/>
          </table:table-cell>
          <table:table-cell table:formula="of:=IF(LEN([.H467])=0;&quot;&quot;;CONCATENATE(&quot;'&quot;;[.G467];&quot;' =&gt; '&quot;;[.H46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kl</text:p>
          </table:table-cell>
          <table:table-cell/>
          <table:table-cell office:value-type="string" calcext:value-type="string">
            <text:p>Tokelau</text:p>
          </table:table-cell>
          <table:table-cell table:number-columns-repeated="2"/>
          <table:table-cell table:formula="of:=IF(LEN([.D468])=0;IF(LEN([.B468])=0;&quot;&quot;;[.B468]);[.D468])">
            <text:p/>
          </table:table-cell>
          <table:table-cell table:formula="of:=IF(LEN([.E468])=0;IF(LEN([.B468])=0;&quot;&quot;;[.B468]);[.E468])">
            <text:p/>
          </table:table-cell>
          <table:table-cell table:formula="of:=IF(LEN([.B468])&gt;0;[.B468];&quot;&quot;)">
            <text:p/>
          </table:table-cell>
          <table:table-cell table:formula="of:=IF(LEN([.H468])=0;&quot;&quot;;CONCATENATE(&quot;'&quot;;[.F468];&quot;' =&gt; '&quot;;[.H468];&quot;',&quot;))">
            <text:p/>
          </table:table-cell>
          <table:table-cell table:formula="of:=IF(LEN([.H468])=0;&quot;&quot;;CONCATENATE(&quot;'&quot;;[.G468];&quot;' =&gt; '&quot;;[.H46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g</text:p>
          </table:table-cell>
          <table:table-cell/>
          <table:table-cell office:value-type="string" calcext:value-type="string">
            <text:p>Tonga (Nyasa)</text:p>
          </table:table-cell>
          <table:table-cell table:number-columns-repeated="2"/>
          <table:table-cell table:formula="of:=IF(LEN([.D469])=0;IF(LEN([.B469])=0;&quot;&quot;;[.B469]);[.D469])">
            <text:p/>
          </table:table-cell>
          <table:table-cell table:formula="of:=IF(LEN([.E469])=0;IF(LEN([.B469])=0;&quot;&quot;;[.B469]);[.E469])">
            <text:p/>
          </table:table-cell>
          <table:table-cell table:formula="of:=IF(LEN([.B469])&gt;0;[.B469];&quot;&quot;)">
            <text:p/>
          </table:table-cell>
          <table:table-cell table:formula="of:=IF(LEN([.H469])=0;&quot;&quot;;CONCATENATE(&quot;'&quot;;[.F469];&quot;' =&gt; '&quot;;[.H469];&quot;',&quot;))">
            <text:p/>
          </table:table-cell>
          <table:table-cell table:formula="of:=IF(LEN([.H469])=0;&quot;&quot;;CONCATENATE(&quot;'&quot;;[.G469];&quot;' =&gt; '&quot;;[.H46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table:number-columns-repeated="2"/>
          <table:table-cell table:formula="of:=IF(LEN([.D470])=0;IF(LEN([.B470])=0;&quot;&quot;;[.B470]);[.D470])" office:value-type="string" office:string-value="to" calcext:value-type="string">
            <text:p>to</text:p>
          </table:table-cell>
          <table:table-cell table:formula="of:=IF(LEN([.E470])=0;IF(LEN([.B470])=0;&quot;&quot;;[.B470]);[.E470])" office:value-type="string" office:string-value="to" calcext:value-type="string">
            <text:p>to</text:p>
          </table:table-cell>
          <table:table-cell table:formula="of:=IF(LEN([.B470])&gt;0;[.B470];&quot;&quot;)" office:value-type="string" office:string-value="to" calcext:value-type="string">
            <text:p>to</text:p>
          </table:table-cell>
          <table:table-cell table:formula="of:=IF(LEN([.H470])=0;&quot;&quot;;CONCATENATE(&quot;'&quot;;[.F470];&quot;' =&gt; '&quot;;[.H470];&quot;',&quot;))" office:value-type="string" office:string-value="'to' =&gt; 'to'," calcext:value-type="string">
            <text:p>'to' =&gt; 'to',</text:p>
          </table:table-cell>
          <table:table-cell table:formula="of:=IF(LEN([.H470])=0;&quot;&quot;;CONCATENATE(&quot;'&quot;;[.G470];&quot;' =&gt; '&quot;;[.H470];&quot;',&quot;))" office:value-type="string" office:string-value="'to' =&gt; 'to'," calcext:value-type="string">
            <text:p>'to' =&gt; 't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imshian</text:p>
          </table:table-cell>
          <table:table-cell table:number-columns-repeated="2"/>
          <table:table-cell table:formula="of:=IF(LEN([.D471])=0;IF(LEN([.B471])=0;&quot;&quot;;[.B471]);[.D471])">
            <text:p/>
          </table:table-cell>
          <table:table-cell table:formula="of:=IF(LEN([.E471])=0;IF(LEN([.B471])=0;&quot;&quot;;[.B471]);[.E471])">
            <text:p/>
          </table:table-cell>
          <table:table-cell table:formula="of:=IF(LEN([.B471])&gt;0;[.B471];&quot;&quot;)">
            <text:p/>
          </table:table-cell>
          <table:table-cell table:formula="of:=IF(LEN([.H471])=0;&quot;&quot;;CONCATENATE(&quot;'&quot;;[.F471];&quot;' =&gt; '&quot;;[.H471];&quot;',&quot;))">
            <text:p/>
          </table:table-cell>
          <table:table-cell table:formula="of:=IF(LEN([.H471])=0;&quot;&quot;;CONCATENATE(&quot;'&quot;;[.G471];&quot;' =&gt; '&quot;;[.H47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table:number-columns-repeated="2"/>
          <table:table-cell table:formula="of:=IF(LEN([.D472])=0;IF(LEN([.B472])=0;&quot;&quot;;[.B472]);[.D472])" office:value-type="string" office:string-value="ts" calcext:value-type="string">
            <text:p>ts</text:p>
          </table:table-cell>
          <table:table-cell table:formula="of:=IF(LEN([.E472])=0;IF(LEN([.B472])=0;&quot;&quot;;[.B472]);[.E472])" office:value-type="string" office:string-value="ts" calcext:value-type="string">
            <text:p>ts</text:p>
          </table:table-cell>
          <table:table-cell table:formula="of:=IF(LEN([.B472])&gt;0;[.B472];&quot;&quot;)" office:value-type="string" office:string-value="ts" calcext:value-type="string">
            <text:p>ts</text:p>
          </table:table-cell>
          <table:table-cell table:formula="of:=IF(LEN([.H472])=0;&quot;&quot;;CONCATENATE(&quot;'&quot;;[.F472];&quot;' =&gt; '&quot;;[.H472];&quot;',&quot;))" office:value-type="string" office:string-value="'ts' =&gt; 'ts'," calcext:value-type="string">
            <text:p>'ts' =&gt; 'ts',</text:p>
          </table:table-cell>
          <table:table-cell table:formula="of:=IF(LEN([.H472])=0;&quot;&quot;;CONCATENATE(&quot;'&quot;;[.G472];&quot;' =&gt; '&quot;;[.H472];&quot;',&quot;))" office:value-type="string" office:string-value="'ts' =&gt; 'ts'," calcext:value-type="string">
            <text:p>'ts' =&gt; 'ts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table:number-columns-repeated="2"/>
          <table:table-cell table:formula="of:=IF(LEN([.D473])=0;IF(LEN([.B473])=0;&quot;&quot;;[.B473]);[.D473])" office:value-type="string" office:string-value="tn" calcext:value-type="string">
            <text:p>tn</text:p>
          </table:table-cell>
          <table:table-cell table:formula="of:=IF(LEN([.E473])=0;IF(LEN([.B473])=0;&quot;&quot;;[.B473]);[.E473])" office:value-type="string" office:string-value="tn" calcext:value-type="string">
            <text:p>tn</text:p>
          </table:table-cell>
          <table:table-cell table:formula="of:=IF(LEN([.B473])&gt;0;[.B473];&quot;&quot;)" office:value-type="string" office:string-value="tn" calcext:value-type="string">
            <text:p>tn</text:p>
          </table:table-cell>
          <table:table-cell table:formula="of:=IF(LEN([.H473])=0;&quot;&quot;;CONCATENATE(&quot;'&quot;;[.F473];&quot;' =&gt; '&quot;;[.H473];&quot;',&quot;))" office:value-type="string" office:string-value="'tn' =&gt; 'tn'," calcext:value-type="string">
            <text:p>'tn' =&gt; 'tn',</text:p>
          </table:table-cell>
          <table:table-cell table:formula="of:=IF(LEN([.H473])=0;&quot;&quot;;CONCATENATE(&quot;'&quot;;[.G473];&quot;' =&gt; '&quot;;[.H473];&quot;',&quot;))" office:value-type="string" office:string-value="'tn' =&gt; 'tn'," calcext:value-type="string">
            <text:p>'tn' =&gt; 'tn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um</text:p>
          </table:table-cell>
          <table:table-cell/>
          <table:table-cell office:value-type="string" calcext:value-type="string">
            <text:p>Tumbuka</text:p>
          </table:table-cell>
          <table:table-cell table:number-columns-repeated="2"/>
          <table:table-cell table:formula="of:=IF(LEN([.D474])=0;IF(LEN([.B474])=0;&quot;&quot;;[.B474]);[.D474])">
            <text:p/>
          </table:table-cell>
          <table:table-cell table:formula="of:=IF(LEN([.E474])=0;IF(LEN([.B474])=0;&quot;&quot;;[.B474]);[.E474])">
            <text:p/>
          </table:table-cell>
          <table:table-cell table:formula="of:=IF(LEN([.B474])&gt;0;[.B474];&quot;&quot;)">
            <text:p/>
          </table:table-cell>
          <table:table-cell table:formula="of:=IF(LEN([.H474])=0;&quot;&quot;;CONCATENATE(&quot;'&quot;;[.F474];&quot;' =&gt; '&quot;;[.H474];&quot;',&quot;))">
            <text:p/>
          </table:table-cell>
          <table:table-cell table:formula="of:=IF(LEN([.H474])=0;&quot;&quot;;CONCATENATE(&quot;'&quot;;[.G474];&quot;' =&gt; '&quot;;[.H47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up</text:p>
          </table:table-cell>
          <table:table-cell/>
          <table:table-cell office:value-type="string" calcext:value-type="string">
            <text:p>Tupi languages</text:p>
          </table:table-cell>
          <table:table-cell table:number-columns-repeated="2"/>
          <table:table-cell table:formula="of:=IF(LEN([.D475])=0;IF(LEN([.B475])=0;&quot;&quot;;[.B475]);[.D475])">
            <text:p/>
          </table:table-cell>
          <table:table-cell table:formula="of:=IF(LEN([.E475])=0;IF(LEN([.B475])=0;&quot;&quot;;[.B475]);[.E475])">
            <text:p/>
          </table:table-cell>
          <table:table-cell table:formula="of:=IF(LEN([.B475])&gt;0;[.B475];&quot;&quot;)">
            <text:p/>
          </table:table-cell>
          <table:table-cell table:formula="of:=IF(LEN([.H475])=0;&quot;&quot;;CONCATENATE(&quot;'&quot;;[.F475];&quot;' =&gt; '&quot;;[.H475];&quot;',&quot;))">
            <text:p/>
          </table:table-cell>
          <table:table-cell table:formula="of:=IF(LEN([.H475])=0;&quot;&quot;;CONCATENATE(&quot;'&quot;;[.G475];&quot;' =&gt; '&quot;;[.H47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r_TR</text:p>
          </table:table-cell>
          <table:table-cell office:value-type="string" calcext:value-type="string">
            <text:p>tr</text:p>
          </table:table-cell>
          <table:table-cell table:formula="of:=IF(LEN([.D476])=0;IF(LEN([.B476])=0;&quot;&quot;;[.B476]);[.D476])" office:value-type="string" office:string-value="tr_TR" calcext:value-type="string">
            <text:p>tr_TR</text:p>
          </table:table-cell>
          <table:table-cell table:formula="of:=IF(LEN([.E476])=0;IF(LEN([.B476])=0;&quot;&quot;;[.B476]);[.E476])" office:value-type="string" office:string-value="tr" calcext:value-type="string">
            <text:p>tr</text:p>
          </table:table-cell>
          <table:table-cell table:formula="of:=IF(LEN([.B476])&gt;0;[.B476];&quot;&quot;)" office:value-type="string" office:string-value="tr" calcext:value-type="string">
            <text:p>tr</text:p>
          </table:table-cell>
          <table:table-cell table:formula="of:=IF(LEN([.H476])=0;&quot;&quot;;CONCATENATE(&quot;'&quot;;[.F476];&quot;' =&gt; '&quot;;[.H476];&quot;',&quot;))" office:value-type="string" office:string-value="'tr_TR' =&gt; 'tr'," calcext:value-type="string">
            <text:p>'tr_TR' =&gt; 'tr',</text:p>
          </table:table-cell>
          <table:table-cell table:formula="of:=IF(LEN([.H476])=0;&quot;&quot;;CONCATENATE(&quot;'&quot;;[.G476];&quot;' =&gt; '&quot;;[.H476];&quot;',&quot;))" office:value-type="string" office:string-value="'tr' =&gt; 'tr'," calcext:value-type="string">
            <text:p>'tr' =&gt; 't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ta</text:p>
          </table:table-cell>
          <table:table-cell/>
          <table:table-cell office:value-type="string" calcext:value-type="string">
            <text:p>Turkish, Ottoman (1500-1928)</text:p>
          </table:table-cell>
          <table:table-cell table:number-columns-repeated="2"/>
          <table:table-cell table:formula="of:=IF(LEN([.D477])=0;IF(LEN([.B477])=0;&quot;&quot;;[.B477]);[.D477])">
            <text:p/>
          </table:table-cell>
          <table:table-cell table:formula="of:=IF(LEN([.E477])=0;IF(LEN([.B477])=0;&quot;&quot;;[.B477]);[.E477])">
            <text:p/>
          </table:table-cell>
          <table:table-cell table:formula="of:=IF(LEN([.B477])&gt;0;[.B477];&quot;&quot;)">
            <text:p/>
          </table:table-cell>
          <table:table-cell table:formula="of:=IF(LEN([.H477])=0;&quot;&quot;;CONCATENATE(&quot;'&quot;;[.F477];&quot;' =&gt; '&quot;;[.H477];&quot;',&quot;))">
            <text:p/>
          </table:table-cell>
          <table:table-cell table:formula="of:=IF(LEN([.H477])=0;&quot;&quot;;CONCATENATE(&quot;'&quot;;[.G477];&quot;' =&gt; '&quot;;[.H47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table:number-columns-repeated="2"/>
          <table:table-cell table:formula="of:=IF(LEN([.D478])=0;IF(LEN([.B478])=0;&quot;&quot;;[.B478]);[.D478])" office:value-type="string" office:string-value="tk" calcext:value-type="string">
            <text:p>tk</text:p>
          </table:table-cell>
          <table:table-cell table:formula="of:=IF(LEN([.E478])=0;IF(LEN([.B478])=0;&quot;&quot;;[.B478]);[.E478])" office:value-type="string" office:string-value="tk" calcext:value-type="string">
            <text:p>tk</text:p>
          </table:table-cell>
          <table:table-cell table:formula="of:=IF(LEN([.B478])&gt;0;[.B478];&quot;&quot;)" office:value-type="string" office:string-value="tk" calcext:value-type="string">
            <text:p>tk</text:p>
          </table:table-cell>
          <table:table-cell table:formula="of:=IF(LEN([.H478])=0;&quot;&quot;;CONCATENATE(&quot;'&quot;;[.F478];&quot;' =&gt; '&quot;;[.H478];&quot;',&quot;))" office:value-type="string" office:string-value="'tk' =&gt; 'tk'," calcext:value-type="string">
            <text:p>'tk' =&gt; 'tk',</text:p>
          </table:table-cell>
          <table:table-cell table:formula="of:=IF(LEN([.H478])=0;&quot;&quot;;CONCATENATE(&quot;'&quot;;[.G478];&quot;' =&gt; '&quot;;[.H478];&quot;',&quot;))" office:value-type="string" office:string-value="'tk' =&gt; 'tk'," calcext:value-type="string">
            <text:p>'tk' =&gt; 't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vl</text:p>
          </table:table-cell>
          <table:table-cell/>
          <table:table-cell office:value-type="string" calcext:value-type="string">
            <text:p>Tuvalu</text:p>
          </table:table-cell>
          <table:table-cell table:number-columns-repeated="2"/>
          <table:table-cell table:formula="of:=IF(LEN([.D479])=0;IF(LEN([.B479])=0;&quot;&quot;;[.B479]);[.D479])">
            <text:p/>
          </table:table-cell>
          <table:table-cell table:formula="of:=IF(LEN([.E479])=0;IF(LEN([.B479])=0;&quot;&quot;;[.B479]);[.E479])">
            <text:p/>
          </table:table-cell>
          <table:table-cell table:formula="of:=IF(LEN([.B479])&gt;0;[.B479];&quot;&quot;)">
            <text:p/>
          </table:table-cell>
          <table:table-cell table:formula="of:=IF(LEN([.H479])=0;&quot;&quot;;CONCATENATE(&quot;'&quot;;[.F479];&quot;' =&gt; '&quot;;[.H479];&quot;',&quot;))">
            <text:p/>
          </table:table-cell>
          <table:table-cell table:formula="of:=IF(LEN([.H479])=0;&quot;&quot;;CONCATENATE(&quot;'&quot;;[.G479];&quot;' =&gt; '&quot;;[.H47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yv</text:p>
          </table:table-cell>
          <table:table-cell/>
          <table:table-cell office:value-type="string" calcext:value-type="string">
            <text:p>Tuvinian</text:p>
          </table:table-cell>
          <table:table-cell table:number-columns-repeated="2"/>
          <table:table-cell table:formula="of:=IF(LEN([.D480])=0;IF(LEN([.B480])=0;&quot;&quot;;[.B480]);[.D480])">
            <text:p/>
          </table:table-cell>
          <table:table-cell table:formula="of:=IF(LEN([.E480])=0;IF(LEN([.B480])=0;&quot;&quot;;[.B480]);[.E480])">
            <text:p/>
          </table:table-cell>
          <table:table-cell table:formula="of:=IF(LEN([.B480])&gt;0;[.B480];&quot;&quot;)">
            <text:p/>
          </table:table-cell>
          <table:table-cell table:formula="of:=IF(LEN([.H480])=0;&quot;&quot;;CONCATENATE(&quot;'&quot;;[.F480];&quot;' =&gt; '&quot;;[.H480];&quot;',&quot;))">
            <text:p/>
          </table:table-cell>
          <table:table-cell table:formula="of:=IF(LEN([.H480])=0;&quot;&quot;;CONCATENATE(&quot;'&quot;;[.G480];&quot;' =&gt; '&quot;;[.H48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table:number-columns-repeated="2"/>
          <table:table-cell table:formula="of:=IF(LEN([.D481])=0;IF(LEN([.B481])=0;&quot;&quot;;[.B481]);[.D481])" office:value-type="string" office:string-value="tw" calcext:value-type="string">
            <text:p>tw</text:p>
          </table:table-cell>
          <table:table-cell table:formula="of:=IF(LEN([.E481])=0;IF(LEN([.B481])=0;&quot;&quot;;[.B481]);[.E481])" office:value-type="string" office:string-value="tw" calcext:value-type="string">
            <text:p>tw</text:p>
          </table:table-cell>
          <table:table-cell table:formula="of:=IF(LEN([.B481])&gt;0;[.B481];&quot;&quot;)" office:value-type="string" office:string-value="tw" calcext:value-type="string">
            <text:p>tw</text:p>
          </table:table-cell>
          <table:table-cell table:formula="of:=IF(LEN([.H481])=0;&quot;&quot;;CONCATENATE(&quot;'&quot;;[.F481];&quot;' =&gt; '&quot;;[.H481];&quot;',&quot;))" office:value-type="string" office:string-value="'tw' =&gt; 'tw'," calcext:value-type="string">
            <text:p>'tw' =&gt; 'tw',</text:p>
          </table:table-cell>
          <table:table-cell table:formula="of:=IF(LEN([.H481])=0;&quot;&quot;;CONCATENATE(&quot;'&quot;;[.G481];&quot;' =&gt; '&quot;;[.H481];&quot;',&quot;))" office:value-type="string" office:string-value="'tw' =&gt; 'tw'," calcext:value-type="string">
            <text:p>'tw' =&gt; 'tw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dm</text:p>
          </table:table-cell>
          <table:table-cell/>
          <table:table-cell office:value-type="string" calcext:value-type="string">
            <text:p>Udmurt</text:p>
          </table:table-cell>
          <table:table-cell table:number-columns-repeated="2"/>
          <table:table-cell table:formula="of:=IF(LEN([.D482])=0;IF(LEN([.B482])=0;&quot;&quot;;[.B482]);[.D482])">
            <text:p/>
          </table:table-cell>
          <table:table-cell table:formula="of:=IF(LEN([.E482])=0;IF(LEN([.B482])=0;&quot;&quot;;[.B482]);[.E482])">
            <text:p/>
          </table:table-cell>
          <table:table-cell table:formula="of:=IF(LEN([.B482])&gt;0;[.B482];&quot;&quot;)">
            <text:p/>
          </table:table-cell>
          <table:table-cell table:formula="of:=IF(LEN([.H482])=0;&quot;&quot;;CONCATENATE(&quot;'&quot;;[.F482];&quot;' =&gt; '&quot;;[.H482];&quot;',&quot;))">
            <text:p/>
          </table:table-cell>
          <table:table-cell table:formula="of:=IF(LEN([.H482])=0;&quot;&quot;;CONCATENATE(&quot;'&quot;;[.G482];&quot;' =&gt; '&quot;;[.H482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ga</text:p>
          </table:table-cell>
          <table:table-cell/>
          <table:table-cell office:value-type="string" calcext:value-type="string">
            <text:p>Ugaritic</text:p>
          </table:table-cell>
          <table:table-cell table:number-columns-repeated="2"/>
          <table:table-cell table:formula="of:=IF(LEN([.D483])=0;IF(LEN([.B483])=0;&quot;&quot;;[.B483]);[.D483])">
            <text:p/>
          </table:table-cell>
          <table:table-cell table:formula="of:=IF(LEN([.E483])=0;IF(LEN([.B483])=0;&quot;&quot;;[.B483]);[.E483])">
            <text:p/>
          </table:table-cell>
          <table:table-cell table:formula="of:=IF(LEN([.B483])&gt;0;[.B483];&quot;&quot;)">
            <text:p/>
          </table:table-cell>
          <table:table-cell table:formula="of:=IF(LEN([.H483])=0;&quot;&quot;;CONCATENATE(&quot;'&quot;;[.F483];&quot;' =&gt; '&quot;;[.H483];&quot;',&quot;))">
            <text:p/>
          </table:table-cell>
          <table:table-cell table:formula="of:=IF(LEN([.H483])=0;&quot;&quot;;CONCATENATE(&quot;'&quot;;[.G483];&quot;' =&gt; '&quot;;[.H48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table:number-columns-repeated="2"/>
          <table:table-cell table:formula="of:=IF(LEN([.D484])=0;IF(LEN([.B484])=0;&quot;&quot;;[.B484]);[.D484])" office:value-type="string" office:string-value="ug" calcext:value-type="string">
            <text:p>ug</text:p>
          </table:table-cell>
          <table:table-cell table:formula="of:=IF(LEN([.E484])=0;IF(LEN([.B484])=0;&quot;&quot;;[.B484]);[.E484])" office:value-type="string" office:string-value="ug" calcext:value-type="string">
            <text:p>ug</text:p>
          </table:table-cell>
          <table:table-cell table:formula="of:=IF(LEN([.B484])&gt;0;[.B484];&quot;&quot;)" office:value-type="string" office:string-value="ug" calcext:value-type="string">
            <text:p>ug</text:p>
          </table:table-cell>
          <table:table-cell table:formula="of:=IF(LEN([.H484])=0;&quot;&quot;;CONCATENATE(&quot;'&quot;;[.F484];&quot;' =&gt; '&quot;;[.H484];&quot;',&quot;))" office:value-type="string" office:string-value="'ug' =&gt; 'ug'," calcext:value-type="string">
            <text:p>'ug' =&gt; 'ug',</text:p>
          </table:table-cell>
          <table:table-cell table:formula="of:=IF(LEN([.H484])=0;&quot;&quot;;CONCATENATE(&quot;'&quot;;[.G484];&quot;' =&gt; '&quot;;[.H484];&quot;',&quot;))" office:value-type="string" office:string-value="'ug' =&gt; 'ug'," calcext:value-type="string">
            <text:p>'ug' =&gt; 'ug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_UA</text:p>
          </table:table-cell>
          <table:table-cell office:value-type="string" calcext:value-type="string">
            <text:p>uk</text:p>
          </table:table-cell>
          <table:table-cell table:formula="of:=IF(LEN([.D485])=0;IF(LEN([.B485])=0;&quot;&quot;;[.B485]);[.D485])" office:value-type="string" office:string-value="uk_UA" calcext:value-type="string">
            <text:p>uk_UA</text:p>
          </table:table-cell>
          <table:table-cell table:formula="of:=IF(LEN([.E485])=0;IF(LEN([.B485])=0;&quot;&quot;;[.B485]);[.E485])" office:value-type="string" office:string-value="uk" calcext:value-type="string">
            <text:p>uk</text:p>
          </table:table-cell>
          <table:table-cell table:formula="of:=IF(LEN([.B485])&gt;0;[.B485];&quot;&quot;)" office:value-type="string" office:string-value="uk" calcext:value-type="string">
            <text:p>uk</text:p>
          </table:table-cell>
          <table:table-cell table:formula="of:=IF(LEN([.H485])=0;&quot;&quot;;CONCATENATE(&quot;'&quot;;[.F485];&quot;' =&gt; '&quot;;[.H485];&quot;',&quot;))" office:value-type="string" office:string-value="'uk_UA' =&gt; 'uk'," calcext:value-type="string">
            <text:p>'uk_UA' =&gt; 'uk',</text:p>
          </table:table-cell>
          <table:table-cell table:formula="of:=IF(LEN([.H485])=0;&quot;&quot;;CONCATENATE(&quot;'&quot;;[.G485];&quot;' =&gt; '&quot;;[.H485];&quot;',&quot;))" office:value-type="string" office:string-value="'uk' =&gt; 'uk'," calcext:value-type="string">
            <text:p>'uk' =&gt; 'uk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mb</text:p>
          </table:table-cell>
          <table:table-cell/>
          <table:table-cell office:value-type="string" calcext:value-type="string">
            <text:p>Umbundu</text:p>
          </table:table-cell>
          <table:table-cell table:number-columns-repeated="2"/>
          <table:table-cell table:formula="of:=IF(LEN([.D486])=0;IF(LEN([.B486])=0;&quot;&quot;;[.B486]);[.D486])">
            <text:p/>
          </table:table-cell>
          <table:table-cell table:formula="of:=IF(LEN([.E486])=0;IF(LEN([.B486])=0;&quot;&quot;;[.B486]);[.E486])">
            <text:p/>
          </table:table-cell>
          <table:table-cell table:formula="of:=IF(LEN([.B486])&gt;0;[.B486];&quot;&quot;)">
            <text:p/>
          </table:table-cell>
          <table:table-cell table:formula="of:=IF(LEN([.H486])=0;&quot;&quot;;CONCATENATE(&quot;'&quot;;[.F486];&quot;' =&gt; '&quot;;[.H486];&quot;',&quot;))">
            <text:p/>
          </table:table-cell>
          <table:table-cell table:formula="of:=IF(LEN([.H486])=0;&quot;&quot;;CONCATENATE(&quot;'&quot;;[.G486];&quot;' =&gt; '&quot;;[.H48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s</text:p>
          </table:table-cell>
          <table:table-cell/>
          <table:table-cell office:value-type="string" calcext:value-type="string">
            <text:p>Uncoded languages</text:p>
          </table:table-cell>
          <table:table-cell table:number-columns-repeated="2"/>
          <table:table-cell table:formula="of:=IF(LEN([.D487])=0;IF(LEN([.B487])=0;&quot;&quot;;[.B487]);[.D487])">
            <text:p/>
          </table:table-cell>
          <table:table-cell table:formula="of:=IF(LEN([.E487])=0;IF(LEN([.B487])=0;&quot;&quot;;[.B487]);[.E487])">
            <text:p/>
          </table:table-cell>
          <table:table-cell table:formula="of:=IF(LEN([.B487])&gt;0;[.B487];&quot;&quot;)">
            <text:p/>
          </table:table-cell>
          <table:table-cell table:formula="of:=IF(LEN([.H487])=0;&quot;&quot;;CONCATENATE(&quot;'&quot;;[.F487];&quot;' =&gt; '&quot;;[.H487];&quot;',&quot;))">
            <text:p/>
          </table:table-cell>
          <table:table-cell table:formula="of:=IF(LEN([.H487])=0;&quot;&quot;;CONCATENATE(&quot;'&quot;;[.G487];&quot;' =&gt; '&quot;;[.H48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nd</text:p>
          </table:table-cell>
          <table:table-cell/>
          <table:table-cell office:value-type="string" calcext:value-type="string">
            <text:p>Undetermined</text:p>
          </table:table-cell>
          <table:table-cell table:number-columns-repeated="2"/>
          <table:table-cell table:formula="of:=IF(LEN([.D488])=0;IF(LEN([.B488])=0;&quot;&quot;;[.B488]);[.D488])">
            <text:p/>
          </table:table-cell>
          <table:table-cell table:formula="of:=IF(LEN([.E488])=0;IF(LEN([.B488])=0;&quot;&quot;;[.B488]);[.E488])">
            <text:p/>
          </table:table-cell>
          <table:table-cell table:formula="of:=IF(LEN([.B488])&gt;0;[.B488];&quot;&quot;)">
            <text:p/>
          </table:table-cell>
          <table:table-cell table:formula="of:=IF(LEN([.H488])=0;&quot;&quot;;CONCATENATE(&quot;'&quot;;[.F488];&quot;' =&gt; '&quot;;[.H488];&quot;',&quot;))">
            <text:p/>
          </table:table-cell>
          <table:table-cell table:formula="of:=IF(LEN([.H488])=0;&quot;&quot;;CONCATENATE(&quot;'&quot;;[.G488];&quot;' =&gt; '&quot;;[.H48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sb</text:p>
          </table:table-cell>
          <table:table-cell/>
          <table:table-cell office:value-type="string" calcext:value-type="string">
            <text:p>Upper Sorbian</text:p>
          </table:table-cell>
          <table:table-cell table:number-columns-repeated="2"/>
          <table:table-cell table:formula="of:=IF(LEN([.D489])=0;IF(LEN([.B489])=0;&quot;&quot;;[.B489]);[.D489])">
            <text:p/>
          </table:table-cell>
          <table:table-cell table:formula="of:=IF(LEN([.E489])=0;IF(LEN([.B489])=0;&quot;&quot;;[.B489]);[.E489])">
            <text:p/>
          </table:table-cell>
          <table:table-cell table:formula="of:=IF(LEN([.B489])&gt;0;[.B489];&quot;&quot;)">
            <text:p/>
          </table:table-cell>
          <table:table-cell table:formula="of:=IF(LEN([.H489])=0;&quot;&quot;;CONCATENATE(&quot;'&quot;;[.F489];&quot;' =&gt; '&quot;;[.H489];&quot;',&quot;))">
            <text:p/>
          </table:table-cell>
          <table:table-cell table:formula="of:=IF(LEN([.H489])=0;&quot;&quot;;CONCATENATE(&quot;'&quot;;[.G489];&quot;' =&gt; '&quot;;[.H48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ur_PK</text:p>
          </table:table-cell>
          <table:table-cell office:value-type="string" calcext:value-type="string">
            <text:p>ur</text:p>
          </table:table-cell>
          <table:table-cell table:formula="of:=IF(LEN([.D490])=0;IF(LEN([.B490])=0;&quot;&quot;;[.B490]);[.D490])" office:value-type="string" office:string-value="ur_PK" calcext:value-type="string">
            <text:p>ur_PK</text:p>
          </table:table-cell>
          <table:table-cell table:formula="of:=IF(LEN([.E490])=0;IF(LEN([.B490])=0;&quot;&quot;;[.B490]);[.E490])" office:value-type="string" office:string-value="ur" calcext:value-type="string">
            <text:p>ur</text:p>
          </table:table-cell>
          <table:table-cell table:formula="of:=IF(LEN([.B490])&gt;0;[.B490];&quot;&quot;)" office:value-type="string" office:string-value="ur" calcext:value-type="string">
            <text:p>ur</text:p>
          </table:table-cell>
          <table:table-cell table:formula="of:=IF(LEN([.H490])=0;&quot;&quot;;CONCATENATE(&quot;'&quot;;[.F490];&quot;' =&gt; '&quot;;[.H490];&quot;',&quot;))" office:value-type="string" office:string-value="'ur_PK' =&gt; 'ur'," calcext:value-type="string">
            <text:p>'ur_PK' =&gt; 'ur',</text:p>
          </table:table-cell>
          <table:table-cell table:formula="of:=IF(LEN([.H490])=0;&quot;&quot;;CONCATENATE(&quot;'&quot;;[.G490];&quot;' =&gt; '&quot;;[.H490];&quot;',&quot;))" office:value-type="string" office:string-value="'ur' =&gt; 'ur'," calcext:value-type="string">
            <text:p>'ur' =&gt; 'ur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uz_UZ@cyrillic</text:p>
          </table:table-cell>
          <table:table-cell office:value-type="string" calcext:value-type="string">
            <text:p>uz@cyrillic</text:p>
          </table:table-cell>
          <table:table-cell table:formula="of:=IF(LEN([.D491])=0;IF(LEN([.B491])=0;&quot;&quot;;[.B491]);[.D491])" office:value-type="string" office:string-value="uz_UZ@cyrillic" calcext:value-type="string">
            <text:p>uz_UZ@cyrillic</text:p>
          </table:table-cell>
          <table:table-cell table:formula="of:=IF(LEN([.E491])=0;IF(LEN([.B491])=0;&quot;&quot;;[.B491]);[.E491])" office:value-type="string" office:string-value="uz@cyrillic" calcext:value-type="string">
            <text:p>uz@cyrillic</text:p>
          </table:table-cell>
          <table:table-cell table:formula="of:=IF(LEN([.B491])&gt;0;[.B491];&quot;&quot;)" office:value-type="string" office:string-value="uz" calcext:value-type="string">
            <text:p>uz</text:p>
          </table:table-cell>
          <table:table-cell table:formula="of:=IF(LEN([.H491])=0;&quot;&quot;;CONCATENATE(&quot;'&quot;;[.F491];&quot;' =&gt; '&quot;;[.H491];&quot;',&quot;))" office:value-type="string" office:string-value="'uz_UZ@cyrillic' =&gt; 'uz'," calcext:value-type="string">
            <text:p>'uz_UZ@cyrillic' =&gt; 'uz',</text:p>
          </table:table-cell>
          <table:table-cell table:formula="of:=IF(LEN([.H491])=0;&quot;&quot;;CONCATENATE(&quot;'&quot;;[.G491];&quot;' =&gt; '&quot;;[.H491];&quot;',&quot;))" office:value-type="string" office:string-value="'uz@cyrillic' =&gt; 'uz'," calcext:value-type="string">
            <text:p>'uz@cyrillic' =&gt; 'uz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uz_UZ@latin</text:p>
          </table:table-cell>
          <table:table-cell office:value-type="string" calcext:value-type="string">
            <text:p>uz@latin</text:p>
          </table:table-cell>
          <table:table-cell table:formula="of:=IF(LEN([.D492])=0;IF(LEN([.B492])=0;&quot;&quot;;[.B492]);[.D492])" office:value-type="string" office:string-value="uz_UZ@latin" calcext:value-type="string">
            <text:p>uz_UZ@latin</text:p>
          </table:table-cell>
          <table:table-cell table:formula="of:=IF(LEN([.E492])=0;IF(LEN([.B492])=0;&quot;&quot;;[.B492]);[.E492])" office:value-type="string" office:string-value="uz@latin" calcext:value-type="string">
            <text:p>uz@latin</text:p>
          </table:table-cell>
          <table:table-cell table:formula="of:=IF(LEN([.B492])&gt;0;[.B492];&quot;&quot;)" office:value-type="string" office:string-value="uz" calcext:value-type="string">
            <text:p>uz</text:p>
          </table:table-cell>
          <table:table-cell table:formula="of:=IF(LEN([.H492])=0;&quot;&quot;;CONCATENATE(&quot;'&quot;;[.F492];&quot;' =&gt; '&quot;;[.H492];&quot;',&quot;))" office:value-type="string" office:string-value="'uz_UZ@latin' =&gt; 'uz'," calcext:value-type="string">
            <text:p>'uz_UZ@latin' =&gt; 'uz',</text:p>
          </table:table-cell>
          <table:table-cell table:formula="of:=IF(LEN([.H492])=0;&quot;&quot;;CONCATENATE(&quot;'&quot;;[.G492];&quot;' =&gt; '&quot;;[.H492];&quot;',&quot;))" office:value-type="string" office:string-value="'uz@latin' =&gt; 'uz'," calcext:value-type="string">
            <text:p>'uz@latin' =&gt; 'uz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ai</text:p>
          </table:table-cell>
          <table:table-cell/>
          <table:table-cell office:value-type="string" calcext:value-type="string">
            <text:p>Vai</text:p>
          </table:table-cell>
          <table:table-cell table:number-columns-repeated="2"/>
          <table:table-cell table:formula="of:=IF(LEN([.D493])=0;IF(LEN([.B493])=0;&quot;&quot;;[.B493]);[.D493])">
            <text:p/>
          </table:table-cell>
          <table:table-cell table:formula="of:=IF(LEN([.E493])=0;IF(LEN([.B493])=0;&quot;&quot;;[.B493]);[.E493])">
            <text:p/>
          </table:table-cell>
          <table:table-cell table:formula="of:=IF(LEN([.B493])&gt;0;[.B493];&quot;&quot;)">
            <text:p/>
          </table:table-cell>
          <table:table-cell table:formula="of:=IF(LEN([.H493])=0;&quot;&quot;;CONCATENATE(&quot;'&quot;;[.F493];&quot;' =&gt; '&quot;;[.H493];&quot;',&quot;))">
            <text:p/>
          </table:table-cell>
          <table:table-cell table:formula="of:=IF(LEN([.H493])=0;&quot;&quot;;CONCATENATE(&quot;'&quot;;[.G493];&quot;' =&gt; '&quot;;[.H49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table:number-columns-repeated="2"/>
          <table:table-cell table:formula="of:=IF(LEN([.D494])=0;IF(LEN([.B494])=0;&quot;&quot;;[.B494]);[.D494])" office:value-type="string" office:string-value="ve" calcext:value-type="string">
            <text:p>ve</text:p>
          </table:table-cell>
          <table:table-cell table:formula="of:=IF(LEN([.E494])=0;IF(LEN([.B494])=0;&quot;&quot;;[.B494]);[.E494])" office:value-type="string" office:string-value="ve" calcext:value-type="string">
            <text:p>ve</text:p>
          </table:table-cell>
          <table:table-cell table:formula="of:=IF(LEN([.B494])&gt;0;[.B494];&quot;&quot;)" office:value-type="string" office:string-value="ve" calcext:value-type="string">
            <text:p>ve</text:p>
          </table:table-cell>
          <table:table-cell table:formula="of:=IF(LEN([.H494])=0;&quot;&quot;;CONCATENATE(&quot;'&quot;;[.F494];&quot;' =&gt; '&quot;;[.H494];&quot;',&quot;))" office:value-type="string" office:string-value="'ve' =&gt; 've'," calcext:value-type="string">
            <text:p>'ve' =&gt; 've',</text:p>
          </table:table-cell>
          <table:table-cell table:formula="of:=IF(LEN([.H494])=0;&quot;&quot;;CONCATENATE(&quot;'&quot;;[.G494];&quot;' =&gt; '&quot;;[.H494];&quot;',&quot;))" office:value-type="string" office:string-value="'ve' =&gt; 've'," calcext:value-type="string">
            <text:p>'ve' =&gt; 've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_VN</text:p>
          </table:table-cell>
          <table:table-cell office:value-type="string" calcext:value-type="string">
            <text:p>vi</text:p>
          </table:table-cell>
          <table:table-cell table:formula="of:=IF(LEN([.D495])=0;IF(LEN([.B495])=0;&quot;&quot;;[.B495]);[.D495])" office:value-type="string" office:string-value="vi_VN" calcext:value-type="string">
            <text:p>vi_VN</text:p>
          </table:table-cell>
          <table:table-cell table:formula="of:=IF(LEN([.E495])=0;IF(LEN([.B495])=0;&quot;&quot;;[.B495]);[.E495])" office:value-type="string" office:string-value="vi" calcext:value-type="string">
            <text:p>vi</text:p>
          </table:table-cell>
          <table:table-cell table:formula="of:=IF(LEN([.B495])&gt;0;[.B495];&quot;&quot;)" office:value-type="string" office:string-value="vi" calcext:value-type="string">
            <text:p>vi</text:p>
          </table:table-cell>
          <table:table-cell table:formula="of:=IF(LEN([.H495])=0;&quot;&quot;;CONCATENATE(&quot;'&quot;;[.F495];&quot;' =&gt; '&quot;;[.H495];&quot;',&quot;))" office:value-type="string" office:string-value="'vi_VN' =&gt; 'vi'," calcext:value-type="string">
            <text:p>'vi_VN' =&gt; 'vi',</text:p>
          </table:table-cell>
          <table:table-cell table:formula="of:=IF(LEN([.H495])=0;&quot;&quot;;CONCATENATE(&quot;'&quot;;[.G495];&quot;' =&gt; '&quot;;[.H495];&quot;',&quot;))" office:value-type="string" office:string-value="'vi' =&gt; 'vi'," calcext:value-type="string">
            <text:p>'vi' =&gt; 'v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table:number-columns-repeated="2"/>
          <table:table-cell table:formula="of:=IF(LEN([.D496])=0;IF(LEN([.B496])=0;&quot;&quot;;[.B496]);[.D496])" office:value-type="string" office:string-value="vo" calcext:value-type="string">
            <text:p>vo</text:p>
          </table:table-cell>
          <table:table-cell table:formula="of:=IF(LEN([.E496])=0;IF(LEN([.B496])=0;&quot;&quot;;[.B496]);[.E496])" office:value-type="string" office:string-value="vo" calcext:value-type="string">
            <text:p>vo</text:p>
          </table:table-cell>
          <table:table-cell table:formula="of:=IF(LEN([.B496])&gt;0;[.B496];&quot;&quot;)" office:value-type="string" office:string-value="vo" calcext:value-type="string">
            <text:p>vo</text:p>
          </table:table-cell>
          <table:table-cell table:formula="of:=IF(LEN([.H496])=0;&quot;&quot;;CONCATENATE(&quot;'&quot;;[.F496];&quot;' =&gt; '&quot;;[.H496];&quot;',&quot;))" office:value-type="string" office:string-value="'vo' =&gt; 'vo'," calcext:value-type="string">
            <text:p>'vo' =&gt; 'vo',</text:p>
          </table:table-cell>
          <table:table-cell table:formula="of:=IF(LEN([.H496])=0;&quot;&quot;;CONCATENATE(&quot;'&quot;;[.G496];&quot;' =&gt; '&quot;;[.H496];&quot;',&quot;))" office:value-type="string" office:string-value="'vo' =&gt; 'vo'," calcext:value-type="string">
            <text:p>'vo' =&gt; 'v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ot</text:p>
          </table:table-cell>
          <table:table-cell/>
          <table:table-cell office:value-type="string" calcext:value-type="string">
            <text:p>Votic</text:p>
          </table:table-cell>
          <table:table-cell table:number-columns-repeated="2"/>
          <table:table-cell table:formula="of:=IF(LEN([.D497])=0;IF(LEN([.B497])=0;&quot;&quot;;[.B497]);[.D497])">
            <text:p/>
          </table:table-cell>
          <table:table-cell table:formula="of:=IF(LEN([.E497])=0;IF(LEN([.B497])=0;&quot;&quot;;[.B497]);[.E497])">
            <text:p/>
          </table:table-cell>
          <table:table-cell table:formula="of:=IF(LEN([.B497])&gt;0;[.B497];&quot;&quot;)">
            <text:p/>
          </table:table-cell>
          <table:table-cell table:formula="of:=IF(LEN([.H497])=0;&quot;&quot;;CONCATENATE(&quot;'&quot;;[.F497];&quot;' =&gt; '&quot;;[.H497];&quot;',&quot;))">
            <text:p/>
          </table:table-cell>
          <table:table-cell table:formula="of:=IF(LEN([.H497])=0;&quot;&quot;;CONCATENATE(&quot;'&quot;;[.G497];&quot;' =&gt; '&quot;;[.H49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k</text:p>
          </table:table-cell>
          <table:table-cell/>
          <table:table-cell office:value-type="string" calcext:value-type="string">
            <text:p>Wakashan languages</text:p>
          </table:table-cell>
          <table:table-cell table:number-columns-repeated="2"/>
          <table:table-cell table:formula="of:=IF(LEN([.D498])=0;IF(LEN([.B498])=0;&quot;&quot;;[.B498]);[.D498])">
            <text:p/>
          </table:table-cell>
          <table:table-cell table:formula="of:=IF(LEN([.E498])=0;IF(LEN([.B498])=0;&quot;&quot;;[.B498]);[.E498])">
            <text:p/>
          </table:table-cell>
          <table:table-cell table:formula="of:=IF(LEN([.B498])&gt;0;[.B498];&quot;&quot;)">
            <text:p/>
          </table:table-cell>
          <table:table-cell table:formula="of:=IF(LEN([.H498])=0;&quot;&quot;;CONCATENATE(&quot;'&quot;;[.F498];&quot;' =&gt; '&quot;;[.H498];&quot;',&quot;))">
            <text:p/>
          </table:table-cell>
          <table:table-cell table:formula="of:=IF(LEN([.H498])=0;&quot;&quot;;CONCATENATE(&quot;'&quot;;[.G498];&quot;' =&gt; '&quot;;[.H49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table:number-columns-repeated="2"/>
          <table:table-cell table:formula="of:=IF(LEN([.D499])=0;IF(LEN([.B499])=0;&quot;&quot;;[.B499]);[.D499])" office:value-type="string" office:string-value="wa" calcext:value-type="string">
            <text:p>wa</text:p>
          </table:table-cell>
          <table:table-cell table:formula="of:=IF(LEN([.E499])=0;IF(LEN([.B499])=0;&quot;&quot;;[.B499]);[.E499])" office:value-type="string" office:string-value="wa" calcext:value-type="string">
            <text:p>wa</text:p>
          </table:table-cell>
          <table:table-cell table:formula="of:=IF(LEN([.B499])&gt;0;[.B499];&quot;&quot;)" office:value-type="string" office:string-value="wa" calcext:value-type="string">
            <text:p>wa</text:p>
          </table:table-cell>
          <table:table-cell table:formula="of:=IF(LEN([.H499])=0;&quot;&quot;;CONCATENATE(&quot;'&quot;;[.F499];&quot;' =&gt; '&quot;;[.H499];&quot;',&quot;))" office:value-type="string" office:string-value="'wa' =&gt; 'wa'," calcext:value-type="string">
            <text:p>'wa' =&gt; 'wa',</text:p>
          </table:table-cell>
          <table:table-cell table:formula="of:=IF(LEN([.H499])=0;&quot;&quot;;CONCATENATE(&quot;'&quot;;[.G499];&quot;' =&gt; '&quot;;[.H499];&quot;',&quot;))" office:value-type="string" office:string-value="'wa' =&gt; 'wa'," calcext:value-type="string">
            <text:p>'wa' =&gt; 'w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Waray</text:p>
          </table:table-cell>
          <table:table-cell table:number-columns-repeated="2"/>
          <table:table-cell table:formula="of:=IF(LEN([.D500])=0;IF(LEN([.B500])=0;&quot;&quot;;[.B500]);[.D500])">
            <text:p/>
          </table:table-cell>
          <table:table-cell table:formula="of:=IF(LEN([.E500])=0;IF(LEN([.B500])=0;&quot;&quot;;[.B500]);[.E500])">
            <text:p/>
          </table:table-cell>
          <table:table-cell table:formula="of:=IF(LEN([.B500])&gt;0;[.B500];&quot;&quot;)">
            <text:p/>
          </table:table-cell>
          <table:table-cell table:formula="of:=IF(LEN([.H500])=0;&quot;&quot;;CONCATENATE(&quot;'&quot;;[.F500];&quot;' =&gt; '&quot;;[.H500];&quot;',&quot;))">
            <text:p/>
          </table:table-cell>
          <table:table-cell table:formula="of:=IF(LEN([.H500])=0;&quot;&quot;;CONCATENATE(&quot;'&quot;;[.G500];&quot;' =&gt; '&quot;;[.H50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Washo</text:p>
          </table:table-cell>
          <table:table-cell table:number-columns-repeated="2"/>
          <table:table-cell table:formula="of:=IF(LEN([.D501])=0;IF(LEN([.B501])=0;&quot;&quot;;[.B501]);[.D501])">
            <text:p/>
          </table:table-cell>
          <table:table-cell table:formula="of:=IF(LEN([.E501])=0;IF(LEN([.B501])=0;&quot;&quot;;[.B501]);[.E501])">
            <text:p/>
          </table:table-cell>
          <table:table-cell table:formula="of:=IF(LEN([.B501])&gt;0;[.B501];&quot;&quot;)">
            <text:p/>
          </table:table-cell>
          <table:table-cell table:formula="of:=IF(LEN([.H501])=0;&quot;&quot;;CONCATENATE(&quot;'&quot;;[.F501];&quot;' =&gt; '&quot;;[.H501];&quot;',&quot;))">
            <text:p/>
          </table:table-cell>
          <table:table-cell table:formula="of:=IF(LEN([.H501])=0;&quot;&quot;;CONCATENATE(&quot;'&quot;;[.G501];&quot;' =&gt; '&quot;;[.H501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table:number-columns-repeated="2"/>
          <table:table-cell table:formula="of:=IF(LEN([.D502])=0;IF(LEN([.B502])=0;&quot;&quot;;[.B502]);[.D502])" office:value-type="string" office:string-value="cy" calcext:value-type="string">
            <text:p>cy</text:p>
          </table:table-cell>
          <table:table-cell table:formula="of:=IF(LEN([.E502])=0;IF(LEN([.B502])=0;&quot;&quot;;[.B502]);[.E502])" office:value-type="string" office:string-value="cy" calcext:value-type="string">
            <text:p>cy</text:p>
          </table:table-cell>
          <table:table-cell table:formula="of:=IF(LEN([.B502])&gt;0;[.B502];&quot;&quot;)" office:value-type="string" office:string-value="cy" calcext:value-type="string">
            <text:p>cy</text:p>
          </table:table-cell>
          <table:table-cell table:formula="of:=IF(LEN([.H502])=0;&quot;&quot;;CONCATENATE(&quot;'&quot;;[.F502];&quot;' =&gt; '&quot;;[.H502];&quot;',&quot;))" office:value-type="string" office:string-value="'cy' =&gt; 'cy'," calcext:value-type="string">
            <text:p>'cy' =&gt; 'cy',</text:p>
          </table:table-cell>
          <table:table-cell table:formula="of:=IF(LEN([.H502])=0;&quot;&quot;;CONCATENATE(&quot;'&quot;;[.G502];&quot;' =&gt; '&quot;;[.H502];&quot;',&quot;))" office:value-type="string" office:string-value="'cy' =&gt; 'cy'," calcext:value-type="string">
            <text:p>'cy' =&gt; 'c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el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table:number-columns-repeated="2"/>
          <table:table-cell table:formula="of:=IF(LEN([.D503])=0;IF(LEN([.B503])=0;&quot;&quot;;[.B503]);[.D503])" office:value-type="string" office:string-value="cy" calcext:value-type="string">
            <text:p>cy</text:p>
          </table:table-cell>
          <table:table-cell table:formula="of:=IF(LEN([.E503])=0;IF(LEN([.B503])=0;&quot;&quot;;[.B503]);[.E503])" office:value-type="string" office:string-value="cy" calcext:value-type="string">
            <text:p>cy</text:p>
          </table:table-cell>
          <table:table-cell table:formula="of:=IF(LEN([.B503])&gt;0;[.B503];&quot;&quot;)" office:value-type="string" office:string-value="cy" calcext:value-type="string">
            <text:p>cy</text:p>
          </table:table-cell>
          <table:table-cell table:formula="of:=IF(LEN([.H503])=0;&quot;&quot;;CONCATENATE(&quot;'&quot;;[.F503];&quot;' =&gt; '&quot;;[.H503];&quot;',&quot;))" office:value-type="string" office:string-value="'cy' =&gt; 'cy'," calcext:value-type="string">
            <text:p>'cy' =&gt; 'cy',</text:p>
          </table:table-cell>
          <table:table-cell table:formula="of:=IF(LEN([.H503])=0;&quot;&quot;;CONCATENATE(&quot;'&quot;;[.G503];&quot;' =&gt; '&quot;;[.H503];&quot;',&quot;))" office:value-type="string" office:string-value="'cy' =&gt; 'cy'," calcext:value-type="string">
            <text:p>'cy' =&gt; 'c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table:number-columns-repeated="2"/>
          <table:table-cell table:formula="of:=IF(LEN([.D504])=0;IF(LEN([.B504])=0;&quot;&quot;;[.B504]);[.D504])" office:value-type="string" office:string-value="fy" calcext:value-type="string">
            <text:p>fy</text:p>
          </table:table-cell>
          <table:table-cell table:formula="of:=IF(LEN([.E504])=0;IF(LEN([.B504])=0;&quot;&quot;;[.B504]);[.E504])" office:value-type="string" office:string-value="fy" calcext:value-type="string">
            <text:p>fy</text:p>
          </table:table-cell>
          <table:table-cell table:formula="of:=IF(LEN([.B504])&gt;0;[.B504];&quot;&quot;)" office:value-type="string" office:string-value="fy" calcext:value-type="string">
            <text:p>fy</text:p>
          </table:table-cell>
          <table:table-cell table:formula="of:=IF(LEN([.H504])=0;&quot;&quot;;CONCATENATE(&quot;'&quot;;[.F504];&quot;' =&gt; '&quot;;[.H504];&quot;',&quot;))" office:value-type="string" office:string-value="'fy' =&gt; 'fy'," calcext:value-type="string">
            <text:p>'fy' =&gt; 'fy',</text:p>
          </table:table-cell>
          <table:table-cell table:formula="of:=IF(LEN([.H504])=0;&quot;&quot;;CONCATENATE(&quot;'&quot;;[.G504];&quot;' =&gt; '&quot;;[.H504];&quot;',&quot;))" office:value-type="string" office:string-value="'fy' =&gt; 'fy'," calcext:value-type="string">
            <text:p>'fy' =&gt; 'fy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l</text:p>
          </table:table-cell>
          <table:table-cell/>
          <table:table-cell office:value-type="string" calcext:value-type="string">
            <text:p>Wolaitta; Wolaytta</text:p>
          </table:table-cell>
          <table:table-cell table:number-columns-repeated="2"/>
          <table:table-cell table:formula="of:=IF(LEN([.D505])=0;IF(LEN([.B505])=0;&quot;&quot;;[.B505]);[.D505])">
            <text:p/>
          </table:table-cell>
          <table:table-cell table:formula="of:=IF(LEN([.E505])=0;IF(LEN([.B505])=0;&quot;&quot;;[.B505]);[.E505])">
            <text:p/>
          </table:table-cell>
          <table:table-cell table:formula="of:=IF(LEN([.B505])&gt;0;[.B505];&quot;&quot;)">
            <text:p/>
          </table:table-cell>
          <table:table-cell table:formula="of:=IF(LEN([.H505])=0;&quot;&quot;;CONCATENATE(&quot;'&quot;;[.F505];&quot;' =&gt; '&quot;;[.H505];&quot;',&quot;))">
            <text:p/>
          </table:table-cell>
          <table:table-cell table:formula="of:=IF(LEN([.H505])=0;&quot;&quot;;CONCATENATE(&quot;'&quot;;[.G505];&quot;' =&gt; '&quot;;[.H50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table:number-columns-repeated="2"/>
          <table:table-cell table:formula="of:=IF(LEN([.D506])=0;IF(LEN([.B506])=0;&quot;&quot;;[.B506]);[.D506])" office:value-type="string" office:string-value="wo" calcext:value-type="string">
            <text:p>wo</text:p>
          </table:table-cell>
          <table:table-cell table:formula="of:=IF(LEN([.E506])=0;IF(LEN([.B506])=0;&quot;&quot;;[.B506]);[.E506])" office:value-type="string" office:string-value="wo" calcext:value-type="string">
            <text:p>wo</text:p>
          </table:table-cell>
          <table:table-cell table:formula="of:=IF(LEN([.B506])&gt;0;[.B506];&quot;&quot;)" office:value-type="string" office:string-value="wo" calcext:value-type="string">
            <text:p>wo</text:p>
          </table:table-cell>
          <table:table-cell table:formula="of:=IF(LEN([.H506])=0;&quot;&quot;;CONCATENATE(&quot;'&quot;;[.F506];&quot;' =&gt; '&quot;;[.H506];&quot;',&quot;))" office:value-type="string" office:string-value="'wo' =&gt; 'wo'," calcext:value-type="string">
            <text:p>'wo' =&gt; 'wo',</text:p>
          </table:table-cell>
          <table:table-cell table:formula="of:=IF(LEN([.H506])=0;&quot;&quot;;CONCATENATE(&quot;'&quot;;[.G506];&quot;' =&gt; '&quot;;[.H506];&quot;',&quot;))" office:value-type="string" office:string-value="'wo' =&gt; 'wo'," calcext:value-type="string">
            <text:p>'wo' =&gt; 'w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table:number-columns-repeated="2"/>
          <table:table-cell table:formula="of:=IF(LEN([.D507])=0;IF(LEN([.B507])=0;&quot;&quot;;[.B507]);[.D507])" office:value-type="string" office:string-value="xh" calcext:value-type="string">
            <text:p>xh</text:p>
          </table:table-cell>
          <table:table-cell table:formula="of:=IF(LEN([.E507])=0;IF(LEN([.B507])=0;&quot;&quot;;[.B507]);[.E507])" office:value-type="string" office:string-value="xh" calcext:value-type="string">
            <text:p>xh</text:p>
          </table:table-cell>
          <table:table-cell table:formula="of:=IF(LEN([.B507])&gt;0;[.B507];&quot;&quot;)" office:value-type="string" office:string-value="xh" calcext:value-type="string">
            <text:p>xh</text:p>
          </table:table-cell>
          <table:table-cell table:formula="of:=IF(LEN([.H507])=0;&quot;&quot;;CONCATENATE(&quot;'&quot;;[.F507];&quot;' =&gt; '&quot;;[.H507];&quot;',&quot;))" office:value-type="string" office:string-value="'xh' =&gt; 'xh'," calcext:value-type="string">
            <text:p>'xh' =&gt; 'xh',</text:p>
          </table:table-cell>
          <table:table-cell table:formula="of:=IF(LEN([.H507])=0;&quot;&quot;;CONCATENATE(&quot;'&quot;;[.G507];&quot;' =&gt; '&quot;;[.H507];&quot;',&quot;))" office:value-type="string" office:string-value="'xh' =&gt; 'xh'," calcext:value-type="string">
            <text:p>'xh' =&gt; 'xh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Yakut</text:p>
          </table:table-cell>
          <table:table-cell table:number-columns-repeated="2"/>
          <table:table-cell table:formula="of:=IF(LEN([.D508])=0;IF(LEN([.B508])=0;&quot;&quot;;[.B508]);[.D508])">
            <text:p/>
          </table:table-cell>
          <table:table-cell table:formula="of:=IF(LEN([.E508])=0;IF(LEN([.B508])=0;&quot;&quot;;[.B508]);[.E508])">
            <text:p/>
          </table:table-cell>
          <table:table-cell table:formula="of:=IF(LEN([.B508])&gt;0;[.B508];&quot;&quot;)">
            <text:p/>
          </table:table-cell>
          <table:table-cell table:formula="of:=IF(LEN([.H508])=0;&quot;&quot;;CONCATENATE(&quot;'&quot;;[.F508];&quot;' =&gt; '&quot;;[.H508];&quot;',&quot;))">
            <text:p/>
          </table:table-cell>
          <table:table-cell table:formula="of:=IF(LEN([.H508])=0;&quot;&quot;;CONCATENATE(&quot;'&quot;;[.G508];&quot;' =&gt; '&quot;;[.H508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yao</text:p>
          </table:table-cell>
          <table:table-cell/>
          <table:table-cell office:value-type="string" calcext:value-type="string">
            <text:p>Yao</text:p>
          </table:table-cell>
          <table:table-cell table:number-columns-repeated="2"/>
          <table:table-cell table:formula="of:=IF(LEN([.D509])=0;IF(LEN([.B509])=0;&quot;&quot;;[.B509]);[.D509])">
            <text:p/>
          </table:table-cell>
          <table:table-cell table:formula="of:=IF(LEN([.E509])=0;IF(LEN([.B509])=0;&quot;&quot;;[.B509]);[.E509])">
            <text:p/>
          </table:table-cell>
          <table:table-cell table:formula="of:=IF(LEN([.B509])&gt;0;[.B509];&quot;&quot;)">
            <text:p/>
          </table:table-cell>
          <table:table-cell table:formula="of:=IF(LEN([.H509])=0;&quot;&quot;;CONCATENATE(&quot;'&quot;;[.F509];&quot;' =&gt; '&quot;;[.H509];&quot;',&quot;))">
            <text:p/>
          </table:table-cell>
          <table:table-cell table:formula="of:=IF(LEN([.H509])=0;&quot;&quot;;CONCATENATE(&quot;'&quot;;[.G509];&quot;' =&gt; '&quot;;[.H509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yap</text:p>
          </table:table-cell>
          <table:table-cell/>
          <table:table-cell office:value-type="string" calcext:value-type="string">
            <text:p>Yapese</text:p>
          </table:table-cell>
          <table:table-cell table:number-columns-repeated="2"/>
          <table:table-cell table:formula="of:=IF(LEN([.D510])=0;IF(LEN([.B510])=0;&quot;&quot;;[.B510]);[.D510])">
            <text:p/>
          </table:table-cell>
          <table:table-cell table:formula="of:=IF(LEN([.E510])=0;IF(LEN([.B510])=0;&quot;&quot;;[.B510]);[.E510])">
            <text:p/>
          </table:table-cell>
          <table:table-cell table:formula="of:=IF(LEN([.B510])&gt;0;[.B510];&quot;&quot;)">
            <text:p/>
          </table:table-cell>
          <table:table-cell table:formula="of:=IF(LEN([.H510])=0;&quot;&quot;;CONCATENATE(&quot;'&quot;;[.F510];&quot;' =&gt; '&quot;;[.H510];&quot;',&quot;))">
            <text:p/>
          </table:table-cell>
          <table:table-cell table:formula="of:=IF(LEN([.H510])=0;&quot;&quot;;CONCATENATE(&quot;'&quot;;[.G510];&quot;' =&gt; '&quot;;[.H510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table:number-columns-repeated="2"/>
          <table:table-cell table:formula="of:=IF(LEN([.D511])=0;IF(LEN([.B511])=0;&quot;&quot;;[.B511]);[.D511])" office:value-type="string" office:string-value="yi" calcext:value-type="string">
            <text:p>yi</text:p>
          </table:table-cell>
          <table:table-cell table:formula="of:=IF(LEN([.E511])=0;IF(LEN([.B511])=0;&quot;&quot;;[.B511]);[.E511])" office:value-type="string" office:string-value="yi" calcext:value-type="string">
            <text:p>yi</text:p>
          </table:table-cell>
          <table:table-cell table:formula="of:=IF(LEN([.B511])&gt;0;[.B511];&quot;&quot;)" office:value-type="string" office:string-value="yi" calcext:value-type="string">
            <text:p>yi</text:p>
          </table:table-cell>
          <table:table-cell table:formula="of:=IF(LEN([.H511])=0;&quot;&quot;;CONCATENATE(&quot;'&quot;;[.F511];&quot;' =&gt; '&quot;;[.H511];&quot;',&quot;))" office:value-type="string" office:string-value="'yi' =&gt; 'yi'," calcext:value-type="string">
            <text:p>'yi' =&gt; 'yi',</text:p>
          </table:table-cell>
          <table:table-cell table:formula="of:=IF(LEN([.H511])=0;&quot;&quot;;CONCATENATE(&quot;'&quot;;[.G511];&quot;' =&gt; '&quot;;[.H511];&quot;',&quot;))" office:value-type="string" office:string-value="'yi' =&gt; 'yi'," calcext:value-type="string">
            <text:p>'yi' =&gt; 'yi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table:number-columns-repeated="2"/>
          <table:table-cell table:formula="of:=IF(LEN([.D512])=0;IF(LEN([.B512])=0;&quot;&quot;;[.B512]);[.D512])" office:value-type="string" office:string-value="yo" calcext:value-type="string">
            <text:p>yo</text:p>
          </table:table-cell>
          <table:table-cell table:formula="of:=IF(LEN([.E512])=0;IF(LEN([.B512])=0;&quot;&quot;;[.B512]);[.E512])" office:value-type="string" office:string-value="yo" calcext:value-type="string">
            <text:p>yo</text:p>
          </table:table-cell>
          <table:table-cell table:formula="of:=IF(LEN([.B512])&gt;0;[.B512];&quot;&quot;)" office:value-type="string" office:string-value="yo" calcext:value-type="string">
            <text:p>yo</text:p>
          </table:table-cell>
          <table:table-cell table:formula="of:=IF(LEN([.H512])=0;&quot;&quot;;CONCATENATE(&quot;'&quot;;[.F512];&quot;' =&gt; '&quot;;[.H512];&quot;',&quot;))" office:value-type="string" office:string-value="'yo' =&gt; 'yo'," calcext:value-type="string">
            <text:p>'yo' =&gt; 'yo',</text:p>
          </table:table-cell>
          <table:table-cell table:formula="of:=IF(LEN([.H512])=0;&quot;&quot;;CONCATENATE(&quot;'&quot;;[.G512];&quot;' =&gt; '&quot;;[.H512];&quot;',&quot;))" office:value-type="string" office:string-value="'yo' =&gt; 'yo'," calcext:value-type="string">
            <text:p>'yo' =&gt; 'yo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ypk</text:p>
          </table:table-cell>
          <table:table-cell/>
          <table:table-cell office:value-type="string" calcext:value-type="string">
            <text:p>Yupik languages</text:p>
          </table:table-cell>
          <table:table-cell table:number-columns-repeated="2"/>
          <table:table-cell table:formula="of:=IF(LEN([.D513])=0;IF(LEN([.B513])=0;&quot;&quot;;[.B513]);[.D513])">
            <text:p/>
          </table:table-cell>
          <table:table-cell table:formula="of:=IF(LEN([.E513])=0;IF(LEN([.B513])=0;&quot;&quot;;[.B513]);[.E513])">
            <text:p/>
          </table:table-cell>
          <table:table-cell table:formula="of:=IF(LEN([.B513])&gt;0;[.B513];&quot;&quot;)">
            <text:p/>
          </table:table-cell>
          <table:table-cell table:formula="of:=IF(LEN([.H513])=0;&quot;&quot;;CONCATENATE(&quot;'&quot;;[.F513];&quot;' =&gt; '&quot;;[.H513];&quot;',&quot;))">
            <text:p/>
          </table:table-cell>
          <table:table-cell table:formula="of:=IF(LEN([.H513])=0;&quot;&quot;;CONCATENATE(&quot;'&quot;;[.G513];&quot;' =&gt; '&quot;;[.H513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nd</text:p>
          </table:table-cell>
          <table:table-cell/>
          <table:table-cell office:value-type="string" calcext:value-type="string">
            <text:p>Zande languages</text:p>
          </table:table-cell>
          <table:table-cell table:number-columns-repeated="2"/>
          <table:table-cell table:formula="of:=IF(LEN([.D514])=0;IF(LEN([.B514])=0;&quot;&quot;;[.B514]);[.D514])">
            <text:p/>
          </table:table-cell>
          <table:table-cell table:formula="of:=IF(LEN([.E514])=0;IF(LEN([.B514])=0;&quot;&quot;;[.B514]);[.E514])">
            <text:p/>
          </table:table-cell>
          <table:table-cell table:formula="of:=IF(LEN([.B514])&gt;0;[.B514];&quot;&quot;)">
            <text:p/>
          </table:table-cell>
          <table:table-cell table:formula="of:=IF(LEN([.H514])=0;&quot;&quot;;CONCATENATE(&quot;'&quot;;[.F514];&quot;' =&gt; '&quot;;[.H514];&quot;',&quot;))">
            <text:p/>
          </table:table-cell>
          <table:table-cell table:formula="of:=IF(LEN([.H514])=0;&quot;&quot;;CONCATENATE(&quot;'&quot;;[.G514];&quot;' =&gt; '&quot;;[.H514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ap</text:p>
          </table:table-cell>
          <table:table-cell/>
          <table:table-cell office:value-type="string" calcext:value-type="string">
            <text:p>Zapotec</text:p>
          </table:table-cell>
          <table:table-cell table:number-columns-repeated="2"/>
          <table:table-cell table:formula="of:=IF(LEN([.D515])=0;IF(LEN([.B515])=0;&quot;&quot;;[.B515]);[.D515])">
            <text:p/>
          </table:table-cell>
          <table:table-cell table:formula="of:=IF(LEN([.E515])=0;IF(LEN([.B515])=0;&quot;&quot;;[.B515]);[.E515])">
            <text:p/>
          </table:table-cell>
          <table:table-cell table:formula="of:=IF(LEN([.B515])&gt;0;[.B515];&quot;&quot;)">
            <text:p/>
          </table:table-cell>
          <table:table-cell table:formula="of:=IF(LEN([.H515])=0;&quot;&quot;;CONCATENATE(&quot;'&quot;;[.F515];&quot;' =&gt; '&quot;;[.H515];&quot;',&quot;))">
            <text:p/>
          </table:table-cell>
          <table:table-cell table:formula="of:=IF(LEN([.H515])=0;&quot;&quot;;CONCATENATE(&quot;'&quot;;[.G515];&quot;' =&gt; '&quot;;[.H515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za</text:p>
          </table:table-cell>
          <table:table-cell/>
          <table:table-cell office:value-type="string" calcext:value-type="string">
            <text:p>Zaza; Dimili; Dimli; Kirdki; Kirmanjki; Zazaki</text:p>
          </table:table-cell>
          <table:table-cell table:number-columns-repeated="2"/>
          <table:table-cell table:formula="of:=IF(LEN([.D516])=0;IF(LEN([.B516])=0;&quot;&quot;;[.B516]);[.D516])">
            <text:p/>
          </table:table-cell>
          <table:table-cell table:formula="of:=IF(LEN([.E516])=0;IF(LEN([.B516])=0;&quot;&quot;;[.B516]);[.E516])">
            <text:p/>
          </table:table-cell>
          <table:table-cell table:formula="of:=IF(LEN([.B516])&gt;0;[.B516];&quot;&quot;)">
            <text:p/>
          </table:table-cell>
          <table:table-cell table:formula="of:=IF(LEN([.H516])=0;&quot;&quot;;CONCATENATE(&quot;'&quot;;[.F516];&quot;' =&gt; '&quot;;[.H516];&quot;',&quot;))">
            <text:p/>
          </table:table-cell>
          <table:table-cell table:formula="of:=IF(LEN([.H516])=0;&quot;&quot;;CONCATENATE(&quot;'&quot;;[.G516];&quot;' =&gt; '&quot;;[.H516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en</text:p>
          </table:table-cell>
          <table:table-cell/>
          <table:table-cell office:value-type="string" calcext:value-type="string">
            <text:p>Zenaga</text:p>
          </table:table-cell>
          <table:table-cell table:number-columns-repeated="2"/>
          <table:table-cell table:formula="of:=IF(LEN([.D517])=0;IF(LEN([.B517])=0;&quot;&quot;;[.B517]);[.D517])">
            <text:p/>
          </table:table-cell>
          <table:table-cell table:formula="of:=IF(LEN([.E517])=0;IF(LEN([.B517])=0;&quot;&quot;;[.B517]);[.E517])">
            <text:p/>
          </table:table-cell>
          <table:table-cell table:formula="of:=IF(LEN([.B517])&gt;0;[.B517];&quot;&quot;)">
            <text:p/>
          </table:table-cell>
          <table:table-cell table:formula="of:=IF(LEN([.H517])=0;&quot;&quot;;CONCATENATE(&quot;'&quot;;[.F517];&quot;' =&gt; '&quot;;[.H517];&quot;',&quot;))">
            <text:p/>
          </table:table-cell>
          <table:table-cell table:formula="of:=IF(LEN([.H517])=0;&quot;&quot;;CONCATENATE(&quot;'&quot;;[.G517];&quot;' =&gt; '&quot;;[.H517];&quot;',&quot;))">
            <text:p/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table:number-columns-repeated="2"/>
          <table:table-cell table:formula="of:=IF(LEN([.D518])=0;IF(LEN([.B518])=0;&quot;&quot;;[.B518]);[.D518])" office:value-type="string" office:string-value="za" calcext:value-type="string">
            <text:p>za</text:p>
          </table:table-cell>
          <table:table-cell table:formula="of:=IF(LEN([.E518])=0;IF(LEN([.B518])=0;&quot;&quot;;[.B518]);[.E518])" office:value-type="string" office:string-value="za" calcext:value-type="string">
            <text:p>za</text:p>
          </table:table-cell>
          <table:table-cell table:formula="of:=IF(LEN([.B518])&gt;0;[.B518];&quot;&quot;)" office:value-type="string" office:string-value="za" calcext:value-type="string">
            <text:p>za</text:p>
          </table:table-cell>
          <table:table-cell table:formula="of:=IF(LEN([.H518])=0;&quot;&quot;;CONCATENATE(&quot;'&quot;;[.F518];&quot;' =&gt; '&quot;;[.H518];&quot;',&quot;))" office:value-type="string" office:string-value="'za' =&gt; 'za'," calcext:value-type="string">
            <text:p>'za' =&gt; 'za',</text:p>
          </table:table-cell>
          <table:table-cell table:formula="of:=IF(LEN([.H518])=0;&quot;&quot;;CONCATENATE(&quot;'&quot;;[.G518];&quot;' =&gt; '&quot;;[.H518];&quot;',&quot;))" office:value-type="string" office:string-value="'za' =&gt; 'za'," calcext:value-type="string">
            <text:p>'za' =&gt; 'za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table:number-columns-repeated="2"/>
          <table:table-cell table:formula="of:=IF(LEN([.D519])=0;IF(LEN([.B519])=0;&quot;&quot;;[.B519]);[.D519])" office:value-type="string" office:string-value="zu" calcext:value-type="string">
            <text:p>zu</text:p>
          </table:table-cell>
          <table:table-cell table:formula="of:=IF(LEN([.E519])=0;IF(LEN([.B519])=0;&quot;&quot;;[.B519]);[.E519])" office:value-type="string" office:string-value="zu" calcext:value-type="string">
            <text:p>zu</text:p>
          </table:table-cell>
          <table:table-cell table:formula="of:=IF(LEN([.B519])&gt;0;[.B519];&quot;&quot;)" office:value-type="string" office:string-value="zu" calcext:value-type="string">
            <text:p>zu</text:p>
          </table:table-cell>
          <table:table-cell table:formula="of:=IF(LEN([.H519])=0;&quot;&quot;;CONCATENATE(&quot;'&quot;;[.F519];&quot;' =&gt; '&quot;;[.H519];&quot;',&quot;))" office:value-type="string" office:string-value="'zu' =&gt; 'zu'," calcext:value-type="string">
            <text:p>'zu' =&gt; 'zu',</text:p>
          </table:table-cell>
          <table:table-cell table:formula="of:=IF(LEN([.H519])=0;&quot;&quot;;CONCATENATE(&quot;'&quot;;[.G519];&quot;' =&gt; '&quot;;[.H519];&quot;',&quot;))" office:value-type="string" office:string-value="'zu' =&gt; 'zu'," calcext:value-type="string">
            <text:p>'zu' =&gt; 'zu',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un</text:p>
          </table:table-cell>
          <table:table-cell/>
          <table:table-cell office:value-type="string" calcext:value-type="string">
            <text:p>Zuni</text:p>
          </table:table-cell>
          <table:table-cell table:number-columns-repeated="2"/>
          <table:table-cell table:formula="of:=IF(LEN([.D520])=0;IF(LEN([.B520])=0;&quot;&quot;;[.B520]);[.D520])">
            <text:p/>
          </table:table-cell>
          <table:table-cell table:formula="of:=IF(LEN([.E520])=0;IF(LEN([.B520])=0;&quot;&quot;;[.B520]);[.E520])">
            <text:p/>
          </table:table-cell>
          <table:table-cell table:formula="of:=IF(LEN([.B520])&gt;0;[.B520];&quot;&quot;)">
            <text:p/>
          </table:table-cell>
          <table:table-cell table:formula="of:=IF(LEN([.H520])=0;&quot;&quot;;CONCATENATE(&quot;'&quot;;[.F520];&quot;' =&gt; '&quot;;[.H520];&quot;',&quot;))">
            <text:p/>
          </table:table-cell>
          <table:table-cell table:formula="of:=IF(LEN([.H520])=0;&quot;&quot;;CONCATENATE(&quot;'&quot;;[.G520];&quot;' =&gt; '&quot;;[.H520];&quot;',&quot;))">
            <text:p/>
          </table:table-cell>
          <table:table-cell table:number-columns-repeated="16374"/>
        </table:table-row>
        <table:table-row table:style-name="ro1" table:number-rows-repeated="10480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Languages.B1:Languages.C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nl" fo:country="N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3:04:29.0993949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7:05:39.392000000</meta:creation-date>
    <dc:date>2024-02-08T13:15:54.917353056</dc:date>
    <meta:editing-duration>PT3H43M49S</meta:editing-duration>
    <meta:editing-cycles>17</meta:editing-cycles>
    <meta:generator>LibreOffice/24.2.0.3$Linux_X86_64 LibreOffice_project/da48488a73ddd66ea24cf16bbc4f7b9c08e9bea1</meta:generator>
    <meta:document-statistic meta:table-count="1" meta:cell-count="4000" meta:object-count="0"/>
  </office:meta>
</office:document-meta>
</file>